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marker-end="msArrowEnd_20_5" draw:marker-end-width="0.213cm" draw:marker-end-center="false" draw:stroke-linejoin="round" draw:fill="solid" draw:fill-color="#cfc18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marker-end="msArrowEnd_20_5" draw:marker-end-width="0.213cm" draw:marker-end-center="false" draw:stroke-linejoin="round" draw:fill="solid" draw:fill-color="#ddd3a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71cm" draw:marker-end="msArrowEnd_20_5" draw:marker-end-width="0.213cm" draw:marker-end-center="false" draw:stroke-linejoin="round" draw:fill="solid" draw:fill-color="#eae4c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c0b46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efbfbf" draw:textarea-vertical-align="top" draw:auto-grow-heigh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000000" draw:stroke-linejoin="miter" draw:fill="solid" draw:fill-color="#d6d6f5" draw:textarea-horizontal-align="center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adadeb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true" fo:padding-top="0.123cm" fo:padding-bottom="0.123cm" fo:padding-left="0.251cm" fo:padding-right="0.251cm" fo:wrap-option="wrap"/>
    </style:style>
    <style:style style:name="gr16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17" style:family="graphic" style:parent-style-name="standard">
      <style:graphic-properties draw:stroke="solid" svg:stroke-width="0.079cm" svg:stroke-color="#000000" draw:stroke-linejoin="miter" draw:fill="solid" draw:fill-color="#d6d6f5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18" style:family="graphic" style:parent-style-name="standard">
      <style:graphic-properties draw:stroke="solid" svg:stroke-width="0.079cm" svg:stroke-color="#000000" draw:stroke-linejoin="miter" draw:fill="solid" draw:fill-color="#ff9999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20" style:family="graphic" style:parent-style-name="standard">
      <style:graphic-properties draw:stroke="none" svg:stroke-width="0.035cm" draw:stroke-linejoin="miter" draw:fill="none" draw:textarea-vertical-align="top" draw:auto-grow-height="false" fo:min-height="0cm" fo:min-width="0cm" fo:padding-top="0.123cm" fo:padding-bottom="0.123cm" fo:padding-left="0.251cm" fo:padding-right="0.251cm" fo:wrap-option="wrap"/>
    </style:style>
    <style:style style:name="gr21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d6d6f5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23" style:family="graphic" style:parent-style-name="standard">
      <style:graphic-properties draw:stroke="solid" svg:stroke-width="0.071cm" svg:stroke-color="#000000" draw:stroke-linejoin="miter" draw:fill="solid" draw:fill-color="#efbfb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solid" draw:fill-color="#d9d9d9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solid" draw:fill-color="#ff9999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71cm" svg:stroke-color="#000000" draw:stroke-linejoin="miter" draw:fill="solid" draw:fill-color="#d6d6f5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53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33" style:family="graphic" style:parent-style-name="standard">
      <style:graphic-properties draw:stroke="none" svg:stroke-width="0.071cm" draw:stroke-linejoin="miter" draw:fill="solid" draw:fill-color="#d6d6f5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width="0.071cm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efbfbf" draw:textarea-vertical-align="middle" draw:auto-grow-height="false" fo:min-height="0cm" fo:min-width="0cm" fo:padding-top="0.106cm" fo:padding-bottom="0.106cm" fo:padding-left="0.106cm" fo:padding-right="0.106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d8d8d8" draw:textarea-vertical-align="middle" draw:auto-grow-height="false" fo:min-height="0cm" fo:min-width="0cm" fo:padding-top="0.106cm" fo:padding-bottom="0.106cm" fo:padding-left="0.106cm" fo:padding-right="0.106cm" fo:wrap-option="wrap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9999" draw:textarea-vertical-align="middle" draw:auto-grow-height="false" fo:min-height="0cm" fo:min-width="0cm" fo:padding-top="0.106cm" fo:padding-bottom="0.106cm" fo:padding-left="0.106cm" fo:padding-right="0.106cm" fo:wrap-option="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fo:min-height="0cm" fo:min-width="0cm" fo:padding-top="0.106cm" fo:padding-bottom="0.106cm" fo:padding-left="0.106cm" fo:padding-right="0.106cm" fo:wrap-option="wrap"/>
    </style:style>
    <style:style style:name="gr40" style:family="graphic" style:parent-style-name="standard">
      <style:graphic-properties draw:stroke="none" svg:stroke-width="0.026cm" draw:stroke-linejoin="miter" draw:fill="solid" draw:fill-color="#00cc99" draw:textarea-vertical-align="top" draw:auto-grow-height="false" fo:min-height="0cm" fo:min-width="0cm" fo:padding-top="0cm" fo:padding-bottom="0cm" fo:padding-left="0cm" fo:padding-right="0cm" fo:wrap-option="no-wrap"/>
    </style:style>
    <style:style style:name="gr41" style:family="graphic" style:parent-style-name="standard">
      <style:graphic-properties draw:stroke="none" svg:stroke-width="0.071cm" draw:stroke-linejoin="miter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cdf1c5" draw:textarea-vertical-align="top" draw:auto-grow-height="false" fo:min-height="0cm" fo:min-width="0cm" fo:padding-top="0cm" fo:padding-bottom="0cm" fo:padding-left="0.508cm" fo:padding-right="0cm" fo:wrap-option="wrap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ffff99" draw:textarea-vertical-align="top" draw:auto-grow-height="false" fo:min-height="0cm" fo:min-width="0cm" fo:padding-top="0.212cm" fo:padding-bottom="0.212cm" fo:padding-left="0.212cm" fo:padding-right="0.212cm" fo:wrap-option="wrap"/>
    </style:style>
    <style:style style:name="gr44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cm" fo:padding-bottom="0cm" fo:padding-left="0cm" fo:padding-right="0cm" fo:wrap-option="no-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06cm" fo:padding-bottom="0.106cm" fo:padding-left="0.106cm" fo:padding-right="0.106cm" fo:wrap-option="wrap"/>
    </style:style>
    <style:style style:name="gr46" style:family="graphic" style:parent-style-name="standard">
      <style:graphic-properties draw:stroke="none" svg:stroke-width="0.035cm" draw:stroke-linejoin="miter" draw:fill="none" draw:textarea-vertical-align="top" draw:auto-grow-height="false" fo:min-height="0cm" fo:min-width="0cm" fo:padding-top="0.106cm" fo:padding-bottom="0.106cm" fo:padding-left="0.106cm" fo:padding-right="0.106cm" fo:wrap-option="wrap"/>
    </style:style>
    <style:style style:name="gr4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06cm" fo:padding-bottom="0.106cm" fo:padding-left="0.106cm" fo:padding-right="0.106cm" fo:wrap-option="no-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cm" fo:padding-bottom="0cm" fo:padding-left="0cm" fo:padding-right="0cm" fo:wrap-option="wrap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cdf1c5" draw:textarea-vertical-align="top" draw:auto-grow-height="false" fo:min-height="0cm" fo:min-width="0cm" fo:padding-top="0.106cm" fo:padding-bottom="0.106cm" fo:padding-left="0.106cm" fo:padding-right="0.106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d6d6f4" draw:textarea-vertical-align="top" draw:auto-grow-height="true" fo:min-height="0cm" fo:min-width="0cm" fo:padding-top="0cm" fo:padding-bottom="0cm" fo:padding-left="0cm" fo:padding-right="0cm" fo:wrap-option="wrap"/>
    </style:style>
    <style:style style:name="gr52" style:family="graphic" style:parent-style-name="standard">
      <style:graphic-properties draw:stroke="solid" svg:stroke-width="0.071cm" svg:stroke-color="#000000" draw:stroke-linejoin="miter" draw:fill="solid" draw:fill-color="#d6d6f4" draw:textarea-vertical-align="middle" draw:auto-grow-height="false" fo:min-height="0cm" fo:min-width="0cm" fo:padding-top="0.106cm" fo:padding-bottom="0.106cm" fo:padding-left="0.106cm" fo:padding-right="0.106cm" fo:wrap-option="wrap"/>
    </style:style>
    <style:style style:name="gr53" style:family="graphic" style:parent-style-name="standard">
      <style:graphic-properties draw:stroke="none" svg:stroke-width="0.053cm" draw:stroke-linejoin="miter" draw:fill="none" draw:textarea-vertical-align="top" draw:auto-grow-height="true" fo:min-height="0cm" fo:min-width="0cm" fo:padding-top="0.106cm" fo:padding-bottom="0.106cm" fo:padding-left="0.106cm" fo:padding-right="0.106cm" fo:wrap-option="no-wrap"/>
    </style:style>
    <style:style style:name="gr54" style:family="graphic" style:parent-style-name="standard">
      <style:graphic-properties draw:stroke="solid" svg:stroke-width="0.071cm" svg:stroke-color="#000000" draw:stroke-linejoin="miter" draw:fill="solid" draw:fill-color="#c5feb8" draw:textarea-vertical-align="middle" draw:auto-grow-height="false" fo:min-height="0cm" fo:min-width="0cm" fo:padding-top="0.106cm" fo:padding-bottom="0.106cm" fo:padding-left="0.106cm" fo:padding-right="0.106cm" fo:wrap-option="wrap"/>
    </style:style>
    <style:style style:name="gr55" style:family="graphic" style:parent-style-name="standard">
      <style:graphic-properties draw:stroke="none" svg:stroke-width="0.053cm" draw:stroke-linejoin="miter" draw:fill="none" draw:textarea-vertical-align="top" draw:auto-grow-height="false" fo:min-height="0cm" fo:min-width="0cm" fo:padding-top="0.106cm" fo:padding-bottom="0.106cm" fo:padding-left="0.106cm" fo:padding-right="0.106cm" fo:wrap-option="wrap"/>
    </style:style>
    <style:style style:name="gr56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fo:min-height="0cm" fo:min-width="0cm" fo:padding-top="0.106cm" fo:padding-bottom="0.106cm" fo:padding-left="0.106cm" fo:padding-right="0.106cm" fo:wrap-option="wrap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06cm" fo:padding-bottom="0.106cm" fo:padding-left="0.106cm" fo:padding-right="0.106cm" fo:wrap-option="wrap"/>
    </style:style>
    <style:style style:name="gr58" style:family="graphic" style:parent-style-name="standard">
      <style:graphic-properties draw:stroke="none" svg:stroke-width="0.071cm" draw:stroke-linejoin="miter" draw:fill="solid" draw:fill-color="#ffffff" draw:textarea-vertical-align="top" draw:auto-grow-height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svg:stroke-width="0.071cm" draw:marker-end="msArrowEnd_20_5" draw:marker-end-width="0.213cm" draw:marker-end-center="false" draw:stroke-linejoin="round" draw:fill="solid" draw:fill-color="#980002" draw:textarea-vertical-align="top" draw:auto-grow-height="false" fo:min-height="0cm" fo:min-width="0cm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159cm" svg:stroke-color="#000000" draw:stroke-linejoin="miter" draw:fill="solid" draw:fill-color="#d6d6f5" draw:textarea-vertical-align="top" draw:auto-grow-height="true" fo:min-height="0cm" fo:min-width="0cm" fo:padding-top="0.123cm" fo:padding-bottom="0.123cm" fo:padding-left="0.251cm" fo:padding-right="0.251cm" fo:wrap-option="wrap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false" fo:min-height="0cm" fo:min-width="0cm" fo:padding-top="0.106cm" fo:padding-bottom="0.106cm" fo:padding-left="0.106cm" fo:padding-right="0.106cm" fo:wrap-option="wrap"/>
    </style:style>
    <style:style style:name="gr62" style:family="graphic" style:parent-style-name="standard">
      <style:graphic-properties draw:stroke="solid" svg:stroke-width="0.071cm" svg:stroke-color="#000000" draw:stroke-linejoin="round" draw:fill="solid" draw:fill-color="#00cc99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63" style:family="graphic" style:parent-style-name="standard">
      <style:graphic-properties draw:stroke="none" svg:stroke-width="0cm" draw:fill="solid" draw:fill-color="#c2fff0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71cm" svg:stroke-color="#000000" draw:stroke-linejoin="round" draw:fill="solid" draw:fill-color="#00cc99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draw:fit-to-size="false" fo:min-height="11.98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svg:stroke-width="0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-outline1">
      <style:graphic-properties draw:stroke="none" svg:stroke-width="0cm" draw:stroke-linejoin="miter" draw:fill="none" draw:textarea-vertical-align="top" draw:auto-grow-height="false" fo:min-height="12.573cm" fo:padding-top="0.123cm" fo:padding-bottom="0.123cm" fo:padding-left="0.251cm" fo:padding-right="0.251cm" fo:wrap-option="wrap"/>
    </style:style>
    <style:style style:name="pr7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8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9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1-note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pr14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5" style:family="presentation" style:parent-style-name="Default_20_2-note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16" style:family="presentation" style:parent-style-name="Default-outline1">
      <style:graphic-properties draw:stroke="none" svg:stroke-width="0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outline1">
      <style:graphic-properties draw:stroke="none" svg:stroke-width="0.026cm" draw:stroke-linejoin="miter" draw:fill="solid" draw:fill-color="#d6d6f5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-outline1">
      <style:graphic-properties draw:stroke="none" svg:stroke-width="0cm" draw:stroke-linejoin="miter" draw:fill="solid" draw:fill-color="#d6d6f4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2-title">
      <style:graphic-properties draw:stroke="none" svg:stroke-width="0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1" style:family="presentation" style:parent-style-name="Default_20_2-notes">
      <style:graphic-properties draw:fill-color="#ffffff" fo:min-height="12.572cm"/>
    </style:style>
    <style:style style:name="pr22" style:family="presentation" style:parent-style-name="Default_20_2-notes">
      <style:graphic-properties draw:fill-color="#ffffff" fo:min-height="11.982cm"/>
    </style:style>
    <style:style style:name="pr23" style:family="presentation" style:parent-style-name="Default-notes">
      <style:graphic-properties draw:fill-color="#ffffff" fo:min-height="11.982cm"/>
    </style:style>
    <style:style style:name="co1" style:family="table-column">
      <style:table-column-properties style:column-width="3.082cm" style:use-optimal-column-width="false"/>
    </style:style>
    <style:style style:name="co2" style:family="table-column">
      <style:table-column-properties style:column-width="6.155cm" style:use-optimal-column-width="false"/>
    </style:style>
    <style:style style:name="co3" style:family="table-column">
      <style:table-column-properties style:column-width="7.695cm" style:use-optimal-column-width="false"/>
    </style:style>
    <style:style style:name="ro1" style:family="table-row">
      <style:table-row-properties style:row-height="1.068cm"/>
    </style:style>
    <style:style style:name="ro2" style:family="table-row">
      <style:table-row-properties style:row-height="0.887cm"/>
    </style:style>
    <style:style style:name="ro3" style:family="table-row">
      <style:table-row-properties style:row-height="0.89cm"/>
    </style:style>
    <style:style style:name="ce1" style:family="table-cell">
      <style:graphic-properties draw:fill="solid" draw:fill-color="#d6d6f4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6d6f4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d6d6f4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48cm"/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48cm"/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none" style:repeat="repeat" draw:textarea-vertical-align="top" fo:padding-top="0.105cm" fo:padding-bottom="0.105cm" fo:padding-left="0.105cm" fo:padding-right="0.105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>
        <style:tab-stops>
          <style:tab-stop style:position="4.586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.331cm" fo:margin-right="0cm" fo:margin-top="0cm" fo:margin-bottom="0cm" fo:text-align="start" fo:text-indent="-0.33cm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text-align="start" fo:text-indent="0cm" style:punctuation-wrap="hanging" style:writing-mode="lr-tb"/>
    </style:style>
    <style:style style:name="P4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141cm" fo:margin-bottom="0cm" fo:text-align="start" fo:text-indent="0cm" style:punctuation-wrap="hanging" style:writing-mode="lr-tb"/>
    </style:style>
    <style:style style:name="P7" style:family="paragraph">
      <style:paragraph-properties fo:margin-left="0.622cm" fo:margin-right="0cm" fo:margin-top="0.169cm" fo:margin-bottom="0cm" fo:text-align="start" fo:text-indent="-0.621cm" style:punctuation-wrap="hanging" style:writing-mode="lr-tb">
        <style:tab-stops>
          <style:tab-stop style:position="5.711cm"/>
          <style:tab-stop style:position="10.791cm"/>
          <style:tab-stop style:position="16.519cm"/>
        </style:tab-stops>
      </style:paragraph-properties>
    </style:style>
    <style:style style:name="P8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5.711cm"/>
          <style:tab-stop style:position="10.791cm"/>
          <style:tab-stop style:position="16.519cm"/>
        </style:tab-stops>
      </style:paragraph-properties>
    </style:style>
    <style:style style:name="P9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5.711cm"/>
          <style:tab-stop style:position="10.791cm"/>
          <style:tab-stop style:position="16.519cm"/>
        </style:tab-stops>
      </style:paragraph-properties>
    </style:style>
    <style:style style:name="P10" style:family="paragraph">
      <style:paragraph-properties fo:margin-left="0cm" fo:margin-right="0cm" fo:margin-top="0cm" fo:margin-bottom="0cm" fo:text-align="end" fo:text-indent="0cm" style:punctuation-wrap="simple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.564cm" fo:margin-bottom="0cm" fo:text-align="start" fo:text-indent="0cm" style:punctuation-wrap="simple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3.81cm"/>
          <style:tab-stop style:position="12.7cm"/>
        </style:tab-stops>
      </style:paragraph-properties>
    </style:style>
    <style:style style:name="P17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3.81cm"/>
          <style:tab-stop style:position="12.7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9" style:family="paragraph"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6.35cm"/>
          <style:tab-stop style:position="9.843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27cm"/>
          <style:tab-stop style:position="4.128cm"/>
        </style:tab-stops>
      </style:paragraph-properties>
      <style:text-properties fo:font-size="18pt" fo:hyphenate="false"/>
    </style:style>
    <style:style style:name="P24" style:family="paragraph">
      <style:paragraph-properties fo:margin-left="0.622cm" fo:margin-right="0cm" fo:margin-top="0.19cm" fo:margin-bottom="0cm" fo:text-align="start" fo:text-indent="-0.621cm" style:punctuation-wrap="hanging" style:writing-mode="lr-tb"/>
      <style:text-properties fo:font-size="18pt" fo:hyphenate="false"/>
    </style:style>
    <style:style style:name="P25" style:family="paragraph">
      <style:paragraph-properties fo:margin-left="0.622cm" fo:margin-right="0cm" fo:margin-top="0cm" fo:margin-bottom="0cm" fo:line-height="100%" fo:text-align="start" fo:text-indent="-0.621cm" style:punctuation-wrap="hanging" style:writing-mode="lr-tb"/>
      <style:text-properties fo:font-size="18pt" fo:hyphenate="false"/>
    </style:style>
    <style:style style:name="P26" style:family="paragraph">
      <style:paragraph-properties fo:margin-left="0cm" fo:margin-right="0cm" fo:margin-top="0.317cm" fo:margin-bottom="0cm" fo:line-height="100%" fo:text-align="start" fo:text-indent="0cm" style:punctuation-wrap="hanging" style:writing-mode="lr-tb"/>
      <style:text-properties fo:font-size="18pt" fo:hyphenate="false"/>
    </style:style>
    <style:style style:name="P27" style:family="paragraph">
      <style:paragraph-properties fo:margin-left="1.27cm" fo:margin-right="0cm" fo:margin-top="0.317cm" fo:margin-bottom="0cm" fo:line-height="100%" fo:text-align="start" fo:text-indent="0cm" style:punctuation-wrap="hanging" style:writing-mode="lr-tb"/>
      <style:text-properties fo:font-size="18pt"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1.27cm"/>
          <style:tab-stop style:position="4.128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line-height="100%"/>
      <style:text-properties fo:font-size="18pt"/>
    </style:style>
    <style:style style:name="P31" style:family="paragraph">
      <style:paragraph-properties fo:margin-left="0cm" fo:margin-right="0cm" fo:margin-top="0.635cm" fo:margin-bottom="0cm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69cm" fo:margin-bottom="0cm" fo:text-align="center" fo:text-indent="0cm" style:punctuation-wrap="hanging" style:writing-mode="lr-tb"/>
    </style:style>
    <style:style style:name="P33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6.526cm"/>
          <style:tab-stop style:position="11.43cm"/>
        </style:tab-stops>
      </style:paragraph-properties>
    </style:style>
    <style:style style:name="P34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6.526cm"/>
          <style:tab-stop style:position="11.43cm"/>
        </style:tab-stops>
      </style:paragraph-properties>
    </style:style>
    <style:style style:name="P35" style:family="paragraph">
      <style:paragraph-properties fo:margin-left="0cm" fo:margin-right="0cm" fo:text-indent="0cm">
        <style:tab-stops>
          <style:tab-stop style:position="6.526cm"/>
          <style:tab-stop style:position="11.43cm"/>
        </style:tab-stops>
      </style:paragraph-properties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966cm"/>
          <style:tab-stop style:position="3.647cm"/>
        </style:tab-stops>
      </style:paragraph-properties>
      <style:text-properties fo:font-size="18pt" fo:hyphenate="false"/>
    </style:style>
    <style:style style:name="P37" style:family="paragraph">
      <style:paragraph-properties fo:line-height="100%" fo:text-align="end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1.107cm"/>
          <style:tab-stop style:position="3.338cm"/>
          <style:tab-stop style:position="9.362cm"/>
        </style:tab-stops>
      </style:paragraph-properties>
      <style:text-properties fo:font-size="18pt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 style:writing-mode="lr-tb"/>
    </style:style>
    <style:style style:name="P40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966cm"/>
          <style:tab-stop style:position="3.647cm"/>
        </style:tab-stops>
      </style:paragraph-properties>
      <style:text-properties fo:font-size="18pt" fo:hyphenate="false"/>
    </style:style>
    <style:style style:name="P41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2.39cm"/>
        </style:tab-stops>
      </style:paragraph-properties>
    </style:style>
    <style:style style:name="P42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2.39cm"/>
        </style:tab-stops>
      </style:paragraph-properties>
    </style:style>
    <style:style style:name="P43" style:family="paragraph">
      <style:paragraph-properties fo:margin-left="0cm" fo:margin-right="0cm" fo:margin-top="0.988cm" fo:margin-bottom="0cm" fo:text-align="start" fo:text-indent="0cm" style:punctuation-wrap="hanging" style:writing-mode="lr-tb"/>
    </style:style>
    <style:style style:name="P44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635cm"/>
        </style:tab-stops>
      </style:paragraph-properties>
      <style:text-properties fo:font-size="18pt" fo:hyphenate="false"/>
    </style:style>
    <style:style style:name="P45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3.916cm"/>
          <style:tab-stop style:position="7.214cm"/>
        </style:tab-stops>
      </style:paragraph-properties>
    </style:style>
    <style:style style:name="P46" style:family="paragraph">
      <style:paragraph-properties fo:margin-left="0cm" fo:margin-right="0cm" fo:text-indent="0cm">
        <style:tab-stops>
          <style:tab-stop style:position="3.916cm"/>
          <style:tab-stop style:position="4.458cm"/>
        </style:tab-stops>
      </style:paragraph-properties>
    </style:style>
    <style:style style:name="P47" style:family="paragraph">
      <style:paragraph-properties fo:margin-left="0.794cm" fo:margin-right="0cm" fo:text-indent="0cm">
        <style:tab-stops>
          <style:tab-stop style:position="3.916cm"/>
          <style:tab-stop style:position="4.458cm"/>
        </style:tab-stops>
      </style:paragraph-properties>
    </style:style>
    <style:style style:name="P48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3.916cm"/>
          <style:tab-stop style:position="4.458cm"/>
        </style:tab-stops>
      </style:paragraph-properties>
    </style:style>
    <style:style style:name="P49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798cm"/>
          <style:tab-stop style:position="1.27cm"/>
          <style:tab-stop style:position="3.338cm"/>
          <style:tab-stop style:position="4.128cm"/>
        </style:tab-stops>
      </style:paragraph-properties>
      <style:text-properties fo:font-size="18pt" fo:hyphenate="false"/>
    </style:style>
    <style:style style:name="P50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798cm"/>
          <style:tab-stop style:position="1.27cm"/>
          <style:tab-stop style:position="3.338cm"/>
          <style:tab-stop style:position="4.128cm"/>
          <style:tab-stop style:position="11.43cm"/>
        </style:tab-stops>
      </style:paragraph-properties>
      <style:text-properties fo:font-size="18pt" fo:hyphenate="false"/>
    </style:style>
    <style:style style:name="P51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318cm"/>
          <style:tab-stop style:position="8.749cm"/>
          <style:tab-stop style:position="13.829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53" style:family="paragraph"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3.404cm"/>
          <style:tab-stop style:position="11.28cm"/>
        </style:tab-stops>
      </style:paragraph-properties>
    </style:style>
    <style:style style:name="P55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3.404cm"/>
          <style:tab-stop style:position="11.28cm"/>
        </style:tab-stops>
      </style:paragraph-properties>
    </style:style>
    <style:style style:name="P56" style:family="paragraph">
      <style:paragraph-properties fo:margin-left="0.882cm" fo:margin-right="0cm" fo:text-indent="0cm">
        <style:tab-stops>
          <style:tab-stop style:position="3.404cm"/>
          <style:tab-stop style:position="11.28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4.586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4.48cm"/>
          <style:tab-stop style:position="4.586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1.27cm"/>
          <style:tab-stop style:position="3.81cm"/>
          <style:tab-stop style:position="5.08cm"/>
        </style:tab-stops>
      </style:paragraph-properties>
      <style:text-properties fo:font-size="18pt" fo:hyphenate="false"/>
    </style:style>
    <style:style style:name="P60" style:family="paragraph">
      <style:paragraph-properties fo:text-align="start">
        <style:tab-stops>
          <style:tab-stop style:position="1.27cm"/>
          <style:tab-stop style:position="3.81cm"/>
          <style:tab-stop style:position="5.08cm"/>
        </style:tab-stops>
      </style:paragraph-properties>
      <style:text-properties fo:font-size="18pt"/>
    </style:style>
    <style:style style:name="P61" style:family="paragraph">
      <style:text-properties fo:font-size="18pt"/>
    </style:style>
    <style:style style:name="P62" style:family="paragraph">
      <style:paragraph-properties fo:margin-left="0.516cm" fo:margin-right="0cm" fo:margin-top="0.304cm" fo:margin-bottom="0cm" fo:text-align="start" fo:text-indent="-0.515cm" style:punctuation-wrap="hanging" style:writing-mode="lr-tb"/>
      <style:text-properties fo:font-size="18pt" fo:hyphenate="false"/>
    </style:style>
    <style:style style:name="P63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776cm"/>
        </style:tab-stops>
      </style:paragraph-properties>
      <style:text-properties fo:font-size="18pt" fo:hyphenate="false"/>
    </style:style>
    <style:style style:name="P64" style:family="paragraph">
      <style:paragraph-properties fo:margin-left="2.328cm" fo:margin-right="0cm" fo:text-indent="0cm"/>
    </style:style>
    <style:style style:name="P65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6cm"/>
          <style:tab-stop style:position="3.321cm"/>
          <style:tab-stop style:position="3.634cm"/>
          <style:tab-stop style:position="7.946cm"/>
          <style:tab-stop style:position="8.22cm"/>
        </style:tab-stops>
      </style:paragraph-properties>
      <style:text-properties fo:font-size="18pt" fo:hyphenate="false"/>
    </style:style>
    <style:style style:name="P66" style:family="paragraph">
      <style:paragraph-properties fo:margin-left="0cm" fo:margin-right="0cm" fo:margin-top="0.304cm" fo:margin-bottom="0cm" fo:text-align="start" fo:text-indent="0cm" style:punctuation-wrap="hanging" style:writing-mode="lr-tb"/>
      <style:text-properties fo:font-size="18pt" fo:hyphenate="false"/>
    </style:style>
    <style:style style:name="P67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3.493cm"/>
        </style:tab-stops>
      </style:paragraph-properties>
    </style:style>
    <style:style style:name="P68" style:family="paragraph">
      <style:paragraph-properties fo:margin-left="0.212cm" fo:margin-right="0cm" fo:margin-top="0cm" fo:margin-bottom="0.5cm" fo:text-indent="0cm">
        <style:tab-stops>
          <style:tab-stop style:position="3.493cm"/>
        </style:tab-stops>
      </style:paragraph-properties>
    </style:style>
    <style:style style:name="P69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.811cm"/>
          <style:tab-stop style:position="3.197cm"/>
          <style:tab-stop style:position="7.946cm"/>
          <style:tab-stop style:position="8.573cm"/>
        </style:tab-stops>
      </style:paragraph-properties>
      <style:text-properties fo:font-size="18pt" fo:hyphenate="false"/>
    </style:style>
    <style:style style:name="P70" style:family="paragraph">
      <style:paragraph-properties fo:margin-left="0.622cm" fo:margin-right="0cm" fo:margin-top="0.19cm" fo:margin-bottom="0cm" fo:text-align="center" fo:text-indent="-0.621cm" style:punctuation-wrap="hanging" style:writing-mode="lr-tb"/>
      <style:text-properties fo:font-size="18pt" fo:hyphenate="false"/>
    </style:style>
    <style:style style:name="P71" style:family="paragraph">
      <style:paragraph-properties fo:margin-left="0.622cm" fo:margin-right="0cm" fo:margin-top="0cm" fo:margin-bottom="0cm" fo:line-height="100%" fo:text-align="center" fo:text-indent="-0.621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Calibri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'Arial Narrow'" style:font-family-generic="swiss" fo:font-size="24pt" fo:letter-spacing="normal" fo:font-style="normal" style:text-underline-style="none" fo:font-weight="bold" style:font-family-asian="+mn-ea" style:font-size-asian="24pt" style:font-style-asian="normal" style:font-weight-asian="bold" style:font-family-complex="+mn-cs" style:font-size-complex="24pt" style:font-style-complex="normal" style:font-weight-complex="bold"/>
    </style:style>
    <style:style style:name="T4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0000" style:text-line-through-style="none" fo:font-family="Calibri" style:font-family-generic="swiss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fo:font-family="Courier" style:font-family-generic="moder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text-line-through-style="none" fo:font-family="'Courier New'" style:font-family-generic="moder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18" style:family="text">
      <style:text-properties fo:color="#000000" style:text-line-through-style="none" fo:font-family="'Courier New'" style:font-family-generic="modern" fo:font-size="14pt" fo:letter-spacing="normal" fo:font-style="italic" style:text-underline-style="none" fo:font-weight="bold" style:font-size-asian="14pt" style:font-style-asian="italic" style:font-weight-asian="bold" style:font-family-complex="'Courier New'" style:font-family-generic-complex="modern" style:font-size-complex="14pt" style:font-style-complex="italic" style:font-weight-complex="bold"/>
    </style:style>
    <style:style style:name="T19" style:family="text">
      <style:text-properties fo:color="#000000" style:text-line-through-style="none" fo:font-family="'Courier New'" style:font-family-generic="modern" fo:font-size="18pt" fo:letter-spacing="normal" fo:font-style="italic" style:text-underline-style="none" fo:font-weight="bold" style:font-size-asian="18pt" style:font-style-asian="italic" style:font-weight-asian="bold" style:font-family-complex="'Courier New'" style:font-family-generic-complex="modern" style:font-size-complex="18pt" style:font-style-complex="italic" style:font-weight-complex="bold"/>
    </style:style>
    <style:style style:name="T20" style:family="text">
      <style:text-properties fo:color="#000000" style:text-line-through-style="none" fo:font-family="Calibri" style:font-family-generic="swiss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color="#000000" style:text-line-through-style="none" fo:font-family="'Courier New'" style:font-family-generic="moder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style:text-line-through-style="none" fo:font-family="'Courier New'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000000" style:text-line-through-style="none" fo:font-family="'Courier New Bold'" fo:font-size="24pt" fo:letter-spacing="normal" fo:font-style="normal" style:text-underline-style="none" fo:font-weight="bold" style:font-size-asian="24pt" style:font-style-asian="normal" style:font-weight-asian="bold" style:font-family-complex="'Courier New Bold'" style:font-size-complex="24pt" style:font-style-complex="normal" style:font-weight-complex="bold"/>
    </style:style>
    <style:style style:name="T26" style:family="text">
      <style:text-properties fo:color="#000000" style:text-line-through-style="none" fo:font-family="'Courier New Bold'" fo:font-size="18pt" fo:letter-spacing="normal" fo:font-style="normal" style:text-underline-style="none" fo:font-weight="bold" style:font-size-asian="18pt" style:font-style-asian="normal" style:font-weight-asian="bold" style:font-family-complex="'Courier New Bold'" style:font-size-complex="18pt" style:font-style-complex="normal" style:font-weight-complex="bold"/>
    </style:style>
    <style:style style:name="T27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'Courier New Bold'" style:font-size-complex="24pt" style:font-style-complex="normal" style:font-weight-complex="bold"/>
    </style:style>
    <style:style style:name="T28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29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'Zapf Dingbats'" style:font-size-asian="20pt" style:font-style-asian="normal" style:font-weight-asian="normal" style:font-family-complex="'Zapf Dingbats'" style:font-size-complex="20pt" style:font-style-complex="normal" style:font-weight-complex="normal"/>
    </style:style>
    <style:style style:name="T30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family-asian="'Zapf Dingbats'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31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'Zapf Dingbats'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32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family-asian="'Zapf Dingbats'" style:font-size-asian="24pt" style:font-style-asian="normal" style:font-weight-asian="bold" style:font-family-complex="'Courier New Bold'" style:font-size-complex="24pt" style:font-style-complex="normal" style:font-weight-complex="bold"/>
    </style:style>
    <style:style style:name="T33" style:family="text">
      <style:text-properties fo:color="#000000" style:text-line-through-style="none" fo:font-family="Monaco" fo:font-size="18pt" fo:letter-spacing="normal" fo:font-style="normal" style:text-underline-style="none" fo:font-weight="normal" style:font-family-asian="Monaco" style:font-size-asian="18pt" style:font-style-asian="normal" style:font-weight-asian="normal" style:font-family-complex="Monaco" style:font-size-complex="18pt" style:font-style-complex="normal" style:font-weight-complex="normal"/>
    </style:style>
    <style:style style:name="T34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Monaco" style:font-size-asian="20pt" style:font-style-asian="normal" style:font-weight-asian="normal" style:font-family-complex="Monaco" style:font-size-complex="20pt" style:font-style-complex="normal" style:font-weight-complex="normal"/>
    </style:style>
    <style:style style:name="T35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family-asian="Monaco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36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37" style:family="text">
      <style:text-properties fo:color="#000000" style:text-line-through-style="none" fo:font-family="'Courier New Bold Italic'" fo:font-size="20pt" fo:letter-spacing="normal" fo:font-style="normal" style:text-underline-style="none" fo:font-weight="normal" style:font-size-asian="20pt" style:font-style-asian="normal" style:font-weight-asian="normal" style:font-family-complex="'Courier New Bold Italic'" style:font-size-complex="20pt" style:font-style-complex="normal" style:font-weight-complex="normal"/>
    </style:style>
    <style:style style:name="T38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'Courier New Bold Italic'" style:font-size-complex="20pt" style:font-style-complex="normal" style:font-weight-complex="normal"/>
    </style:style>
    <style:style style:name="T39" style:family="text">
      <style:text-properties fo:color="#000000" style:text-line-through-style="none" fo:font-family="'Arial Narrow'" fo:font-size="12pt" fo:letter-spacing="normal" fo:font-style="normal" style:text-underline-style="none" fo:font-weight="bold" style:font-family-asian="'Gill Sans'" style:font-size-asian="12pt" style:font-style-asian="normal" style:font-weight-asian="bold" style:font-family-complex="'Gill Sans'" style:font-size-complex="12pt" style:font-style-complex="normal" style:font-weight-complex="bold"/>
    </style:style>
    <style:style style:name="T40" style:family="text">
      <style:text-properties fo:color="#000000" style:text-line-through-style="none" fo:font-family="'Calibri Bold Italic'" fo:font-size="20pt" fo:letter-spacing="normal" fo:font-style="normal" style:text-underline-style="none" fo:font-weight="normal" style:font-family-asian="'Calibri Bold Italic'" style:font-size-asian="20pt" style:font-style-asian="normal" style:font-weight-asian="normal" style:font-family-complex="'Calibri Bold Italic'" style:font-size-complex="20pt" style:font-style-complex="normal" style:font-weight-complex="normal"/>
    </style:style>
    <style:style style:name="T41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'Calibri Bold Italic'" style:font-size-asian="20pt" style:font-style-asian="normal" style:font-weight-asian="normal" style:font-family-complex="'Calibri Bold Italic'" style:font-size-complex="20pt" style:font-style-complex="normal" style:font-weight-complex="normal"/>
    </style:style>
    <style:style style:name="T42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family-asian="'Calibri Bold Italic'" style:font-size-asian="24pt" style:font-style-asian="normal" style:font-weight-asian="bold" style:font-family-complex="'Calibri Bold Italic'" style:font-size-complex="24pt" style:font-style-complex="normal" style:font-weight-complex="bold"/>
    </style:style>
    <style:style style:name="T43" style:family="text">
      <style:text-properties fo:color="#000000" style:text-line-through-style="none" fo:font-family="'Calibri Bold Italic'" fo:font-size="24pt" fo:letter-spacing="normal" fo:font-style="normal" style:text-underline-style="none" fo:font-weight="bold" style:font-family-asian="'Calibri Bold Italic'" style:font-size-asian="24pt" style:font-style-asian="normal" style:font-weight-asian="bold" style:font-family-complex="'Calibri Bold Italic'" style:font-size-complex="24pt" style:font-style-complex="normal" style:font-weight-complex="bold"/>
    </style:style>
    <style:style style:name="T44" style:family="text">
      <style:text-properties fo:color="#000000" style:text-line-through-style="none" fo:font-family="'Calibri Italic'" fo:font-size="20pt" fo:letter-spacing="normal" fo:font-style="normal" style:text-underline-style="none" fo:font-weight="normal" style:font-family-asian="'Calibri Italic'" style:font-size-asian="20pt" style:font-style-asian="normal" style:font-weight-asian="normal" style:font-family-complex="'Calibri Italic'" style:font-size-complex="20pt" style:font-style-complex="normal" style:font-weight-complex="normal"/>
    </style:style>
    <style:style style:name="T45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'Calibri Italic'" style:font-size-asian="20pt" style:font-style-asian="normal" style:font-weight-asian="normal" style:font-family-complex="'Calibri Italic'" style:font-size-complex="20pt" style:font-style-complex="normal" style:font-weight-complex="normal"/>
    </style:style>
    <style:style style:name="T46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family-asian="'Calibri Italic'" style:font-size-asian="24pt" style:font-style-asian="normal" style:font-weight-asian="bold" style:font-family-complex="'Calibri Italic'" style:font-size-complex="24pt" style:font-style-complex="normal" style:font-weight-complex="bold"/>
    </style:style>
    <style:style style:name="T47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family-asian="'Calibri Italic'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48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'Calibri Italic'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49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family-asian="'Calibri Italic'" style:font-size-asian="24pt" style:font-style-asian="normal" style:font-weight-asian="bold" style:font-family-complex="'Courier New Bold'" style:font-size-complex="24pt" style:font-style-complex="normal" style:font-weight-complex="bold"/>
    </style:style>
    <style:style style:name="T50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family-asian="Monaco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51" style:family="text">
      <style:text-properties fo:color="#000000" style:text-line-through-style="none" fo:font-family="'Courier New'" fo:font-size="18pt" fo:letter-spacing="normal" fo:font-style="normal" style:text-underline-style="none" fo:font-weight="bold" style:font-size-asian="18pt" style:font-style-asian="normal" style:font-weight-asian="bold" style:font-family-complex="'Courier New'" style:font-size-complex="18pt" style:font-style-complex="normal" style:font-weight-complex="bold"/>
    </style:style>
    <style:style style:name="T52" style:family="text">
      <style:text-properties fo:color="#000000" style:text-line-through-style="none" fo:font-family="Calibri" fo:font-size="24pt" fo:letter-spacing="normal" fo:font-style="normal" style:text-underline-style="none" fo:font-weight="bold" style:font-family-asian="Calibri" style:font-size-asian="24pt" style:font-style-asian="normal" style:font-weight-asian="bold" style:font-family-complex="Calibri" style:font-size-complex="24pt" style:font-style-complex="normal" style:font-weight-complex="bold"/>
    </style:style>
    <style:style style:name="T53" style:family="text">
      <style:text-properties fo:color="#000000" style:text-line-through-style="none" fo:font-family="'Calibri Bold Italic'" fo:font-size="20pt" fo:letter-spacing="normal" fo:font-style="normal" style:text-underline-style="none" fo:font-weight="normal" style:font-family-asian="'ヒラギノ角ゴ ProN W6'" style:font-size-asian="20pt" style:font-style-asian="normal" style:font-weight-asian="normal" style:font-family-complex="'ヒラギノ角ゴ ProN W6'" style:font-size-complex="20pt" style:font-style-complex="normal" style:font-weight-complex="normal"/>
    </style:style>
    <style:style style:name="T54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normal" style:font-family-asian="'Calibri Bold Italic'" style:font-size-asian="20pt" style:font-style-asian="normal" style:font-weight-asian="normal" style:font-family-complex="'Courier New'" style:font-family-generic-complex="modern" style:font-size-complex="20pt" style:font-style-complex="normal" style:font-weight-complex="normal"/>
    </style:style>
    <style:style style:name="T55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normal" style:font-family-asian="'Calibri Italic'" style:font-size-asian="20pt" style:font-style-asian="normal" style:font-weight-asian="normal" style:font-family-complex="'Courier New'" style:font-family-generic-complex="modern" style:font-size-complex="20pt" style:font-style-complex="normal" style:font-weight-complex="normal"/>
    </style:style>
    <style:style style:name="T56" style:family="text">
      <style:text-properties fo:color="#000000" style:text-line-through-style="none" fo:font-family="Symbol" fo:font-size="20pt" fo:letter-spacing="normal" fo:font-style="normal" style:text-underline-style="none" fo:font-weight="normal" style:font-family-asian="'Calibri Italic'" style:font-size-asian="20pt" style:font-style-asian="normal" style:font-weight-asian="normal" style:font-family-complex="'Calibri Italic'" style:font-size-complex="20pt" style:font-style-complex="normal" style:font-weight-complex="normal"/>
    </style:style>
    <style:style style:name="T57" style:family="text">
      <style:text-properties fo:color="#000000" style:text-line-through-style="none" fo:font-family="Calibri" fo:font-size="18pt" fo:letter-spacing="normal" fo:font-style="normal" style:text-underline-style="none" fo:font-weight="bold" style:font-family-asian="Calibri" style:font-size-asian="18pt" style:font-style-asian="normal" style:font-weight-asian="bold" style:font-family-complex="Calibri" style:font-size-complex="18pt" style:font-style-complex="normal" style:font-weight-complex="bold"/>
    </style:style>
    <style:style style:name="T58" style:family="text">
      <style:text-properties fo:color="#000000" style:text-line-through-style="none" fo:font-family="'Courier New Bold'" fo:font-size="36pt" fo:letter-spacing="normal" fo:font-style="normal" style:text-underline-style="none" fo:font-weight="bold" style:font-size-asian="36pt" style:font-style-asian="normal" style:font-weight-asian="bold" style:font-family-complex="'Courier New Bold'" style:font-size-complex="36pt" style:font-style-complex="normal" style:font-weight-complex="bold"/>
    </style:style>
    <style:style style:name="T59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bold" style:font-size-asian="20pt" style:font-style-asian="normal" style:font-weight-asian="bold" style:font-family-complex="'Courier New'" style:font-family-generic-complex="modern" style:font-size-complex="20pt" style:font-style-complex="normal" style:font-weight-complex="bold"/>
    </style:style>
    <style:style style:name="T60" style:family="text">
      <style:text-properties fo:color="#000000" style:text-line-through-style="none" fo:font-family="'Courier New Bold'" fo:font-size="18pt" fo:letter-spacing="normal" fo:font-style="normal" style:text-underline-style="none" fo:font-weight="bold" style:font-family-asian="Monaco" style:font-size-asian="18pt" style:font-style-asian="normal" style:font-weight-asian="bold" style:font-family-complex="Monaco" style:font-size-complex="18pt" style:font-style-complex="normal" style:font-weight-complex="bold"/>
    </style:style>
    <style:style style:name="T61" style:family="text">
      <style:text-properties fo:color="#000000" style:text-line-through-style="none" fo:font-family="'Calibri Bold'" fo:font-size="20pt" fo:letter-spacing="normal" fo:font-style="normal" style:text-underline-style="none" fo:font-weight="normal" style:font-family-asian="'Calibri Bold'" style:font-size-asian="20pt" style:font-style-asian="normal" style:font-weight-asian="normal" style:font-family-complex="'Calibri Bold'" style:font-size-complex="20pt" style:font-style-complex="normal" style:font-weight-complex="normal"/>
    </style:style>
    <style:style style:name="T62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'Calibri Bold'" style:font-size-asian="20pt" style:font-style-asian="normal" style:font-weight-asian="normal" style:font-family-complex="'Calibri Bold'" style:font-size-complex="20pt" style:font-style-complex="normal" style:font-weight-complex="normal"/>
    </style:style>
    <style:style style:name="T63" style:family="text">
      <style:text-properties fo:color="#000000" style:text-line-through-style="none" fo:font-family="'Calibri Bold'" fo:font-size="20pt" fo:letter-spacing="normal" fo:font-style="normal" style:text-underline-style="none" fo:font-weight="bold" style:font-family-asian="'Calibri Bold'" style:font-size-asian="20pt" style:font-style-asian="normal" style:font-weight-asian="bold" style:font-family-complex="'Calibri Bold'" style:font-size-complex="20pt" style:font-style-complex="normal" style:font-weight-complex="bold"/>
    </style:style>
    <style:style style:name="T64" style:family="text">
      <style:text-properties fo:color="#000000" style:text-line-through-style="none" fo:font-family="'Calibri Bold'" fo:font-size="24pt" fo:letter-spacing="normal" fo:font-style="normal" style:text-underline-style="none" fo:font-weight="bold" style:font-family-asian="'Calibri Bold'" style:font-size-asian="24pt" style:font-style-asian="normal" style:font-weight-asian="bold" style:font-family-complex="'Calibri Bold'" style:font-size-complex="24pt" style:font-style-complex="normal" style:font-weight-complex="bold"/>
    </style:style>
    <style:style style:name="T65" style:family="text">
      <style:text-properties fo:color="#000000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family-complex="'Courier New Bold'" style:font-size-complex="24pt" style:font-style-complex="normal" style:font-weight-complex="normal"/>
    </style:style>
    <style:style style:name="T66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family-asian="'Calibri Bold'" style:font-size-asian="24pt" style:font-style-asian="normal" style:font-weight-asian="bold" style:font-family-complex="'Calibri Bold'" style:font-size-complex="24pt" style:font-style-complex="normal" style:font-weight-complex="bold"/>
    </style:style>
    <style:style style:name="T67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family-asian="'Calibri Bold'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68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'Calibri Bold'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69" style:family="text">
      <style:text-properties fo:color="#000000" style:text-line-through-style="none" fo:font-family="'Calibri Bold'" fo:font-size="20pt" fo:letter-spacing="normal" fo:font-style="normal" style:text-underline-style="none" fo:font-weight="normal" style:font-family-asian="'ヒラギノ角ゴ ProN W6'" style:font-size-asian="20pt" style:font-style-asian="normal" style:font-weight-asian="normal" style:font-family-complex="'ヒラギノ角ゴ ProN W6'" style:font-size-complex="20pt" style:font-style-complex="normal" style:font-weight-complex="normal"/>
    </style:style>
    <style:style style:name="T70" style:family="text">
      <style:text-properties fo:color="#000000" style:text-line-through-style="none" fo:font-family="'Courier New Bold'" fo:font-size="16pt" fo:letter-spacing="normal" fo:font-style="normal" style:text-underline-style="none" fo:font-weight="normal" style:font-size-asian="16pt" style:font-style-asian="normal" style:font-weight-asian="normal" style:font-family-complex="'Courier New Bold'" style:font-size-complex="16pt" style:font-style-complex="normal" style:font-weight-complex="normal"/>
    </style:style>
    <style:style style:name="T71" style:family="text">
      <style:text-properties fo:color="#000000" style:text-line-through-style="none" fo:font-family="'Calibri Bold'" fo:font-size="16pt" fo:letter-spacing="normal" fo:font-style="normal" style:text-underline-style="none" fo:font-weight="normal" style:font-family-asian="'ヒラギノ角ゴ ProN W6'" style:font-size-asian="16pt" style:font-style-asian="normal" style:font-weight-asian="normal" style:font-family-complex="'ヒラギノ角ゴ ProN W6'" style:font-size-complex="16pt" style:font-style-complex="normal" style:font-weight-complex="normal"/>
    </style:style>
    <style:style style:name="T72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family-asian="'Lucida Grande'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73" style:family="text">
      <style:text-properties fo:color="#c00000" style:text-line-through-style="none" fo:font-family="'Courier New'" style:font-family-generic="modern" fo:font-size="18pt" fo:letter-spacing="normal" fo:font-style="normal" style:text-underline-style="none" fo:font-weight="bold" style:font-family-asian="Monaco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74" style:family="text">
      <style:text-properties fo:color="#7030a0" style:text-line-through-style="none" fo:font-family="'Courier New'" style:font-family-generic="modern" fo:font-size="18pt" fo:letter-spacing="normal" fo:font-style="normal" style:text-underline-style="none" fo:font-weight="bold" style:font-family-asian="Monaco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75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76" style:family="text">
      <style:text-properties fo:color="#0070c0" style:text-line-through-style="none" fo:font-family="'Courier New'" style:font-family-generic="modern" fo:font-size="18pt" fo:letter-spacing="normal" fo:font-style="normal" style:text-underline-style="none" fo:font-weight="bold" style:font-family-asian="Monaco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77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bold" style:font-family-asian="'Calibri Bold Italic'" style:font-size-asian="20pt" style:font-style-asian="normal" style:font-weight-asian="bold" style:font-family-complex="'Courier New'" style:font-family-generic-complex="modern" style:font-size-complex="20pt" style:font-style-complex="normal" style:font-weight-complex="bold"/>
    </style:style>
    <style:style style:name="T78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bold" style:font-family-asian="Monaco" style:font-size-asian="24pt" style:font-style-asian="normal" style:font-weight-asian="bold" style:font-family-complex="'Courier New'" style:font-family-generic-complex="modern" style:font-size-complex="24pt" style:font-style-complex="normal" style:font-weight-complex="bold"/>
    </style:style>
    <style:style style:name="T79" style:family="text">
      <style:text-properties fo:color="#000000" style:text-line-through-style="none" fo:font-family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size-complex="20pt" style:font-style-complex="normal" style:font-weight-complex="normal"/>
    </style:style>
    <style:style style:name="T81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size-complex="20pt" style:font-style-complex="normal" style:font-weight-complex="normal"/>
    </style:style>
    <style:style style:name="T82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'Courier New'" style:font-family-generic-complex="modern" style:font-size-complex="24pt" style:font-style-complex="normal" style:font-weight-complex="bold"/>
    </style:style>
    <style:style style:name="T83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bold" style:font-size-asian="24pt" style:font-style-asian="normal" style:font-weight-asian="bold" style:font-family-complex="'Courier New'" style:font-family-generic-complex="modern" style:font-size-complex="24pt" style:font-style-complex="normal" style:font-weight-complex="bold"/>
    </style:style>
    <style:style style:name="T84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bold" style:font-family-asian="Calibri" style:font-size-asian="18pt" style:font-style-asian="normal" style:font-weight-asian="bold" style:font-family-complex="Calibri" style:font-size-complex="18pt" style:font-style-complex="normal" style:font-weight-complex="bold"/>
    </style:style>
    <style:style style:name="T85" style:family="text">
      <style:text-properties fo:color="#000000" style:text-line-through-style="none" fo:font-family="'Courier New Bold'" fo:font-size="18pt" fo:letter-spacing="normal" fo:font-style="normal" style:text-underline-style="none" fo:font-weight="normal" style:font-family-asian="Calibri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86" style:family="text">
      <style:text-properties fo:color="#000000" style:text-line-through-style="none" fo:font-family="'Courier New Bold'" fo:font-size="18pt" fo:letter-spacing="normal" fo:font-style="normal" style:text-underline-style="none" fo:font-weight="normal" style:font-family-asian="'ヒラギノ角ゴ ProN W6'" style:font-size-asian="18pt" style:font-style-asian="normal" style:font-weight-asian="normal" style:font-family-complex="'ヒラギノ角ゴ ProN W6'" style:font-size-complex="18pt" style:font-style-complex="normal" style:font-weight-complex="normal"/>
    </style:style>
    <style:style style:name="T87" style:family="text">
      <style:text-properties fo:color="#000000" style:text-line-through-style="none" fo:font-family="'Courier New Bold'" fo:font-size="18pt" fo:letter-spacing="normal" fo:font-style="normal" style:text-underline-style="none" fo:font-weight="normal" style:font-family-asian="'ヒラギノ角ゴ ProN W6'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88" style:family="text">
      <style:text-properties fo:color="#000000" style:text-line-through-style="none" fo:font-family="'Arial Narrow'" fo:font-size="24pt" fo:letter-spacing="normal" fo:font-style="italic" style:text-underline-style="none" fo:font-weight="bold" style:font-family-asian="'Calibri Bold Italic'" style:font-size-asian="24pt" style:font-style-asian="italic" style:font-weight-asian="bold" style:font-family-complex="'Courier New'" style:font-family-generic-complex="modern" style:font-size-complex="24pt" style:font-style-complex="italic" style:font-weight-complex="bold"/>
    </style:style>
    <style:style style:name="T89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bold" style:font-family-asian="'Calibri Bold Italic'" style:font-size-asian="24pt" style:font-style-asian="normal" style:font-weight-asian="bold" style:font-family-complex="'Courier New'" style:font-family-generic-complex="modern" style:font-size-complex="24pt" style:font-style-complex="normal" style:font-weight-complex="bold"/>
    </style:style>
    <style:style style:name="T90" style:family="text">
      <style:text-properties fo:color="#000000" style:text-line-through-style="none" fo:font-family="'Courier New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fo:color="#000000" style:text-line-through-style="none" fo:font-family="'Arial Narrow'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92" style:family="text">
      <style:text-properties fo:color="#000000" style:text-line-through-style="none" fo:font-family="'Arial Narrow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3" style:family="text">
      <style:text-properties fo:color="#000000" style:text-line-through-style="none" fo:font-family="Wingding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4" style:family="text">
      <style:text-properties fo:color="#000000" style:text-line-through-style="none" fo:font-family="'Courier New'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95" style:family="text">
      <style:text-properties fo:color="#000000" style:text-line-through-style="none" fo:font-family="'Courier New'" style:font-family-generic="modern" fo:font-size="24pt" fo:letter-spacing="normal" fo:font-style="italic" style:text-underline-style="none" fo:font-weight="bold" style:font-size-asian="24pt" style:font-style-asian="italic" style:font-weight-asian="bold" style:font-family-complex="'Courier New'" style:font-family-generic-complex="modern" style:font-size-complex="24pt" style:font-style-complex="italic" style:font-weight-complex="bold"/>
    </style:style>
    <style:style style:name="T96" style:family="text">
      <style:text-properties fo:color="#000000" style:text-line-through-style="none" fo:font-family="'Arial Narrow'" fo:font-size="24pt" fo:letter-spacing="normal" fo:font-style="italic" style:text-underline-style="none" fo:font-weight="bold" style:font-size-asian="24pt" style:font-style-asian="italic" style:font-weight-asian="bold" style:font-family-complex="'Courier New'" style:font-family-generic-complex="modern" style:font-size-complex="24pt" style:font-style-complex="italic" style:font-weight-complex="bold"/>
    </style:style>
    <style:style style:name="T97" style:family="text">
      <style:text-properties fo:color="#000000" style:text-line-through-style="none" fo:font-family="'Courier New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8" style:family="text">
      <style:text-properties fo:color="#000000" style:text-line-through-style="none" fo:font-family="'Arial Narrow'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9" style:family="text">
      <style:text-properties fo:color="#000000" style:text-line-through-style="none" fo:font-family="'Courier New'" style:font-family-generic="modern" fo:font-size="20pt" fo:letter-spacing="normal" fo:font-style="italic" style:text-underline-style="none" fo:font-weight="bold" style:font-size-asian="20pt" style:font-style-asian="italic" style:font-weight-asian="bold" style:font-family-complex="'Courier New'" style:font-family-generic-complex="modern" style:font-size-complex="20pt" style:font-style-complex="italic" style:font-weight-complex="bold"/>
    </style:style>
    <style:style style:name="T100" style:family="text">
      <style:text-properties fo:color="#000000" style:text-line-through-style="none" fo:font-family="'Arial Narrow'" fo:font-size="20pt" fo:letter-spacing="normal" fo:font-style="italic" style:text-underline-style="none" fo:font-weight="bold" style:font-size-asian="20pt" style:font-style-asian="italic" style:font-weight-asian="bold" style:font-family-complex="'Courier New'" style:font-family-generic-complex="modern" style:font-size-complex="20pt" style:font-style-complex="italic" style:font-weight-complex="bold"/>
    </style:style>
    <style:style style:name="T101" style:family="text">
      <style:text-properties fo:color="#000000" style:text-line-through-style="none" fo:font-family="'Courier New'" fo:font-size="20pt" fo:letter-spacing="normal" fo:font-style="normal" style:text-underline-style="none" fo:font-weight="bold" style:font-size-asian="20pt" style:font-style-asian="normal" style:font-weight-asian="bold" style:font-family-complex="'Courier New'" style:font-family-generic-complex="modern" style:font-size-complex="20pt" style:font-style-complex="normal" style:font-weight-complex="bold"/>
    </style:style>
    <style:style style:name="T102" style:family="text">
      <style:text-properties fo:color="#000000" style:text-line-through-style="none" fo:font-family="'Arial Narrow'" fo:font-size="20pt" fo:letter-spacing="normal" fo:font-style="italic" style:text-underline-style="none" fo:font-weight="bold" style:font-family-asian="'Calibri Bold Italic'" style:font-size-asian="20pt" style:font-style-asian="italic" style:font-weight-asian="bold" style:font-family-complex="'Courier New'" style:font-family-generic-complex="modern" style:font-size-complex="20pt" style:font-style-complex="italic" style:font-weight-complex="bold"/>
    </style:style>
    <style:style style:name="T103" style:family="text">
      <style:text-properties fo:color="#000000" style:text-line-through-style="none" fo:font-family="'Arial Narrow'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color="#000000" style:text-line-through-style="none" fo:font-family="'Arial Narrow'" fo:font-size="18pt" fo:letter-spacing="normal" fo:font-style="italic" style:text-underline-style="none" fo:font-weight="bold" style:font-size-asian="18pt" style:font-style-asian="italic" style:font-weight-asian="bold" style:font-family-complex="'Courier New'" style:font-family-generic-complex="modern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80808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c0000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¢">
        <style:list-level-properties text:space-before="0.001cm" text:min-label-width="0.621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¢">
        <style:list-level-properties text:space-before="0.001cm" text:min-label-width="0.621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941cm" text:min-label-width="0.616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¢">
        <style:list-level-properties text:space-before="-0.171cm" text:min-label-width="0.616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941cm" text:min-label-width="0.616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b8aa5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fo:color="#99000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c0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c0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¢">
        <style:list-level-properties text:space-before="0.001cm" text:min-label-width="0.63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¢">
        <style:list-level-properties text:space-before="0.001cm" text:min-label-width="0.63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941cm" text:min-label-width="0.616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¢">
        <style:list-level-properties text:space-before="0.001cm" text:min-label-width="0.63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941cm" text:min-label-width="0.616cm"/>
        <style:text-properties fo:font-family="Wingdings" fo:color="#990000" fo:font-size="110%"/>
      </text:list-level-style-bullet>
      <text:list-level-style-bullet text:level="3" text:bullet-char="§">
        <style:list-level-properties text:space-before="1.875cm" text:min-label-width="0.458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0.318cm" text:min-label-width="0.4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0.318cm" text:min-label-width="0.493cm"/>
        <style:text-properties fo:font-family="Wingdings" fo:color="#990000" fo:font-size="110%"/>
      </text:list-level-style-bullet>
      <text:list-level-style-bullet text:level="3" text:bullet-char="§">
        <style:list-level-properties text:space-before="1.13cm" text:min-label-width="0.458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¢">
        <style:list-level-properties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318cm" text:min-label-width="0.493cm"/>
        <style:text-properties fo:font-family="Wingdings" fo:color="#990000" fo:font-size="110%"/>
      </text:list-level-style-bullet>
      <text:list-level-style-bullet text:level="3" text:bullet-char="§">
        <style:list-level-properties text:space-before="1.13cm" text:min-label-width="0.458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0.941cm" text:min-label-width="0.616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0.941cm" text:min-label-width="0.616cm"/>
        <style:text-properties fo:font-family="Wingdings" fo:color="#990000" fo:font-size="110%"/>
      </text:list-level-style-bullet>
      <text:list-level-style-bullet text:level="3" text:bullet-char="§">
        <style:list-level-properties text:space-before="1.875cm" text:min-label-width="0.458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c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c0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fo:color="#cc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1.694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b3b3b3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80002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80002" fo:font-size="110%"/>
      </text:list-level-style-number>
      <text:list-level-style-number text:level="3" style:num-format="">
        <style:list-level-properties text:space-before="2.541cm" text:min-label-width="0.634cm"/>
        <style:text-properties style:use-window-font-color="true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fo:color="#92d0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6cm"/>
        <style:text-properties fo:font-family="StarSymbol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882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990000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6cm"/>
        <style:text-properties fo:font-family="StarSymbol" fo:color="#7030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6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¢">
        <style:list-level-properties text:space-before="-0.14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¢">
        <style:list-level-properties text:space-before="-0.14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¢">
        <style:list-level-properties text:space-before="-0.14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¢">
        <style:list-level-properties text:space-before="-0.14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1.694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6cm"/>
        <style:text-properties fo:font-family="StarSymbol" fo:color="#66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chine Programming I: Basic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Machine Programming I: Basic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History of Intel processors and architectures</text:span></text:p>
              </text:list-item>
            </text:list>
            <text:list text:style-name="L3">
              <text:list-item>
                <text:p text:style-name="P3"><text:span text:style-name="T2">C, assembly, machine code</text:span></text:p>
              </text:list-item>
              <text:list-item>
                <text:p text:style-name="P3"><text:span text:style-name="T2">Assembly Basics: Registers, operands, move</text:span></text:p>
              </text:list-item>
              <text:list-item>
                <text:p text:style-name="P3"><text:span text:style-name="T2">Intro to x86-64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889cm" svg:height="1.269cm" svg:x="11.43cm" svg:y="25.4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Intel x86 Processors" draw:style-name="dp1" draw:master-page-name="Default" presentation:presentation-page-layout-name="AL1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Intel x86 Processors</text:span></text:p>
          </draw:text-box>
        </draw:frame>
        <draw:frame draw:name="Rectangle 3" presentation:style-name="pr6" draw:text-style-name="P2" draw:layer="layout" svg:width="21.933cm" svg:height="13.81cm" svg:x="1.058cm" svg:y="3.784cm" presentation:class="outline" presentation:user-transformed="true">
          <draw:text-box>
            <text:list text:style-name="L2">
              <text:list-item>
                <text:p text:style-name="P3"><text:span text:style-name="T2">Totally dominate laptop/desktop/server market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Evolutionary desig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Backwards compatible up until 8086, introduced in 1978</text:span></text:p>
                  </text:list-item>
                  <text:list-item>
                    <text:p text:style-name="P6"><text:span text:style-name="T4">Added more features as time goes on</text:span></text:p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5">
              <text:list-item>
                <text:p text:style-name="P3"><text:span text:style-name="T2">Complex instruction set computer (CISC)</text:span></text:p>
                <text:list>
                  <text:list-item>
                    <text:p text:style-name="P6"><text:span text:style-name="T4">Many different instructions with many different formats</text:span></text:p>
                  </text:list-item>
                  <text:list-item>
                    <text:p text:style-name="P6"><text:span text:style-name="T4">Hard to match performance of Reduced Instruction Set Computers (RISC)</text:span></text:p>
                  </text:list-item>
                  <text:list-item>
                    <text:p text:style-name="P6"><text:span text:style-name="T4">But, Intel has done just that!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4">In terms of speed. <text:s/>Less so for low pow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Intel x86 Evolution: Milestones" draw:style-name="dp1" draw:master-page-name="Default" presentation:presentation-page-layout-name="AL1T11">
        <draw:frame draw:name="Rectangle 2" presentation:style-name="pr1" draw:text-style-name="P2" draw:layer="layout" svg:width="22.859cm" svg:height="1.591cm" svg:x="1.27cm" svg:y="1.583cm" presentation:class="title" presentation:user-transformed="true">
          <draw:text-box>
            <text:p text:style-name="P1"><text:span text:style-name="T1">Intel x86 Evolution: Milestones</text:span></text:p>
          </draw:text-box>
        </draw:frame>
        <draw:frame draw:name="Rectangle 3" presentation:style-name="pr2" draw:text-style-name="P2" draw:layer="layout" svg:width="22.012cm" svg:height="14.181cm" svg:x="1.058cm" svg:y="4.022cm" presentation:class="outline" presentation:user-transformed="true">
          <draw:text-box>
            <text:p text:style-name="P7"><text:span text:style-name="T5"><text:tab/></text:span><text:span text:style-name="T5">Name</text:span><text:span text:style-name="T5"><text:tab/></text:span><text:span text:style-name="T5">Date</text:span><text:span text:style-name="T5"><text:tab/></text:span><text:span text:style-name="T5">Transistors</text:span><text:span text:style-name="T5"><text:tab/></text:span><text:span text:style-name="T5">MHz</text:span></text:p>
            <text:list text:style-name="L8">
              <text:list-item>
                <text:p text:style-name="P8"><text:span text:style-name="T2">8086</text:span><text:span text:style-name="T2"><text:tab/></text:span><text:span text:style-name="T2">1978</text:span><text:span text:style-name="T2"><text:tab/></text:span><text:span text:style-name="T2">29K</text:span><text:span text:style-name="T2"><text:tab/></text:span><text:span text:style-name="T2">5-10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4">First 16-bit processor. <text:s/>Basis for IBM PC &amp; DOS</text:span></text:p>
                  </text:list-item>
                  <text:list-item>
                    <text:p text:style-name="P9"><text:span text:style-name="T4">1MB address space</text:span></text:p>
                  </text:list-item>
                </text:list>
              </text:list-item>
              <text:list-item>
                <text:p text:style-name="P8"><text:span text:style-name="T2">386</text:span><text:span text:style-name="T2"><text:tab/></text:span><text:span text:style-name="T2">1985</text:span><text:span text:style-name="T2"><text:tab/></text:span><text:span text:style-name="T2">275K</text:span><text:span text:style-name="T2"><text:tab/></text:span><text:span text:style-name="T2">16-33</text:span><text:span text:style-name="T2"><text:tab/></text:span></text:p>
                <text:list>
                  <text:list-item>
                    <text:p text:style-name="P9"><text:span text:style-name="T4">First 32 bit processor , referred to as IA32</text:span></text:p>
                  </text:list-item>
                  <text:list-item>
                    <text:p text:style-name="P9"><text:span text:style-name="T4">Capable of running Unix</text:span></text:p>
                  </text:list-item>
                </text:list>
              </text:list-item>
            </text:list>
            <text:list text:style-name="L10">
              <text:list-item>
                <text:p text:style-name="P8"><text:span text:style-name="T2">Pentium 4F</text:span><text:span text:style-name="T2"><text:tab/></text:span><text:span text:style-name="T2">2004</text:span><text:span text:style-name="T2"><text:tab/></text:span><text:span text:style-name="T2">125M</text:span><text:span text:style-name="T2"><text:tab/></text:span><text:span text:style-name="T2">2800-3800</text:span></text:p>
                <text:list>
                  <text:list-item>
                    <text:p text:style-name="P9"><text:span text:style-name="T4">First 64-bit processor, referred to as x86-64</text:span></text:p>
                  </text:list-item>
                </text:list>
              </text:list-item>
              <text:list-item>
                <text:p text:style-name="P8"><text:span text:style-name="T2">Core i7</text:span><text:span text:style-name="T2"><text:tab/></text:span><text:span text:style-name="T2">2008</text:span><text:span text:style-name="T2"><text:tab/></text:span><text:span text:style-name="T2">731M</text:span><text:span text:style-name="T2"><text:tab/></text:span><text:span text:style-name="T2">2667-3333</text:span></text:p>
                <text:list>
                  <text:list-item>
                    <text:p text:style-name="P9"><text:span text:style-name="T4">First multic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3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Intel x86 Processors: Overview" draw:style-name="dp1" draw:master-page-name="Default" presentation:presentation-page-layout-name="AL1T11">
        <draw:custom-shape draw:name="Rectangle 5" draw:style-name="gr2" draw:text-style-name="P2" draw:layer="layout" svg:width="5.291cm" svg:height="13.122cm" svg:x="4.233cm" svg:y="3.81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1.086cm" svg:height="2.116cm" svg:x="0.763cm" svg:y="0.904cm" presentation:class="title" presentation:user-transformed="true">
          <draw:text-box>
            <text:p text:style-name="P1"><text:span text:style-name="T1">Intel x86 Processors: Overview</text:span></text:p>
          </draw:text-box>
        </draw:frame>
        <draw:custom-shape draw:name="Rectangle 4" draw:style-name="gr3" draw:text-style-name="P2" draw:layer="layout" svg:width="4.232cm" svg:height="9.947cm" svg:x="5.292cm" svg:y="3.916cm">
          <text:p/>
          <draw:enhanced-geometry svg:viewBox="0 0 21600 21600" draw:type="rectangle" draw:enhanced-path="M 0 0 L 21600 0 21600 21600 0 21600 0 0 Z N"/>
        </draw:custom-shape>
        <draw:custom-shape draw:name="TextBox 6" draw:style-name="gr4" draw:text-style-name="P2" draw:layer="layout" svg:width="5.099cm" svg:height="1.098cm" svg:x="4.41cm" svg:y="13.714cm">
          <text:p text:style-name="P10"><text:span text:style-name="T6">X86-64 / EM64t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3.174cm" svg:height="2.539cm" svg:x="6.35cm" svg:y="3.916cm">
          <text:p/>
          <draw:enhanced-geometry svg:viewBox="0 0 21600 21600" draw:type="rectangle" draw:enhanced-path="M 0 0 L 21600 0 21600 21600 0 21600 0 0 Z N"/>
        </draw:custom-shape>
        <draw:custom-shape draw:name="TextBox 10" draw:style-name="gr4" draw:text-style-name="P2" draw:layer="layout" svg:width="4.189cm" svg:height="1.098cm" svg:x="5.517cm" svg:y="6.403cm">
          <text:p text:style-name="P11"><text:span text:style-name="T6">X86-32/IA32</text:span></text:p>
          <draw:enhanced-geometry svg:viewBox="0 0 21600 21600" draw:type="rectangle" draw:enhanced-path="M 0 0 L 21600 0 21600 21600 0 21600 0 0 Z N"/>
        </draw:custom-shape>
        <draw:custom-shape draw:name="TextBox 11" draw:style-name="gr4" draw:text-style-name="P2" draw:layer="layout" svg:width="2.547cm" svg:height="1.098cm" svg:x="7.135cm" svg:y="3.81cm">
          <text:p text:style-name="P11"><text:span text:style-name="T6">X86-16</text:span></text:p>
          <draw:enhanced-geometry svg:viewBox="0 0 21600 21600" draw:type="rectangle" draw:enhanced-path="M 0 0 L 21600 0 21600 21600 0 21600 0 0 Z N"/>
        </draw:custom-shape>
        <draw:line draw:name="Straight Connector 15" draw:style-name="gr6" draw:text-style-name="P12" draw:layer="layout" svg:x1="9.525cm" svg:y1="6.455cm" svg:x2="16.933cm" svg:y2="6.46cm">
          <text:p/>
        </draw:line>
        <draw:line draw:name="Straight Connector 18" draw:style-name="gr6" draw:text-style-name="P12" draw:layer="layout" svg:x1="9.525cm" svg:y1="13.864cm" svg:x2="17.145cm" svg:y2="13.868cm">
          <text:p/>
        </draw:line>
        <draw:custom-shape draw:name="TextBox 19" draw:style-name="gr4" draw:text-style-name="P2" draw:layer="layout" svg:width="1.789cm" svg:height="2.537cm" svg:x="13.134cm" svg:y="3.889cm">
          <text:p text:style-name="P11"><text:span text:style-name="T7">8086</text:span></text:p>
          <text:p text:style-name="P11"><text:span text:style-name="T7"/></text:p>
          <text:p text:style-name="P11"><text:span text:style-name="T7">286</text:span></text:p>
          <draw:enhanced-geometry svg:viewBox="0 0 21600 21600" draw:type="rectangle" draw:enhanced-path="M 0 0 L 21600 0 21600 21600 0 21600 0 0 Z N"/>
        </draw:custom-shape>
        <draw:custom-shape draw:name="TextBox 22" draw:style-name="gr4" draw:text-style-name="P2" draw:layer="layout" svg:width="4.333cm" svg:height="7.277cm" svg:x="13.139cm" svg:y="6.429cm">
          <text:p text:style-name="P11"><text:span text:style-name="T7">386</text:span></text:p>
          <text:p text:style-name="P11"><text:span text:style-name="T7">486</text:span></text:p>
          <text:p text:style-name="P11"><text:span text:style-name="T7">Pentium</text:span></text:p>
          <text:p text:style-name="P11"><text:span text:style-name="T7">Pentium MMX</text:span></text:p>
          <text:p text:style-name="P13"><text:span text:style-name="T7">Pentium III</text:span></text:p>
          <text:p text:style-name="P13"><text:span text:style-name="T7">Pentium 4</text:span></text:p>
          <text:p text:style-name="P13"><text:span text:style-name="T7">Pentium 4E</text:span></text:p>
          <draw:enhanced-geometry svg:viewBox="0 0 21600 21600" draw:type="rectangle" draw:enhanced-path="M 0 0 L 21600 0 21600 21600 0 21600 0 0 Z N"/>
        </draw:custom-shape>
        <draw:custom-shape draw:name="TextBox 23" draw:style-name="gr4" draw:text-style-name="P2" draw:layer="layout" svg:width="3.487cm" svg:height="3.299cm" svg:x="13.134cm" svg:y="13.802cm">
          <text:p text:style-name="P11"><text:span text:style-name="T7">Pentium 4F</text:span></text:p>
          <text:p text:style-name="P11"><text:span text:style-name="T7"/></text:p>
          <text:p text:style-name="P11"><text:span text:style-name="T7">Core 2 Duo</text:span></text:p>
          <text:p text:style-name="P11"><text:span text:style-name="T7">Core i7</text:span></text:p>
          <draw:enhanced-geometry svg:viewBox="0 0 21600 21600" draw:type="rectangle" draw:enhanced-path="M 0 0 L 21600 0 21600 21600 0 21600 0 0 Z N"/>
        </draw:custom-shape>
        <draw:custom-shape draw:name="TextBox 26" draw:style-name="gr4" draw:text-style-name="P2" draw:layer="layout" svg:width="12.499cm" svg:height="1.013cm" svg:x="6.867cm" svg:y="17.357cm">
          <text:p text:style-name="P11"><text:span text:style-name="T7">IA: often redefined as latest Intel architecture</text:span></text:p>
          <draw:enhanced-geometry svg:viewBox="0 0 21600 21600" draw:type="rectangle" draw:enhanced-path="M 0 0 L 21600 0 21600 21600 0 21600 0 0 Z N"/>
        </draw:custom-shape>
        <draw:custom-shape draw:name="Text Box 20" draw:style-name="gr4" draw:text-style-name="P2" draw:layer="layout" svg:width="1.717cm" svg:height="1.013cm" svg:x="20.322cm" svg:y="13.864cm">
          <text:p text:style-name="P14"><text:span text:style-name="T7">time</text:span></text:p>
          <draw:enhanced-geometry svg:viewBox="0 0 21600 21600" draw:type="rectangle" draw:enhanced-path="M 0 0 L 21600 0 21600 21600 0 21600 0 0 Z N"/>
        </draw:custom-shape>
        <draw:custom-shape draw:name="Text Box 21" draw:style-name="gr4" draw:text-style-name="P2" draw:layer="layout" svg:width="4.024cm" svg:height="1.013cm" svg:x="5.015cm" svg:y="2.752cm">
          <text:p text:style-name="P14"><text:span text:style-name="T7">Architectures</text:span></text:p>
          <draw:enhanced-geometry svg:viewBox="0 0 21600 21600" draw:type="rectangle" draw:enhanced-path="M 0 0 L 21600 0 21600 21600 0 21600 0 0 Z N"/>
        </draw:custom-shape>
        <draw:custom-shape draw:name="Text Box 29" draw:style-name="gr4" draw:text-style-name="P2" draw:layer="layout" svg:width="3.309cm" svg:height="1.013cm" svg:x="12.859cm" svg:y="2.752cm">
          <text:p text:style-name="P14"><text:span text:style-name="T7">Processors</text:span></text:p>
          <draw:enhanced-geometry svg:viewBox="0 0 21600 21600" draw:type="rectangle" draw:enhanced-path="M 0 0 L 21600 0 21600 21600 0 21600 0 0 Z N"/>
        </draw:custom-shape>
        <draw:custom-shape draw:name="TextBox 12" draw:style-name="gr4" draw:text-style-name="P2" draw:layer="layout" svg:width="1.793cm" svg:height="4.983cm" svg:x="7.714cm" svg:y="8.762cm">
          <text:p text:style-name="P10"><text:span text:style-name="T8">MMX</text:span></text:p>
          <text:p text:style-name="P10"><text:span text:style-name="T8"/></text:p>
          <text:p text:style-name="P10"><text:span text:style-name="T8">SSE</text:span></text:p>
          <text:p text:style-name="P10"><text:span text:style-name="T8"/></text:p>
          <text:p text:style-name="P10"><text:span text:style-name="T8">SSE2</text:span></text:p>
          <text:p text:style-name="P10"><text:span text:style-name="T8"/></text:p>
          <text:p text:style-name="P10"><text:span text:style-name="T8">SSE3</text:span></text:p>
          <draw:enhanced-geometry svg:viewBox="0 0 21600 21600" draw:type="rectangle" draw:enhanced-path="M 0 0 L 21600 0 21600 21600 0 21600 0 0 Z N"/>
        </draw:custom-shape>
        <draw:custom-shape draw:name="Rectangle 13" draw:style-name="gr4" draw:text-style-name="P2" draw:layer="layout" svg:width="1.586cm" svg:height="0.927cm" svg:x="7.925cm" svg:y="15.981cm">
          <text:p text:style-name="P10"><text:span text:style-name="T8">SSE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3.546cm" svg:height="10.159cm" svg:x="3.387cm" svg:y="1.905cm" draw:page-number="4" presentation:class="page"/>
          <draw:frame draw:name="Notes Placeholder 2" presentation:style-name="pr8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889cm" svg:height="1.269cm" svg:x="11.43cm" svg:y="25.4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Machine Programming I: Basic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Machine Programming I: Basic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History of Intel processors and architectures</text:span></text:p>
              </text:list-item>
            </text:list>
            <text:list text:style-name="L2">
              <text:list-item>
                <text:p text:style-name="P3"><text:span text:style-name="T2">C, assembly, machine code</text:span></text:p>
              </text:list-item>
            </text:list>
            <text:list text:style-name="L3">
              <text:list-item>
                <text:p text:style-name="P3"><text:span text:style-name="T2">Assembly Basics: Registers, operands, move</text:span></text:p>
              </text:list-item>
              <text:list-item>
                <text:p text:style-name="P3"><text:span text:style-name="T2">Intro to x86-64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5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889cm" svg:height="1.269cm" svg:x="11.43cm" svg:y="25.4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Definitions" draw:style-name="dp1" draw:master-page-name="Default" presentation:presentation-page-layout-name="AL1T11">
        <draw:frame draw:name="Rectangle 2" presentation:style-name="pr1" draw:text-style-name="P2" draw:layer="layout" svg:width="21.086cm" svg:height="2.116cm" svg:x="1.058cm" svg:y="1.27cm" presentation:class="title" presentation:user-transformed="true">
          <draw:text-box>
            <text:p text:style-name="P1"><text:span text:style-name="T1">Definitions</text:span></text:p>
          </draw:text-box>
        </draw:frame>
        <draw:frame draw:name="Rectangle 3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15">
              <text:list-item>
                <text:p text:style-name="P3"><text:span text:style-name="T2">Architecture: (also instruction set architecture: ISA) The parts of a processor design that one needs to understand to write assembly code. </text:span></text:p>
              </text:list-item>
            </text:list>
            <text:list text:style-name="L16">
              <text:list-item>
                <text:list>
                  <text:list-item>
                    <text:p text:style-name="P6"><text:span text:style-name="T4">Examples: <text:s/>instruction set specification, registers.</text:span></text:p>
                  </text:list-item>
                </text:list>
              </text:list-item>
              <text:list-item>
                <text:p text:style-name="P3"><text:span text:style-name="T2">Microarchitecture: Implementation of the architecture.</text:span></text:p>
                <text:list>
                  <text:list-item>
                    <text:p text:style-name="P6"><text:span text:style-name="T4">Examples: cache sizes and core frequenc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6" presentation:class="page"/>
          <draw:frame draw:name="Notes Placeholder 2" presentation:style-name="pr8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889cm" svg:height="1.269cm" svg:x="11.43cm" svg:y="25.4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Assembly Programmer’s View" draw:style-name="dp1" draw:master-page-name="Default_20_1" presentation:presentation-page-layout-name="AL2T3">
        <draw:custom-shape draw:name="Rectangle 6" draw:style-name="gr7" draw:text-style-name="P2" draw:layer="layout" svg:width="8.889cm" svg:height="6.137cm" svg:x="2.963cm" svg:y="2.963cm">
          <text:p text:style-name="P15"><text:span text:style-name="T7">CPU</text:span></text:p>
          <draw:enhanced-geometry svg:viewBox="0 0 21600 21600" draw:type="rectangle" draw:enhanced-path="M 0 0 L 21600 0 21600 21600 0 21600 0 0 Z N"/>
        </draw:custom-shape>
        <draw:frame draw:name="Rectangle 2" presentation:style-name="pr9" draw:text-style-name="P2" draw:layer="layout" svg:width="20.072cm" svg:height="1.591cm" svg:x="0.847cm" svg:y="0.847cm" presentation:class="title" presentation:user-transformed="true">
          <draw:text-box>
            <text:p text:style-name="P1"><text:span text:style-name="T1">Assembly Programmer’s View</text:span></text:p>
          </draw:text-box>
        </draw:frame>
        <draw:frame draw:name="Rectangle 3" presentation:style-name="pr10" draw:text-style-name="P2" draw:layer="layout" svg:width="12.104cm" svg:height="8.589cm" svg:x="0.847cm" svg:y="9.825cm" presentation:class="outline" presentation:user-transformed="true">
          <draw:text-box>
            <text:list text:style-name="L17">
              <text:list-item>
                <text:p text:style-name="P16"><text:span text:style-name="T6">Programmer-Visible State</text:span></text:p>
              </text:list-item>
            </text:list>
            <text:list text:style-name="L18">
              <text:list-item>
                <text:list>
                  <text:list-item>
                    <text:p text:style-name="P17"><text:span text:style-name="T9">PC: Program counter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7"><text:span text:style-name="T10">Address of next instruction</text:span></text:p>
                      </text:list-item>
                      <text:list-item>
                        <text:p text:style-name="P17"><text:span text:style-name="T10">Called “EIP” (IA32) or “RIP” (x86-64)</text:span></text:p>
                      </text:list-item>
                    </text:list>
                  </text:list-item>
                  <text:list-item>
                    <text:p text:style-name="P17"><text:span text:style-name="T9">Register file</text:span></text:p>
                    <text:list>
                      <text:list-item>
                        <text:p text:style-name="P17"><text:span text:style-name="T10">Heavily used program data</text:span></text:p>
                      </text:list-item>
                    </text:list>
                  </text:list-item>
                  <text:list-item>
                    <text:p text:style-name="P17"><text:span text:style-name="T9">Condition codes</text:span></text:p>
                    <text:list>
                      <text:list-item>
                        <text:p text:style-name="P17"><text:span text:style-name="T10">Store status information about most recent arithmetic operation</text:span></text:p>
                      </text:list-item>
                      <text:list-item>
                        <text:p text:style-name="P17"><text:span text:style-name="T10">Used for conditional branch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8" draw:text-style-name="P2" draw:layer="layout" svg:width="1.481cm" svg:height="1.269cm" svg:x="4.657cm" svg:y="4.868cm">
          <text:p text:style-name="P15"><text:span text:style-name="T7">PC</text:span></text:p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2" draw:layer="layout" svg:width="3.809cm" svg:height="2.116cm" svg:x="6.562cm" svg:y="4.022cm">
          <text:p text:style-name="P15"><text:span text:style-name="T7">Registers</text:span></text:p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2" draw:layer="layout" svg:width="4.867cm" svg:height="10.582cm" svg:x="16.722cm" svg:y="2.752cm">
          <text:p text:style-name="P18"><text:span text:style-name="T7">Memory</text:span></text:p>
          <draw:enhanced-geometry svg:viewBox="0 0 21600 21600" draw:type="rectangle" draw:enhanced-path="M 0 0 L 21600 0 21600 21600 0 21600 0 0 Z N"/>
        </draw:custom-shape>
        <draw:custom-shape draw:name="Text Box 8" draw:style-name="gr10" draw:text-style-name="P2" draw:layer="layout" svg:width="4.867cm" svg:height="2.788cm" svg:x="17.145cm" svg:y="4.657cm">
          <text:p text:style-name="P15"><text:span text:style-name="T6">Object Code</text:span></text:p>
          <text:p text:style-name="P15"><text:span text:style-name="T6">Program Data</text:span></text:p>
          <text:p text:style-name="P15"><text:span text:style-name="T6">OS Data</text:span></text:p>
          <draw:enhanced-geometry svg:viewBox="0 0 21600 21600" draw:type="rectangle" draw:enhanced-path="M 0 0 L 21600 0 21600 21600 0 21600 0 0 Z N"/>
        </draw:custom-shape>
        <draw:line draw:name="Line 9" draw:style-name="gr11" draw:text-style-name="P19" draw:layer="layout" svg:x1="11.853cm" svg:y1="4.868cm" svg:x2="16.721cm" svg:y2="4.868cm">
          <text:p/>
        </draw:line>
        <draw:line draw:name="Line 10" draw:style-name="gr12" draw:text-style-name="P19" draw:layer="layout" svg:x1="11.853cm" svg:y1="6.35cm" svg:x2="16.721cm" svg:y2="6.35cm">
          <text:p/>
        </draw:line>
        <draw:line draw:name="Line 11" draw:style-name="gr13" draw:text-style-name="P19" draw:layer="layout" svg:x1="11.853cm" svg:y1="7.831cm" svg:x2="16.721cm" svg:y2="7.831cm">
          <text:p/>
        </draw:line>
        <draw:custom-shape draw:name="Text Box 12" draw:style-name="gr10" draw:text-style-name="P2" draw:layer="layout" svg:width="4.867cm" svg:height="1.094cm" svg:x="11.853cm" svg:y="3.739cm">
          <text:p text:style-name="P18"><text:span text:style-name="T4">Addresses</text:span></text:p>
          <draw:enhanced-geometry svg:viewBox="0 0 21600 21600" draw:type="rectangle" draw:enhanced-path="M 0 0 L 21600 0 21600 21600 0 21600 0 0 Z N"/>
        </draw:custom-shape>
        <draw:custom-shape draw:name="Text Box 13" draw:style-name="gr10" draw:text-style-name="P2" draw:layer="layout" svg:width="4.867cm" svg:height="1.094cm" svg:x="11.853cm" svg:y="5.292cm">
          <text:p text:style-name="P18"><text:span text:style-name="T4">Data</text:span></text:p>
          <draw:enhanced-geometry svg:viewBox="0 0 21600 21600" draw:type="rectangle" draw:enhanced-path="M 0 0 L 21600 0 21600 21600 0 21600 0 0 Z N"/>
        </draw:custom-shape>
        <draw:custom-shape draw:name="Text Box 14" draw:style-name="gr10" draw:text-style-name="P2" draw:layer="layout" svg:width="4.656cm" svg:height="1.094cm" svg:x="11.853cm" svg:y="6.773cm">
          <text:p text:style-name="P18"><text:span text:style-name="T4">Instructions</text:span></text:p>
          <draw:enhanced-geometry svg:viewBox="0 0 21600 21600" draw:type="rectangle" draw:enhanced-path="M 0 0 L 21600 0 21600 21600 0 21600 0 0 Z N"/>
        </draw:custom-shape>
        <draw:custom-shape draw:name="Rectangle 15" draw:style-name="gr14" draw:text-style-name="P2" draw:layer="layout" svg:width="4.867cm" svg:height="2.539cm" svg:x="16.722cm" svg:y="8.255cm">
          <text:p text:style-name="P18"><text:span text:style-name="T7">Stack</text:span></text:p>
          <draw:enhanced-geometry svg:viewBox="0 0 21600 21600" draw:type="rectangle" draw:enhanced-path="M 0 0 L 21600 0 21600 21600 0 21600 0 0 Z N"/>
        </draw:custom-shape>
        <draw:custom-shape draw:name="Rectangle 16" draw:style-name="gr8" draw:text-style-name="P2" draw:layer="layout" svg:width="3.809cm" svg:height="1.904cm" svg:x="6.562cm" svg:y="6.562cm">
          <text:p text:style-name="P20"><text:span text:style-name="T7">Condition</text:span></text:p>
          <text:p text:style-name="P20"><text:span text:style-name="T7">Codes</text:span></text:p>
          <draw:enhanced-geometry svg:viewBox="0 0 21600 21600" draw:type="rectangle" draw:enhanced-path="M 0 0 L 21600 0 21600 21600 0 21600 0 0 Z N"/>
        </draw:custom-shape>
        <draw:frame draw:name="Rectangle 17" presentation:style-name="pr11" draw:text-style-name="P2" draw:layer="layout" svg:width="11.323cm" svg:height="4.356cm" svg:x="13.653cm" svg:y="13.847cm" presentation:class="outline" presentation:user-transformed="true">
          <draw:text-box>
            <text:list text:style-name="L20">
              <text:list-item>
                <text:list>
                  <text:list-item>
                    <text:p text:style-name="P6"><text:span text:style-name="T6">Memory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6"><text:span text:style-name="T10">Byte addressable array</text:span></text:p>
                      </text:list-item>
                      <text:list-item>
                        <text:p text:style-name="P6"><text:span text:style-name="T10">Code, user data, (some) OS data</text:span></text:p>
                      </text:list-item>
                      <text:list-item>
                        <text:p text:style-name="P6"><text:span text:style-name="T10">Includes stack used to support procedures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6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7" presentation:class="page"/>
          <draw:frame draw:name="Rectangle 3" presentation:style-name="pr12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Assembly Characteristics: Operations" draw:style-name="dp1" draw:master-page-name="Default" presentation:presentation-page-layout-name="AL1T11">
        <draw:frame draw:name="Rectangle 2" presentation:style-name="pr1" draw:text-style-name="P2" draw:layer="layout" svg:width="23.282cm" svg:height="1.591cm" svg:x="0.847cm" svg:y="1.371cm" presentation:class="title" presentation:user-transformed="true">
          <draw:text-box>
            <text:p text:style-name="P1"><text:span text:style-name="T1">Assembly Characteristics: Operations</text:span></text:p>
          </draw:text-box>
        </draw:frame>
        <draw:frame draw:name="Rectangle 3" presentation:style-name="pr2" draw:text-style-name="P2" draw:layer="layout" svg:width="23.745cm" svg:height="13.669cm" svg:x="0.807cm" svg:y="3.687cm" presentation:class="outline" presentation:user-transformed="true">
          <draw:text-box>
            <text:list text:style-name="L2">
              <text:list-item>
                <text:p text:style-name="P3"><text:span text:style-name="T2">Variable byte lengths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Perform arithmetic function on register or memory data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Transfer data between memory and registe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Load data from memory into register</text:span></text:p>
                  </text:list-item>
                  <text:list-item>
                    <text:p text:style-name="P6"><text:span text:style-name="T4">Store register data into memory</text:span></text:p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5">
              <text:list-item>
                <text:p text:style-name="P3"><text:span text:style-name="T2">Transfer control</text:span></text:p>
                <text:list>
                  <text:list-item>
                    <text:p text:style-name="P6"><text:span text:style-name="T4">Unconditional jumps to/from procedures</text:span></text:p>
                  </text:list-item>
                  <text:list-item>
                    <text:p text:style-name="P6"><text:span text:style-name="T4">Conditional bran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8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Assembly Characteristics: Data Types" draw:style-name="dp1" draw:master-page-name="Default" presentation:presentation-page-layout-name="AL1T11">
        <draw:frame draw:name="Rectangle 2" presentation:style-name="pr1" draw:text-style-name="P2" draw:layer="layout" svg:width="23.282cm" svg:height="1.591cm" svg:x="0.847cm" svg:y="1.371cm" presentation:class="title" presentation:user-transformed="true">
          <draw:text-box>
            <text:p text:style-name="P1"><text:span text:style-name="T1">Assembly Characteristics: Data Types</text:span></text:p>
          </draw:text-box>
        </draw:frame>
        <draw:frame draw:name="Rectangle 3" presentation:style-name="pr2" draw:text-style-name="P2" draw:layer="layout" svg:width="23.745cm" svg:height="15.362cm" svg:x="0.807cm" svg:y="3.475cm" presentation:class="outline" presentation:user-transformed="true">
          <draw:text-box>
            <text:list text:style-name="L2">
              <text:list-item>
                <text:p text:style-name="P3"><text:span text:style-name="T2">“</text:span><text:span text:style-name="T2">Integer” data of 1, 2, or 4 byt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Data values</text:span></text:p>
                  </text:list-item>
                  <text:list-item>
                    <text:p text:style-name="P6"><text:span text:style-name="T4">Addresses (untyped pointers)</text:span></text:p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5">
              <text:list-item>
                <text:p text:style-name="P3"><text:span text:style-name="T2">Floating point data of 4, 8, or 10 bytes</text:span></text:p>
              </text:list-item>
            </text:list>
            <text:p text:style-name="P3"><text:span text:style-name="T2"/></text:p>
            <text:list text:continue-numbering="true" text:style-name="L5">
              <text:list-item>
                <text:p text:style-name="P3"><text:span text:style-name="T2">No aggregate types such as arrays or structures</text:span></text:p>
                <text:list>
                  <text:list-item>
                    <text:p text:style-name="P6"><text:span text:style-name="T4">Just contiguously allocated bytes in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9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Turning C into Object Code" draw:style-name="dp1" draw:master-page-name="Default" presentation:presentation-page-layout-name="AL1T11">
        <draw:custom-shape draw:name="Rectangle 2" draw:style-name="gr10" draw:text-style-name="P2" draw:layer="layout" svg:width="2.019cm" svg:height="1.009cm" svg:x="3.06cm" svg:y="6.985cm">
          <text:p text:style-name="P21"><text:span text:style-name="T11">text</text:span></text:p>
          <draw:enhanced-geometry svg:viewBox="0 0 21600 21600" draw:type="rectangle" draw:enhanced-path="M 0 0 L 21600 0 21600 21600 0 21600 0 0 Z N"/>
        </draw:custom-shape>
        <draw:custom-shape draw:name="Rectangle 3" draw:style-name="gr10" draw:text-style-name="P2" draw:layer="layout" svg:width="2.019cm" svg:height="1.009cm" svg:x="3.06cm" svg:y="10.155cm">
          <text:p text:style-name="P21"><text:span text:style-name="T11">text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2.777cm" svg:height="1.009cm" svg:x="2.302cm" svg:y="13.123cm">
          <text:p text:style-name="P21"><text:span text:style-name="T11">binary</text:span></text:p>
          <draw:enhanced-geometry svg:viewBox="0 0 21600 21600" draw:type="rectangle" draw:enhanced-path="M 0 0 L 21600 0 21600 21600 0 21600 0 0 Z N"/>
        </draw:custom-shape>
        <draw:custom-shape draw:name="Rectangle 5" draw:style-name="gr10" draw:text-style-name="P2" draw:layer="layout" svg:width="2.777cm" svg:height="1.009cm" svg:x="2.302cm" svg:y="16.298cm">
          <text:p text:style-name="P21"><text:span text:style-name="T11">binary</text:span></text:p>
          <draw:enhanced-geometry svg:viewBox="0 0 21600 21600" draw:type="rectangle" draw:enhanced-path="M 0 0 L 21600 0 21600 21600 0 21600 0 0 Z N"/>
        </draw:custom-shape>
        <draw:line draw:name="Line 6" draw:style-name="gr15" draw:text-style-name="P19" draw:layer="layout" svg:x1="11.081cm" svg:y1="8.27cm" svg:x2="11.081cm" svg:y2="10.16cm">
          <text:p/>
        </draw:line>
        <draw:custom-shape draw:name="Rectangle 7" draw:style-name="gr10" draw:text-style-name="P2" draw:layer="layout" svg:width="10.715cm" svg:height="1.094cm" svg:x="11.933cm" svg:y="8.678cm">
          <text:p text:style-name="P15"><text:span text:style-name="T6">Compiler (</text:span><text:span text:style-name="T12">gcc –O1 –m32 -S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name="Rectangle 8" draw:style-name="gr10" draw:text-style-name="P2" draw:layer="layout" svg:width="8.466cm" svg:height="1.094cm" svg:x="11.889cm" svg:y="11.642cm">
          <text:p text:style-name="P15"><text:span text:style-name="T6">Assembler (</text:span><text:span text:style-name="T12">gcc</text:span><text:span text:style-name="T6"> or </text:span><text:span text:style-name="T12">as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name="Rectangle 9" draw:style-name="gr10" draw:text-style-name="P2" draw:layer="layout" svg:width="7.328cm" svg:height="1.094cm" svg:x="11.933cm" svg:y="14.817cm">
          <text:p text:style-name="P15"><text:span text:style-name="T6">Linker (</text:span><text:span text:style-name="T12">gcc</text:span><text:span text:style-name="T6"> or</text:span><text:span text:style-name="T13"> </text:span><text:span text:style-name="T12">ld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name="Rectangle 10" draw:style-name="gr16" draw:text-style-name="P2" draw:layer="layout" svg:width="9.065cm" svg:height="1.094cm" svg:x="6.593cm" svg:y="7.166cm">
          <text:p text:style-name="P18"><text:span text:style-name="T6">C program (</text:span><text:span text:style-name="T12">p1.c p2.c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name="Rectangle 11" draw:style-name="gr16" draw:text-style-name="P2" draw:layer="layout" svg:width="9.7cm" svg:height="1.094cm" svg:x="6.275cm" svg:y="10.16cm">
          <text:p text:style-name="P18"><text:span text:style-name="T6">Asm program (</text:span><text:span text:style-name="T12">p1.s p2.s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0.335cm" svg:height="1.094cm" svg:x="5.958cm" svg:y="13.335cm">
          <text:p text:style-name="P18"><text:span text:style-name="T6">Object program (</text:span><text:span text:style-name="T12">p1.o p2.o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name="Rectangle 13" draw:style-name="gr18" draw:text-style-name="P2" draw:layer="layout" svg:width="10.41cm" svg:height="1.094cm" svg:x="5.92cm" svg:y="16.51cm">
          <text:p text:style-name="P18"><text:span text:style-name="T6">Executable program (</text:span><text:span text:style-name="T12">p</text:span><text:span text:style-name="T6">)</text:span></text:p>
          <draw:enhanced-geometry svg:viewBox="0 0 21600 21600" draw:type="rectangle" draw:enhanced-path="M 0 0 L 21600 0 21600 21600 0 21600 0 0 Z N"/>
        </draw:custom-shape>
        <draw:line draw:name="Line 14" draw:style-name="gr15" draw:text-style-name="P19" draw:layer="layout" svg:x1="11.081cm" svg:y1="11.264cm" svg:x2="11.081cm" svg:y2="13.282cm">
          <text:p/>
        </draw:line>
        <draw:line draw:name="Line 15" draw:style-name="gr15" draw:text-style-name="P19" draw:layer="layout" svg:x1="11.081cm" svg:y1="14.439cm" svg:x2="11.081cm" svg:y2="16.457cm">
          <text:p/>
        </draw:line>
        <draw:custom-shape draw:name="Rectangle 16" draw:style-name="gr17" draw:text-style-name="P2" draw:layer="layout" svg:width="5.679cm" svg:height="1.941cm" svg:x="19.05cm" svg:y="13.335cm">
          <text:p text:style-name="P18"><text:span text:style-name="T6">Static libraries (</text:span><text:span text:style-name="T12">.a</text:span><text:span text:style-name="T6">)</text:span></text:p>
          <draw:enhanced-geometry svg:viewBox="0 0 21600 21600" draw:type="rectangle" draw:enhanced-path="M 0 0 L 21600 0 21600 21600 0 21600 0 0 Z N"/>
        </draw:custom-shape>
        <draw:line draw:name="Line 17" draw:style-name="gr15" draw:text-style-name="P19" draw:layer="layout" svg:x1="19.045cm" svg:y1="14.816cm" svg:x2="16.293cm" svg:y2="17.356cm">
          <text:p/>
        </draw:line>
        <draw:frame draw:name="Rectangle 18" presentation:style-name="pr1" draw:text-style-name="P2" draw:layer="layout" svg:width="19.437cm" svg:height="1.591cm" svg:x="1.058cm" svg:y="0.948cm" presentation:class="title" presentation:user-transformed="true">
          <draw:text-box>
            <text:p text:style-name="P1"><text:span text:style-name="T1">Turning C into Object Code</text:span></text:p>
          </draw:text-box>
        </draw:frame>
        <draw:frame draw:name="Rectangle 19" presentation:style-name="pr2" draw:text-style-name="P2" draw:layer="layout" svg:width="23.075cm" svg:height="4.065cm" svg:x="0.807cm" svg:y="2.752cm" presentation:class="outline" presentation:user-transformed="true">
          <draw:text-box>
            <text:list text:style-name="L23">
              <text:list-item>
                <text:list>
                  <text:list-item>
                    <text:p text:style-name="P22"><text:span text:style-name="T4">Code in files <text:s/></text:span><text:span text:style-name="T12">p1.c p2.c</text:span></text:p>
                  </text:list-item>
                  <text:list-item>
                    <text:p text:style-name="P22"><text:span text:style-name="T4">Compile with command: <text:s/></text:span><text:span text:style-name="T12">gcc –O1 p1.c p2.c -o p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22"><text:span text:style-name="T4">Use basic optimizations (</text:span><text:span text:style-name="T12">-O1</text:span><text:span text:style-name="T4">)</text:span></text:p>
                      </text:list-item>
                      <text:list-item>
                        <text:p text:style-name="P22"><text:span text:style-name="T4">Put resulting binary in file </text:span><text:span text:style-name="T12">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0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Compiling Into Assembly" draw:style-name="dp1" draw:master-page-name="Default" presentation:presentation-page-layout-name="AL1T11">
        <draw:frame draw:name="Rectangle 2" presentation:style-name="pr5" draw:text-style-name="P2" draw:layer="layout" svg:width="19.014cm" svg:height="1.542cm" svg:x="0.635cm" svg:y="1.208cm" presentation:class="title" presentation:user-transformed="true">
          <draw:text-box>
            <text:p text:style-name="P1"><text:span text:style-name="T1">Compiling Into Assembly</text:span></text:p>
          </draw:text-box>
        </draw:frame>
        <draw:frame draw:name="Rectangle 3" presentation:style-name="pr6" draw:text-style-name="P2" draw:layer="layout" svg:width="4.506cm" svg:height="1.009cm" svg:x="0.635cm" svg:y="3.175cm" presentation:class="outline" presentation:user-transformed="true">
          <draw:text-box>
            <text:p text:style-name="P3"><text:span text:style-name="T2">C Code</text:span></text:p>
            <text:p text:style-name="P3"><text:span text:style-name="T2"/></text:p>
          </draw:text-box>
        </draw:frame>
        <draw:custom-shape draw:name="Rectangle 4" draw:style-name="gr19" draw:text-style-name="P2" draw:layer="layout" svg:width="10.785cm" svg:height="4.057cm" svg:x="0.847cm" svg:y="4.445cm">
          <text:p text:style-name="P23"><text:span text:style-name="T14">int sum(int x, int y)</text:span></text:p>
          <text:p text:style-name="P23"><text:span text:style-name="T14">{</text:span></text:p>
          <text:p text:style-name="P23"><text:span text:style-name="T14"><text:s text:c="2"/></text:span><text:span text:style-name="T14">int t = x+y;</text:span></text:p>
          <text:p text:style-name="P23"><text:span text:style-name="T14"><text:s text:c="2"/></text:span><text:span text:style-name="T14">return t;</text:span></text:p>
          <text:p text:style-name="P23"><text:span text:style-name="T14">}</text:span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11.429cm" svg:height="1.146cm" svg:x="12.277cm" svg:y="3.087cm">
          <text:p text:style-name="P24"><text:span text:style-name="T2">Generated IA32 Assembly</text:span></text:p>
          <text:p text:style-name="P25"><text:span text:style-name="T2"/></text:p>
          <draw:enhanced-geometry svg:viewBox="0 0 21600 21600" draw:type="rectangle" draw:enhanced-path="M 0 0 L 21600 0 21600 21600 0 21600 0 0 Z N"/>
        </draw:custom-shape>
        <draw:custom-shape draw:name="Rectangle 6" draw:style-name="gr19" draw:text-style-name="P2" draw:layer="layout" svg:width="11.654cm" svg:height="5.581cm" svg:x="12.488cm" svg:y="4.423cm">
          <text:p text:style-name="P23"><text:span text:style-name="T14">sum:</text:span></text:p>
          <text:p text:style-name="P23"><text:span text:style-name="T14"><text:s text:c="3"/></text:span><text:span text:style-name="T14">pushl %ebp</text:span></text:p>
          <text:p text:style-name="P23"><text:span text:style-name="T14"><text:s text:c="3"/></text:span><text:span text:style-name="T14">movl %esp,%ebp</text:span></text:p>
          <text:p text:style-name="P23"><text:span text:style-name="T14"><text:s text:c="3"/></text:span><text:span text:style-name="T14">movl 12(%ebp),%eax</text:span></text:p>
          <text:p text:style-name="P23"><text:span text:style-name="T14"><text:s text:c="3"/></text:span><text:span text:style-name="T14">addl 8(%ebp),%eax</text:span></text:p>
          <text:p text:style-name="P23"><text:span text:style-name="T14"><text:s text:c="3"/></text:span><text:span text:style-name="T14">popl %ebp</text:span></text:p>
          <text:p text:style-name="P23"><text:span text:style-name="T14"><text:s text:c="3"/></text:span><text:span text:style-name="T14">ret</text:span></text:p>
          <draw:enhanced-geometry svg:viewBox="0 0 21600 21600" draw:type="rectangle" draw:enhanced-path="M 0 0 L 21600 0 21600 21600 0 21600 0 0 Z N"/>
        </draw:custom-shape>
        <draw:custom-shape draw:name="Rectangle 7" draw:style-name="gr21" draw:text-style-name="P2" draw:layer="layout" svg:width="20.742cm" svg:height="3.167cm" svg:x="1.27cm" svg:y="13.85cm">
          <text:p text:style-name="P26"><text:span text:style-name="T7">Obtain with command</text:span></text:p>
          <text:p text:style-name="P27"><text:span text:style-name="T14">/usr/local/bin/gcc –O1 -S –m32 code.c</text:span></text:p>
          <text:p text:style-name="P26"><text:span text:style-name="T7">Produces file </text:span><text:span text:style-name="T14">code.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11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Disassembling Object Code" draw:style-name="dp1" draw:master-page-name="Default" presentation:presentation-page-layout-name="AL1T11">
        <draw:custom-shape draw:name="Rectangle 2" draw:style-name="gr20" draw:text-style-name="P2" draw:layer="layout" svg:width="7.231cm" svg:height="1.146cm" svg:x="11.642cm" svg:y="2.54cm">
          <text:p text:style-name="P24"><text:span text:style-name="T2">Disassembled</text:span></text:p>
          <text:p text:style-name="P25"><text:span text:style-name="T2"/></text:p>
          <draw:enhanced-geometry svg:viewBox="0 0 21600 21600" draw:type="rectangle" draw:enhanced-path="M 0 0 L 21600 0 21600 21600 0 21600 0 0 Z N"/>
        </draw:custom-shape>
        <draw:custom-shape draw:name="Rectangle 3" draw:style-name="gr19" draw:text-style-name="P2" draw:layer="layout" svg:width="18.202cm" svg:height="5.581cm" svg:x="6.773cm" svg:y="4.736cm">
          <text:p text:style-name="P28"><text:span text:style-name="T14">Dump of assembler code for function sum:</text:span></text:p>
          <text:p text:style-name="P28"><text:span text:style-name="T14">0x080483c4 &lt;sum+0&gt;: <text:s text:c="4"/>push <text:s text:c="2"/>%ebp</text:span></text:p>
          <text:p text:style-name="P28"><text:span text:style-name="T14">0x080483c5 &lt;sum+1&gt;: <text:s text:c="4"/>mov <text:s text:c="3"/>%esp,%ebp</text:span></text:p>
          <text:p text:style-name="P28"><text:span text:style-name="T14">0x080483c7 &lt;sum+3&gt;: <text:s text:c="4"/>mov <text:s text:c="3"/>0xc(%ebp),%eax</text:span></text:p>
          <text:p text:style-name="P28"><text:span text:style-name="T14">0x080483ca &lt;sum+6&gt;: <text:s text:c="4"/>add <text:s text:c="3"/>0x8(%ebp),%eax</text:span></text:p>
          <text:p text:style-name="P28"><text:span text:style-name="T14">0x080483cd &lt;sum+9&gt;: <text:s text:c="4"/>pop <text:s text:c="3"/>%ebp</text:span></text:p>
          <text:p text:style-name="P28"><text:span text:style-name="T14">0x080483ce &lt;sum+10&gt;: <text:s text:c="3"/>ret</text:span></text:p>
          <draw:enhanced-geometry svg:viewBox="0 0 21600 21600" draw:type="rectangle" draw:enhanced-path="M 0 0 L 21600 0 21600 21600 0 21600 0 0 Z N"/>
        </draw:custom-shape>
        <draw:frame draw:name="Rectangle 4" presentation:style-name="pr1" draw:text-style-name="P2" draw:layer="layout" svg:width="17.356cm" svg:height="1.591cm" svg:x="1.482cm" svg:y="1.16cm" presentation:class="title" presentation:user-transformed="true">
          <draw:text-box>
            <text:p text:style-name="P1"><text:span text:style-name="T1">Disassembling Object Code</text:span></text:p>
          </draw:text-box>
        </draw:frame>
        <draw:frame draw:name="Rectangle 5" presentation:style-name="pr2" draw:text-style-name="P2" draw:layer="layout" svg:width="17.501cm" svg:height="6.248cm" svg:x="6.381cm" svg:y="11.655cm" presentation:class="outline" presentation:user-transformed="true">
          <draw:text-box>
            <text:list text:style-name="L2">
              <text:list-item>
                <text:p text:style-name="P3"><text:span text:style-name="T2">Within gdb Debugger</text:span></text:p>
              </text:list-item>
            </text:list>
            <text:p text:style-name="P29"><text:span text:style-name="T12">gdb p</text:span></text:p>
            <text:p text:style-name="P29"><text:span text:style-name="T12">disassemble sum</text:span></text:p>
            <text:list text:style-name="L5">
              <text:list-item>
                <text:list>
                  <text:list-item>
                    <text:p text:style-name="P6"><text:span text:style-name="T4">Disassemble procedure</text:span></text:p>
                  </text:list-item>
                </text:list>
              </text:list-item>
            </text:list>
            <text:p text:style-name="P29"><text:span text:style-name="T12">x/11xb sum</text:span></text:p>
            <text:list text:continue-numbering="true" text:style-name="L5">
              <text:list-item>
                <text:list>
                  <text:list-item>
                    <text:p text:style-name="P6"><text:span text:style-name="T4">Examine the 11 bytes starting at </text:span><text:span text:style-name="T15">sum</text:span></text:p>
                  </text:list-item>
                </text:list>
              </text:list-item>
            </text:list>
            <text:p text:style-name="P29"><text:span text:style-name="T4"/></text:p>
          </draw:text-box>
        </draw:frame>
        <draw:custom-shape draw:name="Rectangle 6" draw:style-name="gr20" draw:text-style-name="P2" draw:layer="layout" svg:width="3.633cm" svg:height="1.146cm" svg:x="1.905cm" svg:y="2.963cm">
          <text:p text:style-name="P24"><text:span text:style-name="T2">Object</text:span></text:p>
          <text:p text:style-name="P25"><text:span text:style-name="T2"/></text:p>
          <draw:enhanced-geometry svg:viewBox="0 0 21600 21600" draw:type="rectangle" draw:enhanced-path="M 0 0 L 21600 0 21600 21600 0 21600 0 0 Z N"/>
        </draw:custom-shape>
        <draw:custom-shape draw:name="Rectangle 7" draw:style-name="gr22" draw:text-style-name="P2" draw:layer="layout" svg:width="4.232cm" svg:height="9.391cm" svg:x="1.693cm" svg:y="4.233cm">
          <text:p text:style-name="P23"><text:span text:style-name="T14">0x401040: </text:span></text:p>
          <text:p text:style-name="P23"><text:span text:style-name="T14"><text:s text:c="3"/></text:span><text:span text:style-name="T14">0x55</text:span></text:p>
          <text:p text:style-name="P23"><text:span text:style-name="T14"><text:s text:c="3"/></text:span><text:span text:style-name="T14">0x89</text:span></text:p>
          <text:p text:style-name="P23"><text:span text:style-name="T14"><text:s text:c="3"/></text:span><text:span text:style-name="T14">0xe5</text:span></text:p>
          <text:p text:style-name="P23"><text:span text:style-name="T14"><text:s text:c="3"/></text:span><text:span text:style-name="T14">0x8b</text:span></text:p>
          <text:p text:style-name="P23"><text:span text:style-name="T14"><text:s text:c="3"/></text:span><text:span text:style-name="T14">0x45</text:span></text:p>
          <text:p text:style-name="P23"><text:span text:style-name="T14"><text:s text:c="3"/></text:span><text:span text:style-name="T14">0x0c</text:span></text:p>
          <text:p text:style-name="P23"><text:span text:style-name="T14"><text:s text:c="3"/></text:span><text:span text:style-name="T14">0x03</text:span></text:p>
          <text:p text:style-name="P23"><text:span text:style-name="T14"><text:s text:c="3"/></text:span><text:span text:style-name="T14">0x45</text:span></text:p>
          <text:p text:style-name="P23"><text:span text:style-name="T14"><text:s text:c="3"/></text:span><text:span text:style-name="T14">0x08</text:span></text:p>
          <text:p text:style-name="P23"><text:span text:style-name="T14"><text:s text:c="3"/></text:span><text:span text:style-name="T14">0x5d</text:span></text:p>
          <text:p text:style-name="P23"><text:span text:style-name="T14"><text:s text:c="3"/></text:span><text:span text:style-name="T14">0xc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12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Machine Programming I: Basic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Machine Programming I: Basic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History of Intel processors and architectures</text:span></text:p>
              </text:list-item>
              <text:list-item>
                <text:p text:style-name="P3"><text:span text:style-name="T2">C, assembly, machine code</text:span></text:p>
              </text:list-item>
            </text:list>
            <text:list text:style-name="L2">
              <text:list-item>
                <text:p text:style-name="P3"><text:span text:style-name="T2">Assembly Basics: Registers, operands, move</text:span></text:p>
              </text:list-item>
            </text:list>
            <text:list text:style-name="L3">
              <text:list-item>
                <text:p text:style-name="P3"><text:span text:style-name="T2">Intro to x86-64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3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889cm" svg:height="1.269cm" svg:x="11.43cm" svg:y="25.4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Integer Registers (IA32)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Integer Registers (IA32)</text:span></text:p>
          </draw:text-box>
        </draw:frame>
        <draw:g draw:name="Group 12">
          <draw:custom-shape draw:name="Rectangle 4" draw:style-name="gr8" draw:text-style-name="P2" draw:layer="layout" svg:width="15.874cm" svg:height="1.339cm" svg:x="3.598cm" svg:y="3.704cm">
            <text:p text:style-name="P30"><text:span text:style-name="T16">%eax</text:span></text:p>
            <draw:enhanced-geometry svg:viewBox="0 0 21600 21600" draw:type="rectangle" draw:enhanced-path="M 0 0 L 21600 0 21600 21600 0 21600 0 0 Z N"/>
          </draw:custom-shape>
          <draw:custom-shape draw:name="Rectangle 5" draw:style-name="gr8" draw:text-style-name="P2" draw:layer="layout" svg:width="15.874cm" svg:height="1.339cm" svg:x="3.598cm" svg:y="5.312cm">
            <text:p text:style-name="P30"><text:span text:style-name="T16">%ecx</text:span></text:p>
            <draw:enhanced-geometry svg:viewBox="0 0 21600 21600" draw:type="rectangle" draw:enhanced-path="M 0 0 L 21600 0 21600 21600 0 21600 0 0 Z N"/>
          </draw:custom-shape>
          <draw:custom-shape draw:name="Rectangle 6" draw:style-name="gr8" draw:text-style-name="P2" draw:layer="layout" svg:width="15.874cm" svg:height="1.339cm" svg:x="3.598cm" svg:y="6.92cm">
            <text:p text:style-name="P30"><text:span text:style-name="T16">%edx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8" draw:text-style-name="P2" draw:layer="layout" svg:width="15.874cm" svg:height="1.339cm" svg:x="3.598cm" svg:y="8.527cm">
            <text:p text:style-name="P30"><text:span text:style-name="T16">%ebx</text:span></text:p>
            <draw:enhanced-geometry svg:viewBox="0 0 21600 21600" draw:type="rectangle" draw:enhanced-path="M 0 0 L 21600 0 21600 21600 0 21600 0 0 Z N"/>
          </draw:custom-shape>
          <draw:custom-shape draw:name="Rectangle 8" draw:style-name="gr8" draw:text-style-name="P2" draw:layer="layout" svg:width="15.874cm" svg:height="1.339cm" svg:x="3.598cm" svg:y="10.135cm">
            <text:p text:style-name="P30"><text:span text:style-name="T16">%esi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8" draw:text-style-name="P2" draw:layer="layout" svg:width="15.874cm" svg:height="1.339cm" svg:x="3.598cm" svg:y="11.743cm">
            <text:p text:style-name="P30"><text:span text:style-name="T16">%edi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23" draw:text-style-name="P2" draw:layer="layout" svg:width="15.874cm" svg:height="1.339cm" svg:x="3.598cm" svg:y="13.351cm">
            <text:p text:style-name="P30"><text:span text:style-name="T16">%esp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23" draw:text-style-name="P2" draw:layer="layout" svg:width="15.874cm" svg:height="1.339cm" svg:x="3.598cm" svg:y="14.959cm">
            <text:p text:style-name="P30"><text:span text:style-name="T16">%ebp</text:span></text:p>
            <draw:enhanced-geometry svg:viewBox="0 0 21600 21600" draw:type="rectangle" draw:enhanced-path="M 0 0 L 21600 0 21600 21600 0 21600 0 0 Z N"/>
          </draw:custom-shape>
        </draw:g>
        <draw:g draw:name="Group 21" xml:id="id1" draw:id="id1">
          <draw:custom-shape draw:name="Rectangle 12" draw:style-name="gr24" draw:text-style-name="P2" draw:layer="layout" svg:width="7.831cm" svg:height="0.954cm" svg:x="11.623cm" svg:y="3.903cm">
            <text:p/>
            <draw:enhanced-geometry svg:viewBox="0 0 21600 21600" draw:type="rectangle" draw:enhanced-path="M 0 0 L 21600 0 21600 21600 0 21600 0 0 Z N"/>
          </draw:custom-shape>
          <draw:line draw:name="Straight Connector 18" draw:style-name="gr25" draw:text-style-name="P12" draw:layer="layout" svg:x1="15.536cm" svg:y1="3.906cm" svg:x2="15.541cm" svg:y2="4.858cm">
            <text:p/>
          </draw:line>
        </draw:g>
        <draw:g draw:name="Group 22" xml:id="id2" draw:id="id2">
          <draw:custom-shape draw:name="Rectangle 23" draw:style-name="gr24" draw:text-style-name="P2" draw:layer="layout" svg:width="7.831cm" svg:height="0.954cm" svg:x="11.623cm" svg:y="5.525cm">
            <text:p/>
            <draw:enhanced-geometry svg:viewBox="0 0 21600 21600" draw:type="rectangle" draw:enhanced-path="M 0 0 L 21600 0 21600 21600 0 21600 0 0 Z N"/>
          </draw:custom-shape>
          <draw:line draw:name="Straight Connector 24" draw:style-name="gr25" draw:text-style-name="P12" draw:layer="layout" svg:x1="15.536cm" svg:y1="5.528cm" svg:x2="15.541cm" svg:y2="6.48cm">
            <text:p/>
          </draw:line>
        </draw:g>
        <draw:g draw:name="Group 25" xml:id="id3" draw:id="id3">
          <draw:custom-shape draw:name="Rectangle 26" draw:style-name="gr24" draw:text-style-name="P2" draw:layer="layout" svg:width="7.831cm" svg:height="0.954cm" svg:x="11.623cm" svg:y="7.107cm">
            <text:p/>
            <draw:enhanced-geometry svg:viewBox="0 0 21600 21600" draw:type="rectangle" draw:enhanced-path="M 0 0 L 21600 0 21600 21600 0 21600 0 0 Z N"/>
          </draw:custom-shape>
          <draw:line draw:name="Straight Connector 27" draw:style-name="gr25" draw:text-style-name="P12" draw:layer="layout" svg:x1="15.536cm" svg:y1="7.11cm" svg:x2="15.541cm" svg:y2="8.062cm">
            <text:p/>
          </draw:line>
        </draw:g>
        <draw:g draw:name="Group 28" xml:id="id4" draw:id="id4">
          <draw:custom-shape draw:name="Rectangle 29" draw:style-name="gr24" draw:text-style-name="P2" draw:layer="layout" svg:width="7.831cm" svg:height="0.954cm" svg:x="11.623cm" svg:y="8.726cm">
            <text:p/>
            <draw:enhanced-geometry svg:viewBox="0 0 21600 21600" draw:type="rectangle" draw:enhanced-path="M 0 0 L 21600 0 21600 21600 0 21600 0 0 Z N"/>
          </draw:custom-shape>
          <draw:line draw:name="Straight Connector 30" draw:style-name="gr25" draw:text-style-name="P12" draw:layer="layout" svg:x1="15.536cm" svg:y1="8.729cm" svg:x2="15.541cm" svg:y2="9.682cm">
            <text:p/>
          </draw:line>
        </draw:g>
        <draw:custom-shape draw:name="Rectangle 32" draw:style-name="gr24" draw:text-style-name="P2" xml:id="id5" draw:id="id5" draw:layer="layout" svg:width="7.831cm" svg:height="0.952cm" svg:x="11.623cm" svg:y="10.327cm">
          <text:p/>
          <draw:enhanced-geometry svg:viewBox="0 0 21600 21600" draw:type="rectangle" draw:enhanced-path="M 0 0 L 21600 0 21600 21600 0 21600 0 0 Z N"/>
        </draw:custom-shape>
        <draw:custom-shape draw:name="Rectangle 35" draw:style-name="gr24" draw:text-style-name="P2" xml:id="id6" draw:id="id6" draw:layer="layout" svg:width="7.831cm" svg:height="0.952cm" svg:x="11.623cm" svg:y="11.949cm">
          <text:p/>
          <draw:enhanced-geometry svg:viewBox="0 0 21600 21600" draw:type="rectangle" draw:enhanced-path="M 0 0 L 21600 0 21600 21600 0 21600 0 0 Z N"/>
        </draw:custom-shape>
        <draw:custom-shape draw:name="Rectangle 38" draw:style-name="gr26" draw:text-style-name="P2" xml:id="id7" draw:id="id7" draw:layer="layout" svg:width="7.831cm" svg:height="0.952cm" svg:x="11.623cm" svg:y="13.531cm">
          <text:p/>
          <draw:enhanced-geometry svg:viewBox="0 0 21600 21600" draw:type="rectangle" draw:enhanced-path="M 0 0 L 21600 0 21600 21600 0 21600 0 0 Z N"/>
        </draw:custom-shape>
        <draw:custom-shape draw:name="Rectangle 41" draw:style-name="gr26" draw:text-style-name="P2" xml:id="id8" draw:id="id8" draw:layer="layout" svg:width="7.831cm" svg:height="0.952cm" svg:x="11.623cm" svg:y="15.151cm">
          <text:p text:style-name="P14"/>
          <draw:enhanced-geometry svg:viewBox="0 0 21600 21600" draw:type="rectangle" draw:enhanced-path="M 0 0 L 21600 0 21600 21600 0 21600 0 0 Z N"/>
        </draw:custom-shape>
        <draw:custom-shape draw:name="TextBox 52" draw:style-name="gr27" draw:text-style-name="P2" xml:id="id9" draw:id="id9" draw:layer="layout" svg:width="1.645cm" svg:height="1.013cm" svg:x="9.956cm" svg:y="3.866cm">
          <text:p text:style-name="P14"><text:span text:style-name="T17">%ax</text:span></text:p>
          <draw:enhanced-geometry svg:viewBox="0 0 21600 21600" draw:type="rectangle" draw:enhanced-path="M 0 0 L 21600 0 21600 21600 0 21600 0 0 Z N"/>
        </draw:custom-shape>
        <draw:custom-shape draw:name="TextBox 53" draw:style-name="gr27" draw:text-style-name="P2" xml:id="id10" draw:id="id10" draw:layer="layout" svg:width="1.645cm" svg:height="1.013cm" svg:x="9.956cm" svg:y="5.487cm">
          <text:p text:style-name="P14"><text:span text:style-name="T17">%cx</text:span></text:p>
          <draw:enhanced-geometry svg:viewBox="0 0 21600 21600" draw:type="rectangle" draw:enhanced-path="M 0 0 L 21600 0 21600 21600 0 21600 0 0 Z N"/>
        </draw:custom-shape>
        <draw:custom-shape draw:name="TextBox 54" draw:style-name="gr27" draw:text-style-name="P2" xml:id="id11" draw:id="id11" draw:layer="layout" svg:width="1.645cm" svg:height="1.013cm" svg:x="9.956cm" svg:y="7.059cm">
          <text:p text:style-name="P14"><text:span text:style-name="T17">%dx</text:span></text:p>
          <draw:enhanced-geometry svg:viewBox="0 0 21600 21600" draw:type="rectangle" draw:enhanced-path="M 0 0 L 21600 0 21600 21600 0 21600 0 0 Z N"/>
        </draw:custom-shape>
        <draw:custom-shape draw:name="TextBox 55" draw:style-name="gr27" draw:text-style-name="P2" xml:id="id12" draw:id="id12" draw:layer="layout" svg:width="1.645cm" svg:height="1.013cm" svg:x="9.956cm" svg:y="8.699cm">
          <text:p text:style-name="P14"><text:span text:style-name="T17">%bx</text:span></text:p>
          <draw:enhanced-geometry svg:viewBox="0 0 21600 21600" draw:type="rectangle" draw:enhanced-path="M 0 0 L 21600 0 21600 21600 0 21600 0 0 Z N"/>
        </draw:custom-shape>
        <draw:custom-shape draw:name="TextBox 56" draw:style-name="gr27" draw:text-style-name="P2" xml:id="id13" draw:id="id13" draw:layer="layout" svg:width="1.645cm" svg:height="1.013cm" svg:x="9.956cm" svg:y="10.3cm">
          <text:p text:style-name="P14"><text:span text:style-name="T17">%si</text:span></text:p>
          <draw:enhanced-geometry svg:viewBox="0 0 21600 21600" draw:type="rectangle" draw:enhanced-path="M 0 0 L 21600 0 21600 21600 0 21600 0 0 Z N"/>
        </draw:custom-shape>
        <draw:custom-shape draw:name="TextBox 57" draw:style-name="gr27" draw:text-style-name="P2" xml:id="id14" draw:id="id14" draw:layer="layout" svg:width="1.645cm" svg:height="1.013cm" svg:x="9.956cm" svg:y="11.909cm">
          <text:p text:style-name="P14"><text:span text:style-name="T17">%di</text:span></text:p>
          <draw:enhanced-geometry svg:viewBox="0 0 21600 21600" draw:type="rectangle" draw:enhanced-path="M 0 0 L 21600 0 21600 21600 0 21600 0 0 Z N"/>
        </draw:custom-shape>
        <draw:custom-shape draw:name="TextBox 58" draw:style-name="gr27" draw:text-style-name="P2" xml:id="id15" draw:id="id15" draw:layer="layout" svg:width="1.645cm" svg:height="1.013cm" svg:x="9.956cm" svg:y="13.494cm">
          <text:p text:style-name="P14"><text:span text:style-name="T17">%sp</text:span></text:p>
          <draw:enhanced-geometry svg:viewBox="0 0 21600 21600" draw:type="rectangle" draw:enhanced-path="M 0 0 L 21600 0 21600 21600 0 21600 0 0 Z N"/>
        </draw:custom-shape>
        <draw:custom-shape draw:name="TextBox 59" draw:style-name="gr27" draw:text-style-name="P2" xml:id="id16" draw:id="id16" draw:layer="layout" svg:width="1.645cm" svg:height="1.013cm" svg:x="9.956cm" svg:y="15.121cm">
          <text:p text:style-name="P14"><text:span text:style-name="T17">%bp</text:span></text:p>
          <draw:enhanced-geometry svg:viewBox="0 0 21600 21600" draw:type="rectangle" draw:enhanced-path="M 0 0 L 21600 0 21600 21600 0 21600 0 0 Z N"/>
        </draw:custom-shape>
        <draw:custom-shape draw:name="TextBox 60" draw:style-name="gr27" draw:text-style-name="P2" xml:id="id17" draw:id="id17" draw:layer="layout" svg:width="1.645cm" svg:height="1.013cm" svg:x="12.708cm" svg:y="3.866cm">
          <text:p text:style-name="P14"><text:span text:style-name="T17">%ah</text:span></text:p>
          <draw:enhanced-geometry svg:viewBox="0 0 21600 21600" draw:type="rectangle" draw:enhanced-path="M 0 0 L 21600 0 21600 21600 0 21600 0 0 Z N"/>
        </draw:custom-shape>
        <draw:custom-shape draw:name="TextBox 61" draw:style-name="gr27" draw:text-style-name="P2" xml:id="id18" draw:id="id18" draw:layer="layout" svg:width="1.645cm" svg:height="1.013cm" svg:x="12.708cm" svg:y="5.487cm">
          <text:p text:style-name="P14"><text:span text:style-name="T17">%ch</text:span></text:p>
          <draw:enhanced-geometry svg:viewBox="0 0 21600 21600" draw:type="rectangle" draw:enhanced-path="M 0 0 L 21600 0 21600 21600 0 21600 0 0 Z N"/>
        </draw:custom-shape>
        <draw:custom-shape draw:name="TextBox 62" draw:style-name="gr27" draw:text-style-name="P2" xml:id="id19" draw:id="id19" draw:layer="layout" svg:width="1.645cm" svg:height="1.013cm" svg:x="12.708cm" svg:y="7.059cm">
          <text:p text:style-name="P14"><text:span text:style-name="T17">%dh</text:span></text:p>
          <draw:enhanced-geometry svg:viewBox="0 0 21600 21600" draw:type="rectangle" draw:enhanced-path="M 0 0 L 21600 0 21600 21600 0 21600 0 0 Z N"/>
        </draw:custom-shape>
        <draw:custom-shape draw:name="TextBox 63" draw:style-name="gr27" draw:text-style-name="P2" xml:id="id20" draw:id="id20" draw:layer="layout" svg:width="1.645cm" svg:height="1.013cm" svg:x="12.708cm" svg:y="8.699cm">
          <text:p text:style-name="P14"><text:span text:style-name="T17">%bh</text:span></text:p>
          <draw:enhanced-geometry svg:viewBox="0 0 21600 21600" draw:type="rectangle" draw:enhanced-path="M 0 0 L 21600 0 21600 21600 0 21600 0 0 Z N"/>
        </draw:custom-shape>
        <draw:custom-shape draw:name="TextBox 68" draw:style-name="gr27" draw:text-style-name="P2" xml:id="id21" draw:id="id21" draw:layer="layout" svg:width="1.645cm" svg:height="1.013cm" svg:x="16.518cm" svg:y="3.866cm">
          <text:p text:style-name="P14"><text:span text:style-name="T17">%al</text:span></text:p>
          <draw:enhanced-geometry svg:viewBox="0 0 21600 21600" draw:type="rectangle" draw:enhanced-path="M 0 0 L 21600 0 21600 21600 0 21600 0 0 Z N"/>
        </draw:custom-shape>
        <draw:custom-shape draw:name="TextBox 69" draw:style-name="gr27" draw:text-style-name="P2" xml:id="id22" draw:id="id22" draw:layer="layout" svg:width="1.645cm" svg:height="1.013cm" svg:x="16.518cm" svg:y="5.487cm">
          <text:p text:style-name="P14"><text:span text:style-name="T17">%cl</text:span></text:p>
          <draw:enhanced-geometry svg:viewBox="0 0 21600 21600" draw:type="rectangle" draw:enhanced-path="M 0 0 L 21600 0 21600 21600 0 21600 0 0 Z N"/>
        </draw:custom-shape>
        <draw:custom-shape draw:name="TextBox 70" draw:style-name="gr27" draw:text-style-name="P2" xml:id="id23" draw:id="id23" draw:layer="layout" svg:width="1.645cm" svg:height="1.013cm" svg:x="16.518cm" svg:y="7.059cm">
          <text:p text:style-name="P14"><text:span text:style-name="T17">%dl</text:span></text:p>
          <draw:enhanced-geometry svg:viewBox="0 0 21600 21600" draw:type="rectangle" draw:enhanced-path="M 0 0 L 21600 0 21600 21600 0 21600 0 0 Z N"/>
        </draw:custom-shape>
        <draw:custom-shape draw:name="TextBox 71" draw:style-name="gr27" draw:text-style-name="P2" xml:id="id24" draw:id="id24" draw:layer="layout" svg:width="1.645cm" svg:height="1.013cm" svg:x="16.518cm" svg:y="8.699cm">
          <text:p text:style-name="P14"><text:span text:style-name="T17">%bl</text:span></text:p>
          <draw:enhanced-geometry svg:viewBox="0 0 21600 21600" draw:type="rectangle" draw:enhanced-path="M 0 0 L 21600 0 21600 21600 0 21600 0 0 Z N"/>
        </draw:custom-shape>
        <draw:custom-shape draw:name="TextBox 73" draw:style-name="gr27" draw:text-style-name="P2" xml:id="id25" draw:id="id25" draw:layer="layout" svg:width="7.347cm" svg:height="1.775cm" svg:x="11.874cm" svg:y="17.145cm">
          <text:p text:style-name="P20"><text:span text:style-name="T7">16-bit virtual registers</text:span></text:p>
          <text:p text:style-name="P20"><text:span text:style-name="T7">(backwards compatibility)</text:span></text:p>
          <draw:enhanced-geometry svg:viewBox="0 0 21600 21600" draw:type="rectangle" draw:enhanced-path="M 0 0 L 21600 0 21600 21600 0 21600 0 0 Z N"/>
        </draw:custom-shape>
        <draw:custom-shape draw:name="TextBox 75" draw:style-name="gr27" draw:text-style-name="P2" draw:layer="layout" svg:width="4.778cm" svg:height="1.013cm" draw:transform="rotate (1.5707963267946) translate (1.27cm 10.715cm)">
          <text:p text:style-name="P14"><text:span text:style-name="T7">general purpose</text:span></text:p>
          <draw:enhanced-geometry svg:viewBox="0 0 21600 21600" draw:type="rectangle" draw:enhanced-path="M 0 0 L 21600 0 21600 21600 0 21600 0 0 Z N"/>
        </draw:custom-shape>
        <draw:custom-shape draw:name="TextBox 76" draw:style-name="gr27" draw:text-style-name="P2" xml:id="id26" draw:id="id26" draw:layer="layout" svg:width="3.465cm" svg:height="0.843cm" svg:x="21.002cm" svg:y="3.866cm">
          <text:p text:style-name="P14"><text:span text:style-name="T18">accumulate</text:span></text:p>
          <draw:enhanced-geometry svg:viewBox="0 0 21600 21600" draw:type="rectangle" draw:enhanced-path="M 0 0 L 21600 0 21600 21600 0 21600 0 0 Z N"/>
        </draw:custom-shape>
        <draw:custom-shape draw:name="TextBox 77" draw:style-name="gr27" draw:text-style-name="P2" xml:id="id27" draw:id="id27" draw:layer="layout" svg:width="2.576cm" svg:height="0.843cm" svg:x="20.999cm" svg:y="5.487cm">
          <text:p text:style-name="P14"><text:span text:style-name="T18">counter</text:span></text:p>
          <draw:enhanced-geometry svg:viewBox="0 0 21600 21600" draw:type="rectangle" draw:enhanced-path="M 0 0 L 21600 0 21600 21600 0 21600 0 0 Z N"/>
        </draw:custom-shape>
        <draw:custom-shape draw:name="TextBox 78" draw:style-name="gr27" draw:text-style-name="P2" xml:id="id28" draw:id="id28" draw:layer="layout" svg:width="1.687cm" svg:height="0.843cm" svg:x="20.996cm" svg:y="7.059cm">
          <text:p text:style-name="P14"><text:span text:style-name="T18">data</text:span></text:p>
          <draw:enhanced-geometry svg:viewBox="0 0 21600 21600" draw:type="rectangle" draw:enhanced-path="M 0 0 L 21600 0 21600 21600 0 21600 0 0 Z N"/>
        </draw:custom-shape>
        <draw:custom-shape draw:name="TextBox 79" draw:style-name="gr27" draw:text-style-name="P2" xml:id="id29" draw:id="id29" draw:layer="layout" svg:width="1.687cm" svg:height="0.843cm" svg:x="20.996cm" svg:y="8.699cm">
          <text:p text:style-name="P14"><text:span text:style-name="T18">base</text:span></text:p>
          <draw:enhanced-geometry svg:viewBox="0 0 21600 21600" draw:type="rectangle" draw:enhanced-path="M 0 0 L 21600 0 21600 21600 0 21600 0 0 Z N"/>
        </draw:custom-shape>
        <draw:custom-shape draw:name="TextBox 80" draw:style-name="gr27" draw:text-style-name="P2" xml:id="id30" draw:id="id30" draw:layer="layout" svg:width="2.576cm" svg:height="1.435cm" svg:x="20.999cm" svg:y="10.075cm">
          <text:p text:style-name="P14"><text:span text:style-name="T18">source </text:span></text:p>
          <text:p text:style-name="P14"><text:span text:style-name="T18">index</text:span></text:p>
          <draw:enhanced-geometry svg:viewBox="0 0 21600 21600" draw:type="rectangle" draw:enhanced-path="M 0 0 L 21600 0 21600 21600 0 21600 0 0 Z N"/>
        </draw:custom-shape>
        <draw:custom-shape draw:name="TextBox 81" draw:style-name="gr27" draw:text-style-name="P2" xml:id="id31" draw:id="id31" draw:layer="layout" svg:width="3.762cm" svg:height="1.435cm" svg:x="21.003cm" svg:y="11.68cm">
          <text:p text:style-name="P14"><text:span text:style-name="T18">destination</text:span></text:p>
          <text:p text:style-name="P14"><text:span text:style-name="T18">index</text:span></text:p>
          <draw:enhanced-geometry svg:viewBox="0 0 21600 21600" draw:type="rectangle" draw:enhanced-path="M 0 0 L 21600 0 21600 21600 0 21600 0 0 Z N"/>
        </draw:custom-shape>
        <draw:custom-shape draw:name="TextBox 82" draw:style-name="gr27" draw:text-style-name="P2" xml:id="id32" draw:id="id32" draw:layer="layout" svg:width="3.169cm" svg:height="1.775cm" svg:x="20.999cm" svg:y="13.059cm">
          <text:p text:style-name="P14"><text:span text:style-name="T19">stack </text:span></text:p>
          <text:p text:style-name="P14"><text:span text:style-name="T19">pointer</text:span></text:p>
          <draw:enhanced-geometry svg:viewBox="0 0 21600 21600" draw:type="rectangle" draw:enhanced-path="M 0 0 L 21600 0 21600 21600 0 21600 0 0 Z N"/>
        </draw:custom-shape>
        <draw:custom-shape draw:name="TextBox 83" draw:style-name="gr27" draw:text-style-name="P2" xml:id="id33" draw:id="id33" draw:layer="layout" svg:width="3.169cm" svg:height="1.775cm" svg:x="20.999cm" svg:y="14.76cm">
          <text:p text:style-name="P14"><text:span text:style-name="T19">base</text:span></text:p>
          <text:p text:style-name="P14"><text:span text:style-name="T19">pointer</text:span></text:p>
          <draw:enhanced-geometry svg:viewBox="0 0 21600 21600" draw:type="rectangle" draw:enhanced-path="M 0 0 L 21600 0 21600 21600 0 21600 0 0 Z N"/>
        </draw:custom-shape>
        <draw:custom-shape draw:name="TextBox 84" draw:style-name="gr27" draw:text-style-name="P2" xml:id="id34" draw:id="id34" draw:layer="layout" svg:width="5.112cm" svg:height="1.775cm" svg:x="20.274cm" svg:y="1.803cm">
          <text:p text:style-name="P20"><text:span text:style-name="T7">Origin</text:span></text:p>
          <text:p text:style-name="P20"><text:span text:style-name="T7">(mostly obsolete)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4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889cm" svg:height="1.269cm" svg:x="11.43cm" svg:y="25.4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Moving Data: IA32" draw:style-name="dp1" draw:master-page-name="Default" presentation:presentation-page-layout-name="AL1T11">
        <draw:frame draw:name="Rectangle 2" presentation:style-name="pr1" draw:text-style-name="P2" draw:layer="layout" svg:width="15.38cm" svg:height="1.591cm" svg:x="0.635cm" svg:y="1.27cm" presentation:class="title" presentation:user-transformed="true">
          <draw:text-box>
            <text:p text:style-name="P1"><text:span text:style-name="T1">Moving Data: IA32</text:span></text:p>
          </draw:text-box>
        </draw:frame>
        <draw:frame draw:name="Rectangle 3" presentation:style-name="pr2" draw:text-style-name="P2" draw:layer="layout" svg:width="23.322cm" svg:height="14.511cm" svg:x="0.807cm" svg:y="3.056cm" presentation:class="outline" presentation:user-transformed="true">
          <draw:text-box>
            <text:list text:style-name="L2">
              <text:list-item>
                <text:p text:style-name="P3"><text:span text:style-name="T2">Moving Data</text:span></text:p>
              </text:list-item>
            </text:list>
            <text:p text:style-name="P29"><text:span text:style-name="T12">movl</text:span><text:span text:style-name="T6"> </text:span><text:span text:style-name="T20">Source</text:span><text:span text:style-name="T6">, </text:span><text:span text:style-name="T20">Dest</text:span><text:span text:style-name="T6">:</text:span></text:p>
            <text:list text:style-name="L26">
              <text:list-item>
                <text:p text:style-name="P31"><text:span text:style-name="T2">Operand Types</text:span></text:p>
              </text:list-item>
            </text:list>
            <text:list text:style-name="L28">
              <text:list-item>
                <text:list>
                  <text:list-item>
                    <text:p text:style-name="P6"><text:span text:style-name="T20">Immediate:</text:span><text:span text:style-name="T4"> Constant integer data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item>
                        <text:p text:style-name="P6"><text:span text:style-name="T4">Example: </text:span><text:span text:style-name="T12">$0x400</text:span><text:span text:style-name="T6">, </text:span><text:span text:style-name="T12">$-533</text:span></text:p>
                      </text:list-item>
                      <text:list-item>
                        <text:p text:style-name="P6"><text:span text:style-name="T4">Like C constant, but prefixed with </text:span><text:span text:style-name="T12">‘$’</text:span></text:p>
                      </text:list-item>
                      <text:list-item>
                        <text:p text:style-name="P6"><text:span text:style-name="T4">Encoded with 1, 2, or 4 bytes</text:span></text:p>
                      </text:list-item>
                    </text:list>
                  </text:list-item>
                  <text:list-item>
                    <text:p xml:id="id35" text:id="id35" text:style-name="P6"><text:span text:style-name="T20">Register: </text:span><text:span text:style-name="T4">One of 8 integer registers</text:span></text:p>
                    <text:list>
                      <text:list-item>
                        <text:p xml:id="id36" text:id="id36" text:style-name="P6"><text:span text:style-name="T4">Example: </text:span><text:span text:style-name="T12">%eax, %edx</text:span></text:p>
                      </text:list-item>
                      <text:list-item>
                        <text:p xml:id="id37" text:id="id37" text:style-name="P6"><text:span text:style-name="T4">But </text:span><text:span text:style-name="T12">%esp </text:span><text:span text:style-name="T4">and </text:span><text:span text:style-name="T12">%ebp </text:span><text:span text:style-name="T4">reserved for special use</text:span></text:p>
                      </text:list-item>
                      <text:list-item>
                        <text:p xml:id="id38" text:id="id38" text:style-name="P6"><text:span text:style-name="T4">Others have special uses for particular instructions</text:span></text:p>
                      </text:list-item>
                    </text:list>
                  </text:list-item>
                  <text:list-item>
                    <text:p xml:id="id39" text:id="id39" text:style-name="P6"><text:span text:style-name="T20">Memory:</text:span><text:span text:style-name="T4"> 4 consecutive bytes of memory at address given by register</text:span></text:p>
                    <text:list>
                      <text:list-item>
                        <text:p xml:id="id40" text:id="id40" text:style-name="P6"><text:span text:style-name="T4">Simplest example: </text:span><text:span text:style-name="T12">(%eax)</text:span></text:p>
                      </text:list-item>
                      <text:list-item>
                        <text:p xml:id="id41" text:id="id41" text:style-name="P6"><text:span text:style-name="T4">Various other “address modes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2">
          <draw:custom-shape draw:name="Rectangle 4" draw:style-name="gr8" draw:text-style-name="P2" draw:layer="layout" svg:width="6.984cm" svg:height="1.057cm" svg:x="17.145cm" svg:y="1.693cm">
            <text:p text:style-name="P30"><text:span text:style-name="T16">%eax</text:span></text:p>
            <draw:enhanced-geometry svg:viewBox="0 0 21600 21600" draw:type="rectangle" draw:enhanced-path="M 0 0 L 21600 0 21600 21600 0 21600 0 0 Z N"/>
          </draw:custom-shape>
          <draw:custom-shape draw:name="Rectangle 5" draw:style-name="gr8" draw:text-style-name="P2" draw:layer="layout" svg:width="6.984cm" svg:height="1.057cm" svg:x="17.145cm" svg:y="2.963cm">
            <text:p text:style-name="P30"><text:span text:style-name="T16">%ecx</text:span></text:p>
            <draw:enhanced-geometry svg:viewBox="0 0 21600 21600" draw:type="rectangle" draw:enhanced-path="M 0 0 L 21600 0 21600 21600 0 21600 0 0 Z N"/>
          </draw:custom-shape>
          <draw:custom-shape draw:name="Rectangle 6" draw:style-name="gr8" draw:text-style-name="P2" draw:layer="layout" svg:width="6.984cm" svg:height="1.057cm" svg:x="17.145cm" svg:y="4.233cm">
            <text:p text:style-name="P30"><text:span text:style-name="T16">%edx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8" draw:text-style-name="P2" draw:layer="layout" svg:width="6.984cm" svg:height="1.057cm" svg:x="17.145cm" svg:y="5.503cm">
            <text:p text:style-name="P30"><text:span text:style-name="T16">%ebx</text:span></text:p>
            <draw:enhanced-geometry svg:viewBox="0 0 21600 21600" draw:type="rectangle" draw:enhanced-path="M 0 0 L 21600 0 21600 21600 0 21600 0 0 Z N"/>
          </draw:custom-shape>
          <draw:custom-shape draw:name="Rectangle 8" draw:style-name="gr8" draw:text-style-name="P2" draw:layer="layout" svg:width="6.984cm" svg:height="1.057cm" svg:x="17.145cm" svg:y="6.773cm">
            <text:p text:style-name="P30"><text:span text:style-name="T16">%esi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8" draw:text-style-name="P2" draw:layer="layout" svg:width="6.984cm" svg:height="1.057cm" svg:x="17.145cm" svg:y="8.043cm">
            <text:p text:style-name="P30"><text:span text:style-name="T16">%edi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23" draw:text-style-name="P2" draw:layer="layout" svg:width="6.984cm" svg:height="1.057cm" svg:x="17.145cm" svg:y="9.313cm">
            <text:p text:style-name="P30"><text:span text:style-name="T16">%esp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23" draw:text-style-name="P2" draw:layer="layout" svg:width="6.984cm" svg:height="1.057cm" svg:x="17.145cm" svg:y="10.583cm">
            <text:p text:style-name="P30"><text:span text:style-name="T16">%ebp</text:span></text:p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15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movl Operand Combinations" draw:style-name="dp1" draw:master-page-name="Default" presentation:presentation-page-layout-name="AL1T11">
        <draw:frame draw:name="Rectangle 2" presentation:style-name="pr1" draw:text-style-name="P2" draw:layer="layout" svg:width="19.904cm" svg:height="1.591cm" svg:x="0.847cm" svg:y="1.905cm" presentation:class="title" presentation:user-transformed="true">
          <draw:text-box>
            <text:p text:style-name="P1"><text:span text:style-name="T21">movl</text:span><text:span text:style-name="T1"> Operand Combinations</text:span></text:p>
          </draw:text-box>
        </draw:frame>
        <draw:frame draw:name="Rectangle 3" presentation:style-name="pr13" draw:text-style-name="P2" draw:layer="layout" svg:width="22.612cm" svg:height="1.481cm" svg:x="1.27cm" svg:y="16.51cm" presentation:class="outline" presentation:user-transformed="true">
          <draw:text-box>
            <text:p text:style-name="P32"><text:span text:style-name="T5">Cannot do memory-memory transfer with a single instruction</text:span></text:p>
          </draw:text-box>
        </draw:frame>
        <draw:custom-shape draw:name="Text Box 4" draw:style-name="gr28" draw:text-style-name="P2" draw:layer="layout" svg:width="2.534cm" svg:height="1.267cm" svg:x="0.637cm" svg:y="10.478cm">
          <text:p text:style-name="P15"><text:span text:style-name="T22">movl</text:span></text:p>
          <draw:enhanced-geometry svg:viewBox="0 0 21600 21600" draw:type="rectangle" draw:enhanced-path="M 0 0 L 21600 0 21600 21600 0 21600 0 0 Z N"/>
        </draw:custom-shape>
        <draw:custom-shape draw:name="Text Box 5" draw:style-name="gr28" draw:text-style-name="P2" draw:layer="layout" svg:width="2.09cm" svg:height="1.267cm" svg:x="4.455cm" svg:y="7.514cm">
          <text:p text:style-name="P15"><text:span text:style-name="T5">Imm</text:span></text:p>
          <draw:enhanced-geometry svg:viewBox="0 0 21600 21600" draw:type="rectangle" draw:enhanced-path="M 0 0 L 21600 0 21600 21600 0 21600 0 0 Z N"/>
        </draw:custom-shape>
        <draw:custom-shape draw:name="Text Box 6" draw:style-name="gr28" draw:text-style-name="P2" draw:layer="layout" svg:width="1.831cm" svg:height="1.267cm" svg:x="4.454cm" svg:y="10.478cm">
          <text:p text:style-name="P15"><text:span text:style-name="T5">Reg</text:span></text:p>
          <draw:enhanced-geometry svg:viewBox="0 0 21600 21600" draw:type="rectangle" draw:enhanced-path="M 0 0 L 21600 0 21600 21600 0 21600 0 0 Z N"/>
        </draw:custom-shape>
        <draw:custom-shape draw:name="Text Box 7" draw:style-name="gr28" draw:text-style-name="P2" draw:layer="layout" svg:width="2.339cm" svg:height="1.267cm" svg:x="4.492cm" svg:y="13.653cm">
          <text:p text:style-name="P15"><text:span text:style-name="T5">Mem</text:span></text:p>
          <draw:enhanced-geometry svg:viewBox="0 0 21600 21600" draw:type="rectangle" draw:enhanced-path="M 0 0 L 21600 0 21600 21600 0 21600 0 0 Z N"/>
        </draw:custom-shape>
        <draw:custom-shape draw:name="Text Box 8" draw:style-name="gr28" draw:text-style-name="P2" draw:layer="layout" svg:width="1.831cm" svg:height="1.267cm" svg:x="7.841cm" svg:y="6.879cm">
          <text:p text:style-name="P15"><text:span text:style-name="T5">Reg</text:span></text:p>
          <draw:enhanced-geometry svg:viewBox="0 0 21600 21600" draw:type="rectangle" draw:enhanced-path="M 0 0 L 21600 0 21600 21600 0 21600 0 0 Z N"/>
        </draw:custom-shape>
        <draw:custom-shape draw:name="Text Box 9" draw:style-name="gr28" draw:text-style-name="P2" draw:layer="layout" svg:width="2.339cm" svg:height="1.267cm" svg:x="7.879cm" svg:y="8.149cm">
          <text:p text:style-name="P15"><text:span text:style-name="T5">Mem</text:span></text:p>
          <draw:enhanced-geometry svg:viewBox="0 0 21600 21600" draw:type="rectangle" draw:enhanced-path="M 0 0 L 21600 0 21600 21600 0 21600 0 0 Z N"/>
        </draw:custom-shape>
        <draw:custom-shape draw:name="Text Box 10" draw:style-name="gr28" draw:text-style-name="P2" draw:layer="layout" svg:width="1.831cm" svg:height="1.267cm" svg:x="7.841cm" svg:y="10.054cm">
          <text:p text:style-name="P15"><text:span text:style-name="T5">Reg</text:span></text:p>
          <draw:enhanced-geometry svg:viewBox="0 0 21600 21600" draw:type="rectangle" draw:enhanced-path="M 0 0 L 21600 0 21600 21600 0 21600 0 0 Z N"/>
        </draw:custom-shape>
        <draw:custom-shape draw:name="Text Box 11" draw:style-name="gr28" draw:text-style-name="P2" draw:layer="layout" svg:width="2.339cm" svg:height="1.267cm" svg:x="7.879cm" svg:y="11.293cm">
          <text:p text:style-name="P15"><text:span text:style-name="T5">Mem</text:span></text:p>
          <draw:enhanced-geometry svg:viewBox="0 0 21600 21600" draw:type="rectangle" draw:enhanced-path="M 0 0 L 21600 0 21600 21600 0 21600 0 0 Z N"/>
        </draw:custom-shape>
        <draw:custom-shape draw:name="Text Box 12" draw:style-name="gr28" draw:text-style-name="P2" draw:layer="layout" svg:width="1.831cm" svg:height="1.267cm" svg:x="7.841cm" svg:y="13.653cm">
          <text:p text:style-name="P15"><text:span text:style-name="T5">Reg</text:span></text:p>
          <draw:enhanced-geometry svg:viewBox="0 0 21600 21600" draw:type="rectangle" draw:enhanced-path="M 0 0 L 21600 0 21600 21600 0 21600 0 0 Z N"/>
        </draw:custom-shape>
        <draw:custom-shape draw:name="Text Box 13" draw:style-name="gr28" draw:text-style-name="P2" draw:layer="layout" svg:width="2.885cm" svg:height="1.267cm" svg:x="4.036cm" svg:y="4.868cm">
          <text:p text:style-name="P15"><text:span text:style-name="T2">Source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2.085cm" svg:height="1.267cm" svg:x="7.846cm" svg:y="4.868cm">
          <text:p text:style-name="P15"><text:span text:style-name="T2">Dest</text:span></text:p>
          <draw:enhanced-geometry svg:viewBox="0 0 21600 21600" draw:type="rectangle" draw:enhanced-path="M 0 0 L 21600 0 21600 21600 0 21600 0 0 Z N"/>
        </draw:custom-shape>
        <draw:custom-shape draw:name="AutoShape 20" draw:style-name="gr29" draw:text-style-name="P2" draw:layer="layout" svg:width="0.846cm" svg:height="7.619cm" svg:x="3.598cm" svg:y="7.303cm">
          <text:p/>
          <draw:enhanced-geometry svg:viewBox="0 0 21600 21600" draw:glue-points="21600 0 0 10800 21600 21600" draw:text-areas="13800 ?f9 21600 ?f10" draw:type="left-brace" draw:modifiers="75000 500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21" draw:style-name="gr29" draw:text-style-name="P2" draw:layer="layout" svg:width="0.846cm" svg:height="2.116cm" svg:x="6.985cm" svg:y="7.091cm">
          <text:p/>
          <draw:enhanced-geometry svg:viewBox="0 0 21600 21600" draw:glue-points="21600 0 0 10800 21600 21600" draw:text-areas="13800 ?f9 21600 ?f10" draw:type="left-brace" draw:modifiers="20833 500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22" draw:style-name="gr29" draw:text-style-name="P2" draw:layer="layout" svg:width="0.846cm" svg:height="2.116cm" svg:x="6.985cm" svg:y="10.266cm">
          <text:p/>
          <draw:enhanced-geometry svg:viewBox="0 0 21600 21600" draw:glue-points="21600 0 0 10800 21600 21600" draw:text-areas="13800 ?f9 21600 ?f10" draw:type="left-brace" draw:modifiers="20833 500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23" draw:style-name="gr28" draw:text-style-name="P2" draw:layer="layout" svg:width="3.592cm" svg:height="1.267cm" svg:x="19.068cm" svg:y="4.868cm">
          <text:p text:style-name="P15"><text:span text:style-name="T2">C Analog</text:span></text:p>
          <draw:enhanced-geometry svg:viewBox="0 0 21600 21600" draw:type="rectangle" draw:enhanced-path="M 0 0 L 21600 0 21600 21600 0 21600 0 0 Z N"/>
        </draw:custom-shape>
        <draw:custom-shape draw:name="Text Box 15" draw:style-name="gr28" draw:text-style-name="P2" xml:id="id42" draw:id="id42" draw:layer="layout" svg:width="6.429cm" svg:height="1.098cm" svg:x="10.376cm" svg:y="6.963cm">
          <text:p text:style-name="P15"><text:span text:style-name="T12">movl $0x4,%eax</text:span></text:p>
          <draw:enhanced-geometry svg:viewBox="0 0 21600 21600" draw:type="rectangle" draw:enhanced-path="M 0 0 L 21600 0 21600 21600 0 21600 0 0 Z N"/>
        </draw:custom-shape>
        <draw:custom-shape draw:name="Text Box 24" draw:style-name="gr28" draw:text-style-name="P2" xml:id="id43" draw:id="id43" draw:layer="layout" svg:width="5.159cm" svg:height="1.098cm" svg:x="18.542cm" svg:y="6.963cm">
          <text:p text:style-name="P15"><text:span text:style-name="T12">temp = 0x4;</text:span></text:p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xml:id="id44" draw:id="id44" draw:layer="layout" svg:width="7.699cm" svg:height="1.098cm" svg:x="10.376cm" svg:y="8.233cm">
          <text:p text:style-name="P15"><text:span text:style-name="T12">movl $-147,(%eax)</text:span></text:p>
          <draw:enhanced-geometry svg:viewBox="0 0 21600 21600" draw:type="rectangle" draw:enhanced-path="M 0 0 L 21600 0 21600 21600 0 21600 0 0 Z N"/>
        </draw:custom-shape>
        <draw:custom-shape draw:name="Text Box 25" draw:style-name="gr28" draw:text-style-name="P2" xml:id="id45" draw:id="id45" draw:layer="layout" svg:width="4.735cm" svg:height="1.098cm" svg:x="18.542cm" svg:y="8.233cm">
          <text:p text:style-name="P15"><text:span text:style-name="T12">*p = -147;</text:span></text:p>
          <draw:enhanced-geometry svg:viewBox="0 0 21600 21600" draw:type="rectangle" draw:enhanced-path="M 0 0 L 21600 0 21600 21600 0 21600 0 0 Z N"/>
        </draw:custom-shape>
        <draw:custom-shape draw:name="Text Box 17" draw:style-name="gr28" draw:text-style-name="P2" xml:id="id46" draw:id="id46" draw:layer="layout" svg:width="6.429cm" svg:height="1.098cm" svg:x="10.376cm" svg:y="10.138cm">
          <text:p text:style-name="P15"><text:span text:style-name="T12">movl %eax,%edx</text:span></text:p>
          <draw:enhanced-geometry svg:viewBox="0 0 21600 21600" draw:type="rectangle" draw:enhanced-path="M 0 0 L 21600 0 21600 21600 0 21600 0 0 Z N"/>
        </draw:custom-shape>
        <draw:custom-shape draw:name="Text Box 26" draw:style-name="gr28" draw:text-style-name="P2" xml:id="id47" draw:id="id47" draw:layer="layout" svg:width="6.429cm" svg:height="1.098cm" svg:x="18.542cm" svg:y="10.138cm">
          <text:p text:style-name="P15"><text:span text:style-name="T12">temp2 = temp1;</text:span></text:p>
          <draw:enhanced-geometry svg:viewBox="0 0 21600 21600" draw:type="rectangle" draw:enhanced-path="M 0 0 L 21600 0 21600 21600 0 21600 0 0 Z N"/>
        </draw:custom-shape>
        <draw:custom-shape draw:name="Text Box 18" draw:style-name="gr28" draw:text-style-name="P2" xml:id="id48" draw:id="id48" draw:layer="layout" svg:width="7.275cm" svg:height="1.098cm" svg:x="10.376cm" svg:y="11.377cm">
          <text:p text:style-name="P15"><text:span text:style-name="T12">movl %eax,(%edx)</text:span></text:p>
          <draw:enhanced-geometry svg:viewBox="0 0 21600 21600" draw:type="rectangle" draw:enhanced-path="M 0 0 L 21600 0 21600 21600 0 21600 0 0 Z N"/>
        </draw:custom-shape>
        <draw:custom-shape draw:name="Text Box 27" draw:style-name="gr28" draw:text-style-name="P2" xml:id="id49" draw:id="id49" draw:layer="layout" svg:width="4.735cm" svg:height="1.098cm" svg:x="18.542cm" svg:y="11.377cm">
          <text:p text:style-name="P15"><text:span text:style-name="T12">*p = temp;</text:span></text:p>
          <draw:enhanced-geometry svg:viewBox="0 0 21600 21600" draw:type="rectangle" draw:enhanced-path="M 0 0 L 21600 0 21600 21600 0 21600 0 0 Z N"/>
        </draw:custom-shape>
        <draw:custom-shape draw:name="Text Box 19" draw:style-name="gr28" draw:text-style-name="P2" xml:id="id50" draw:id="id50" draw:layer="layout" svg:width="7.275cm" svg:height="1.098cm" svg:x="10.376cm" svg:y="13.736cm">
          <text:p text:style-name="P15"><text:span text:style-name="T12">movl (%eax),%edx</text:span></text:p>
          <draw:enhanced-geometry svg:viewBox="0 0 21600 21600" draw:type="rectangle" draw:enhanced-path="M 0 0 L 21600 0 21600 21600 0 21600 0 0 Z N"/>
        </draw:custom-shape>
        <draw:custom-shape draw:name="Text Box 28" draw:style-name="gr28" draw:text-style-name="P2" xml:id="id51" draw:id="id51" draw:layer="layout" svg:width="4.735cm" svg:height="1.098cm" svg:x="18.542cm" svg:y="13.736cm">
          <text:p text:style-name="P15"><text:span text:style-name="T12">temp = *p;</text:span></text:p>
          <draw:enhanced-geometry svg:viewBox="0 0 21600 21600" draw:type="rectangle" draw:enhanced-path="M 0 0 L 21600 0 21600 21600 0 21600 0 0 Z N"/>
        </draw:custom-shape>
        <draw:custom-shape draw:name="Text Box 29" draw:style-name="gr28" draw:text-style-name="P2" draw:layer="layout" svg:width="3.351cm" svg:height="1.267cm" svg:x="12.719cm" svg:y="4.868cm">
          <text:p text:style-name="P15"><text:span text:style-name="T2">Src,Dest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16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Simple Memory Addressing Modes" draw:style-name="dp1" draw:master-page-name="Default" presentation:presentation-page-layout-name="AL1T11">
        <draw:frame draw:name="Rectangle 2" presentation:style-name="pr1" draw:text-style-name="P2" draw:layer="layout" svg:width="19.543cm" svg:height="1.591cm" svg:x="1.058cm" svg:y="1.583cm" presentation:class="title" presentation:user-transformed="true">
          <draw:text-box>
            <text:p text:style-name="P1"><text:span text:style-name="T1">Simple Memory Addressing Modes</text:span></text:p>
          </draw:text-box>
        </draw:frame>
        <draw:frame draw:name="Rectangle 3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8">
              <text:list-item>
                <text:p text:style-name="P33"><text:span text:style-name="T2">Normal</text:span><text:span text:style-name="T2"><text:tab/></text:span><text:span text:style-name="T2">(R)</text:span><text:span text:style-name="T2"><text:tab/></text:span><text:span text:style-name="T2">Mem[Reg[R]]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23">Register R specifies memory address</text:span><text:span text:style-name="T23"><text:line-break/></text:span><text:span text:style-name="T23"><text:line-break/></text:span><text:span text:style-name="T22">movl (%ecx),%eax</text:span></text:p>
                  </text:list-item>
                </text:list>
              </text:list-item>
            </text:list>
            <text:p text:style-name="P35"><text:span text:style-name="T23"/></text:p>
            <text:list text:continue-numbering="true" text:style-name="L9">
              <text:list-item>
                <text:p text:style-name="P33"><text:span text:style-name="T2">Displacement</text:span><text:span text:style-name="T2"><text:tab/></text:span><text:span text:style-name="T2">D(R)</text:span><text:span text:style-name="T2"><text:tab/></text:span><text:span text:style-name="T2">Mem[Reg[R]+D]</text:span></text:p>
                <text:list>
                  <text:list-item>
                    <text:p text:style-name="P34"><text:span text:style-name="T23">Register R specifies start of memory region</text:span></text:p>
                  </text:list-item>
                  <text:list-item>
                    <text:p text:style-name="P34"><text:span text:style-name="T23">Constant displacement D specifies offset</text:span><text:span text:style-name="T23"><text:line-break/></text:span><text:span text:style-name="T23"><text:line-break/></text:span><text:span text:style-name="T22">movl 8(%ebp),%ed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7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sing Simple Addressing Modes" draw:style-name="dp1" draw:master-page-name="Default_20_2" presentation:presentation-page-layout-name="AL3T19">
        <draw:frame draw:name="Rectangle 2" presentation:style-name="pr14" draw:text-style-name="P2" draw:layer="layout" svg:width="21.272cm" svg:height="1.591cm" svg:x="1.482cm" svg:y="0.847cm" presentation:class="title" presentation:user-transformed="true">
          <draw:text-box>
            <text:p text:style-name="P1"><text:span text:style-name="T1">Using Simple Addressing Modes</text:span></text:p>
          </draw:text-box>
        </draw:frame>
        <draw:custom-shape draw:name="Rectangle 3" draw:style-name="gr19" draw:text-style-name="P2" draw:layer="layout" svg:width="11.006cm" svg:height="5.581cm" svg:x="0.423cm" svg:y="4.445cm">
          <text:p text:style-name="P23"><text:span text:style-name="T14">void swap(int *xp, int *yp) </text:span></text:p>
          <text:p text:style-name="P23"><text:span text:style-name="T14">{</text:span></text:p>
          <text:p text:style-name="P23"><text:span text:style-name="T14"><text:s text:c="2"/></text:span><text:span text:style-name="T14">int t0 = *xp;</text:span></text:p>
          <text:p text:style-name="P23"><text:span text:style-name="T14"><text:s text:c="2"/></text:span><text:span text:style-name="T14">int t1 = *yp;</text:span></text:p>
          <text:p text:style-name="P23"><text:span text:style-name="T14"><text:s text:c="2"/></text:span><text:span text:style-name="T14">*xp = t1;</text:span></text:p>
          <text:p text:style-name="P23"><text:span text:style-name="T14"><text:s text:c="2"/></text:span><text:span text:style-name="T14">*yp = t0;</text:span></text:p>
          <text:p text:style-name="P23"><text:span text:style-name="T14">}</text:span></text:p>
          <draw:enhanced-geometry svg:viewBox="0 0 21600 21600" draw:type="rectangle" draw:enhanced-path="M 0 0 L 21600 0 21600 21600 0 21600 0 0 Z N"/>
        </draw:custom-shape>
        <draw:custom-shape draw:name="AutoShape 5" draw:style-name="gr29" draw:text-style-name="P2" draw:layer="layout" svg:width="0.753cm" svg:height="5.291cm" svg:x="21.63cm" svg:y="6.985cm">
          <text:p/>
          <draw:enhanced-geometry svg:viewBox="0 0 21600 21600" draw:glue-points="0 0 0 21600 21600 10800" draw:text-areas="0 ?f9 7800 ?f10" draw:type="right-brace" draw:modifiers="58480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8" draw:text-style-name="P2" draw:layer="layout" svg:width="1.844cm" svg:height="1.013cm" svg:x="22.83cm" svg:y="9.119cm">
          <text:p text:style-name="P15"><text:span text:style-name="T7">Body</text:span></text:p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2" draw:layer="layout" svg:width="0.775cm" svg:height="2.327cm" svg:x="21.608cm" svg:y="4.022cm">
          <text:p/>
          <draw:enhanced-geometry svg:viewBox="0 0 21600 21600" draw:glue-points="0 0 0 21600 21600 10800" draw:text-areas="0 ?f9 7800 ?f10" draw:type="right-brace" draw:modifiers="25000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8" draw:text-style-name="P2" draw:layer="layout" svg:width="1.34cm" svg:height="1.775cm" svg:x="22.746cm" svg:y="4.295cm">
          <text:p text:style-name="P15"><text:span text:style-name="T7">Set</text:span></text:p>
          <text:p text:style-name="P15"><text:span text:style-name="T7">Up</text:span></text:p>
          <draw:enhanced-geometry svg:viewBox="0 0 21600 21600" draw:type="rectangle" draw:enhanced-path="M 0 0 L 21600 0 21600 21600 0 21600 0 0 Z N"/>
        </draw:custom-shape>
        <draw:custom-shape draw:name="AutoShape 9" draw:style-name="gr29" draw:text-style-name="P2" draw:layer="layout" svg:width="0.78cm" svg:height="2.463cm" svg:x="21.603cm" svg:y="13.335cm">
          <text:p/>
          <draw:enhanced-geometry svg:viewBox="0 0 21600 21600" draw:glue-points="0 0 0 21600 21600 10800" draw:text-areas="0 ?f9 7800 ?f10" draw:type="right-brace" draw:modifiers="36158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10" draw:style-name="gr28" draw:text-style-name="P2" draw:layer="layout" svg:width="2.047cm" svg:height="1.013cm" svg:x="22.863cm" svg:y="13.97cm">
          <text:p text:style-name="P15"><text:span text:style-name="T7">Finish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1.641cm" svg:height="12.952cm" svg:x="11.642cm" svg:y="2.963cm">
          <text:p text:style-name="P36"><text:span text:style-name="T12">swap:</text:span></text:p>
          <text:p text:style-name="P36"><text:span text:style-name="T12"><text:s text:c="2"/></text:span><text:span text:style-name="T12">pushl %ebp</text:span></text:p>
          <text:p text:style-name="P36"><text:span text:style-name="T12"><text:s text:c="2"/></text:span><text:span text:style-name="T12">movl <text:s/>%esp,%ebp</text:span></text:p>
          <text:p text:style-name="P36"><text:span text:style-name="T12"><text:s text:c="2"/></text:span><text:span text:style-name="T12">pushl %ebx</text:span></text:p>
          <text:p text:style-name="P36"><text:span text:style-name="T12"/></text:p>
          <text:p text:style-name="P36"><text:span text:style-name="T12"><text:s text:c="2"/></text:span><text:span text:style-name="T12">movl <text:s/>8(%ebp), %edx</text:span></text:p>
          <text:p text:style-name="P36"><text:span text:style-name="T12"><text:s text:c="2"/></text:span><text:span text:style-name="T12">movl <text:s/>12(%ebp), %ecx</text:span></text:p>
          <text:p text:style-name="P36"><text:span text:style-name="T12"><text:s text:c="2"/></text:span><text:span text:style-name="T12">movl <text:s/>(%edx), %ebx</text:span></text:p>
          <text:p text:style-name="P36"><text:span text:style-name="T12"><text:s text:c="2"/></text:span><text:span text:style-name="T12">movl <text:s/>(%ecx), %eax</text:span></text:p>
          <text:p text:style-name="P36"><text:span text:style-name="T12"><text:s text:c="2"/></text:span><text:span text:style-name="T12">movl <text:s/>%eax, (%edx)</text:span></text:p>
          <text:p text:style-name="P36"><text:span text:style-name="T12"><text:s text:c="2"/></text:span><text:span text:style-name="T12">movl <text:s/>%ebx, (%ecx)</text:span></text:p>
          <text:p text:style-name="P36"><text:span text:style-name="T12"/></text:p>
          <text:p text:style-name="P36"><text:span text:style-name="T12"><text:s text:c="2"/></text:span><text:span text:style-name="T12">popl <text:s/>%ebx</text:span></text:p>
          <text:p text:style-name="P36"><text:span text:style-name="T12"><text:s text:c="2"/></text:span><text:span text:style-name="T12">popl <text:s/>%ebp</text:span></text:p>
          <text:p text:style-name="P36"><text:span text:style-name="T12"><text:s text:c="2"/></text:span><text:span text:style-name="T12">r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18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nderstanding Swap" draw:style-name="dp1" draw:master-page-name="Default_20_2" presentation:presentation-page-layout-name="AL3T19">
        <draw:frame draw:name="Rectangle 2" presentation:style-name="pr14" draw:text-style-name="P2" draw:layer="layout" svg:width="17.708cm" svg:height="1.591cm" svg:x="1.482cm" svg:y="0.847cm" presentation:class="title" presentation:user-transformed="true">
          <draw:text-box>
            <text:p text:style-name="P1"><text:span text:style-name="T1">Understanding Swap</text:span></text:p>
          </draw:text-box>
        </draw:frame>
        <draw:custom-shape draw:name="Rectangle 8" draw:style-name="gr30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9" draw:style-name="gr30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10" draw:style-name="gr30" draw:text-style-name="P2" draw:layer="layout" svg:width="2.962cm" svg:height="1.057cm" svg:x="18.203cm" svg:y="8.678cm">
          <text:p text:style-name="P15"><text:span text:style-name="T7">Rtn adr</text:span></text:p>
          <draw:enhanced-geometry svg:viewBox="0 0 21600 21600" draw:type="rectangle" draw:enhanced-path="M 0 0 L 21600 0 21600 21600 0 21600 0 0 Z N"/>
        </draw:custom-shape>
        <draw:custom-shape draw:name="Rectangle 11" draw:style-name="gr30" draw:text-style-name="P2" draw:layer="layout" svg:width="2.962cm" svg:height="1.057cm" svg:x="18.203cm" svg:y="9.737cm">
          <text:p/>
          <draw:enhanced-geometry svg:viewBox="0 0 21600 21600" draw:type="rectangle" draw:enhanced-path="M 0 0 L 21600 0 21600 21600 0 21600 0 0 Z N"/>
        </draw:custom-shape>
        <draw:line draw:name="Line 12" draw:style-name="gr11" draw:text-style-name="P19" draw:layer="layout" svg:x1="15.875cm" svg:y1="10.371cm" svg:x2="17.145cm" svg:y2="10.371cm">
          <text:p/>
        </draw:line>
        <draw:custom-shape draw:name="Text Box 13" draw:style-name="gr28" draw:text-style-name="P2" draw:layer="layout" svg:width="2.026cm" svg:height="1.013cm" svg:x="13.758cm" svg:y="9.948cm">
          <text:p text:style-name="P15"><text:span text:style-name="T14">%ebp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1.645cm" svg:height="1.013cm" svg:x="16.723cm" svg:y="9.737cm">
          <text:p text:style-name="P15"><text:span text:style-name="T14"><text:s/></text:span><text:span text:style-name="T14">0 </text:span></text:p>
          <draw:enhanced-geometry svg:viewBox="0 0 21600 21600" draw:type="rectangle" draw:enhanced-path="M 0 0 L 21600 0 21600 21600 0 21600 0 0 Z N"/>
        </draw:custom-shape>
        <draw:custom-shape draw:name="Text Box 15" draw:style-name="gr28" draw:text-style-name="P2" draw:layer="layout" svg:width="1.645cm" svg:height="1.013cm" svg:x="16.723cm" svg:y="8.678cm">
          <text:p text:style-name="P15"><text:span text:style-name="T14"><text:s/></text:span><text:span text:style-name="T14">4 </text:span></text:p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draw:layer="layout" svg:width="1.645cm" svg:height="1.013cm" svg:x="16.723cm" svg:y="7.62cm">
          <text:p text:style-name="P15"><text:span text:style-name="T14"><text:s/></text:span><text:span text:style-name="T14">8 </text:span></text:p>
          <draw:enhanced-geometry svg:viewBox="0 0 21600 21600" draw:type="rectangle" draw:enhanced-path="M 0 0 L 21600 0 21600 21600 0 21600 0 0 Z N"/>
        </draw:custom-shape>
        <draw:custom-shape draw:name="Text Box 17" draw:style-name="gr28" draw:text-style-name="P2" draw:layer="layout" svg:width="1.645cm" svg:height="1.013cm" svg:x="16.723cm" svg:y="6.562cm">
          <text:p text:style-name="P15"><text:span text:style-name="T14">12 </text:span></text:p>
          <draw:enhanced-geometry svg:viewBox="0 0 21600 21600" draw:type="rectangle" draw:enhanced-path="M 0 0 L 21600 0 21600 21600 0 21600 0 0 Z N"/>
        </draw:custom-shape>
        <draw:custom-shape draw:name="Text Box 18" draw:style-name="gr28" draw:text-style-name="P2" draw:layer="layout" svg:width="2.115cm" svg:height="1.013cm" svg:x="15.675cm" svg:y="5.292cm">
          <text:p text:style-name="P15"><text:span text:style-name="T7">Offset</text:span></text:p>
          <draw:enhanced-geometry svg:viewBox="0 0 21600 21600" draw:type="rectangle" draw:enhanced-path="M 0 0 L 21600 0 21600 21600 0 21600 0 0 Z N"/>
        </draw:custom-shape>
        <draw:custom-shape draw:name="Rectangle 20" draw:style-name="gr30" draw:text-style-name="P2" draw:layer="layout" svg:width="2.962cm" svg:height="1.057cm" svg:x="18.203cm" svg:y="10.795cm">
          <text:p/>
          <draw:enhanced-geometry svg:viewBox="0 0 21600 21600" draw:type="rectangle" draw:enhanced-path="M 0 0 L 21600 0 21600 21600 0 21600 0 0 Z N"/>
        </draw:custom-shape>
        <draw:custom-shape draw:name="Text Box 21" draw:style-name="gr28" draw:text-style-name="P2" draw:layer="layout" svg:width="1.645cm" svg:height="1.013cm" svg:x="16.723cm" svg:y="10.795cm">
          <text:p text:style-name="P15"><text:span text:style-name="T14">-4 </text:span></text:p>
          <draw:enhanced-geometry svg:viewBox="0 0 21600 21600" draw:type="rectangle" draw:enhanced-path="M 0 0 L 21600 0 21600 21600 0 21600 0 0 Z N"/>
        </draw:custom-shape>
        <draw:custom-shape draw:name="Rectangle 23" draw:style-name="gr30" draw:text-style-name="P2" draw:layer="layout" svg:width="2.962cm" svg:height="1.057cm" svg:x="18.203cm" svg:y="1.27cm">
          <text:p text:style-name="P15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24" draw:style-name="gr30" draw:text-style-name="P2" draw:layer="layout" svg:width="2.962cm" svg:height="1.057cm" svg:x="18.203cm" svg:y="2.328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25" draw:style-name="gr30" draw:text-style-name="P2" draw:layer="layout" svg:width="2.962cm" svg:height="1.057cm" svg:x="18.203cm" svg:y="3.387cm">
          <text:p/>
          <draw:enhanced-geometry svg:viewBox="0 0 21600 21600" draw:type="rectangle" draw:enhanced-path="M 0 0 L 21600 0 21600 21600 0 21600 0 0 Z N"/>
        </draw:custom-shape>
        <draw:custom-shape draw:name="Rectangle 26" draw:style-name="gr30" draw:text-style-name="P2" draw:layer="layout" svg:width="2.962cm" svg:height="1.057cm" svg:x="18.203cm" svg:y="4.445cm">
          <text:p/>
          <draw:enhanced-geometry svg:viewBox="0 0 21600 21600" draw:type="rectangle" draw:enhanced-path="M 0 0 L 21600 0 21600 21600 0 21600 0 0 Z N"/>
        </draw:custom-shape>
        <draw:custom-shape draw:name="Rectangle 27" draw:style-name="gr30" draw:text-style-name="P2" draw:layer="layout" svg:width="2.962cm" svg:height="1.057cm" svg:x="18.203cm" svg:y="5.503cm">
          <text:p/>
          <draw:enhanced-geometry svg:viewBox="0 0 21600 21600" draw:type="rectangle" draw:enhanced-path="M 0 0 L 21600 0 21600 21600 0 21600 0 0 Z N"/>
        </draw:custom-shape>
        <draw:custom-shape draw:name="Text Box 28" draw:style-name="gr28" draw:text-style-name="P2" draw:layer="layout" svg:width="2.619cm" svg:height="1.013cm" svg:x="21.174cm" svg:y="0.456cm">
          <text:p text:style-name="P15"><text:span text:style-name="T7">Address</text:span></text:p>
          <draw:enhanced-geometry svg:viewBox="0 0 21600 21600" draw:type="rectangle" draw:enhanced-path="M 0 0 L 21600 0 21600 21600 0 21600 0 0 Z N"/>
        </draw:custom-shape>
        <draw:custom-shape draw:name="Text Box 29" draw:style-name="gr31" draw:text-style-name="P2" draw:layer="layout" svg:width="3.386cm" svg:height="1.013cm" svg:x="21.378cm" svg:y="1.27cm">
          <text:p text:style-name="P15"><text:span text:style-name="T14">0x124 </text:span></text:p>
          <draw:enhanced-geometry svg:viewBox="0 0 21600 21600" draw:type="rectangle" draw:enhanced-path="M 0 0 L 21600 0 21600 21600 0 21600 0 0 Z N"/>
        </draw:custom-shape>
        <draw:custom-shape draw:name="Text Box 30" draw:style-name="gr31" draw:text-style-name="P2" draw:layer="layout" svg:width="3.386cm" svg:height="1.013cm" svg:x="21.378cm" svg:y="2.368cm">
          <text:p text:style-name="P15"><text:span text:style-name="T14">0x120 </text:span></text:p>
          <draw:enhanced-geometry svg:viewBox="0 0 21600 21600" draw:type="rectangle" draw:enhanced-path="M 0 0 L 21600 0 21600 21600 0 21600 0 0 Z N"/>
        </draw:custom-shape>
        <draw:custom-shape draw:name="Text Box 31" draw:style-name="gr31" draw:text-style-name="P2" draw:layer="layout" svg:width="3.386cm" svg:height="1.013cm" svg:x="21.378cm" svg:y="3.466cm">
          <text:p text:style-name="P15"><text:span text:style-name="T14">0x11c </text:span></text:p>
          <draw:enhanced-geometry svg:viewBox="0 0 21600 21600" draw:type="rectangle" draw:enhanced-path="M 0 0 L 21600 0 21600 21600 0 21600 0 0 Z N"/>
        </draw:custom-shape>
        <draw:custom-shape draw:name="Text Box 32" draw:style-name="gr31" draw:text-style-name="P2" draw:layer="layout" svg:width="3.386cm" svg:height="1.013cm" svg:x="21.378cm" svg:y="4.564cm">
          <text:p text:style-name="P15"><text:span text:style-name="T14">0x118 </text:span></text:p>
          <draw:enhanced-geometry svg:viewBox="0 0 21600 21600" draw:type="rectangle" draw:enhanced-path="M 0 0 L 21600 0 21600 21600 0 21600 0 0 Z N"/>
        </draw:custom-shape>
        <draw:custom-shape draw:name="Text Box 33" draw:style-name="gr31" draw:text-style-name="P2" draw:layer="layout" svg:width="3.386cm" svg:height="1.013cm" svg:x="21.378cm" svg:y="5.662cm">
          <text:p text:style-name="P15"><text:span text:style-name="T14">0x114 </text:span></text:p>
          <draw:enhanced-geometry svg:viewBox="0 0 21600 21600" draw:type="rectangle" draw:enhanced-path="M 0 0 L 21600 0 21600 21600 0 21600 0 0 Z N"/>
        </draw:custom-shape>
        <draw:custom-shape draw:name="Text Box 34" draw:style-name="gr31" draw:text-style-name="P2" draw:layer="layout" svg:width="3.386cm" svg:height="1.013cm" svg:x="21.378cm" svg:y="6.76cm">
          <text:p text:style-name="P15"><text:span text:style-name="T14">0x110 </text:span></text:p>
          <draw:enhanced-geometry svg:viewBox="0 0 21600 21600" draw:type="rectangle" draw:enhanced-path="M 0 0 L 21600 0 21600 21600 0 21600 0 0 Z N"/>
        </draw:custom-shape>
        <draw:custom-shape draw:name="Text Box 35" draw:style-name="gr31" draw:text-style-name="P2" draw:layer="layout" svg:width="3.386cm" svg:height="1.013cm" svg:x="21.378cm" svg:y="7.858cm">
          <text:p text:style-name="P15"><text:span text:style-name="T14">0x10c</text:span></text:p>
          <draw:enhanced-geometry svg:viewBox="0 0 21600 21600" draw:type="rectangle" draw:enhanced-path="M 0 0 L 21600 0 21600 21600 0 21600 0 0 Z N"/>
        </draw:custom-shape>
        <draw:custom-shape draw:name="Text Box 36" draw:style-name="gr31" draw:text-style-name="P2" draw:layer="layout" svg:width="3.386cm" svg:height="1.013cm" svg:x="21.378cm" svg:y="8.956cm">
          <text:p text:style-name="P15"><text:span text:style-name="T14">0x108 </text:span></text:p>
          <draw:enhanced-geometry svg:viewBox="0 0 21600 21600" draw:type="rectangle" draw:enhanced-path="M 0 0 L 21600 0 21600 21600 0 21600 0 0 Z N"/>
        </draw:custom-shape>
        <draw:custom-shape draw:name="Text Box 37" draw:style-name="gr31" draw:text-style-name="P2" draw:layer="layout" svg:width="3.386cm" svg:height="1.013cm" svg:x="21.378cm" svg:y="10.054cm">
          <text:p text:style-name="P15"><text:span text:style-name="T14">0x104 </text:span></text:p>
          <draw:enhanced-geometry svg:viewBox="0 0 21600 21600" draw:type="rectangle" draw:enhanced-path="M 0 0 L 21600 0 21600 21600 0 21600 0 0 Z N"/>
        </draw:custom-shape>
        <draw:custom-shape draw:name="Text Box 38" draw:style-name="gr31" draw:text-style-name="P2" draw:layer="layout" svg:width="3.386cm" svg:height="1.013cm" svg:x="21.378cm" svg:y="11.152cm">
          <text:p text:style-name="P15"><text:span text:style-name="T14">0x100 </text:span></text:p>
          <draw:enhanced-geometry svg:viewBox="0 0 21600 21600" draw:type="rectangle" draw:enhanced-path="M 0 0 L 21600 0 21600 21600 0 21600 0 0 Z N"/>
        </draw:custom-shape>
        <draw:custom-shape draw:name="Rectangle 39" draw:style-name="gr32" draw:text-style-name="P2" draw:layer="layout" svg:width="1.816cm" svg:height="1.013cm" svg:x="13.97cm" svg:y="6.562cm">
          <text:p text:style-name="P14"><text:span text:style-name="T14">yp</text:span></text:p>
          <draw:enhanced-geometry svg:viewBox="0 0 21600 21600" draw:type="rectangle" draw:enhanced-path="M 0 0 L 21600 0 21600 21600 0 21600 0 0 Z N"/>
        </draw:custom-shape>
        <draw:custom-shape draw:name="Rectangle 40" draw:style-name="gr32" draw:text-style-name="P2" draw:layer="layout" svg:width="1.816cm" svg:height="1.013cm" svg:x="13.97cm" svg:y="7.62cm">
          <text:p text:style-name="P14"><text:span text:style-name="T14">xp</text:span></text:p>
          <draw:enhanced-geometry svg:viewBox="0 0 21600 21600" draw:type="rectangle" draw:enhanced-path="M 0 0 L 21600 0 21600 21600 0 21600 0 0 Z N"/>
        </draw:custom-shape>
        <draw:g draw:name="Group 42">
          <draw:custom-shape draw:name="Rectangle 43" draw:style-name="gr8" draw:text-style-name="P2" draw:layer="layout" svg:width="1.904cm" svg:height="1.057cm" svg:x="1.482cm" svg:y="4.233cm">
            <text:p text:style-name="P30"><text:span text:style-name="T24">%eax</text:span></text:p>
            <draw:enhanced-geometry svg:viewBox="0 0 21600 21600" draw:type="rectangle" draw:enhanced-path="M 0 0 L 21600 0 21600 21600 0 21600 0 0 Z N"/>
          </draw:custom-shape>
          <draw:custom-shape draw:name="Rectangle 44" draw:style-name="gr8" draw:text-style-name="P2" draw:layer="layout" svg:width="1.904cm" svg:height="1.057cm" svg:x="1.482cm" svg:y="5.503cm">
            <text:p text:style-name="P30"><text:span text:style-name="T24">%edx</text:span></text:p>
            <draw:enhanced-geometry svg:viewBox="0 0 21600 21600" draw:type="rectangle" draw:enhanced-path="M 0 0 L 21600 0 21600 21600 0 21600 0 0 Z N"/>
          </draw:custom-shape>
          <draw:custom-shape draw:name="Rectangle 45" draw:style-name="gr8" draw:text-style-name="P2" draw:layer="layout" svg:width="1.904cm" svg:height="1.057cm" svg:x="1.482cm" svg:y="6.773cm">
            <text:p text:style-name="P30"><text:span text:style-name="T24">%ecx</text:span></text:p>
            <draw:enhanced-geometry svg:viewBox="0 0 21600 21600" draw:type="rectangle" draw:enhanced-path="M 0 0 L 21600 0 21600 21600 0 21600 0 0 Z N"/>
          </draw:custom-shape>
          <draw:custom-shape draw:name="Rectangle 46" draw:style-name="gr8" draw:text-style-name="P2" draw:layer="layout" svg:width="1.904cm" svg:height="1.057cm" svg:x="1.482cm" svg:y="8.043cm">
            <text:p text:style-name="P30"><text:span text:style-name="T24">%ebx</text:span></text:p>
            <draw:enhanced-geometry svg:viewBox="0 0 21600 21600" draw:type="rectangle" draw:enhanced-path="M 0 0 L 21600 0 21600 21600 0 21600 0 0 Z N"/>
          </draw:custom-shape>
          <draw:custom-shape draw:name="Rectangle 47" draw:style-name="gr8" draw:text-style-name="P2" draw:layer="layout" svg:width="1.904cm" svg:height="1.057cm" svg:x="1.482cm" svg:y="9.313cm">
            <text:p text:style-name="P30"><text:span text:style-name="T24">%esi</text:span></text:p>
            <draw:enhanced-geometry svg:viewBox="0 0 21600 21600" draw:type="rectangle" draw:enhanced-path="M 0 0 L 21600 0 21600 21600 0 21600 0 0 Z N"/>
          </draw:custom-shape>
          <draw:custom-shape draw:name="Rectangle 48" draw:style-name="gr8" draw:text-style-name="P2" draw:layer="layout" svg:width="1.904cm" svg:height="1.057cm" svg:x="1.482cm" svg:y="10.583cm">
            <text:p text:style-name="P30"><text:span text:style-name="T24">%edi</text:span></text:p>
            <draw:enhanced-geometry svg:viewBox="0 0 21600 21600" draw:type="rectangle" draw:enhanced-path="M 0 0 L 21600 0 21600 21600 0 21600 0 0 Z N"/>
          </draw:custom-shape>
          <draw:custom-shape draw:name="Rectangle 49" draw:style-name="gr23" draw:text-style-name="P2" draw:layer="layout" svg:width="1.904cm" svg:height="1.057cm" svg:x="1.482cm" svg:y="11.853cm">
            <text:p text:style-name="P30"><text:span text:style-name="T24">%esp</text:span></text:p>
            <draw:enhanced-geometry svg:viewBox="0 0 21600 21600" draw:type="rectangle" draw:enhanced-path="M 0 0 L 21600 0 21600 21600 0 21600 0 0 Z N"/>
          </draw:custom-shape>
          <draw:custom-shape draw:name="Rectangle 50" draw:style-name="gr23" draw:text-style-name="P2" draw:layer="layout" svg:width="1.904cm" svg:height="1.057cm" svg:x="1.482cm" svg:y="13.123cm">
            <text:p text:style-name="P30"><text:span text:style-name="T24">%ebp</text:span></text:p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Rectangle 52" draw:style-name="gr8" draw:text-style-name="P2" draw:layer="layout" svg:width="2.962cm" svg:height="1.057cm" svg:x="3.387cm" svg:y="4.233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8" draw:text-style-name="P2" draw:layer="layout" svg:width="2.962cm" svg:height="1.057cm" svg:x="3.387cm" svg:y="5.503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8" draw:text-style-name="P2" draw:layer="layout" svg:width="2.962cm" svg:height="1.057cm" svg:x="3.387cm" svg:y="6.773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gr8" draw:text-style-name="P2" draw:layer="layout" svg:width="2.962cm" svg:height="1.057cm" svg:x="3.387cm" svg:y="8.043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8" draw:text-style-name="P2" draw:layer="layout" svg:width="2.962cm" svg:height="1.057cm" svg:x="3.387cm" svg:y="9.313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8" draw:text-style-name="P2" draw:layer="layout" svg:width="2.962cm" svg:height="1.057cm" svg:x="3.387cm" svg:y="10.583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23" draw:text-style-name="P2" draw:layer="layout" svg:width="2.962cm" svg:height="1.057cm" svg:x="3.387cm" svg:y="11.853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3" draw:text-style-name="P2" draw:layer="layout" svg:width="2.962cm" svg:height="1.057cm" svg:x="3.387cm" svg:y="13.123cm">
            <text:p text:style-name="P37"><text:span text:style-name="T24">0x104</text:span></text:p>
            <draw:enhanced-geometry svg:viewBox="0 0 21600 21600" draw:type="rectangle" draw:enhanced-path="M 0 0 L 21600 0 21600 21600 0 21600 0 0 Z N"/>
          </draw:custom-shape>
        </draw:g>
        <draw:custom-shape draw:name="Rectangle 4" draw:style-name="gr10" draw:text-style-name="P2" draw:layer="layout" svg:width="16.509cm" svg:height="4.819cm" svg:x="7.62cm" svg:y="12.488cm">
          <text:p text:style-name="P38"><text:span text:style-name="T14"><text:tab/></text:span><text:span text:style-name="T14">movl</text:span><text:span text:style-name="T14"><text:tab/></text:span><text:span text:style-name="T14">8(%ebp), %edx</text:span><text:span text:style-name="T14"><text:tab/></text:span><text:span text:style-name="T14"># edx = xp</text:span></text:p>
          <text:p text:style-name="P38"><text:span text:style-name="T14"><text:tab/></text:span><text:span text:style-name="T14">movl</text:span><text:span text:style-name="T14"><text:tab/></text:span><text:span text:style-name="T14">12(%ebp), %ecx</text:span><text:span text:style-name="T14"><text:tab/></text:span><text:span text:style-name="T14"># ecx = yp</text:span></text:p>
          <text:p text:style-name="P38"><text:span text:style-name="T14"><text:tab/></text:span><text:span text:style-name="T14">movl</text:span><text:span text:style-name="T14"><text:tab/></text:span><text:span text:style-name="T14">(%edx), %ebx</text:span><text:span text:style-name="T14"><text:tab/></text:span><text:span text:style-name="T14"># ebx = *xp (t0)</text:span></text:p>
          <text:p text:style-name="P38"><text:span text:style-name="T14"><text:tab/></text:span><text:span text:style-name="T14">movl</text:span><text:span text:style-name="T14"><text:tab/></text:span><text:span text:style-name="T14">(%ecx), %eax</text:span><text:span text:style-name="T14"><text:tab/></text:span><text:span text:style-name="T14"># eax = *yp (t1)</text:span></text:p>
          <text:p text:style-name="P38"><text:span text:style-name="T14"><text:tab/></text:span><text:span text:style-name="T14">movl</text:span><text:span text:style-name="T14"><text:tab/></text:span><text:span text:style-name="T14">%eax, (%edx)</text:span><text:span text:style-name="T14"><text:tab/></text:span><text:span text:style-name="T14"># *xp = t1</text:span></text:p>
          <text:p text:style-name="P38"><text:span text:style-name="T14"><text:tab/></text:span><text:span text:style-name="T14">movl</text:span><text:span text:style-name="T14"><text:tab/></text:span><text:span text:style-name="T14">%ebx, (%ecx)</text:span><text:span text:style-name="T14"><text:tab/></text:span><text:span text:style-name="T14"># *yp = t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19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nderstanding Swap" draw:style-name="dp1" draw:master-page-name="Default_20_2" presentation:presentation-page-layout-name="AL3T19">
        <draw:frame draw:name="Rectangle 2" presentation:style-name="pr14" draw:text-style-name="P2" draw:layer="layout" svg:width="17.708cm" svg:height="1.591cm" svg:x="1.482cm" svg:y="0.847cm" presentation:class="title" presentation:user-transformed="true">
          <draw:text-box>
            <text:p text:style-name="P1"><text:span text:style-name="T1">Understanding Swap</text:span></text:p>
          </draw:text-box>
        </draw:frame>
        <draw:custom-shape draw:name="Rectangle 4" draw:style-name="gr30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5" draw:style-name="gr30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draw:layer="layout" svg:width="2.962cm" svg:height="1.057cm" svg:x="18.203cm" svg:y="8.678cm">
          <text:p text:style-name="P15"><text:span text:style-name="T7">Rtn adr</text:span></text:p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" draw:layer="layout" svg:width="2.962cm" svg:height="1.057cm" svg:x="18.203cm" svg:y="9.737cm">
          <text:p/>
          <draw:enhanced-geometry svg:viewBox="0 0 21600 21600" draw:type="rectangle" draw:enhanced-path="M 0 0 L 21600 0 21600 21600 0 21600 0 0 Z N"/>
        </draw:custom-shape>
        <draw:line draw:name="Line 8" draw:style-name="gr11" draw:text-style-name="P19" draw:layer="layout" svg:x1="15.875cm" svg:y1="10.371cm" svg:x2="17.145cm" svg:y2="10.371cm">
          <text:p/>
        </draw:line>
        <draw:custom-shape draw:name="Text Box 9" draw:style-name="gr28" draw:text-style-name="P2" draw:layer="layout" svg:width="2.026cm" svg:height="1.013cm" svg:x="13.758cm" svg:y="9.948cm">
          <text:p text:style-name="P15"><text:span text:style-name="T14">%ebp</text:span></text:p>
          <draw:enhanced-geometry svg:viewBox="0 0 21600 21600" draw:type="rectangle" draw:enhanced-path="M 0 0 L 21600 0 21600 21600 0 21600 0 0 Z N"/>
        </draw:custom-shape>
        <draw:custom-shape draw:name="Text Box 10" draw:style-name="gr28" draw:text-style-name="P2" draw:layer="layout" svg:width="1.645cm" svg:height="1.013cm" svg:x="16.723cm" svg:y="9.737cm">
          <text:p text:style-name="P15"><text:span text:style-name="T14"><text:s/></text:span><text:span text:style-name="T14">0 </text:span></text:p>
          <draw:enhanced-geometry svg:viewBox="0 0 21600 21600" draw:type="rectangle" draw:enhanced-path="M 0 0 L 21600 0 21600 21600 0 21600 0 0 Z N"/>
        </draw:custom-shape>
        <draw:custom-shape draw:name="Text Box 11" draw:style-name="gr28" draw:text-style-name="P2" draw:layer="layout" svg:width="1.645cm" svg:height="1.013cm" svg:x="16.723cm" svg:y="8.678cm">
          <text:p text:style-name="P15"><text:span text:style-name="T14"><text:s/></text:span><text:span text:style-name="T14">4 </text:span></text:p>
          <draw:enhanced-geometry svg:viewBox="0 0 21600 21600" draw:type="rectangle" draw:enhanced-path="M 0 0 L 21600 0 21600 21600 0 21600 0 0 Z N"/>
        </draw:custom-shape>
        <draw:custom-shape draw:name="Text Box 12" draw:style-name="gr28" draw:text-style-name="P2" draw:layer="layout" svg:width="1.645cm" svg:height="1.013cm" svg:x="16.723cm" svg:y="7.62cm">
          <text:p text:style-name="P15"><text:span text:style-name="T14"><text:s/></text:span><text:span text:style-name="T14">8 </text:span></text:p>
          <draw:enhanced-geometry svg:viewBox="0 0 21600 21600" draw:type="rectangle" draw:enhanced-path="M 0 0 L 21600 0 21600 21600 0 21600 0 0 Z N"/>
        </draw:custom-shape>
        <draw:custom-shape draw:name="Text Box 13" draw:style-name="gr28" draw:text-style-name="P2" draw:layer="layout" svg:width="1.645cm" svg:height="1.013cm" svg:x="16.723cm" svg:y="6.562cm">
          <text:p text:style-name="P15"><text:span text:style-name="T14">12 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2.115cm" svg:height="1.013cm" svg:x="15.675cm" svg:y="5.292cm">
          <text:p text:style-name="P15"><text:span text:style-name="T7">Offset</text:span></text:p>
          <draw:enhanced-geometry svg:viewBox="0 0 21600 21600" draw:type="rectangle" draw:enhanced-path="M 0 0 L 21600 0 21600 21600 0 21600 0 0 Z N"/>
        </draw:custom-shape>
        <draw:custom-shape draw:name="Rectangle 15" draw:style-name="gr30" draw:text-style-name="P2" draw:layer="layout" svg:width="2.962cm" svg:height="1.057cm" svg:x="18.203cm" svg:y="10.795cm">
          <text:p/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draw:layer="layout" svg:width="1.645cm" svg:height="1.013cm" svg:x="16.723cm" svg:y="10.795cm">
          <text:p text:style-name="P15"><text:span text:style-name="T14">-4 </text:span></text:p>
          <draw:enhanced-geometry svg:viewBox="0 0 21600 21600" draw:type="rectangle" draw:enhanced-path="M 0 0 L 21600 0 21600 21600 0 21600 0 0 Z N"/>
        </draw:custom-shape>
        <draw:custom-shape draw:name="Rectangle 17" draw:style-name="gr30" draw:text-style-name="P2" draw:layer="layout" svg:width="2.962cm" svg:height="1.057cm" svg:x="18.203cm" svg:y="1.27cm">
          <text:p text:style-name="P15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2" draw:layer="layout" svg:width="2.962cm" svg:height="1.057cm" svg:x="18.203cm" svg:y="2.328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19" draw:style-name="gr30" draw:text-style-name="P2" draw:layer="layout" svg:width="2.962cm" svg:height="1.057cm" svg:x="18.203cm" svg:y="3.387cm">
          <text:p/>
          <draw:enhanced-geometry svg:viewBox="0 0 21600 21600" draw:type="rectangle" draw:enhanced-path="M 0 0 L 21600 0 21600 21600 0 21600 0 0 Z N"/>
        </draw:custom-shape>
        <draw:custom-shape draw:name="Rectangle 20" draw:style-name="gr30" draw:text-style-name="P2" draw:layer="layout" svg:width="2.962cm" svg:height="1.057cm" svg:x="18.203cm" svg:y="4.445cm">
          <text:p/>
          <draw:enhanced-geometry svg:viewBox="0 0 21600 21600" draw:type="rectangle" draw:enhanced-path="M 0 0 L 21600 0 21600 21600 0 21600 0 0 Z N"/>
        </draw:custom-shape>
        <draw:custom-shape draw:name="Rectangle 21" draw:style-name="gr30" draw:text-style-name="P2" draw:layer="layout" svg:width="2.962cm" svg:height="1.057cm" svg:x="18.203cm" svg:y="5.503cm">
          <text:p/>
          <draw:enhanced-geometry svg:viewBox="0 0 21600 21600" draw:type="rectangle" draw:enhanced-path="M 0 0 L 21600 0 21600 21600 0 21600 0 0 Z N"/>
        </draw:custom-shape>
        <draw:custom-shape draw:name="Text Box 22" draw:style-name="gr28" draw:text-style-name="P2" draw:layer="layout" svg:width="2.619cm" svg:height="1.013cm" svg:x="21.174cm" svg:y="0.456cm">
          <text:p text:style-name="P15"><text:span text:style-name="T7">Address</text:span></text:p>
          <draw:enhanced-geometry svg:viewBox="0 0 21600 21600" draw:type="rectangle" draw:enhanced-path="M 0 0 L 21600 0 21600 21600 0 21600 0 0 Z N"/>
        </draw:custom-shape>
        <draw:custom-shape draw:name="Text Box 23" draw:style-name="gr31" draw:text-style-name="P2" draw:layer="layout" svg:width="3.386cm" svg:height="1.013cm" svg:x="21.378cm" svg:y="1.27cm">
          <text:p text:style-name="P15"><text:span text:style-name="T14">0x124 </text:span></text:p>
          <draw:enhanced-geometry svg:viewBox="0 0 21600 21600" draw:type="rectangle" draw:enhanced-path="M 0 0 L 21600 0 21600 21600 0 21600 0 0 Z N"/>
        </draw:custom-shape>
        <draw:custom-shape draw:name="Text Box 24" draw:style-name="gr31" draw:text-style-name="P2" draw:layer="layout" svg:width="3.386cm" svg:height="1.013cm" svg:x="21.378cm" svg:y="2.368cm">
          <text:p text:style-name="P15"><text:span text:style-name="T14">0x120 </text:span></text:p>
          <draw:enhanced-geometry svg:viewBox="0 0 21600 21600" draw:type="rectangle" draw:enhanced-path="M 0 0 L 21600 0 21600 21600 0 21600 0 0 Z N"/>
        </draw:custom-shape>
        <draw:custom-shape draw:name="Text Box 25" draw:style-name="gr31" draw:text-style-name="P2" draw:layer="layout" svg:width="3.386cm" svg:height="1.013cm" svg:x="21.378cm" svg:y="3.466cm">
          <text:p text:style-name="P15"><text:span text:style-name="T14">0x11c </text:span></text:p>
          <draw:enhanced-geometry svg:viewBox="0 0 21600 21600" draw:type="rectangle" draw:enhanced-path="M 0 0 L 21600 0 21600 21600 0 21600 0 0 Z N"/>
        </draw:custom-shape>
        <draw:custom-shape draw:name="Text Box 26" draw:style-name="gr31" draw:text-style-name="P2" draw:layer="layout" svg:width="3.386cm" svg:height="1.013cm" svg:x="21.378cm" svg:y="4.564cm">
          <text:p text:style-name="P15"><text:span text:style-name="T14">0x118 </text:span></text:p>
          <draw:enhanced-geometry svg:viewBox="0 0 21600 21600" draw:type="rectangle" draw:enhanced-path="M 0 0 L 21600 0 21600 21600 0 21600 0 0 Z N"/>
        </draw:custom-shape>
        <draw:custom-shape draw:name="Text Box 27" draw:style-name="gr31" draw:text-style-name="P2" draw:layer="layout" svg:width="3.386cm" svg:height="1.013cm" svg:x="21.378cm" svg:y="5.662cm">
          <text:p text:style-name="P15"><text:span text:style-name="T14">0x114 </text:span></text:p>
          <draw:enhanced-geometry svg:viewBox="0 0 21600 21600" draw:type="rectangle" draw:enhanced-path="M 0 0 L 21600 0 21600 21600 0 21600 0 0 Z N"/>
        </draw:custom-shape>
        <draw:custom-shape draw:name="Text Box 28" draw:style-name="gr31" draw:text-style-name="P2" draw:layer="layout" svg:width="3.386cm" svg:height="1.013cm" svg:x="21.378cm" svg:y="6.76cm">
          <text:p text:style-name="P15"><text:span text:style-name="T14">0x110 </text:span></text:p>
          <draw:enhanced-geometry svg:viewBox="0 0 21600 21600" draw:type="rectangle" draw:enhanced-path="M 0 0 L 21600 0 21600 21600 0 21600 0 0 Z N"/>
        </draw:custom-shape>
        <draw:custom-shape draw:name="Text Box 29" draw:style-name="gr31" draw:text-style-name="P2" draw:layer="layout" svg:width="3.386cm" svg:height="1.013cm" svg:x="21.378cm" svg:y="7.858cm">
          <text:p text:style-name="P15"><text:span text:style-name="T14">0x10c</text:span></text:p>
          <draw:enhanced-geometry svg:viewBox="0 0 21600 21600" draw:type="rectangle" draw:enhanced-path="M 0 0 L 21600 0 21600 21600 0 21600 0 0 Z N"/>
        </draw:custom-shape>
        <draw:custom-shape draw:name="Text Box 30" draw:style-name="gr31" draw:text-style-name="P2" draw:layer="layout" svg:width="3.386cm" svg:height="1.013cm" svg:x="21.378cm" svg:y="8.956cm">
          <text:p text:style-name="P15"><text:span text:style-name="T14">0x108 </text:span></text:p>
          <draw:enhanced-geometry svg:viewBox="0 0 21600 21600" draw:type="rectangle" draw:enhanced-path="M 0 0 L 21600 0 21600 21600 0 21600 0 0 Z N"/>
        </draw:custom-shape>
        <draw:custom-shape draw:name="Text Box 31" draw:style-name="gr31" draw:text-style-name="P2" draw:layer="layout" svg:width="3.386cm" svg:height="1.013cm" svg:x="21.378cm" svg:y="10.054cm">
          <text:p text:style-name="P15"><text:span text:style-name="T14">0x104 </text:span></text:p>
          <draw:enhanced-geometry svg:viewBox="0 0 21600 21600" draw:type="rectangle" draw:enhanced-path="M 0 0 L 21600 0 21600 21600 0 21600 0 0 Z N"/>
        </draw:custom-shape>
        <draw:custom-shape draw:name="Text Box 32" draw:style-name="gr31" draw:text-style-name="P2" draw:layer="layout" svg:width="3.386cm" svg:height="1.013cm" svg:x="21.378cm" svg:y="11.152cm">
          <text:p text:style-name="P15"><text:span text:style-name="T14">0x100 </text:span></text:p>
          <draw:enhanced-geometry svg:viewBox="0 0 21600 21600" draw:type="rectangle" draw:enhanced-path="M 0 0 L 21600 0 21600 21600 0 21600 0 0 Z N"/>
        </draw:custom-shape>
        <draw:custom-shape draw:name="Rectangle 33" draw:style-name="gr32" draw:text-style-name="P2" draw:layer="layout" svg:width="1.816cm" svg:height="1.013cm" svg:x="13.97cm" svg:y="6.562cm">
          <text:p text:style-name="P14"><text:span text:style-name="T14">yp</text:span></text:p>
          <draw:enhanced-geometry svg:viewBox="0 0 21600 21600" draw:type="rectangle" draw:enhanced-path="M 0 0 L 21600 0 21600 21600 0 21600 0 0 Z N"/>
        </draw:custom-shape>
        <draw:custom-shape draw:name="Rectangle 34" draw:style-name="gr32" draw:text-style-name="P2" draw:layer="layout" svg:width="1.816cm" svg:height="1.013cm" svg:x="13.97cm" svg:y="7.62cm">
          <text:p text:style-name="P14"><text:span text:style-name="T14">xp</text:span></text:p>
          <draw:enhanced-geometry svg:viewBox="0 0 21600 21600" draw:type="rectangle" draw:enhanced-path="M 0 0 L 21600 0 21600 21600 0 21600 0 0 Z N"/>
        </draw:custom-shape>
        <draw:g draw:name="Group 35">
          <draw:custom-shape draw:name="Rectangle 36" draw:style-name="gr8" draw:text-style-name="P2" draw:layer="layout" svg:width="1.904cm" svg:height="1.057cm" svg:x="1.482cm" svg:y="4.233cm">
            <text:p text:style-name="P30"><text:span text:style-name="T24">%eax</text:span></text:p>
            <draw:enhanced-geometry svg:viewBox="0 0 21600 21600" draw:type="rectangle" draw:enhanced-path="M 0 0 L 21600 0 21600 21600 0 21600 0 0 Z N"/>
          </draw:custom-shape>
          <draw:custom-shape draw:name="Rectangle 37" draw:style-name="gr8" draw:text-style-name="P2" draw:layer="layout" svg:width="1.904cm" svg:height="1.057cm" svg:x="1.482cm" svg:y="5.503cm">
            <text:p text:style-name="P30"><text:span text:style-name="T24">%edx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8" draw:text-style-name="P2" draw:layer="layout" svg:width="1.904cm" svg:height="1.057cm" svg:x="1.482cm" svg:y="6.773cm">
            <text:p text:style-name="P30"><text:span text:style-name="T24">%ecx</text:span></text:p>
            <draw:enhanced-geometry svg:viewBox="0 0 21600 21600" draw:type="rectangle" draw:enhanced-path="M 0 0 L 21600 0 21600 21600 0 21600 0 0 Z N"/>
          </draw:custom-shape>
          <draw:custom-shape draw:name="Rectangle 39" draw:style-name="gr8" draw:text-style-name="P2" draw:layer="layout" svg:width="1.904cm" svg:height="1.057cm" svg:x="1.482cm" svg:y="8.043cm">
            <text:p text:style-name="P30"><text:span text:style-name="T24">%ebx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8" draw:text-style-name="P2" draw:layer="layout" svg:width="1.904cm" svg:height="1.057cm" svg:x="1.482cm" svg:y="9.313cm">
            <text:p text:style-name="P30"><text:span text:style-name="T24">%esi</text:span></text:p>
            <draw:enhanced-geometry svg:viewBox="0 0 21600 21600" draw:type="rectangle" draw:enhanced-path="M 0 0 L 21600 0 21600 21600 0 21600 0 0 Z N"/>
          </draw:custom-shape>
          <draw:custom-shape draw:name="Rectangle 41" draw:style-name="gr8" draw:text-style-name="P2" draw:layer="layout" svg:width="1.904cm" svg:height="1.057cm" svg:x="1.482cm" svg:y="10.583cm">
            <text:p text:style-name="P30"><text:span text:style-name="T24">%edi</text:span></text:p>
            <draw:enhanced-geometry svg:viewBox="0 0 21600 21600" draw:type="rectangle" draw:enhanced-path="M 0 0 L 21600 0 21600 21600 0 21600 0 0 Z N"/>
          </draw:custom-shape>
          <draw:custom-shape draw:name="Rectangle 42" draw:style-name="gr23" draw:text-style-name="P2" draw:layer="layout" svg:width="1.904cm" svg:height="1.057cm" svg:x="1.482cm" svg:y="11.853cm">
            <text:p text:style-name="P30"><text:span text:style-name="T24">%esp</text:span></text:p>
            <draw:enhanced-geometry svg:viewBox="0 0 21600 21600" draw:type="rectangle" draw:enhanced-path="M 0 0 L 21600 0 21600 21600 0 21600 0 0 Z N"/>
          </draw:custom-shape>
          <draw:custom-shape draw:name="Rectangle 43" draw:style-name="gr23" draw:text-style-name="P2" draw:layer="layout" svg:width="1.904cm" svg:height="1.057cm" svg:x="1.482cm" svg:y="13.123cm">
            <text:p text:style-name="P30"><text:span text:style-name="T24">%ebp</text:span></text:p>
            <draw:enhanced-geometry svg:viewBox="0 0 21600 21600" draw:type="rectangle" draw:enhanced-path="M 0 0 L 21600 0 21600 21600 0 21600 0 0 Z N"/>
          </draw:custom-shape>
        </draw:g>
        <draw:custom-shape draw:name="Rectangle 45" draw:style-name="gr8" draw:text-style-name="P2" draw:layer="layout" svg:width="2.962cm" svg:height="1.057cm" svg:x="3.387cm" svg:y="4.233cm">
          <text:p/>
          <draw:enhanced-geometry svg:viewBox="0 0 21600 21600" draw:type="rectangle" draw:enhanced-path="M 0 0 L 21600 0 21600 21600 0 21600 0 0 Z N"/>
        </draw:custom-shape>
        <draw:custom-shape draw:name="Rectangle 46" draw:style-name="gr8" draw:text-style-name="P2" draw:layer="layout" svg:width="2.962cm" svg:height="1.057cm" svg:x="3.387cm" svg:y="5.503cm">
          <text:p text:style-name="P21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47" draw:style-name="gr8" draw:text-style-name="P2" draw:layer="layout" svg:width="2.962cm" svg:height="1.057cm" svg:x="3.387cm" svg:y="6.773cm">
          <text:p/>
          <draw:enhanced-geometry svg:viewBox="0 0 21600 21600" draw:type="rectangle" draw:enhanced-path="M 0 0 L 21600 0 21600 21600 0 21600 0 0 Z N"/>
        </draw:custom-shape>
        <draw:custom-shape draw:name="Rectangle 48" draw:style-name="gr8" draw:text-style-name="P2" draw:layer="layout" svg:width="2.962cm" svg:height="1.057cm" svg:x="3.387cm" svg:y="8.043cm">
          <text:p/>
          <draw:enhanced-geometry svg:viewBox="0 0 21600 21600" draw:type="rectangle" draw:enhanced-path="M 0 0 L 21600 0 21600 21600 0 21600 0 0 Z N"/>
        </draw:custom-shape>
        <draw:custom-shape draw:name="Rectangle 49" draw:style-name="gr8" draw:text-style-name="P2" draw:layer="layout" svg:width="2.962cm" svg:height="1.057cm" svg:x="3.387cm" svg:y="9.313cm">
          <text:p/>
          <draw:enhanced-geometry svg:viewBox="0 0 21600 21600" draw:type="rectangle" draw:enhanced-path="M 0 0 L 21600 0 21600 21600 0 21600 0 0 Z N"/>
        </draw:custom-shape>
        <draw:custom-shape draw:name="Rectangle 50" draw:style-name="gr8" draw:text-style-name="P2" draw:layer="layout" svg:width="2.962cm" svg:height="1.057cm" svg:x="3.387cm" svg:y="10.583cm">
          <text:p/>
          <draw:enhanced-geometry svg:viewBox="0 0 21600 21600" draw:type="rectangle" draw:enhanced-path="M 0 0 L 21600 0 21600 21600 0 21600 0 0 Z N"/>
        </draw:custom-shape>
        <draw:custom-shape draw:name="Rectangle 51" draw:style-name="gr23" draw:text-style-name="P2" draw:layer="layout" svg:width="2.962cm" svg:height="1.057cm" svg:x="3.387cm" svg:y="11.853cm">
          <text:p/>
          <draw:enhanced-geometry svg:viewBox="0 0 21600 21600" draw:type="rectangle" draw:enhanced-path="M 0 0 L 21600 0 21600 21600 0 21600 0 0 Z N"/>
        </draw:custom-shape>
        <draw:custom-shape draw:name="Rectangle 52" draw:style-name="gr23" draw:text-style-name="P2" draw:layer="layout" svg:width="2.962cm" svg:height="1.057cm" svg:x="3.387cm" svg:y="13.123cm">
          <text:p text:style-name="P21"><text:span text:style-name="T14">0x104</text:span></text:p>
          <draw:enhanced-geometry svg:viewBox="0 0 21600 21600" draw:type="rectangle" draw:enhanced-path="M 0 0 L 21600 0 21600 21600 0 21600 0 0 Z N"/>
        </draw:custom-shape>
        <draw:custom-shape draw:name="Rectangle 63" draw:style-name="gr33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64" draw:style-name="gr8" draw:text-style-name="P2" draw:layer="layout" svg:width="2.962cm" svg:height="1.057cm" svg:x="3.387cm" svg:y="6.773cm">
          <text:p/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6.509cm" svg:height="4.819cm" svg:x="7.62cm" svg:y="12.488cm">
          <text:p text:style-name="P38"><text:span text:style-name="T14"><text:tab/></text:span><text:span text:style-name="T14">movl</text:span><text:span text:style-name="T14"><text:tab/></text:span><text:span text:style-name="T14">8(%ebp), %edx</text:span><text:span text:style-name="T14"><text:tab/></text:span><text:span text:style-name="T14"># edx = xp</text:span></text:p>
          <text:p text:style-name="P38"><text:span text:style-name="T14"><text:tab/></text:span><text:span text:style-name="T14">movl</text:span><text:span text:style-name="T14"><text:tab/></text:span><text:span text:style-name="T14">12(%ebp), %ecx</text:span><text:span text:style-name="T14"><text:tab/></text:span><text:span text:style-name="T14"># ecx = yp</text:span></text:p>
          <text:p text:style-name="P38"><text:span text:style-name="T14"><text:tab/></text:span><text:span text:style-name="T14">movl</text:span><text:span text:style-name="T14"><text:tab/></text:span><text:span text:style-name="T14">(%edx), %ebx</text:span><text:span text:style-name="T14"><text:tab/></text:span><text:span text:style-name="T14"># ebx = *xp (t0)</text:span></text:p>
          <text:p text:style-name="P38"><text:span text:style-name="T14"><text:tab/></text:span><text:span text:style-name="T14">movl</text:span><text:span text:style-name="T14"><text:tab/></text:span><text:span text:style-name="T14">(%ecx), %eax</text:span><text:span text:style-name="T14"><text:tab/></text:span><text:span text:style-name="T14"># eax = *yp (t1)</text:span></text:p>
          <text:p text:style-name="P38"><text:span text:style-name="T14"><text:tab/></text:span><text:span text:style-name="T14">movl</text:span><text:span text:style-name="T14"><text:tab/></text:span><text:span text:style-name="T14">%eax, (%edx)</text:span><text:span text:style-name="T14"><text:tab/></text:span><text:span text:style-name="T14"># *xp = t1</text:span></text:p>
          <text:p text:style-name="P38"><text:span text:style-name="T14"><text:tab/></text:span><text:span text:style-name="T14">movl</text:span><text:span text:style-name="T14"><text:tab/></text:span><text:span text:style-name="T14">%ebx, (%ecx)</text:span><text:span text:style-name="T14"><text:tab/></text:span><text:span text:style-name="T14"># *yp = t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20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nderstanding Swap" draw:style-name="dp1" draw:master-page-name="Default_20_2" presentation:presentation-page-layout-name="AL3T19">
        <draw:custom-shape draw:name="Rectangle 55" draw:style-name="gr8" draw:text-style-name="P2" draw:layer="layout" svg:width="2.962cm" svg:height="1.057cm" svg:x="3.387cm" svg:y="5.503cm">
          <text:p/>
          <draw:enhanced-geometry svg:viewBox="0 0 21600 21600" draw:type="rectangle" draw:enhanced-path="M 0 0 L 21600 0 21600 21600 0 21600 0 0 Z N"/>
        </draw:custom-shape>
        <draw:frame draw:name="Rectangle 2" presentation:style-name="pr14" draw:text-style-name="P2" draw:layer="layout" svg:width="17.708cm" svg:height="1.591cm" svg:x="1.482cm" svg:y="0.847cm" presentation:class="title" presentation:user-transformed="true">
          <draw:text-box>
            <text:p text:style-name="P1"><text:span text:style-name="T1">Understanding Swap</text:span></text:p>
          </draw:text-box>
        </draw:frame>
        <draw:custom-shape draw:name="Rectangle 4" draw:style-name="gr30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5" draw:style-name="gr30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draw:layer="layout" svg:width="2.962cm" svg:height="1.057cm" svg:x="18.203cm" svg:y="8.678cm">
          <text:p text:style-name="P15"><text:span text:style-name="T7">Rtn adr</text:span></text:p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" draw:layer="layout" svg:width="2.962cm" svg:height="1.057cm" svg:x="18.203cm" svg:y="9.737cm">
          <text:p/>
          <draw:enhanced-geometry svg:viewBox="0 0 21600 21600" draw:type="rectangle" draw:enhanced-path="M 0 0 L 21600 0 21600 21600 0 21600 0 0 Z N"/>
        </draw:custom-shape>
        <draw:line draw:name="Line 8" draw:style-name="gr11" draw:text-style-name="P19" draw:layer="layout" svg:x1="15.875cm" svg:y1="10.371cm" svg:x2="17.145cm" svg:y2="10.371cm">
          <text:p/>
        </draw:line>
        <draw:custom-shape draw:name="Text Box 9" draw:style-name="gr28" draw:text-style-name="P2" draw:layer="layout" svg:width="2.026cm" svg:height="1.013cm" svg:x="13.758cm" svg:y="9.948cm">
          <text:p text:style-name="P15"><text:span text:style-name="T14">%ebp</text:span></text:p>
          <draw:enhanced-geometry svg:viewBox="0 0 21600 21600" draw:type="rectangle" draw:enhanced-path="M 0 0 L 21600 0 21600 21600 0 21600 0 0 Z N"/>
        </draw:custom-shape>
        <draw:custom-shape draw:name="Text Box 10" draw:style-name="gr28" draw:text-style-name="P2" draw:layer="layout" svg:width="1.645cm" svg:height="1.013cm" svg:x="16.723cm" svg:y="9.737cm">
          <text:p text:style-name="P15"><text:span text:style-name="T14"><text:s/></text:span><text:span text:style-name="T14">0 </text:span></text:p>
          <draw:enhanced-geometry svg:viewBox="0 0 21600 21600" draw:type="rectangle" draw:enhanced-path="M 0 0 L 21600 0 21600 21600 0 21600 0 0 Z N"/>
        </draw:custom-shape>
        <draw:custom-shape draw:name="Text Box 11" draw:style-name="gr28" draw:text-style-name="P2" draw:layer="layout" svg:width="1.645cm" svg:height="1.013cm" svg:x="16.723cm" svg:y="8.678cm">
          <text:p text:style-name="P15"><text:span text:style-name="T14"><text:s/></text:span><text:span text:style-name="T14">4 </text:span></text:p>
          <draw:enhanced-geometry svg:viewBox="0 0 21600 21600" draw:type="rectangle" draw:enhanced-path="M 0 0 L 21600 0 21600 21600 0 21600 0 0 Z N"/>
        </draw:custom-shape>
        <draw:custom-shape draw:name="Text Box 12" draw:style-name="gr28" draw:text-style-name="P2" draw:layer="layout" svg:width="1.645cm" svg:height="1.013cm" svg:x="16.723cm" svg:y="7.62cm">
          <text:p text:style-name="P15"><text:span text:style-name="T14"><text:s/></text:span><text:span text:style-name="T14">8 </text:span></text:p>
          <draw:enhanced-geometry svg:viewBox="0 0 21600 21600" draw:type="rectangle" draw:enhanced-path="M 0 0 L 21600 0 21600 21600 0 21600 0 0 Z N"/>
        </draw:custom-shape>
        <draw:custom-shape draw:name="Text Box 13" draw:style-name="gr28" draw:text-style-name="P2" draw:layer="layout" svg:width="1.645cm" svg:height="1.013cm" svg:x="16.723cm" svg:y="6.562cm">
          <text:p text:style-name="P15"><text:span text:style-name="T14">12 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2.115cm" svg:height="1.013cm" svg:x="15.675cm" svg:y="5.292cm">
          <text:p text:style-name="P15"><text:span text:style-name="T7">Offset</text:span></text:p>
          <draw:enhanced-geometry svg:viewBox="0 0 21600 21600" draw:type="rectangle" draw:enhanced-path="M 0 0 L 21600 0 21600 21600 0 21600 0 0 Z N"/>
        </draw:custom-shape>
        <draw:custom-shape draw:name="Rectangle 15" draw:style-name="gr30" draw:text-style-name="P2" draw:layer="layout" svg:width="2.962cm" svg:height="1.057cm" svg:x="18.203cm" svg:y="10.795cm">
          <text:p/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draw:layer="layout" svg:width="1.645cm" svg:height="1.013cm" svg:x="16.723cm" svg:y="10.795cm">
          <text:p text:style-name="P15"><text:span text:style-name="T14">-4 </text:span></text:p>
          <draw:enhanced-geometry svg:viewBox="0 0 21600 21600" draw:type="rectangle" draw:enhanced-path="M 0 0 L 21600 0 21600 21600 0 21600 0 0 Z N"/>
        </draw:custom-shape>
        <draw:custom-shape draw:name="Rectangle 17" draw:style-name="gr30" draw:text-style-name="P2" draw:layer="layout" svg:width="2.962cm" svg:height="1.057cm" svg:x="18.203cm" svg:y="1.27cm">
          <text:p text:style-name="P15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2" draw:layer="layout" svg:width="2.962cm" svg:height="1.057cm" svg:x="18.203cm" svg:y="2.328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19" draw:style-name="gr30" draw:text-style-name="P2" draw:layer="layout" svg:width="2.962cm" svg:height="1.057cm" svg:x="18.203cm" svg:y="3.387cm">
          <text:p/>
          <draw:enhanced-geometry svg:viewBox="0 0 21600 21600" draw:type="rectangle" draw:enhanced-path="M 0 0 L 21600 0 21600 21600 0 21600 0 0 Z N"/>
        </draw:custom-shape>
        <draw:custom-shape draw:name="Rectangle 20" draw:style-name="gr30" draw:text-style-name="P2" draw:layer="layout" svg:width="2.962cm" svg:height="1.057cm" svg:x="18.203cm" svg:y="4.445cm">
          <text:p/>
          <draw:enhanced-geometry svg:viewBox="0 0 21600 21600" draw:type="rectangle" draw:enhanced-path="M 0 0 L 21600 0 21600 21600 0 21600 0 0 Z N"/>
        </draw:custom-shape>
        <draw:custom-shape draw:name="Rectangle 21" draw:style-name="gr30" draw:text-style-name="P2" draw:layer="layout" svg:width="2.962cm" svg:height="1.057cm" svg:x="18.203cm" svg:y="5.503cm">
          <text:p/>
          <draw:enhanced-geometry svg:viewBox="0 0 21600 21600" draw:type="rectangle" draw:enhanced-path="M 0 0 L 21600 0 21600 21600 0 21600 0 0 Z N"/>
        </draw:custom-shape>
        <draw:custom-shape draw:name="Text Box 22" draw:style-name="gr28" draw:text-style-name="P2" draw:layer="layout" svg:width="2.619cm" svg:height="1.013cm" svg:x="21.174cm" svg:y="0.456cm">
          <text:p text:style-name="P15"><text:span text:style-name="T7">Address</text:span></text:p>
          <draw:enhanced-geometry svg:viewBox="0 0 21600 21600" draw:type="rectangle" draw:enhanced-path="M 0 0 L 21600 0 21600 21600 0 21600 0 0 Z N"/>
        </draw:custom-shape>
        <draw:custom-shape draw:name="Text Box 23" draw:style-name="gr31" draw:text-style-name="P2" draw:layer="layout" svg:width="3.386cm" svg:height="1.013cm" svg:x="21.378cm" svg:y="1.27cm">
          <text:p text:style-name="P15"><text:span text:style-name="T14">0x124 </text:span></text:p>
          <draw:enhanced-geometry svg:viewBox="0 0 21600 21600" draw:type="rectangle" draw:enhanced-path="M 0 0 L 21600 0 21600 21600 0 21600 0 0 Z N"/>
        </draw:custom-shape>
        <draw:custom-shape draw:name="Text Box 24" draw:style-name="gr31" draw:text-style-name="P2" draw:layer="layout" svg:width="3.386cm" svg:height="1.013cm" svg:x="21.378cm" svg:y="2.368cm">
          <text:p text:style-name="P15"><text:span text:style-name="T14">0x120 </text:span></text:p>
          <draw:enhanced-geometry svg:viewBox="0 0 21600 21600" draw:type="rectangle" draw:enhanced-path="M 0 0 L 21600 0 21600 21600 0 21600 0 0 Z N"/>
        </draw:custom-shape>
        <draw:custom-shape draw:name="Text Box 25" draw:style-name="gr31" draw:text-style-name="P2" draw:layer="layout" svg:width="3.386cm" svg:height="1.013cm" svg:x="21.378cm" svg:y="3.466cm">
          <text:p text:style-name="P15"><text:span text:style-name="T14">0x11c </text:span></text:p>
          <draw:enhanced-geometry svg:viewBox="0 0 21600 21600" draw:type="rectangle" draw:enhanced-path="M 0 0 L 21600 0 21600 21600 0 21600 0 0 Z N"/>
        </draw:custom-shape>
        <draw:custom-shape draw:name="Text Box 26" draw:style-name="gr31" draw:text-style-name="P2" draw:layer="layout" svg:width="3.386cm" svg:height="1.013cm" svg:x="21.378cm" svg:y="4.564cm">
          <text:p text:style-name="P15"><text:span text:style-name="T14">0x118 </text:span></text:p>
          <draw:enhanced-geometry svg:viewBox="0 0 21600 21600" draw:type="rectangle" draw:enhanced-path="M 0 0 L 21600 0 21600 21600 0 21600 0 0 Z N"/>
        </draw:custom-shape>
        <draw:custom-shape draw:name="Text Box 27" draw:style-name="gr31" draw:text-style-name="P2" draw:layer="layout" svg:width="3.386cm" svg:height="1.013cm" svg:x="21.378cm" svg:y="5.662cm">
          <text:p text:style-name="P15"><text:span text:style-name="T14">0x114 </text:span></text:p>
          <draw:enhanced-geometry svg:viewBox="0 0 21600 21600" draw:type="rectangle" draw:enhanced-path="M 0 0 L 21600 0 21600 21600 0 21600 0 0 Z N"/>
        </draw:custom-shape>
        <draw:custom-shape draw:name="Text Box 28" draw:style-name="gr31" draw:text-style-name="P2" draw:layer="layout" svg:width="3.386cm" svg:height="1.013cm" svg:x="21.378cm" svg:y="6.76cm">
          <text:p text:style-name="P15"><text:span text:style-name="T14">0x110 </text:span></text:p>
          <draw:enhanced-geometry svg:viewBox="0 0 21600 21600" draw:type="rectangle" draw:enhanced-path="M 0 0 L 21600 0 21600 21600 0 21600 0 0 Z N"/>
        </draw:custom-shape>
        <draw:custom-shape draw:name="Text Box 29" draw:style-name="gr31" draw:text-style-name="P2" draw:layer="layout" svg:width="3.386cm" svg:height="1.013cm" svg:x="21.378cm" svg:y="7.858cm">
          <text:p text:style-name="P15"><text:span text:style-name="T14">0x10c</text:span></text:p>
          <draw:enhanced-geometry svg:viewBox="0 0 21600 21600" draw:type="rectangle" draw:enhanced-path="M 0 0 L 21600 0 21600 21600 0 21600 0 0 Z N"/>
        </draw:custom-shape>
        <draw:custom-shape draw:name="Text Box 30" draw:style-name="gr31" draw:text-style-name="P2" draw:layer="layout" svg:width="3.386cm" svg:height="1.013cm" svg:x="21.378cm" svg:y="8.956cm">
          <text:p text:style-name="P15"><text:span text:style-name="T14">0x108 </text:span></text:p>
          <draw:enhanced-geometry svg:viewBox="0 0 21600 21600" draw:type="rectangle" draw:enhanced-path="M 0 0 L 21600 0 21600 21600 0 21600 0 0 Z N"/>
        </draw:custom-shape>
        <draw:custom-shape draw:name="Text Box 31" draw:style-name="gr31" draw:text-style-name="P2" draw:layer="layout" svg:width="3.386cm" svg:height="1.013cm" svg:x="21.378cm" svg:y="10.054cm">
          <text:p text:style-name="P15"><text:span text:style-name="T14">0x104 </text:span></text:p>
          <draw:enhanced-geometry svg:viewBox="0 0 21600 21600" draw:type="rectangle" draw:enhanced-path="M 0 0 L 21600 0 21600 21600 0 21600 0 0 Z N"/>
        </draw:custom-shape>
        <draw:custom-shape draw:name="Text Box 32" draw:style-name="gr31" draw:text-style-name="P2" draw:layer="layout" svg:width="3.386cm" svg:height="1.013cm" svg:x="21.378cm" svg:y="11.152cm">
          <text:p text:style-name="P15"><text:span text:style-name="T14">0x100 </text:span></text:p>
          <draw:enhanced-geometry svg:viewBox="0 0 21600 21600" draw:type="rectangle" draw:enhanced-path="M 0 0 L 21600 0 21600 21600 0 21600 0 0 Z N"/>
        </draw:custom-shape>
        <draw:custom-shape draw:name="Rectangle 33" draw:style-name="gr32" draw:text-style-name="P2" draw:layer="layout" svg:width="1.816cm" svg:height="1.013cm" svg:x="13.97cm" svg:y="6.562cm">
          <text:p text:style-name="P14"><text:span text:style-name="T14">yp</text:span></text:p>
          <draw:enhanced-geometry svg:viewBox="0 0 21600 21600" draw:type="rectangle" draw:enhanced-path="M 0 0 L 21600 0 21600 21600 0 21600 0 0 Z N"/>
        </draw:custom-shape>
        <draw:custom-shape draw:name="Rectangle 34" draw:style-name="gr32" draw:text-style-name="P2" draw:layer="layout" svg:width="1.816cm" svg:height="1.013cm" svg:x="13.97cm" svg:y="7.62cm">
          <text:p text:style-name="P14"><text:span text:style-name="T14">xp</text:span></text:p>
          <draw:enhanced-geometry svg:viewBox="0 0 21600 21600" draw:type="rectangle" draw:enhanced-path="M 0 0 L 21600 0 21600 21600 0 21600 0 0 Z N"/>
        </draw:custom-shape>
        <draw:g draw:name="Group 35">
          <draw:custom-shape draw:name="Rectangle 36" draw:style-name="gr8" draw:text-style-name="P2" draw:layer="layout" svg:width="1.904cm" svg:height="1.057cm" svg:x="1.482cm" svg:y="4.233cm">
            <text:p text:style-name="P30"><text:span text:style-name="T24">%eax</text:span></text:p>
            <draw:enhanced-geometry svg:viewBox="0 0 21600 21600" draw:type="rectangle" draw:enhanced-path="M 0 0 L 21600 0 21600 21600 0 21600 0 0 Z N"/>
          </draw:custom-shape>
          <draw:custom-shape draw:name="Rectangle 37" draw:style-name="gr8" draw:text-style-name="P2" draw:layer="layout" svg:width="1.904cm" svg:height="1.057cm" svg:x="1.482cm" svg:y="5.503cm">
            <text:p text:style-name="P30"><text:span text:style-name="T24">%edx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8" draw:text-style-name="P2" draw:layer="layout" svg:width="1.904cm" svg:height="1.057cm" svg:x="1.482cm" svg:y="6.773cm">
            <text:p text:style-name="P30"><text:span text:style-name="T24">%ecx</text:span></text:p>
            <draw:enhanced-geometry svg:viewBox="0 0 21600 21600" draw:type="rectangle" draw:enhanced-path="M 0 0 L 21600 0 21600 21600 0 21600 0 0 Z N"/>
          </draw:custom-shape>
          <draw:custom-shape draw:name="Rectangle 39" draw:style-name="gr8" draw:text-style-name="P2" draw:layer="layout" svg:width="1.904cm" svg:height="1.057cm" svg:x="1.482cm" svg:y="8.043cm">
            <text:p text:style-name="P30"><text:span text:style-name="T24">%ebx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8" draw:text-style-name="P2" draw:layer="layout" svg:width="1.904cm" svg:height="1.057cm" svg:x="1.482cm" svg:y="9.313cm">
            <text:p text:style-name="P30"><text:span text:style-name="T24">%esi</text:span></text:p>
            <draw:enhanced-geometry svg:viewBox="0 0 21600 21600" draw:type="rectangle" draw:enhanced-path="M 0 0 L 21600 0 21600 21600 0 21600 0 0 Z N"/>
          </draw:custom-shape>
          <draw:custom-shape draw:name="Rectangle 41" draw:style-name="gr8" draw:text-style-name="P2" draw:layer="layout" svg:width="1.904cm" svg:height="1.057cm" svg:x="1.482cm" svg:y="10.583cm">
            <text:p text:style-name="P30"><text:span text:style-name="T24">%edi</text:span></text:p>
            <draw:enhanced-geometry svg:viewBox="0 0 21600 21600" draw:type="rectangle" draw:enhanced-path="M 0 0 L 21600 0 21600 21600 0 21600 0 0 Z N"/>
          </draw:custom-shape>
          <draw:custom-shape draw:name="Rectangle 42" draw:style-name="gr23" draw:text-style-name="P2" draw:layer="layout" svg:width="1.904cm" svg:height="1.057cm" svg:x="1.482cm" svg:y="11.853cm">
            <text:p text:style-name="P30"><text:span text:style-name="T24">%esp</text:span></text:p>
            <draw:enhanced-geometry svg:viewBox="0 0 21600 21600" draw:type="rectangle" draw:enhanced-path="M 0 0 L 21600 0 21600 21600 0 21600 0 0 Z N"/>
          </draw:custom-shape>
          <draw:custom-shape draw:name="Rectangle 43" draw:style-name="gr23" draw:text-style-name="P2" draw:layer="layout" svg:width="1.904cm" svg:height="1.057cm" svg:x="1.482cm" svg:y="13.123cm">
            <text:p text:style-name="P30"><text:span text:style-name="T24">%ebp</text:span></text:p>
            <draw:enhanced-geometry svg:viewBox="0 0 21600 21600" draw:type="rectangle" draw:enhanced-path="M 0 0 L 21600 0 21600 21600 0 21600 0 0 Z N"/>
          </draw:custom-shape>
        </draw:g>
        <draw:custom-shape draw:name="Rectangle 45" draw:style-name="gr8" draw:text-style-name="P2" draw:layer="layout" svg:width="2.962cm" svg:height="1.057cm" svg:x="3.387cm" svg:y="4.233cm">
          <text:p/>
          <draw:enhanced-geometry svg:viewBox="0 0 21600 21600" draw:type="rectangle" draw:enhanced-path="M 0 0 L 21600 0 21600 21600 0 21600 0 0 Z N"/>
        </draw:custom-shape>
        <draw:custom-shape draw:name="Rectangle 47" draw:style-name="gr8" draw:text-style-name="P2" draw:layer="layout" svg:width="2.962cm" svg:height="1.057cm" svg:x="3.387cm" svg:y="6.773cm">
          <text:p text:style-name="P21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48" draw:style-name="gr8" draw:text-style-name="P2" draw:layer="layout" svg:width="2.962cm" svg:height="1.057cm" svg:x="3.387cm" svg:y="8.043cm">
          <text:p/>
          <draw:enhanced-geometry svg:viewBox="0 0 21600 21600" draw:type="rectangle" draw:enhanced-path="M 0 0 L 21600 0 21600 21600 0 21600 0 0 Z N"/>
        </draw:custom-shape>
        <draw:custom-shape draw:name="Rectangle 49" draw:style-name="gr8" draw:text-style-name="P2" draw:layer="layout" svg:width="2.962cm" svg:height="1.057cm" svg:x="3.387cm" svg:y="9.313cm">
          <text:p/>
          <draw:enhanced-geometry svg:viewBox="0 0 21600 21600" draw:type="rectangle" draw:enhanced-path="M 0 0 L 21600 0 21600 21600 0 21600 0 0 Z N"/>
        </draw:custom-shape>
        <draw:custom-shape draw:name="Rectangle 50" draw:style-name="gr8" draw:text-style-name="P2" draw:layer="layout" svg:width="2.962cm" svg:height="1.057cm" svg:x="3.387cm" svg:y="10.583cm">
          <text:p/>
          <draw:enhanced-geometry svg:viewBox="0 0 21600 21600" draw:type="rectangle" draw:enhanced-path="M 0 0 L 21600 0 21600 21600 0 21600 0 0 Z N"/>
        </draw:custom-shape>
        <draw:custom-shape draw:name="Rectangle 51" draw:style-name="gr23" draw:text-style-name="P2" draw:layer="layout" svg:width="2.962cm" svg:height="1.057cm" svg:x="3.387cm" svg:y="11.853cm">
          <text:p/>
          <draw:enhanced-geometry svg:viewBox="0 0 21600 21600" draw:type="rectangle" draw:enhanced-path="M 0 0 L 21600 0 21600 21600 0 21600 0 0 Z N"/>
        </draw:custom-shape>
        <draw:custom-shape draw:name="Rectangle 52" draw:style-name="gr23" draw:text-style-name="P2" draw:layer="layout" svg:width="2.962cm" svg:height="1.057cm" svg:x="3.387cm" svg:y="13.123cm">
          <text:p text:style-name="P21"><text:span text:style-name="T14">0x104</text:span></text:p>
          <draw:enhanced-geometry svg:viewBox="0 0 21600 21600" draw:type="rectangle" draw:enhanced-path="M 0 0 L 21600 0 21600 21600 0 21600 0 0 Z N"/>
        </draw:custom-shape>
        <draw:custom-shape draw:name="Rectangle 54" draw:style-name="gr33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46" draw:style-name="gr8" draw:text-style-name="P2" draw:layer="layout" svg:width="2.962cm" svg:height="1.057cm" svg:x="3.387cm" svg:y="5.503cm">
          <text:p text:style-name="P21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6.509cm" svg:height="4.819cm" svg:x="7.62cm" svg:y="12.488cm">
          <text:p text:style-name="P38"><text:span text:style-name="T14"><text:tab/></text:span><text:span text:style-name="T14">movl</text:span><text:span text:style-name="T14"><text:tab/></text:span><text:span text:style-name="T14">8(%ebp), %edx</text:span><text:span text:style-name="T14"><text:tab/></text:span><text:span text:style-name="T14"># edx = xp</text:span></text:p>
          <text:p text:style-name="P38"><text:span text:style-name="T14"><text:tab/></text:span><text:span text:style-name="T14">movl</text:span><text:span text:style-name="T14"><text:tab/></text:span><text:span text:style-name="T14">12(%ebp), %ecx</text:span><text:span text:style-name="T14"><text:tab/></text:span><text:span text:style-name="T14"># ecx = yp</text:span></text:p>
          <text:p text:style-name="P38"><text:span text:style-name="T14"><text:tab/></text:span><text:span text:style-name="T14">movl</text:span><text:span text:style-name="T14"><text:tab/></text:span><text:span text:style-name="T14">(%edx), %ebx</text:span><text:span text:style-name="T14"><text:tab/></text:span><text:span text:style-name="T14"># ebx = *xp (t0)</text:span></text:p>
          <text:p text:style-name="P38"><text:span text:style-name="T14"><text:tab/></text:span><text:span text:style-name="T14">movl</text:span><text:span text:style-name="T14"><text:tab/></text:span><text:span text:style-name="T14">(%ecx), %eax</text:span><text:span text:style-name="T14"><text:tab/></text:span><text:span text:style-name="T14"># eax = *yp (t1)</text:span></text:p>
          <text:p text:style-name="P38"><text:span text:style-name="T14"><text:tab/></text:span><text:span text:style-name="T14">movl</text:span><text:span text:style-name="T14"><text:tab/></text:span><text:span text:style-name="T14">%eax, (%edx)</text:span><text:span text:style-name="T14"><text:tab/></text:span><text:span text:style-name="T14"># *xp = t1</text:span></text:p>
          <text:p text:style-name="P38"><text:span text:style-name="T14"><text:tab/></text:span><text:span text:style-name="T14">movl</text:span><text:span text:style-name="T14"><text:tab/></text:span><text:span text:style-name="T14">%ebx, (%ecx)</text:span><text:span text:style-name="T14"><text:tab/></text:span><text:span text:style-name="T14"># *yp = t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21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nderstanding Swap" draw:style-name="dp1" draw:master-page-name="Default_20_2" presentation:presentation-page-layout-name="AL3T19">
        <draw:custom-shape draw:name="Rectangle 57" draw:style-name="gr33" draw:text-style-name="P2" draw:layer="layout" svg:width="2.962cm" svg:height="1.057cm" svg:x="18.203cm" svg:y="2.328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56" draw:style-name="gr8" draw:text-style-name="P2" draw:layer="layout" svg:width="2.962cm" svg:height="1.057cm" svg:x="3.387cm" svg:y="4.233cm">
          <text:p/>
          <draw:enhanced-geometry svg:viewBox="0 0 21600 21600" draw:type="rectangle" draw:enhanced-path="M 0 0 L 21600 0 21600 21600 0 21600 0 0 Z N"/>
        </draw:custom-shape>
        <draw:frame draw:name="Rectangle 2" presentation:style-name="pr14" draw:text-style-name="P2" draw:layer="layout" svg:width="17.708cm" svg:height="1.591cm" svg:x="1.482cm" svg:y="0.847cm" presentation:class="title" presentation:user-transformed="true">
          <draw:text-box>
            <text:p text:style-name="P1"><text:span text:style-name="T1">Understanding Swap</text:span></text:p>
          </draw:text-box>
        </draw:frame>
        <draw:custom-shape draw:name="Rectangle 4" draw:style-name="gr30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5" draw:style-name="gr30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draw:layer="layout" svg:width="2.962cm" svg:height="1.057cm" svg:x="18.203cm" svg:y="8.678cm">
          <text:p text:style-name="P15"><text:span text:style-name="T7">Rtn adr</text:span></text:p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" draw:layer="layout" svg:width="2.962cm" svg:height="1.057cm" svg:x="18.203cm" svg:y="9.737cm">
          <text:p/>
          <draw:enhanced-geometry svg:viewBox="0 0 21600 21600" draw:type="rectangle" draw:enhanced-path="M 0 0 L 21600 0 21600 21600 0 21600 0 0 Z N"/>
        </draw:custom-shape>
        <draw:line draw:name="Line 8" draw:style-name="gr11" draw:text-style-name="P19" draw:layer="layout" svg:x1="15.875cm" svg:y1="10.371cm" svg:x2="17.145cm" svg:y2="10.371cm">
          <text:p/>
        </draw:line>
        <draw:custom-shape draw:name="Text Box 9" draw:style-name="gr28" draw:text-style-name="P2" draw:layer="layout" svg:width="2.026cm" svg:height="1.013cm" svg:x="13.758cm" svg:y="9.948cm">
          <text:p text:style-name="P15"><text:span text:style-name="T14">%ebp</text:span></text:p>
          <draw:enhanced-geometry svg:viewBox="0 0 21600 21600" draw:type="rectangle" draw:enhanced-path="M 0 0 L 21600 0 21600 21600 0 21600 0 0 Z N"/>
        </draw:custom-shape>
        <draw:custom-shape draw:name="Text Box 10" draw:style-name="gr28" draw:text-style-name="P2" draw:layer="layout" svg:width="1.645cm" svg:height="1.013cm" svg:x="16.723cm" svg:y="9.737cm">
          <text:p text:style-name="P15"><text:span text:style-name="T14"><text:s/></text:span><text:span text:style-name="T14">0 </text:span></text:p>
          <draw:enhanced-geometry svg:viewBox="0 0 21600 21600" draw:type="rectangle" draw:enhanced-path="M 0 0 L 21600 0 21600 21600 0 21600 0 0 Z N"/>
        </draw:custom-shape>
        <draw:custom-shape draw:name="Text Box 11" draw:style-name="gr28" draw:text-style-name="P2" draw:layer="layout" svg:width="1.645cm" svg:height="1.013cm" svg:x="16.723cm" svg:y="8.678cm">
          <text:p text:style-name="P15"><text:span text:style-name="T14"><text:s/></text:span><text:span text:style-name="T14">4 </text:span></text:p>
          <draw:enhanced-geometry svg:viewBox="0 0 21600 21600" draw:type="rectangle" draw:enhanced-path="M 0 0 L 21600 0 21600 21600 0 21600 0 0 Z N"/>
        </draw:custom-shape>
        <draw:custom-shape draw:name="Text Box 12" draw:style-name="gr28" draw:text-style-name="P2" draw:layer="layout" svg:width="1.645cm" svg:height="1.013cm" svg:x="16.723cm" svg:y="7.62cm">
          <text:p text:style-name="P15"><text:span text:style-name="T14"><text:s/></text:span><text:span text:style-name="T14">8 </text:span></text:p>
          <draw:enhanced-geometry svg:viewBox="0 0 21600 21600" draw:type="rectangle" draw:enhanced-path="M 0 0 L 21600 0 21600 21600 0 21600 0 0 Z N"/>
        </draw:custom-shape>
        <draw:custom-shape draw:name="Text Box 13" draw:style-name="gr28" draw:text-style-name="P2" draw:layer="layout" svg:width="1.645cm" svg:height="1.013cm" svg:x="16.723cm" svg:y="6.562cm">
          <text:p text:style-name="P15"><text:span text:style-name="T14">12 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2.115cm" svg:height="1.013cm" svg:x="15.675cm" svg:y="5.292cm">
          <text:p text:style-name="P15"><text:span text:style-name="T7">Offset</text:span></text:p>
          <draw:enhanced-geometry svg:viewBox="0 0 21600 21600" draw:type="rectangle" draw:enhanced-path="M 0 0 L 21600 0 21600 21600 0 21600 0 0 Z N"/>
        </draw:custom-shape>
        <draw:custom-shape draw:name="Rectangle 15" draw:style-name="gr30" draw:text-style-name="P2" draw:layer="layout" svg:width="2.962cm" svg:height="1.057cm" svg:x="18.203cm" svg:y="10.795cm">
          <text:p/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draw:layer="layout" svg:width="1.645cm" svg:height="1.013cm" svg:x="16.723cm" svg:y="10.795cm">
          <text:p text:style-name="P15"><text:span text:style-name="T14">-4 </text:span></text:p>
          <draw:enhanced-geometry svg:viewBox="0 0 21600 21600" draw:type="rectangle" draw:enhanced-path="M 0 0 L 21600 0 21600 21600 0 21600 0 0 Z N"/>
        </draw:custom-shape>
        <draw:custom-shape draw:name="Rectangle 17" draw:style-name="gr30" draw:text-style-name="P2" draw:layer="layout" svg:width="2.962cm" svg:height="1.057cm" svg:x="18.203cm" svg:y="1.27cm">
          <text:p text:style-name="P15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2" draw:layer="layout" svg:width="2.962cm" svg:height="1.057cm" svg:x="18.203cm" svg:y="2.328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19" draw:style-name="gr30" draw:text-style-name="P2" draw:layer="layout" svg:width="2.962cm" svg:height="1.057cm" svg:x="18.203cm" svg:y="3.387cm">
          <text:p/>
          <draw:enhanced-geometry svg:viewBox="0 0 21600 21600" draw:type="rectangle" draw:enhanced-path="M 0 0 L 21600 0 21600 21600 0 21600 0 0 Z N"/>
        </draw:custom-shape>
        <draw:custom-shape draw:name="Rectangle 20" draw:style-name="gr30" draw:text-style-name="P2" draw:layer="layout" svg:width="2.962cm" svg:height="1.057cm" svg:x="18.203cm" svg:y="4.445cm">
          <text:p/>
          <draw:enhanced-geometry svg:viewBox="0 0 21600 21600" draw:type="rectangle" draw:enhanced-path="M 0 0 L 21600 0 21600 21600 0 21600 0 0 Z N"/>
        </draw:custom-shape>
        <draw:custom-shape draw:name="Rectangle 21" draw:style-name="gr30" draw:text-style-name="P2" draw:layer="layout" svg:width="2.962cm" svg:height="1.057cm" svg:x="18.203cm" svg:y="5.503cm">
          <text:p/>
          <draw:enhanced-geometry svg:viewBox="0 0 21600 21600" draw:type="rectangle" draw:enhanced-path="M 0 0 L 21600 0 21600 21600 0 21600 0 0 Z N"/>
        </draw:custom-shape>
        <draw:custom-shape draw:name="Text Box 22" draw:style-name="gr28" draw:text-style-name="P2" draw:layer="layout" svg:width="2.619cm" svg:height="1.013cm" svg:x="21.174cm" svg:y="0.456cm">
          <text:p text:style-name="P15"><text:span text:style-name="T7">Address</text:span></text:p>
          <draw:enhanced-geometry svg:viewBox="0 0 21600 21600" draw:type="rectangle" draw:enhanced-path="M 0 0 L 21600 0 21600 21600 0 21600 0 0 Z N"/>
        </draw:custom-shape>
        <draw:custom-shape draw:name="Text Box 23" draw:style-name="gr31" draw:text-style-name="P2" draw:layer="layout" svg:width="3.386cm" svg:height="1.013cm" svg:x="21.378cm" svg:y="1.27cm">
          <text:p text:style-name="P15"><text:span text:style-name="T14">0x124 </text:span></text:p>
          <draw:enhanced-geometry svg:viewBox="0 0 21600 21600" draw:type="rectangle" draw:enhanced-path="M 0 0 L 21600 0 21600 21600 0 21600 0 0 Z N"/>
        </draw:custom-shape>
        <draw:custom-shape draw:name="Text Box 24" draw:style-name="gr31" draw:text-style-name="P2" draw:layer="layout" svg:width="3.386cm" svg:height="1.013cm" svg:x="21.378cm" svg:y="2.368cm">
          <text:p text:style-name="P15"><text:span text:style-name="T14">0x120 </text:span></text:p>
          <draw:enhanced-geometry svg:viewBox="0 0 21600 21600" draw:type="rectangle" draw:enhanced-path="M 0 0 L 21600 0 21600 21600 0 21600 0 0 Z N"/>
        </draw:custom-shape>
        <draw:custom-shape draw:name="Text Box 25" draw:style-name="gr31" draw:text-style-name="P2" draw:layer="layout" svg:width="3.386cm" svg:height="1.013cm" svg:x="21.378cm" svg:y="3.466cm">
          <text:p text:style-name="P15"><text:span text:style-name="T14">0x11c </text:span></text:p>
          <draw:enhanced-geometry svg:viewBox="0 0 21600 21600" draw:type="rectangle" draw:enhanced-path="M 0 0 L 21600 0 21600 21600 0 21600 0 0 Z N"/>
        </draw:custom-shape>
        <draw:custom-shape draw:name="Text Box 26" draw:style-name="gr31" draw:text-style-name="P2" draw:layer="layout" svg:width="3.386cm" svg:height="1.013cm" svg:x="21.378cm" svg:y="4.564cm">
          <text:p text:style-name="P15"><text:span text:style-name="T14">0x118 </text:span></text:p>
          <draw:enhanced-geometry svg:viewBox="0 0 21600 21600" draw:type="rectangle" draw:enhanced-path="M 0 0 L 21600 0 21600 21600 0 21600 0 0 Z N"/>
        </draw:custom-shape>
        <draw:custom-shape draw:name="Text Box 27" draw:style-name="gr31" draw:text-style-name="P2" draw:layer="layout" svg:width="3.386cm" svg:height="1.013cm" svg:x="21.378cm" svg:y="5.662cm">
          <text:p text:style-name="P15"><text:span text:style-name="T14">0x114 </text:span></text:p>
          <draw:enhanced-geometry svg:viewBox="0 0 21600 21600" draw:type="rectangle" draw:enhanced-path="M 0 0 L 21600 0 21600 21600 0 21600 0 0 Z N"/>
        </draw:custom-shape>
        <draw:custom-shape draw:name="Text Box 28" draw:style-name="gr31" draw:text-style-name="P2" draw:layer="layout" svg:width="3.386cm" svg:height="1.013cm" svg:x="21.378cm" svg:y="6.76cm">
          <text:p text:style-name="P15"><text:span text:style-name="T14">0x110 </text:span></text:p>
          <draw:enhanced-geometry svg:viewBox="0 0 21600 21600" draw:type="rectangle" draw:enhanced-path="M 0 0 L 21600 0 21600 21600 0 21600 0 0 Z N"/>
        </draw:custom-shape>
        <draw:custom-shape draw:name="Text Box 29" draw:style-name="gr31" draw:text-style-name="P2" draw:layer="layout" svg:width="3.386cm" svg:height="1.013cm" svg:x="21.378cm" svg:y="7.858cm">
          <text:p text:style-name="P15"><text:span text:style-name="T14">0x10c</text:span></text:p>
          <draw:enhanced-geometry svg:viewBox="0 0 21600 21600" draw:type="rectangle" draw:enhanced-path="M 0 0 L 21600 0 21600 21600 0 21600 0 0 Z N"/>
        </draw:custom-shape>
        <draw:custom-shape draw:name="Text Box 30" draw:style-name="gr31" draw:text-style-name="P2" draw:layer="layout" svg:width="3.386cm" svg:height="1.013cm" svg:x="21.378cm" svg:y="8.956cm">
          <text:p text:style-name="P15"><text:span text:style-name="T14">0x108 </text:span></text:p>
          <draw:enhanced-geometry svg:viewBox="0 0 21600 21600" draw:type="rectangle" draw:enhanced-path="M 0 0 L 21600 0 21600 21600 0 21600 0 0 Z N"/>
        </draw:custom-shape>
        <draw:custom-shape draw:name="Text Box 31" draw:style-name="gr31" draw:text-style-name="P2" draw:layer="layout" svg:width="3.386cm" svg:height="1.013cm" svg:x="21.378cm" svg:y="10.054cm">
          <text:p text:style-name="P15"><text:span text:style-name="T14">0x104 </text:span></text:p>
          <draw:enhanced-geometry svg:viewBox="0 0 21600 21600" draw:type="rectangle" draw:enhanced-path="M 0 0 L 21600 0 21600 21600 0 21600 0 0 Z N"/>
        </draw:custom-shape>
        <draw:custom-shape draw:name="Text Box 32" draw:style-name="gr31" draw:text-style-name="P2" draw:layer="layout" svg:width="3.386cm" svg:height="1.013cm" svg:x="21.378cm" svg:y="11.152cm">
          <text:p text:style-name="P15"><text:span text:style-name="T14">0x100 </text:span></text:p>
          <draw:enhanced-geometry svg:viewBox="0 0 21600 21600" draw:type="rectangle" draw:enhanced-path="M 0 0 L 21600 0 21600 21600 0 21600 0 0 Z N"/>
        </draw:custom-shape>
        <draw:custom-shape draw:name="Rectangle 33" draw:style-name="gr32" draw:text-style-name="P2" draw:layer="layout" svg:width="1.816cm" svg:height="1.013cm" svg:x="13.97cm" svg:y="6.562cm">
          <text:p text:style-name="P14"><text:span text:style-name="T14">yp</text:span></text:p>
          <draw:enhanced-geometry svg:viewBox="0 0 21600 21600" draw:type="rectangle" draw:enhanced-path="M 0 0 L 21600 0 21600 21600 0 21600 0 0 Z N"/>
        </draw:custom-shape>
        <draw:custom-shape draw:name="Rectangle 34" draw:style-name="gr32" draw:text-style-name="P2" draw:layer="layout" svg:width="1.816cm" svg:height="1.013cm" svg:x="13.97cm" svg:y="7.62cm">
          <text:p text:style-name="P14"><text:span text:style-name="T14">xp</text:span></text:p>
          <draw:enhanced-geometry svg:viewBox="0 0 21600 21600" draw:type="rectangle" draw:enhanced-path="M 0 0 L 21600 0 21600 21600 0 21600 0 0 Z N"/>
        </draw:custom-shape>
        <draw:g draw:name="Group 35">
          <draw:custom-shape draw:name="Rectangle 36" draw:style-name="gr8" draw:text-style-name="P2" draw:layer="layout" svg:width="1.904cm" svg:height="1.057cm" svg:x="1.482cm" svg:y="4.233cm">
            <text:p text:style-name="P30"><text:span text:style-name="T24">%eax</text:span></text:p>
            <draw:enhanced-geometry svg:viewBox="0 0 21600 21600" draw:type="rectangle" draw:enhanced-path="M 0 0 L 21600 0 21600 21600 0 21600 0 0 Z N"/>
          </draw:custom-shape>
          <draw:custom-shape draw:name="Rectangle 37" draw:style-name="gr8" draw:text-style-name="P2" draw:layer="layout" svg:width="1.904cm" svg:height="1.057cm" svg:x="1.482cm" svg:y="5.503cm">
            <text:p text:style-name="P30"><text:span text:style-name="T24">%edx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8" draw:text-style-name="P2" draw:layer="layout" svg:width="1.904cm" svg:height="1.057cm" svg:x="1.482cm" svg:y="6.773cm">
            <text:p text:style-name="P30"><text:span text:style-name="T24">%ecx</text:span></text:p>
            <draw:enhanced-geometry svg:viewBox="0 0 21600 21600" draw:type="rectangle" draw:enhanced-path="M 0 0 L 21600 0 21600 21600 0 21600 0 0 Z N"/>
          </draw:custom-shape>
          <draw:custom-shape draw:name="Rectangle 39" draw:style-name="gr8" draw:text-style-name="P2" draw:layer="layout" svg:width="1.904cm" svg:height="1.057cm" svg:x="1.482cm" svg:y="8.043cm">
            <text:p text:style-name="P30"><text:span text:style-name="T24">%ebx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8" draw:text-style-name="P2" draw:layer="layout" svg:width="1.904cm" svg:height="1.057cm" svg:x="1.482cm" svg:y="9.313cm">
            <text:p text:style-name="P30"><text:span text:style-name="T24">%esi</text:span></text:p>
            <draw:enhanced-geometry svg:viewBox="0 0 21600 21600" draw:type="rectangle" draw:enhanced-path="M 0 0 L 21600 0 21600 21600 0 21600 0 0 Z N"/>
          </draw:custom-shape>
          <draw:custom-shape draw:name="Rectangle 41" draw:style-name="gr8" draw:text-style-name="P2" draw:layer="layout" svg:width="1.904cm" svg:height="1.057cm" svg:x="1.482cm" svg:y="10.583cm">
            <text:p text:style-name="P30"><text:span text:style-name="T24">%edi</text:span></text:p>
            <draw:enhanced-geometry svg:viewBox="0 0 21600 21600" draw:type="rectangle" draw:enhanced-path="M 0 0 L 21600 0 21600 21600 0 21600 0 0 Z N"/>
          </draw:custom-shape>
          <draw:custom-shape draw:name="Rectangle 42" draw:style-name="gr23" draw:text-style-name="P2" draw:layer="layout" svg:width="1.904cm" svg:height="1.057cm" svg:x="1.482cm" svg:y="11.853cm">
            <text:p text:style-name="P30"><text:span text:style-name="T24">%esp</text:span></text:p>
            <draw:enhanced-geometry svg:viewBox="0 0 21600 21600" draw:type="rectangle" draw:enhanced-path="M 0 0 L 21600 0 21600 21600 0 21600 0 0 Z N"/>
          </draw:custom-shape>
          <draw:custom-shape draw:name="Rectangle 43" draw:style-name="gr23" draw:text-style-name="P2" draw:layer="layout" svg:width="1.904cm" svg:height="1.057cm" svg:x="1.482cm" svg:y="13.123cm">
            <text:p text:style-name="P30"><text:span text:style-name="T24">%ebp</text:span></text:p>
            <draw:enhanced-geometry svg:viewBox="0 0 21600 21600" draw:type="rectangle" draw:enhanced-path="M 0 0 L 21600 0 21600 21600 0 21600 0 0 Z N"/>
          </draw:custom-shape>
        </draw:g>
        <draw:custom-shape draw:name="Rectangle 46" draw:style-name="gr8" draw:text-style-name="P2" draw:layer="layout" svg:width="2.962cm" svg:height="1.057cm" svg:x="3.387cm" svg:y="5.503cm">
          <text:p text:style-name="P21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47" draw:style-name="gr8" draw:text-style-name="P2" draw:layer="layout" svg:width="2.962cm" svg:height="1.057cm" svg:x="3.387cm" svg:y="6.773cm">
          <text:p text:style-name="P21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48" draw:style-name="gr8" draw:text-style-name="P2" draw:layer="layout" svg:width="2.962cm" svg:height="1.057cm" svg:x="3.387cm" svg:y="8.043cm">
          <text:p text:style-name="P21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49" draw:style-name="gr8" draw:text-style-name="P2" draw:layer="layout" svg:width="2.962cm" svg:height="1.057cm" svg:x="3.387cm" svg:y="9.313cm">
          <text:p/>
          <draw:enhanced-geometry svg:viewBox="0 0 21600 21600" draw:type="rectangle" draw:enhanced-path="M 0 0 L 21600 0 21600 21600 0 21600 0 0 Z N"/>
        </draw:custom-shape>
        <draw:custom-shape draw:name="Rectangle 50" draw:style-name="gr8" draw:text-style-name="P2" draw:layer="layout" svg:width="2.962cm" svg:height="1.057cm" svg:x="3.387cm" svg:y="10.583cm">
          <text:p/>
          <draw:enhanced-geometry svg:viewBox="0 0 21600 21600" draw:type="rectangle" draw:enhanced-path="M 0 0 L 21600 0 21600 21600 0 21600 0 0 Z N"/>
        </draw:custom-shape>
        <draw:custom-shape draw:name="Rectangle 51" draw:style-name="gr23" draw:text-style-name="P2" draw:layer="layout" svg:width="2.962cm" svg:height="1.057cm" svg:x="3.387cm" svg:y="11.853cm">
          <text:p/>
          <draw:enhanced-geometry svg:viewBox="0 0 21600 21600" draw:type="rectangle" draw:enhanced-path="M 0 0 L 21600 0 21600 21600 0 21600 0 0 Z N"/>
        </draw:custom-shape>
        <draw:custom-shape draw:name="Rectangle 52" draw:style-name="gr23" draw:text-style-name="P2" draw:layer="layout" svg:width="2.962cm" svg:height="1.057cm" svg:x="3.387cm" svg:y="13.123cm">
          <text:p text:style-name="P21"><text:span text:style-name="T14">0x104</text:span></text:p>
          <draw:enhanced-geometry svg:viewBox="0 0 21600 21600" draw:type="rectangle" draw:enhanced-path="M 0 0 L 21600 0 21600 21600 0 21600 0 0 Z N"/>
        </draw:custom-shape>
        <draw:custom-shape draw:name="Rectangle 45" draw:style-name="gr8" draw:text-style-name="P2" draw:layer="layout" svg:width="2.962cm" svg:height="1.057cm" svg:x="3.387cm" svg:y="4.233cm">
          <text:p/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6.509cm" svg:height="4.819cm" svg:x="7.62cm" svg:y="12.488cm">
          <text:p text:style-name="P38"><text:span text:style-name="T14"><text:tab/></text:span><text:span text:style-name="T14">movl</text:span><text:span text:style-name="T14"><text:tab/></text:span><text:span text:style-name="T14">8(%ebp), %edx</text:span><text:span text:style-name="T14"><text:tab/></text:span><text:span text:style-name="T14"># edx = xp</text:span></text:p>
          <text:p text:style-name="P38"><text:span text:style-name="T14"><text:tab/></text:span><text:span text:style-name="T14">movl</text:span><text:span text:style-name="T14"><text:tab/></text:span><text:span text:style-name="T14">12(%ebp), %ecx</text:span><text:span text:style-name="T14"><text:tab/></text:span><text:span text:style-name="T14"># ecx = yp</text:span></text:p>
          <text:p text:style-name="P38"><text:span text:style-name="T14"><text:tab/></text:span><text:span text:style-name="T14">movl</text:span><text:span text:style-name="T14"><text:tab/></text:span><text:span text:style-name="T14">(%edx), %ebx</text:span><text:span text:style-name="T14"><text:tab/></text:span><text:span text:style-name="T14"># ebx = *xp (t0)</text:span></text:p>
          <text:p text:style-name="P38"><text:span text:style-name="T14"><text:tab/></text:span><text:span text:style-name="T14">movl</text:span><text:span text:style-name="T14"><text:tab/></text:span><text:span text:style-name="T14">(%ecx), %eax</text:span><text:span text:style-name="T14"><text:tab/></text:span><text:span text:style-name="T14"># eax = *yp (t1)</text:span></text:p>
          <text:p text:style-name="P38"><text:span text:style-name="T14"><text:tab/></text:span><text:span text:style-name="T14">movl</text:span><text:span text:style-name="T14"><text:tab/></text:span><text:span text:style-name="T14">%eax, (%edx)</text:span><text:span text:style-name="T14"><text:tab/></text:span><text:span text:style-name="T14"># *xp = t1</text:span></text:p>
          <text:p text:style-name="P38"><text:span text:style-name="T14"><text:tab/></text:span><text:span text:style-name="T14">movl</text:span><text:span text:style-name="T14"><text:tab/></text:span><text:span text:style-name="T14">%ebx, (%ecx)</text:span><text:span text:style-name="T14"><text:tab/></text:span><text:span text:style-name="T14"># *yp = t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22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nderstanding Swap" draw:style-name="dp1" draw:master-page-name="Default_20_2" presentation:presentation-page-layout-name="AL3T19">
        <draw:custom-shape draw:name="Rectangle 54" draw:style-name="gr8" draw:text-style-name="P2" draw:layer="layout" svg:width="2.962cm" svg:height="1.057cm" svg:x="3.387cm" svg:y="8.043cm">
          <text:p/>
          <draw:enhanced-geometry svg:viewBox="0 0 21600 21600" draw:type="rectangle" draw:enhanced-path="M 0 0 L 21600 0 21600 21600 0 21600 0 0 Z N"/>
        </draw:custom-shape>
        <draw:frame draw:name="Rectangle 2" presentation:style-name="pr14" draw:text-style-name="P2" draw:layer="layout" svg:width="17.708cm" svg:height="1.591cm" svg:x="1.482cm" svg:y="0.847cm" presentation:class="title" presentation:user-transformed="true">
          <draw:text-box>
            <text:p text:style-name="P1"><text:span text:style-name="T1">Understanding Swap</text:span></text:p>
          </draw:text-box>
        </draw:frame>
        <draw:custom-shape draw:name="Rectangle 4" draw:style-name="gr30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5" draw:style-name="gr30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draw:layer="layout" svg:width="2.962cm" svg:height="1.057cm" svg:x="18.203cm" svg:y="8.678cm">
          <text:p text:style-name="P15"><text:span text:style-name="T7">Rtn adr</text:span></text:p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" draw:layer="layout" svg:width="2.962cm" svg:height="1.057cm" svg:x="18.203cm" svg:y="9.737cm">
          <text:p/>
          <draw:enhanced-geometry svg:viewBox="0 0 21600 21600" draw:type="rectangle" draw:enhanced-path="M 0 0 L 21600 0 21600 21600 0 21600 0 0 Z N"/>
        </draw:custom-shape>
        <draw:line draw:name="Line 8" draw:style-name="gr11" draw:text-style-name="P19" draw:layer="layout" svg:x1="15.875cm" svg:y1="10.371cm" svg:x2="17.145cm" svg:y2="10.371cm">
          <text:p/>
        </draw:line>
        <draw:custom-shape draw:name="Text Box 9" draw:style-name="gr28" draw:text-style-name="P2" draw:layer="layout" svg:width="2.026cm" svg:height="1.013cm" svg:x="13.758cm" svg:y="9.948cm">
          <text:p text:style-name="P15"><text:span text:style-name="T14">%ebp</text:span></text:p>
          <draw:enhanced-geometry svg:viewBox="0 0 21600 21600" draw:type="rectangle" draw:enhanced-path="M 0 0 L 21600 0 21600 21600 0 21600 0 0 Z N"/>
        </draw:custom-shape>
        <draw:custom-shape draw:name="Text Box 10" draw:style-name="gr28" draw:text-style-name="P2" draw:layer="layout" svg:width="1.645cm" svg:height="1.013cm" svg:x="16.723cm" svg:y="9.737cm">
          <text:p text:style-name="P15"><text:span text:style-name="T14"><text:s/></text:span><text:span text:style-name="T14">0 </text:span></text:p>
          <draw:enhanced-geometry svg:viewBox="0 0 21600 21600" draw:type="rectangle" draw:enhanced-path="M 0 0 L 21600 0 21600 21600 0 21600 0 0 Z N"/>
        </draw:custom-shape>
        <draw:custom-shape draw:name="Text Box 11" draw:style-name="gr28" draw:text-style-name="P2" draw:layer="layout" svg:width="1.645cm" svg:height="1.013cm" svg:x="16.723cm" svg:y="8.678cm">
          <text:p text:style-name="P15"><text:span text:style-name="T14"><text:s/></text:span><text:span text:style-name="T14">4 </text:span></text:p>
          <draw:enhanced-geometry svg:viewBox="0 0 21600 21600" draw:type="rectangle" draw:enhanced-path="M 0 0 L 21600 0 21600 21600 0 21600 0 0 Z N"/>
        </draw:custom-shape>
        <draw:custom-shape draw:name="Text Box 12" draw:style-name="gr28" draw:text-style-name="P2" draw:layer="layout" svg:width="1.645cm" svg:height="1.013cm" svg:x="16.723cm" svg:y="7.62cm">
          <text:p text:style-name="P15"><text:span text:style-name="T14"><text:s/></text:span><text:span text:style-name="T14">8 </text:span></text:p>
          <draw:enhanced-geometry svg:viewBox="0 0 21600 21600" draw:type="rectangle" draw:enhanced-path="M 0 0 L 21600 0 21600 21600 0 21600 0 0 Z N"/>
        </draw:custom-shape>
        <draw:custom-shape draw:name="Text Box 13" draw:style-name="gr28" draw:text-style-name="P2" draw:layer="layout" svg:width="1.645cm" svg:height="1.013cm" svg:x="16.723cm" svg:y="6.562cm">
          <text:p text:style-name="P15"><text:span text:style-name="T14">12 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2.115cm" svg:height="1.013cm" svg:x="15.675cm" svg:y="5.292cm">
          <text:p text:style-name="P15"><text:span text:style-name="T7">Offset</text:span></text:p>
          <draw:enhanced-geometry svg:viewBox="0 0 21600 21600" draw:type="rectangle" draw:enhanced-path="M 0 0 L 21600 0 21600 21600 0 21600 0 0 Z N"/>
        </draw:custom-shape>
        <draw:custom-shape draw:name="Rectangle 15" draw:style-name="gr30" draw:text-style-name="P2" draw:layer="layout" svg:width="2.962cm" svg:height="1.057cm" svg:x="18.203cm" svg:y="10.795cm">
          <text:p/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draw:layer="layout" svg:width="1.645cm" svg:height="1.013cm" svg:x="16.723cm" svg:y="10.795cm">
          <text:p text:style-name="P15"><text:span text:style-name="T14">-4 </text:span></text:p>
          <draw:enhanced-geometry svg:viewBox="0 0 21600 21600" draw:type="rectangle" draw:enhanced-path="M 0 0 L 21600 0 21600 21600 0 21600 0 0 Z N"/>
        </draw:custom-shape>
        <draw:custom-shape draw:name="Rectangle 17" draw:style-name="gr30" draw:text-style-name="P2" draw:layer="layout" svg:width="2.962cm" svg:height="1.057cm" svg:x="18.203cm" svg:y="1.27cm">
          <text:p text:style-name="P15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2" draw:layer="layout" svg:width="2.962cm" svg:height="1.057cm" svg:x="18.203cm" svg:y="2.328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19" draw:style-name="gr30" draw:text-style-name="P2" draw:layer="layout" svg:width="2.962cm" svg:height="1.057cm" svg:x="18.203cm" svg:y="3.387cm">
          <text:p/>
          <draw:enhanced-geometry svg:viewBox="0 0 21600 21600" draw:type="rectangle" draw:enhanced-path="M 0 0 L 21600 0 21600 21600 0 21600 0 0 Z N"/>
        </draw:custom-shape>
        <draw:custom-shape draw:name="Rectangle 20" draw:style-name="gr30" draw:text-style-name="P2" draw:layer="layout" svg:width="2.962cm" svg:height="1.057cm" svg:x="18.203cm" svg:y="4.445cm">
          <text:p/>
          <draw:enhanced-geometry svg:viewBox="0 0 21600 21600" draw:type="rectangle" draw:enhanced-path="M 0 0 L 21600 0 21600 21600 0 21600 0 0 Z N"/>
        </draw:custom-shape>
        <draw:custom-shape draw:name="Rectangle 21" draw:style-name="gr30" draw:text-style-name="P2" draw:layer="layout" svg:width="2.962cm" svg:height="1.057cm" svg:x="18.203cm" svg:y="5.503cm">
          <text:p/>
          <draw:enhanced-geometry svg:viewBox="0 0 21600 21600" draw:type="rectangle" draw:enhanced-path="M 0 0 L 21600 0 21600 21600 0 21600 0 0 Z N"/>
        </draw:custom-shape>
        <draw:custom-shape draw:name="Text Box 22" draw:style-name="gr28" draw:text-style-name="P2" draw:layer="layout" svg:width="2.619cm" svg:height="1.013cm" svg:x="21.174cm" svg:y="0.456cm">
          <text:p text:style-name="P15"><text:span text:style-name="T7">Address</text:span></text:p>
          <draw:enhanced-geometry svg:viewBox="0 0 21600 21600" draw:type="rectangle" draw:enhanced-path="M 0 0 L 21600 0 21600 21600 0 21600 0 0 Z N"/>
        </draw:custom-shape>
        <draw:custom-shape draw:name="Text Box 23" draw:style-name="gr31" draw:text-style-name="P2" draw:layer="layout" svg:width="3.386cm" svg:height="1.013cm" svg:x="21.378cm" svg:y="1.27cm">
          <text:p text:style-name="P15"><text:span text:style-name="T14">0x124 </text:span></text:p>
          <draw:enhanced-geometry svg:viewBox="0 0 21600 21600" draw:type="rectangle" draw:enhanced-path="M 0 0 L 21600 0 21600 21600 0 21600 0 0 Z N"/>
        </draw:custom-shape>
        <draw:custom-shape draw:name="Text Box 24" draw:style-name="gr31" draw:text-style-name="P2" draw:layer="layout" svg:width="3.386cm" svg:height="1.013cm" svg:x="21.378cm" svg:y="2.368cm">
          <text:p text:style-name="P15"><text:span text:style-name="T14">0x120 </text:span></text:p>
          <draw:enhanced-geometry svg:viewBox="0 0 21600 21600" draw:type="rectangle" draw:enhanced-path="M 0 0 L 21600 0 21600 21600 0 21600 0 0 Z N"/>
        </draw:custom-shape>
        <draw:custom-shape draw:name="Text Box 25" draw:style-name="gr31" draw:text-style-name="P2" draw:layer="layout" svg:width="3.386cm" svg:height="1.013cm" svg:x="21.378cm" svg:y="3.466cm">
          <text:p text:style-name="P15"><text:span text:style-name="T14">0x11c </text:span></text:p>
          <draw:enhanced-geometry svg:viewBox="0 0 21600 21600" draw:type="rectangle" draw:enhanced-path="M 0 0 L 21600 0 21600 21600 0 21600 0 0 Z N"/>
        </draw:custom-shape>
        <draw:custom-shape draw:name="Text Box 26" draw:style-name="gr31" draw:text-style-name="P2" draw:layer="layout" svg:width="3.386cm" svg:height="1.013cm" svg:x="21.378cm" svg:y="4.564cm">
          <text:p text:style-name="P15"><text:span text:style-name="T14">0x118 </text:span></text:p>
          <draw:enhanced-geometry svg:viewBox="0 0 21600 21600" draw:type="rectangle" draw:enhanced-path="M 0 0 L 21600 0 21600 21600 0 21600 0 0 Z N"/>
        </draw:custom-shape>
        <draw:custom-shape draw:name="Text Box 27" draw:style-name="gr31" draw:text-style-name="P2" draw:layer="layout" svg:width="3.386cm" svg:height="1.013cm" svg:x="21.378cm" svg:y="5.662cm">
          <text:p text:style-name="P15"><text:span text:style-name="T14">0x114 </text:span></text:p>
          <draw:enhanced-geometry svg:viewBox="0 0 21600 21600" draw:type="rectangle" draw:enhanced-path="M 0 0 L 21600 0 21600 21600 0 21600 0 0 Z N"/>
        </draw:custom-shape>
        <draw:custom-shape draw:name="Text Box 28" draw:style-name="gr31" draw:text-style-name="P2" draw:layer="layout" svg:width="3.386cm" svg:height="1.013cm" svg:x="21.378cm" svg:y="6.76cm">
          <text:p text:style-name="P15"><text:span text:style-name="T14">0x110 </text:span></text:p>
          <draw:enhanced-geometry svg:viewBox="0 0 21600 21600" draw:type="rectangle" draw:enhanced-path="M 0 0 L 21600 0 21600 21600 0 21600 0 0 Z N"/>
        </draw:custom-shape>
        <draw:custom-shape draw:name="Text Box 29" draw:style-name="gr31" draw:text-style-name="P2" draw:layer="layout" svg:width="3.386cm" svg:height="1.013cm" svg:x="21.378cm" svg:y="7.858cm">
          <text:p text:style-name="P15"><text:span text:style-name="T14">0x10c</text:span></text:p>
          <draw:enhanced-geometry svg:viewBox="0 0 21600 21600" draw:type="rectangle" draw:enhanced-path="M 0 0 L 21600 0 21600 21600 0 21600 0 0 Z N"/>
        </draw:custom-shape>
        <draw:custom-shape draw:name="Text Box 30" draw:style-name="gr31" draw:text-style-name="P2" draw:layer="layout" svg:width="3.386cm" svg:height="1.013cm" svg:x="21.378cm" svg:y="8.956cm">
          <text:p text:style-name="P15"><text:span text:style-name="T14">0x108 </text:span></text:p>
          <draw:enhanced-geometry svg:viewBox="0 0 21600 21600" draw:type="rectangle" draw:enhanced-path="M 0 0 L 21600 0 21600 21600 0 21600 0 0 Z N"/>
        </draw:custom-shape>
        <draw:custom-shape draw:name="Text Box 31" draw:style-name="gr31" draw:text-style-name="P2" draw:layer="layout" svg:width="3.386cm" svg:height="1.013cm" svg:x="21.378cm" svg:y="10.054cm">
          <text:p text:style-name="P15"><text:span text:style-name="T14">0x104 </text:span></text:p>
          <draw:enhanced-geometry svg:viewBox="0 0 21600 21600" draw:type="rectangle" draw:enhanced-path="M 0 0 L 21600 0 21600 21600 0 21600 0 0 Z N"/>
        </draw:custom-shape>
        <draw:custom-shape draw:name="Text Box 32" draw:style-name="gr31" draw:text-style-name="P2" draw:layer="layout" svg:width="3.386cm" svg:height="1.013cm" svg:x="21.378cm" svg:y="11.152cm">
          <text:p text:style-name="P15"><text:span text:style-name="T14">0x100 </text:span></text:p>
          <draw:enhanced-geometry svg:viewBox="0 0 21600 21600" draw:type="rectangle" draw:enhanced-path="M 0 0 L 21600 0 21600 21600 0 21600 0 0 Z N"/>
        </draw:custom-shape>
        <draw:custom-shape draw:name="Rectangle 33" draw:style-name="gr32" draw:text-style-name="P2" draw:layer="layout" svg:width="1.816cm" svg:height="1.013cm" svg:x="13.97cm" svg:y="6.562cm">
          <text:p text:style-name="P14"><text:span text:style-name="T14">yp</text:span></text:p>
          <draw:enhanced-geometry svg:viewBox="0 0 21600 21600" draw:type="rectangle" draw:enhanced-path="M 0 0 L 21600 0 21600 21600 0 21600 0 0 Z N"/>
        </draw:custom-shape>
        <draw:custom-shape draw:name="Rectangle 34" draw:style-name="gr32" draw:text-style-name="P2" draw:layer="layout" svg:width="1.816cm" svg:height="1.013cm" svg:x="13.97cm" svg:y="7.62cm">
          <text:p text:style-name="P14"><text:span text:style-name="T14">xp</text:span></text:p>
          <draw:enhanced-geometry svg:viewBox="0 0 21600 21600" draw:type="rectangle" draw:enhanced-path="M 0 0 L 21600 0 21600 21600 0 21600 0 0 Z N"/>
        </draw:custom-shape>
        <draw:g draw:name="Group 35">
          <draw:custom-shape draw:name="Rectangle 36" draw:style-name="gr8" draw:text-style-name="P2" draw:layer="layout" svg:width="1.904cm" svg:height="1.057cm" svg:x="1.482cm" svg:y="4.233cm">
            <text:p text:style-name="P30"><text:span text:style-name="T24">%eax</text:span></text:p>
            <draw:enhanced-geometry svg:viewBox="0 0 21600 21600" draw:type="rectangle" draw:enhanced-path="M 0 0 L 21600 0 21600 21600 0 21600 0 0 Z N"/>
          </draw:custom-shape>
          <draw:custom-shape draw:name="Rectangle 37" draw:style-name="gr8" draw:text-style-name="P2" draw:layer="layout" svg:width="1.904cm" svg:height="1.057cm" svg:x="1.482cm" svg:y="5.503cm">
            <text:p text:style-name="P30"><text:span text:style-name="T24">%edx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8" draw:text-style-name="P2" draw:layer="layout" svg:width="1.904cm" svg:height="1.057cm" svg:x="1.482cm" svg:y="6.773cm">
            <text:p text:style-name="P30"><text:span text:style-name="T24">%ecx</text:span></text:p>
            <draw:enhanced-geometry svg:viewBox="0 0 21600 21600" draw:type="rectangle" draw:enhanced-path="M 0 0 L 21600 0 21600 21600 0 21600 0 0 Z N"/>
          </draw:custom-shape>
          <draw:custom-shape draw:name="Rectangle 39" draw:style-name="gr8" draw:text-style-name="P2" draw:layer="layout" svg:width="1.904cm" svg:height="1.057cm" svg:x="1.482cm" svg:y="8.043cm">
            <text:p text:style-name="P30"><text:span text:style-name="T24">%ebx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8" draw:text-style-name="P2" draw:layer="layout" svg:width="1.904cm" svg:height="1.057cm" svg:x="1.482cm" svg:y="9.313cm">
            <text:p text:style-name="P30"><text:span text:style-name="T24">%esi</text:span></text:p>
            <draw:enhanced-geometry svg:viewBox="0 0 21600 21600" draw:type="rectangle" draw:enhanced-path="M 0 0 L 21600 0 21600 21600 0 21600 0 0 Z N"/>
          </draw:custom-shape>
          <draw:custom-shape draw:name="Rectangle 41" draw:style-name="gr8" draw:text-style-name="P2" draw:layer="layout" svg:width="1.904cm" svg:height="1.057cm" svg:x="1.482cm" svg:y="10.583cm">
            <text:p text:style-name="P30"><text:span text:style-name="T24">%edi</text:span></text:p>
            <draw:enhanced-geometry svg:viewBox="0 0 21600 21600" draw:type="rectangle" draw:enhanced-path="M 0 0 L 21600 0 21600 21600 0 21600 0 0 Z N"/>
          </draw:custom-shape>
          <draw:custom-shape draw:name="Rectangle 42" draw:style-name="gr23" draw:text-style-name="P2" draw:layer="layout" svg:width="1.904cm" svg:height="1.057cm" svg:x="1.482cm" svg:y="11.853cm">
            <text:p text:style-name="P30"><text:span text:style-name="T24">%esp</text:span></text:p>
            <draw:enhanced-geometry svg:viewBox="0 0 21600 21600" draw:type="rectangle" draw:enhanced-path="M 0 0 L 21600 0 21600 21600 0 21600 0 0 Z N"/>
          </draw:custom-shape>
          <draw:custom-shape draw:name="Rectangle 43" draw:style-name="gr23" draw:text-style-name="P2" draw:layer="layout" svg:width="1.904cm" svg:height="1.057cm" svg:x="1.482cm" svg:y="13.123cm">
            <text:p text:style-name="P30"><text:span text:style-name="T24">%ebp</text:span></text:p>
            <draw:enhanced-geometry svg:viewBox="0 0 21600 21600" draw:type="rectangle" draw:enhanced-path="M 0 0 L 21600 0 21600 21600 0 21600 0 0 Z N"/>
          </draw:custom-shape>
        </draw:g>
        <draw:custom-shape draw:name="Rectangle 45" draw:style-name="gr8" draw:text-style-name="P2" draw:layer="layout" svg:width="2.962cm" svg:height="1.057cm" svg:x="3.387cm" svg:y="4.233cm">
          <text:p text:style-name="P21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46" draw:style-name="gr8" draw:text-style-name="P2" draw:layer="layout" svg:width="2.962cm" svg:height="1.057cm" svg:x="3.387cm" svg:y="5.503cm">
          <text:p text:style-name="P21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47" draw:style-name="gr8" draw:text-style-name="P2" draw:layer="layout" svg:width="2.962cm" svg:height="1.057cm" svg:x="3.387cm" svg:y="6.773cm">
          <text:p text:style-name="P21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49" draw:style-name="gr8" draw:text-style-name="P2" draw:layer="layout" svg:width="2.962cm" svg:height="1.057cm" svg:x="3.387cm" svg:y="9.313cm">
          <text:p/>
          <draw:enhanced-geometry svg:viewBox="0 0 21600 21600" draw:type="rectangle" draw:enhanced-path="M 0 0 L 21600 0 21600 21600 0 21600 0 0 Z N"/>
        </draw:custom-shape>
        <draw:custom-shape draw:name="Rectangle 50" draw:style-name="gr8" draw:text-style-name="P2" draw:layer="layout" svg:width="2.962cm" svg:height="1.057cm" svg:x="3.387cm" svg:y="10.583cm">
          <text:p/>
          <draw:enhanced-geometry svg:viewBox="0 0 21600 21600" draw:type="rectangle" draw:enhanced-path="M 0 0 L 21600 0 21600 21600 0 21600 0 0 Z N"/>
        </draw:custom-shape>
        <draw:custom-shape draw:name="Rectangle 51" draw:style-name="gr23" draw:text-style-name="P2" draw:layer="layout" svg:width="2.962cm" svg:height="1.057cm" svg:x="3.387cm" svg:y="11.853cm">
          <text:p/>
          <draw:enhanced-geometry svg:viewBox="0 0 21600 21600" draw:type="rectangle" draw:enhanced-path="M 0 0 L 21600 0 21600 21600 0 21600 0 0 Z N"/>
        </draw:custom-shape>
        <draw:custom-shape draw:name="Rectangle 52" draw:style-name="gr23" draw:text-style-name="P2" draw:layer="layout" svg:width="2.962cm" svg:height="1.057cm" svg:x="3.387cm" svg:y="13.123cm">
          <text:p text:style-name="P21"><text:span text:style-name="T14">0x104</text:span></text:p>
          <draw:enhanced-geometry svg:viewBox="0 0 21600 21600" draw:type="rectangle" draw:enhanced-path="M 0 0 L 21600 0 21600 21600 0 21600 0 0 Z N"/>
        </draw:custom-shape>
        <draw:custom-shape draw:name="Rectangle 56" draw:style-name="gr33" draw:text-style-name="P2" draw:layer="layout" svg:width="2.962cm" svg:height="1.057cm" svg:x="18.203cm" svg:y="1.27cm">
          <text:p text:style-name="P15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48" draw:style-name="gr8" draw:text-style-name="P2" draw:layer="layout" svg:width="2.962cm" svg:height="1.057cm" svg:x="3.387cm" svg:y="8.043cm">
          <text:p text:style-name="P21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6.509cm" svg:height="4.819cm" svg:x="7.62cm" svg:y="12.488cm">
          <text:p text:style-name="P38"><text:span text:style-name="T14"><text:tab/></text:span><text:span text:style-name="T14">movl</text:span><text:span text:style-name="T14"><text:tab/></text:span><text:span text:style-name="T14">8(%ebp), %edx</text:span><text:span text:style-name="T14"><text:tab/></text:span><text:span text:style-name="T14"># edx = xp</text:span></text:p>
          <text:p text:style-name="P38"><text:span text:style-name="T14"><text:tab/></text:span><text:span text:style-name="T14">movl</text:span><text:span text:style-name="T14"><text:tab/></text:span><text:span text:style-name="T14">12(%ebp), %ecx</text:span><text:span text:style-name="T14"><text:tab/></text:span><text:span text:style-name="T14"># ecx = yp</text:span></text:p>
          <text:p text:style-name="P38"><text:span text:style-name="T14"><text:tab/></text:span><text:span text:style-name="T14">movl</text:span><text:span text:style-name="T14"><text:tab/></text:span><text:span text:style-name="T14">(%edx), %ebx</text:span><text:span text:style-name="T14"><text:tab/></text:span><text:span text:style-name="T14"># ebx = *xp (t0)</text:span></text:p>
          <text:p text:style-name="P38"><text:span text:style-name="T14"><text:tab/></text:span><text:span text:style-name="T14">movl</text:span><text:span text:style-name="T14"><text:tab/></text:span><text:span text:style-name="T14">(%ecx), %eax</text:span><text:span text:style-name="T14"><text:tab/></text:span><text:span text:style-name="T14"># eax = *yp (t1)</text:span></text:p>
          <text:p text:style-name="P38"><text:span text:style-name="T14"><text:tab/></text:span><text:span text:style-name="T14">movl</text:span><text:span text:style-name="T14"><text:tab/></text:span><text:span text:style-name="T14">%eax, (%edx)</text:span><text:span text:style-name="T14"><text:tab/></text:span><text:span text:style-name="T14"># *xp = t1</text:span></text:p>
          <text:p text:style-name="P38"><text:span text:style-name="T14"><text:tab/></text:span><text:span text:style-name="T14">movl</text:span><text:span text:style-name="T14"><text:tab/></text:span><text:span text:style-name="T14">%ebx, (%ecx)</text:span><text:span text:style-name="T14"><text:tab/></text:span><text:span text:style-name="T14"># *yp = t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23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nderstanding Swap" draw:style-name="dp1" draw:master-page-name="Default_20_2" presentation:presentation-page-layout-name="AL3T19">
        <draw:custom-shape draw:name="Rectangle 17" draw:style-name="gr33" draw:text-style-name="P2" draw:layer="layout" svg:width="2.962cm" svg:height="1.057cm" svg:x="18.203cm" svg:y="1.27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2" draw:layer="layout" svg:width="2.962cm" svg:height="1.057cm" svg:x="18.203cm" svg:y="2.328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frame draw:name="Rectangle 2" presentation:style-name="pr14" draw:text-style-name="P2" draw:layer="layout" svg:width="17.708cm" svg:height="1.591cm" svg:x="1.482cm" svg:y="0.847cm" presentation:class="title" presentation:user-transformed="true">
          <draw:text-box>
            <text:p text:style-name="P1"><text:span text:style-name="T1">Understanding Swap</text:span></text:p>
          </draw:text-box>
        </draw:frame>
        <draw:custom-shape draw:name="Rectangle 4" draw:style-name="gr30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5" draw:style-name="gr30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draw:layer="layout" svg:width="2.962cm" svg:height="1.057cm" svg:x="18.203cm" svg:y="8.678cm">
          <text:p text:style-name="P15"><text:span text:style-name="T7">Rtn adr</text:span></text:p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" draw:layer="layout" svg:width="2.962cm" svg:height="1.057cm" svg:x="18.203cm" svg:y="9.737cm">
          <text:p/>
          <draw:enhanced-geometry svg:viewBox="0 0 21600 21600" draw:type="rectangle" draw:enhanced-path="M 0 0 L 21600 0 21600 21600 0 21600 0 0 Z N"/>
        </draw:custom-shape>
        <draw:line draw:name="Line 8" draw:style-name="gr11" draw:text-style-name="P19" draw:layer="layout" svg:x1="15.875cm" svg:y1="10.371cm" svg:x2="17.145cm" svg:y2="10.371cm">
          <text:p/>
        </draw:line>
        <draw:custom-shape draw:name="Text Box 9" draw:style-name="gr28" draw:text-style-name="P2" draw:layer="layout" svg:width="2.026cm" svg:height="1.013cm" svg:x="13.758cm" svg:y="9.948cm">
          <text:p text:style-name="P15"><text:span text:style-name="T14">%ebp</text:span></text:p>
          <draw:enhanced-geometry svg:viewBox="0 0 21600 21600" draw:type="rectangle" draw:enhanced-path="M 0 0 L 21600 0 21600 21600 0 21600 0 0 Z N"/>
        </draw:custom-shape>
        <draw:custom-shape draw:name="Text Box 10" draw:style-name="gr28" draw:text-style-name="P2" draw:layer="layout" svg:width="1.645cm" svg:height="1.013cm" svg:x="16.723cm" svg:y="9.737cm">
          <text:p text:style-name="P15"><text:span text:style-name="T14"><text:s/></text:span><text:span text:style-name="T14">0 </text:span></text:p>
          <draw:enhanced-geometry svg:viewBox="0 0 21600 21600" draw:type="rectangle" draw:enhanced-path="M 0 0 L 21600 0 21600 21600 0 21600 0 0 Z N"/>
        </draw:custom-shape>
        <draw:custom-shape draw:name="Text Box 11" draw:style-name="gr28" draw:text-style-name="P2" draw:layer="layout" svg:width="1.645cm" svg:height="1.013cm" svg:x="16.723cm" svg:y="8.678cm">
          <text:p text:style-name="P15"><text:span text:style-name="T14"><text:s/></text:span><text:span text:style-name="T14">4 </text:span></text:p>
          <draw:enhanced-geometry svg:viewBox="0 0 21600 21600" draw:type="rectangle" draw:enhanced-path="M 0 0 L 21600 0 21600 21600 0 21600 0 0 Z N"/>
        </draw:custom-shape>
        <draw:custom-shape draw:name="Text Box 12" draw:style-name="gr28" draw:text-style-name="P2" draw:layer="layout" svg:width="1.645cm" svg:height="1.013cm" svg:x="16.723cm" svg:y="7.62cm">
          <text:p text:style-name="P15"><text:span text:style-name="T14"><text:s/></text:span><text:span text:style-name="T14">8 </text:span></text:p>
          <draw:enhanced-geometry svg:viewBox="0 0 21600 21600" draw:type="rectangle" draw:enhanced-path="M 0 0 L 21600 0 21600 21600 0 21600 0 0 Z N"/>
        </draw:custom-shape>
        <draw:custom-shape draw:name="Text Box 13" draw:style-name="gr28" draw:text-style-name="P2" draw:layer="layout" svg:width="1.645cm" svg:height="1.013cm" svg:x="16.723cm" svg:y="6.562cm">
          <text:p text:style-name="P15"><text:span text:style-name="T14">12 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2.115cm" svg:height="1.013cm" svg:x="15.675cm" svg:y="5.292cm">
          <text:p text:style-name="P15"><text:span text:style-name="T7">Offset</text:span></text:p>
          <draw:enhanced-geometry svg:viewBox="0 0 21600 21600" draw:type="rectangle" draw:enhanced-path="M 0 0 L 21600 0 21600 21600 0 21600 0 0 Z N"/>
        </draw:custom-shape>
        <draw:custom-shape draw:name="Rectangle 15" draw:style-name="gr30" draw:text-style-name="P2" draw:layer="layout" svg:width="2.962cm" svg:height="1.057cm" svg:x="18.203cm" svg:y="10.795cm">
          <text:p/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draw:layer="layout" svg:width="1.645cm" svg:height="1.013cm" svg:x="16.723cm" svg:y="10.795cm">
          <text:p text:style-name="P15"><text:span text:style-name="T14">-4 </text:span></text:p>
          <draw:enhanced-geometry svg:viewBox="0 0 21600 21600" draw:type="rectangle" draw:enhanced-path="M 0 0 L 21600 0 21600 21600 0 21600 0 0 Z N"/>
        </draw:custom-shape>
        <draw:custom-shape draw:name="Rectangle 19" draw:style-name="gr30" draw:text-style-name="P2" draw:layer="layout" svg:width="2.962cm" svg:height="1.057cm" svg:x="18.203cm" svg:y="3.387cm">
          <text:p/>
          <draw:enhanced-geometry svg:viewBox="0 0 21600 21600" draw:type="rectangle" draw:enhanced-path="M 0 0 L 21600 0 21600 21600 0 21600 0 0 Z N"/>
        </draw:custom-shape>
        <draw:custom-shape draw:name="Rectangle 20" draw:style-name="gr30" draw:text-style-name="P2" draw:layer="layout" svg:width="2.962cm" svg:height="1.057cm" svg:x="18.203cm" svg:y="4.445cm">
          <text:p/>
          <draw:enhanced-geometry svg:viewBox="0 0 21600 21600" draw:type="rectangle" draw:enhanced-path="M 0 0 L 21600 0 21600 21600 0 21600 0 0 Z N"/>
        </draw:custom-shape>
        <draw:custom-shape draw:name="Rectangle 21" draw:style-name="gr30" draw:text-style-name="P2" draw:layer="layout" svg:width="2.962cm" svg:height="1.057cm" svg:x="18.203cm" svg:y="5.503cm">
          <text:p/>
          <draw:enhanced-geometry svg:viewBox="0 0 21600 21600" draw:type="rectangle" draw:enhanced-path="M 0 0 L 21600 0 21600 21600 0 21600 0 0 Z N"/>
        </draw:custom-shape>
        <draw:custom-shape draw:name="Text Box 22" draw:style-name="gr28" draw:text-style-name="P2" draw:layer="layout" svg:width="2.619cm" svg:height="1.013cm" svg:x="21.174cm" svg:y="0.456cm">
          <text:p text:style-name="P15"><text:span text:style-name="T7">Address</text:span></text:p>
          <draw:enhanced-geometry svg:viewBox="0 0 21600 21600" draw:type="rectangle" draw:enhanced-path="M 0 0 L 21600 0 21600 21600 0 21600 0 0 Z N"/>
        </draw:custom-shape>
        <draw:custom-shape draw:name="Text Box 23" draw:style-name="gr31" draw:text-style-name="P2" draw:layer="layout" svg:width="3.386cm" svg:height="1.013cm" svg:x="21.378cm" svg:y="1.27cm">
          <text:p text:style-name="P15"><text:span text:style-name="T14">0x124 </text:span></text:p>
          <draw:enhanced-geometry svg:viewBox="0 0 21600 21600" draw:type="rectangle" draw:enhanced-path="M 0 0 L 21600 0 21600 21600 0 21600 0 0 Z N"/>
        </draw:custom-shape>
        <draw:custom-shape draw:name="Text Box 24" draw:style-name="gr31" draw:text-style-name="P2" draw:layer="layout" svg:width="3.386cm" svg:height="1.013cm" svg:x="21.378cm" svg:y="2.368cm">
          <text:p text:style-name="P15"><text:span text:style-name="T14">0x120 </text:span></text:p>
          <draw:enhanced-geometry svg:viewBox="0 0 21600 21600" draw:type="rectangle" draw:enhanced-path="M 0 0 L 21600 0 21600 21600 0 21600 0 0 Z N"/>
        </draw:custom-shape>
        <draw:custom-shape draw:name="Text Box 25" draw:style-name="gr31" draw:text-style-name="P2" draw:layer="layout" svg:width="3.386cm" svg:height="1.013cm" svg:x="21.378cm" svg:y="3.466cm">
          <text:p text:style-name="P15"><text:span text:style-name="T14">0x11c </text:span></text:p>
          <draw:enhanced-geometry svg:viewBox="0 0 21600 21600" draw:type="rectangle" draw:enhanced-path="M 0 0 L 21600 0 21600 21600 0 21600 0 0 Z N"/>
        </draw:custom-shape>
        <draw:custom-shape draw:name="Text Box 26" draw:style-name="gr31" draw:text-style-name="P2" draw:layer="layout" svg:width="3.386cm" svg:height="1.013cm" svg:x="21.378cm" svg:y="4.564cm">
          <text:p text:style-name="P15"><text:span text:style-name="T14">0x118 </text:span></text:p>
          <draw:enhanced-geometry svg:viewBox="0 0 21600 21600" draw:type="rectangle" draw:enhanced-path="M 0 0 L 21600 0 21600 21600 0 21600 0 0 Z N"/>
        </draw:custom-shape>
        <draw:custom-shape draw:name="Text Box 27" draw:style-name="gr31" draw:text-style-name="P2" draw:layer="layout" svg:width="3.386cm" svg:height="1.013cm" svg:x="21.378cm" svg:y="5.662cm">
          <text:p text:style-name="P15"><text:span text:style-name="T14">0x114 </text:span></text:p>
          <draw:enhanced-geometry svg:viewBox="0 0 21600 21600" draw:type="rectangle" draw:enhanced-path="M 0 0 L 21600 0 21600 21600 0 21600 0 0 Z N"/>
        </draw:custom-shape>
        <draw:custom-shape draw:name="Text Box 28" draw:style-name="gr31" draw:text-style-name="P2" draw:layer="layout" svg:width="3.386cm" svg:height="1.013cm" svg:x="21.378cm" svg:y="6.76cm">
          <text:p text:style-name="P15"><text:span text:style-name="T14">0x110 </text:span></text:p>
          <draw:enhanced-geometry svg:viewBox="0 0 21600 21600" draw:type="rectangle" draw:enhanced-path="M 0 0 L 21600 0 21600 21600 0 21600 0 0 Z N"/>
        </draw:custom-shape>
        <draw:custom-shape draw:name="Text Box 29" draw:style-name="gr31" draw:text-style-name="P2" draw:layer="layout" svg:width="3.386cm" svg:height="1.013cm" svg:x="21.378cm" svg:y="7.858cm">
          <text:p text:style-name="P15"><text:span text:style-name="T14">0x10c</text:span></text:p>
          <draw:enhanced-geometry svg:viewBox="0 0 21600 21600" draw:type="rectangle" draw:enhanced-path="M 0 0 L 21600 0 21600 21600 0 21600 0 0 Z N"/>
        </draw:custom-shape>
        <draw:custom-shape draw:name="Text Box 30" draw:style-name="gr31" draw:text-style-name="P2" draw:layer="layout" svg:width="3.386cm" svg:height="1.013cm" svg:x="21.378cm" svg:y="8.956cm">
          <text:p text:style-name="P15"><text:span text:style-name="T14">0x108 </text:span></text:p>
          <draw:enhanced-geometry svg:viewBox="0 0 21600 21600" draw:type="rectangle" draw:enhanced-path="M 0 0 L 21600 0 21600 21600 0 21600 0 0 Z N"/>
        </draw:custom-shape>
        <draw:custom-shape draw:name="Text Box 31" draw:style-name="gr31" draw:text-style-name="P2" draw:layer="layout" svg:width="3.386cm" svg:height="1.013cm" svg:x="21.378cm" svg:y="10.054cm">
          <text:p text:style-name="P15"><text:span text:style-name="T14">0x104 </text:span></text:p>
          <draw:enhanced-geometry svg:viewBox="0 0 21600 21600" draw:type="rectangle" draw:enhanced-path="M 0 0 L 21600 0 21600 21600 0 21600 0 0 Z N"/>
        </draw:custom-shape>
        <draw:custom-shape draw:name="Text Box 32" draw:style-name="gr31" draw:text-style-name="P2" draw:layer="layout" svg:width="3.386cm" svg:height="1.013cm" svg:x="21.378cm" svg:y="11.152cm">
          <text:p text:style-name="P15"><text:span text:style-name="T14">0x100 </text:span></text:p>
          <draw:enhanced-geometry svg:viewBox="0 0 21600 21600" draw:type="rectangle" draw:enhanced-path="M 0 0 L 21600 0 21600 21600 0 21600 0 0 Z N"/>
        </draw:custom-shape>
        <draw:custom-shape draw:name="Rectangle 33" draw:style-name="gr32" draw:text-style-name="P2" draw:layer="layout" svg:width="1.816cm" svg:height="1.013cm" svg:x="13.97cm" svg:y="6.562cm">
          <text:p text:style-name="P14"><text:span text:style-name="T14">yp</text:span></text:p>
          <draw:enhanced-geometry svg:viewBox="0 0 21600 21600" draw:type="rectangle" draw:enhanced-path="M 0 0 L 21600 0 21600 21600 0 21600 0 0 Z N"/>
        </draw:custom-shape>
        <draw:custom-shape draw:name="Rectangle 34" draw:style-name="gr32" draw:text-style-name="P2" draw:layer="layout" svg:width="1.816cm" svg:height="1.013cm" svg:x="13.97cm" svg:y="7.62cm">
          <text:p text:style-name="P14"><text:span text:style-name="T14">xp</text:span></text:p>
          <draw:enhanced-geometry svg:viewBox="0 0 21600 21600" draw:type="rectangle" draw:enhanced-path="M 0 0 L 21600 0 21600 21600 0 21600 0 0 Z N"/>
        </draw:custom-shape>
        <draw:g draw:name="Group 35">
          <draw:custom-shape draw:name="Rectangle 36" draw:style-name="gr8" draw:text-style-name="P2" draw:layer="layout" svg:width="1.904cm" svg:height="1.057cm" svg:x="1.482cm" svg:y="4.233cm">
            <text:p text:style-name="P30"><text:span text:style-name="T24">%eax</text:span></text:p>
            <draw:enhanced-geometry svg:viewBox="0 0 21600 21600" draw:type="rectangle" draw:enhanced-path="M 0 0 L 21600 0 21600 21600 0 21600 0 0 Z N"/>
          </draw:custom-shape>
          <draw:custom-shape draw:name="Rectangle 37" draw:style-name="gr8" draw:text-style-name="P2" draw:layer="layout" svg:width="1.904cm" svg:height="1.057cm" svg:x="1.482cm" svg:y="5.503cm">
            <text:p text:style-name="P30"><text:span text:style-name="T24">%edx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8" draw:text-style-name="P2" draw:layer="layout" svg:width="1.904cm" svg:height="1.057cm" svg:x="1.482cm" svg:y="6.773cm">
            <text:p text:style-name="P30"><text:span text:style-name="T24">%ecx</text:span></text:p>
            <draw:enhanced-geometry svg:viewBox="0 0 21600 21600" draw:type="rectangle" draw:enhanced-path="M 0 0 L 21600 0 21600 21600 0 21600 0 0 Z N"/>
          </draw:custom-shape>
          <draw:custom-shape draw:name="Rectangle 39" draw:style-name="gr8" draw:text-style-name="P2" draw:layer="layout" svg:width="1.904cm" svg:height="1.057cm" svg:x="1.482cm" svg:y="8.043cm">
            <text:p text:style-name="P30"><text:span text:style-name="T24">%ebx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8" draw:text-style-name="P2" draw:layer="layout" svg:width="1.904cm" svg:height="1.057cm" svg:x="1.482cm" svg:y="9.313cm">
            <text:p text:style-name="P30"><text:span text:style-name="T24">%esi</text:span></text:p>
            <draw:enhanced-geometry svg:viewBox="0 0 21600 21600" draw:type="rectangle" draw:enhanced-path="M 0 0 L 21600 0 21600 21600 0 21600 0 0 Z N"/>
          </draw:custom-shape>
          <draw:custom-shape draw:name="Rectangle 41" draw:style-name="gr8" draw:text-style-name="P2" draw:layer="layout" svg:width="1.904cm" svg:height="1.057cm" svg:x="1.482cm" svg:y="10.583cm">
            <text:p text:style-name="P30"><text:span text:style-name="T24">%edi</text:span></text:p>
            <draw:enhanced-geometry svg:viewBox="0 0 21600 21600" draw:type="rectangle" draw:enhanced-path="M 0 0 L 21600 0 21600 21600 0 21600 0 0 Z N"/>
          </draw:custom-shape>
          <draw:custom-shape draw:name="Rectangle 42" draw:style-name="gr23" draw:text-style-name="P2" draw:layer="layout" svg:width="1.904cm" svg:height="1.057cm" svg:x="1.482cm" svg:y="11.853cm">
            <text:p text:style-name="P30"><text:span text:style-name="T24">%esp</text:span></text:p>
            <draw:enhanced-geometry svg:viewBox="0 0 21600 21600" draw:type="rectangle" draw:enhanced-path="M 0 0 L 21600 0 21600 21600 0 21600 0 0 Z N"/>
          </draw:custom-shape>
          <draw:custom-shape draw:name="Rectangle 43" draw:style-name="gr23" draw:text-style-name="P2" draw:layer="layout" svg:width="1.904cm" svg:height="1.057cm" svg:x="1.482cm" svg:y="13.123cm">
            <text:p text:style-name="P30"><text:span text:style-name="T24">%ebp</text:span></text:p>
            <draw:enhanced-geometry svg:viewBox="0 0 21600 21600" draw:type="rectangle" draw:enhanced-path="M 0 0 L 21600 0 21600 21600 0 21600 0 0 Z N"/>
          </draw:custom-shape>
        </draw:g>
        <draw:custom-shape draw:name="Rectangle 54" draw:style-name="gr34" draw:text-style-name="P2" draw:layer="layout" svg:width="2.962cm" svg:height="1.057cm" svg:x="4.022cm" svg:y="4.233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45" draw:style-name="gr8" draw:text-style-name="P2" draw:layer="layout" svg:width="2.962cm" svg:height="1.057cm" svg:x="3.387cm" svg:y="4.233cm">
          <text:p text:style-name="P21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46" draw:style-name="gr8" draw:text-style-name="P2" draw:layer="layout" svg:width="2.962cm" svg:height="1.057cm" svg:x="3.387cm" svg:y="5.503cm">
          <text:p text:style-name="P21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47" draw:style-name="gr8" draw:text-style-name="P2" draw:layer="layout" svg:width="2.962cm" svg:height="1.057cm" svg:x="3.387cm" svg:y="6.773cm">
          <text:p text:style-name="P21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48" draw:style-name="gr8" draw:text-style-name="P2" draw:layer="layout" svg:width="2.962cm" svg:height="1.057cm" svg:x="3.387cm" svg:y="8.043cm">
          <text:p text:style-name="P21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49" draw:style-name="gr8" draw:text-style-name="P2" draw:layer="layout" svg:width="2.962cm" svg:height="1.057cm" svg:x="3.387cm" svg:y="9.313cm">
          <text:p/>
          <draw:enhanced-geometry svg:viewBox="0 0 21600 21600" draw:type="rectangle" draw:enhanced-path="M 0 0 L 21600 0 21600 21600 0 21600 0 0 Z N"/>
        </draw:custom-shape>
        <draw:custom-shape draw:name="Rectangle 50" draw:style-name="gr8" draw:text-style-name="P2" draw:layer="layout" svg:width="2.962cm" svg:height="1.057cm" svg:x="3.387cm" svg:y="10.583cm">
          <text:p/>
          <draw:enhanced-geometry svg:viewBox="0 0 21600 21600" draw:type="rectangle" draw:enhanced-path="M 0 0 L 21600 0 21600 21600 0 21600 0 0 Z N"/>
        </draw:custom-shape>
        <draw:custom-shape draw:name="Rectangle 51" draw:style-name="gr23" draw:text-style-name="P2" draw:layer="layout" svg:width="2.962cm" svg:height="1.057cm" svg:x="3.387cm" svg:y="11.853cm">
          <text:p/>
          <draw:enhanced-geometry svg:viewBox="0 0 21600 21600" draw:type="rectangle" draw:enhanced-path="M 0 0 L 21600 0 21600 21600 0 21600 0 0 Z N"/>
        </draw:custom-shape>
        <draw:custom-shape draw:name="Rectangle 52" draw:style-name="gr23" draw:text-style-name="P2" draw:layer="layout" svg:width="2.962cm" svg:height="1.057cm" svg:x="3.387cm" svg:y="13.123cm">
          <text:p text:style-name="P21"><text:span text:style-name="T14">0x104</text:span></text:p>
          <draw:enhanced-geometry svg:viewBox="0 0 21600 21600" draw:type="rectangle" draw:enhanced-path="M 0 0 L 21600 0 21600 21600 0 21600 0 0 Z N"/>
        </draw:custom-shape>
        <draw:custom-shape draw:name="Rectangle 55" draw:style-name="gr35" draw:text-style-name="P2" draw:layer="layout" svg:width="2.962cm" svg:height="1.057cm" svg:x="18.203cm" svg:y="1.27cm">
          <text:p/>
          <draw:enhanced-geometry svg:viewBox="0 0 21600 21600" draw:type="rectangle" draw:enhanced-path="M 0 0 L 21600 0 21600 21600 0 21600 0 0 Z N"/>
        </draw:custom-shape>
        <draw:custom-shape draw:name="Rectangle 56" draw:style-name="gr35" draw:text-style-name="P2" draw:layer="layout" svg:width="2.962cm" svg:height="1.057cm" svg:x="3.387cm" svg:y="8.043cm">
          <text:p text:style-name="P21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6.509cm" svg:height="4.819cm" svg:x="7.62cm" svg:y="12.488cm">
          <text:p text:style-name="P38"><text:span text:style-name="T14"><text:tab/></text:span><text:span text:style-name="T14">movl</text:span><text:span text:style-name="T14"><text:tab/></text:span><text:span text:style-name="T14">8(%ebp), %edx</text:span><text:span text:style-name="T14"><text:tab/></text:span><text:span text:style-name="T14"># edx = xp</text:span></text:p>
          <text:p text:style-name="P38"><text:span text:style-name="T14"><text:tab/></text:span><text:span text:style-name="T14">movl</text:span><text:span text:style-name="T14"><text:tab/></text:span><text:span text:style-name="T14">12(%ebp), %ecx</text:span><text:span text:style-name="T14"><text:tab/></text:span><text:span text:style-name="T14"># ecx = yp</text:span></text:p>
          <text:p text:style-name="P38"><text:span text:style-name="T14"><text:tab/></text:span><text:span text:style-name="T14">movl</text:span><text:span text:style-name="T14"><text:tab/></text:span><text:span text:style-name="T14">(%edx), %ebx</text:span><text:span text:style-name="T14"><text:tab/></text:span><text:span text:style-name="T14"># ebx = *xp (t0)</text:span></text:p>
          <text:p text:style-name="P38"><text:span text:style-name="T14"><text:tab/></text:span><text:span text:style-name="T14">movl</text:span><text:span text:style-name="T14"><text:tab/></text:span><text:span text:style-name="T14">(%ecx), %eax</text:span><text:span text:style-name="T14"><text:tab/></text:span><text:span text:style-name="T14"># eax = *yp (t1)</text:span></text:p>
          <text:p text:style-name="P38"><text:span text:style-name="T14"><text:tab/></text:span><text:span text:style-name="T14">movl</text:span><text:span text:style-name="T14"><text:tab/></text:span><text:span text:style-name="T14">%eax, (%edx)</text:span><text:span text:style-name="T14"><text:tab/></text:span><text:span text:style-name="T14"># *xp = t1</text:span></text:p>
          <text:p text:style-name="P38"><text:span text:style-name="T14"><text:tab/></text:span><text:span text:style-name="T14">movl</text:span><text:span text:style-name="T14"><text:tab/></text:span><text:span text:style-name="T14">%ebx, (%ecx)</text:span><text:span text:style-name="T14"><text:tab/></text:span><text:span text:style-name="T14"># *yp = t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24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Understanding Swap" draw:style-name="dp1" draw:master-page-name="Default_20_2" presentation:presentation-page-layout-name="AL3T19">
        <draw:frame draw:name="Rectangle 2" presentation:style-name="pr14" draw:text-style-name="P2" draw:layer="layout" svg:width="17.708cm" svg:height="1.591cm" svg:x="1.482cm" svg:y="0.847cm" presentation:class="title" presentation:user-transformed="true">
          <draw:text-box>
            <text:p text:style-name="P1"><text:span text:style-name="T1">Understanding Swap</text:span></text:p>
          </draw:text-box>
        </draw:frame>
        <draw:custom-shape draw:name="Rectangle 4" draw:style-name="gr30" draw:text-style-name="P2" draw:layer="layout" svg:width="2.962cm" svg:height="1.057cm" svg:x="18.203cm" svg:y="6.562cm">
          <text:p text:style-name="P15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5" draw:style-name="gr30" draw:text-style-name="P2" draw:layer="layout" svg:width="2.962cm" svg:height="1.057cm" svg:x="18.203cm" svg:y="7.62cm">
          <text:p text:style-name="P15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2" draw:layer="layout" svg:width="2.962cm" svg:height="1.057cm" svg:x="18.203cm" svg:y="8.678cm">
          <text:p text:style-name="P15"><text:span text:style-name="T7">Rtn adr</text:span></text:p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" draw:layer="layout" svg:width="2.962cm" svg:height="1.057cm" svg:x="18.203cm" svg:y="9.737cm">
          <text:p/>
          <draw:enhanced-geometry svg:viewBox="0 0 21600 21600" draw:type="rectangle" draw:enhanced-path="M 0 0 L 21600 0 21600 21600 0 21600 0 0 Z N"/>
        </draw:custom-shape>
        <draw:line draw:name="Line 8" draw:style-name="gr11" draw:text-style-name="P19" draw:layer="layout" svg:x1="15.875cm" svg:y1="10.371cm" svg:x2="17.145cm" svg:y2="10.371cm">
          <text:p/>
        </draw:line>
        <draw:custom-shape draw:name="Text Box 9" draw:style-name="gr28" draw:text-style-name="P2" draw:layer="layout" svg:width="2.026cm" svg:height="1.013cm" svg:x="13.758cm" svg:y="9.948cm">
          <text:p text:style-name="P15"><text:span text:style-name="T14">%ebp</text:span></text:p>
          <draw:enhanced-geometry svg:viewBox="0 0 21600 21600" draw:type="rectangle" draw:enhanced-path="M 0 0 L 21600 0 21600 21600 0 21600 0 0 Z N"/>
        </draw:custom-shape>
        <draw:custom-shape draw:name="Text Box 10" draw:style-name="gr28" draw:text-style-name="P2" draw:layer="layout" svg:width="1.645cm" svg:height="1.013cm" svg:x="16.723cm" svg:y="9.737cm">
          <text:p text:style-name="P15"><text:span text:style-name="T14"><text:s/></text:span><text:span text:style-name="T14">0 </text:span></text:p>
          <draw:enhanced-geometry svg:viewBox="0 0 21600 21600" draw:type="rectangle" draw:enhanced-path="M 0 0 L 21600 0 21600 21600 0 21600 0 0 Z N"/>
        </draw:custom-shape>
        <draw:custom-shape draw:name="Text Box 11" draw:style-name="gr28" draw:text-style-name="P2" draw:layer="layout" svg:width="1.645cm" svg:height="1.013cm" svg:x="16.723cm" svg:y="8.678cm">
          <text:p text:style-name="P15"><text:span text:style-name="T14"><text:s/></text:span><text:span text:style-name="T14">4 </text:span></text:p>
          <draw:enhanced-geometry svg:viewBox="0 0 21600 21600" draw:type="rectangle" draw:enhanced-path="M 0 0 L 21600 0 21600 21600 0 21600 0 0 Z N"/>
        </draw:custom-shape>
        <draw:custom-shape draw:name="Text Box 12" draw:style-name="gr28" draw:text-style-name="P2" draw:layer="layout" svg:width="1.645cm" svg:height="1.013cm" svg:x="16.723cm" svg:y="7.62cm">
          <text:p text:style-name="P15"><text:span text:style-name="T14"><text:s/></text:span><text:span text:style-name="T14">8 </text:span></text:p>
          <draw:enhanced-geometry svg:viewBox="0 0 21600 21600" draw:type="rectangle" draw:enhanced-path="M 0 0 L 21600 0 21600 21600 0 21600 0 0 Z N"/>
        </draw:custom-shape>
        <draw:custom-shape draw:name="Text Box 13" draw:style-name="gr28" draw:text-style-name="P2" draw:layer="layout" svg:width="1.645cm" svg:height="1.013cm" svg:x="16.723cm" svg:y="6.562cm">
          <text:p text:style-name="P15"><text:span text:style-name="T14">12 </text:span></text:p>
          <draw:enhanced-geometry svg:viewBox="0 0 21600 21600" draw:type="rectangle" draw:enhanced-path="M 0 0 L 21600 0 21600 21600 0 21600 0 0 Z N"/>
        </draw:custom-shape>
        <draw:custom-shape draw:name="Text Box 14" draw:style-name="gr28" draw:text-style-name="P2" draw:layer="layout" svg:width="2.115cm" svg:height="1.013cm" svg:x="15.675cm" svg:y="5.292cm">
          <text:p text:style-name="P15"><text:span text:style-name="T7">Offset</text:span></text:p>
          <draw:enhanced-geometry svg:viewBox="0 0 21600 21600" draw:type="rectangle" draw:enhanced-path="M 0 0 L 21600 0 21600 21600 0 21600 0 0 Z N"/>
        </draw:custom-shape>
        <draw:custom-shape draw:name="Rectangle 15" draw:style-name="gr30" draw:text-style-name="P2" draw:layer="layout" svg:width="2.962cm" svg:height="1.057cm" svg:x="18.203cm" svg:y="10.795cm">
          <text:p/>
          <draw:enhanced-geometry svg:viewBox="0 0 21600 21600" draw:type="rectangle" draw:enhanced-path="M 0 0 L 21600 0 21600 21600 0 21600 0 0 Z N"/>
        </draw:custom-shape>
        <draw:custom-shape draw:name="Text Box 16" draw:style-name="gr28" draw:text-style-name="P2" draw:layer="layout" svg:width="1.645cm" svg:height="1.013cm" svg:x="16.723cm" svg:y="10.795cm">
          <text:p text:style-name="P15"><text:span text:style-name="T14">-4 </text:span></text:p>
          <draw:enhanced-geometry svg:viewBox="0 0 21600 21600" draw:type="rectangle" draw:enhanced-path="M 0 0 L 21600 0 21600 21600 0 21600 0 0 Z N"/>
        </draw:custom-shape>
        <draw:custom-shape draw:name="Rectangle 17" draw:style-name="gr30" draw:text-style-name="P2" draw:layer="layout" svg:width="2.962cm" svg:height="1.057cm" svg:x="18.203cm" svg:y="1.27cm">
          <text:p text:style-name="P15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2" draw:layer="layout" svg:width="2.962cm" svg:height="1.057cm" svg:x="18.203cm" svg:y="2.328cm">
          <text:p text:style-name="P15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19" draw:style-name="gr30" draw:text-style-name="P2" draw:layer="layout" svg:width="2.962cm" svg:height="1.057cm" svg:x="18.203cm" svg:y="3.387cm">
          <text:p/>
          <draw:enhanced-geometry svg:viewBox="0 0 21600 21600" draw:type="rectangle" draw:enhanced-path="M 0 0 L 21600 0 21600 21600 0 21600 0 0 Z N"/>
        </draw:custom-shape>
        <draw:custom-shape draw:name="Rectangle 20" draw:style-name="gr30" draw:text-style-name="P2" draw:layer="layout" svg:width="2.962cm" svg:height="1.057cm" svg:x="18.203cm" svg:y="4.445cm">
          <text:p/>
          <draw:enhanced-geometry svg:viewBox="0 0 21600 21600" draw:type="rectangle" draw:enhanced-path="M 0 0 L 21600 0 21600 21600 0 21600 0 0 Z N"/>
        </draw:custom-shape>
        <draw:custom-shape draw:name="Rectangle 21" draw:style-name="gr30" draw:text-style-name="P2" draw:layer="layout" svg:width="2.962cm" svg:height="1.057cm" svg:x="18.203cm" svg:y="5.503cm">
          <text:p/>
          <draw:enhanced-geometry svg:viewBox="0 0 21600 21600" draw:type="rectangle" draw:enhanced-path="M 0 0 L 21600 0 21600 21600 0 21600 0 0 Z N"/>
        </draw:custom-shape>
        <draw:custom-shape draw:name="Text Box 22" draw:style-name="gr28" draw:text-style-name="P2" draw:layer="layout" svg:width="2.619cm" svg:height="1.013cm" svg:x="21.174cm" svg:y="0.456cm">
          <text:p text:style-name="P15"><text:span text:style-name="T7">Address</text:span></text:p>
          <draw:enhanced-geometry svg:viewBox="0 0 21600 21600" draw:type="rectangle" draw:enhanced-path="M 0 0 L 21600 0 21600 21600 0 21600 0 0 Z N"/>
        </draw:custom-shape>
        <draw:custom-shape draw:name="Text Box 23" draw:style-name="gr31" draw:text-style-name="P2" draw:layer="layout" svg:width="3.386cm" svg:height="1.013cm" svg:x="21.378cm" svg:y="1.27cm">
          <text:p text:style-name="P15"><text:span text:style-name="T14">0x124 </text:span></text:p>
          <draw:enhanced-geometry svg:viewBox="0 0 21600 21600" draw:type="rectangle" draw:enhanced-path="M 0 0 L 21600 0 21600 21600 0 21600 0 0 Z N"/>
        </draw:custom-shape>
        <draw:custom-shape draw:name="Text Box 24" draw:style-name="gr31" draw:text-style-name="P2" draw:layer="layout" svg:width="3.386cm" svg:height="1.013cm" svg:x="21.378cm" svg:y="2.368cm">
          <text:p text:style-name="P15"><text:span text:style-name="T14">0x120 </text:span></text:p>
          <draw:enhanced-geometry svg:viewBox="0 0 21600 21600" draw:type="rectangle" draw:enhanced-path="M 0 0 L 21600 0 21600 21600 0 21600 0 0 Z N"/>
        </draw:custom-shape>
        <draw:custom-shape draw:name="Text Box 25" draw:style-name="gr31" draw:text-style-name="P2" draw:layer="layout" svg:width="3.386cm" svg:height="1.013cm" svg:x="21.378cm" svg:y="3.466cm">
          <text:p text:style-name="P15"><text:span text:style-name="T14">0x11c </text:span></text:p>
          <draw:enhanced-geometry svg:viewBox="0 0 21600 21600" draw:type="rectangle" draw:enhanced-path="M 0 0 L 21600 0 21600 21600 0 21600 0 0 Z N"/>
        </draw:custom-shape>
        <draw:custom-shape draw:name="Text Box 26" draw:style-name="gr31" draw:text-style-name="P2" draw:layer="layout" svg:width="3.386cm" svg:height="1.013cm" svg:x="21.378cm" svg:y="4.564cm">
          <text:p text:style-name="P15"><text:span text:style-name="T14">0x118 </text:span></text:p>
          <draw:enhanced-geometry svg:viewBox="0 0 21600 21600" draw:type="rectangle" draw:enhanced-path="M 0 0 L 21600 0 21600 21600 0 21600 0 0 Z N"/>
        </draw:custom-shape>
        <draw:custom-shape draw:name="Text Box 27" draw:style-name="gr31" draw:text-style-name="P2" draw:layer="layout" svg:width="3.386cm" svg:height="1.013cm" svg:x="21.378cm" svg:y="5.662cm">
          <text:p text:style-name="P15"><text:span text:style-name="T14">0x114 </text:span></text:p>
          <draw:enhanced-geometry svg:viewBox="0 0 21600 21600" draw:type="rectangle" draw:enhanced-path="M 0 0 L 21600 0 21600 21600 0 21600 0 0 Z N"/>
        </draw:custom-shape>
        <draw:custom-shape draw:name="Text Box 28" draw:style-name="gr31" draw:text-style-name="P2" draw:layer="layout" svg:width="3.386cm" svg:height="1.013cm" svg:x="21.378cm" svg:y="6.76cm">
          <text:p text:style-name="P15"><text:span text:style-name="T14">0x110 </text:span></text:p>
          <draw:enhanced-geometry svg:viewBox="0 0 21600 21600" draw:type="rectangle" draw:enhanced-path="M 0 0 L 21600 0 21600 21600 0 21600 0 0 Z N"/>
        </draw:custom-shape>
        <draw:custom-shape draw:name="Text Box 29" draw:style-name="gr31" draw:text-style-name="P2" draw:layer="layout" svg:width="3.386cm" svg:height="1.013cm" svg:x="21.378cm" svg:y="7.858cm">
          <text:p text:style-name="P15"><text:span text:style-name="T14">0x10c</text:span></text:p>
          <draw:enhanced-geometry svg:viewBox="0 0 21600 21600" draw:type="rectangle" draw:enhanced-path="M 0 0 L 21600 0 21600 21600 0 21600 0 0 Z N"/>
        </draw:custom-shape>
        <draw:custom-shape draw:name="Text Box 30" draw:style-name="gr31" draw:text-style-name="P2" draw:layer="layout" svg:width="3.386cm" svg:height="1.013cm" svg:x="21.378cm" svg:y="8.956cm">
          <text:p text:style-name="P15"><text:span text:style-name="T14">0x108 </text:span></text:p>
          <draw:enhanced-geometry svg:viewBox="0 0 21600 21600" draw:type="rectangle" draw:enhanced-path="M 0 0 L 21600 0 21600 21600 0 21600 0 0 Z N"/>
        </draw:custom-shape>
        <draw:custom-shape draw:name="Text Box 31" draw:style-name="gr31" draw:text-style-name="P2" draw:layer="layout" svg:width="3.386cm" svg:height="1.013cm" svg:x="21.378cm" svg:y="10.054cm">
          <text:p text:style-name="P15"><text:span text:style-name="T14">0x104 </text:span></text:p>
          <draw:enhanced-geometry svg:viewBox="0 0 21600 21600" draw:type="rectangle" draw:enhanced-path="M 0 0 L 21600 0 21600 21600 0 21600 0 0 Z N"/>
        </draw:custom-shape>
        <draw:custom-shape draw:name="Text Box 32" draw:style-name="gr31" draw:text-style-name="P2" draw:layer="layout" svg:width="3.386cm" svg:height="1.013cm" svg:x="21.378cm" svg:y="11.152cm">
          <text:p text:style-name="P15"><text:span text:style-name="T14">0x100 </text:span></text:p>
          <draw:enhanced-geometry svg:viewBox="0 0 21600 21600" draw:type="rectangle" draw:enhanced-path="M 0 0 L 21600 0 21600 21600 0 21600 0 0 Z N"/>
        </draw:custom-shape>
        <draw:custom-shape draw:name="Rectangle 33" draw:style-name="gr32" draw:text-style-name="P2" draw:layer="layout" svg:width="1.816cm" svg:height="1.013cm" svg:x="13.97cm" svg:y="6.562cm">
          <text:p text:style-name="P14"><text:span text:style-name="T14">yp</text:span></text:p>
          <draw:enhanced-geometry svg:viewBox="0 0 21600 21600" draw:type="rectangle" draw:enhanced-path="M 0 0 L 21600 0 21600 21600 0 21600 0 0 Z N"/>
        </draw:custom-shape>
        <draw:custom-shape draw:name="Rectangle 34" draw:style-name="gr32" draw:text-style-name="P2" draw:layer="layout" svg:width="1.816cm" svg:height="1.013cm" svg:x="13.97cm" svg:y="7.62cm">
          <text:p text:style-name="P14"><text:span text:style-name="T14">xp</text:span></text:p>
          <draw:enhanced-geometry svg:viewBox="0 0 21600 21600" draw:type="rectangle" draw:enhanced-path="M 0 0 L 21600 0 21600 21600 0 21600 0 0 Z N"/>
        </draw:custom-shape>
        <draw:g draw:name="Group 35">
          <draw:custom-shape draw:name="Rectangle 36" draw:style-name="gr8" draw:text-style-name="P2" draw:layer="layout" svg:width="1.904cm" svg:height="1.057cm" svg:x="1.482cm" svg:y="4.233cm">
            <text:p text:style-name="P30"><text:span text:style-name="T24">%eax</text:span></text:p>
            <draw:enhanced-geometry svg:viewBox="0 0 21600 21600" draw:type="rectangle" draw:enhanced-path="M 0 0 L 21600 0 21600 21600 0 21600 0 0 Z N"/>
          </draw:custom-shape>
          <draw:custom-shape draw:name="Rectangle 37" draw:style-name="gr8" draw:text-style-name="P2" draw:layer="layout" svg:width="1.904cm" svg:height="1.057cm" svg:x="1.482cm" svg:y="5.503cm">
            <text:p text:style-name="P30"><text:span text:style-name="T24">%edx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8" draw:text-style-name="P2" draw:layer="layout" svg:width="1.904cm" svg:height="1.057cm" svg:x="1.482cm" svg:y="6.773cm">
            <text:p text:style-name="P30"><text:span text:style-name="T24">%ecx</text:span></text:p>
            <draw:enhanced-geometry svg:viewBox="0 0 21600 21600" draw:type="rectangle" draw:enhanced-path="M 0 0 L 21600 0 21600 21600 0 21600 0 0 Z N"/>
          </draw:custom-shape>
          <draw:custom-shape draw:name="Rectangle 39" draw:style-name="gr8" draw:text-style-name="P2" draw:layer="layout" svg:width="1.904cm" svg:height="1.057cm" svg:x="1.482cm" svg:y="8.043cm">
            <text:p text:style-name="P30"><text:span text:style-name="T24">%ebx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8" draw:text-style-name="P2" draw:layer="layout" svg:width="1.904cm" svg:height="1.057cm" svg:x="1.482cm" svg:y="9.313cm">
            <text:p text:style-name="P30"><text:span text:style-name="T24">%esi</text:span></text:p>
            <draw:enhanced-geometry svg:viewBox="0 0 21600 21600" draw:type="rectangle" draw:enhanced-path="M 0 0 L 21600 0 21600 21600 0 21600 0 0 Z N"/>
          </draw:custom-shape>
          <draw:custom-shape draw:name="Rectangle 41" draw:style-name="gr8" draw:text-style-name="P2" draw:layer="layout" svg:width="1.904cm" svg:height="1.057cm" svg:x="1.482cm" svg:y="10.583cm">
            <text:p text:style-name="P30"><text:span text:style-name="T24">%edi</text:span></text:p>
            <draw:enhanced-geometry svg:viewBox="0 0 21600 21600" draw:type="rectangle" draw:enhanced-path="M 0 0 L 21600 0 21600 21600 0 21600 0 0 Z N"/>
          </draw:custom-shape>
          <draw:custom-shape draw:name="Rectangle 42" draw:style-name="gr23" draw:text-style-name="P2" draw:layer="layout" svg:width="1.904cm" svg:height="1.057cm" svg:x="1.482cm" svg:y="11.853cm">
            <text:p text:style-name="P30"><text:span text:style-name="T24">%esp</text:span></text:p>
            <draw:enhanced-geometry svg:viewBox="0 0 21600 21600" draw:type="rectangle" draw:enhanced-path="M 0 0 L 21600 0 21600 21600 0 21600 0 0 Z N"/>
          </draw:custom-shape>
          <draw:custom-shape draw:name="Rectangle 43" draw:style-name="gr23" draw:text-style-name="P2" draw:layer="layout" svg:width="1.904cm" svg:height="1.057cm" svg:x="1.482cm" svg:y="13.123cm">
            <text:p text:style-name="P30"><text:span text:style-name="T24">%ebp</text:span></text:p>
            <draw:enhanced-geometry svg:viewBox="0 0 21600 21600" draw:type="rectangle" draw:enhanced-path="M 0 0 L 21600 0 21600 21600 0 21600 0 0 Z N"/>
          </draw:custom-shape>
        </draw:g>
        <draw:custom-shape draw:name="Rectangle 45" draw:style-name="gr8" draw:text-style-name="P2" draw:layer="layout" svg:width="2.962cm" svg:height="1.057cm" svg:x="3.387cm" svg:y="4.233cm">
          <text:p text:style-name="P21"><text:span text:style-name="T14">456</text:span></text:p>
          <draw:enhanced-geometry svg:viewBox="0 0 21600 21600" draw:type="rectangle" draw:enhanced-path="M 0 0 L 21600 0 21600 21600 0 21600 0 0 Z N"/>
        </draw:custom-shape>
        <draw:custom-shape draw:name="Rectangle 46" draw:style-name="gr8" draw:text-style-name="P2" draw:layer="layout" svg:width="2.962cm" svg:height="1.057cm" svg:x="3.387cm" svg:y="5.503cm">
          <text:p text:style-name="P21"><text:span text:style-name="T14">0x124</text:span></text:p>
          <draw:enhanced-geometry svg:viewBox="0 0 21600 21600" draw:type="rectangle" draw:enhanced-path="M 0 0 L 21600 0 21600 21600 0 21600 0 0 Z N"/>
        </draw:custom-shape>
        <draw:custom-shape draw:name="Rectangle 47" draw:style-name="gr8" draw:text-style-name="P2" draw:layer="layout" svg:width="2.962cm" svg:height="1.057cm" svg:x="3.387cm" svg:y="6.773cm">
          <text:p text:style-name="P21"><text:span text:style-name="T14">0x120</text:span></text:p>
          <draw:enhanced-geometry svg:viewBox="0 0 21600 21600" draw:type="rectangle" draw:enhanced-path="M 0 0 L 21600 0 21600 21600 0 21600 0 0 Z N"/>
        </draw:custom-shape>
        <draw:custom-shape draw:name="Rectangle 49" draw:style-name="gr8" draw:text-style-name="P2" draw:layer="layout" svg:width="2.962cm" svg:height="1.057cm" svg:x="3.387cm" svg:y="9.313cm">
          <text:p/>
          <draw:enhanced-geometry svg:viewBox="0 0 21600 21600" draw:type="rectangle" draw:enhanced-path="M 0 0 L 21600 0 21600 21600 0 21600 0 0 Z N"/>
        </draw:custom-shape>
        <draw:custom-shape draw:name="Rectangle 50" draw:style-name="gr8" draw:text-style-name="P2" draw:layer="layout" svg:width="2.962cm" svg:height="1.057cm" svg:x="3.387cm" svg:y="10.583cm">
          <text:p/>
          <draw:enhanced-geometry svg:viewBox="0 0 21600 21600" draw:type="rectangle" draw:enhanced-path="M 0 0 L 21600 0 21600 21600 0 21600 0 0 Z N"/>
        </draw:custom-shape>
        <draw:custom-shape draw:name="Rectangle 51" draw:style-name="gr23" draw:text-style-name="P2" draw:layer="layout" svg:width="2.962cm" svg:height="1.057cm" svg:x="3.387cm" svg:y="11.853cm">
          <text:p/>
          <draw:enhanced-geometry svg:viewBox="0 0 21600 21600" draw:type="rectangle" draw:enhanced-path="M 0 0 L 21600 0 21600 21600 0 21600 0 0 Z N"/>
        </draw:custom-shape>
        <draw:custom-shape draw:name="Rectangle 52" draw:style-name="gr23" draw:text-style-name="P2" draw:layer="layout" svg:width="2.962cm" svg:height="1.057cm" svg:x="3.387cm" svg:y="13.123cm">
          <text:p text:style-name="P21"><text:span text:style-name="T14">0x104</text:span></text:p>
          <draw:enhanced-geometry svg:viewBox="0 0 21600 21600" draw:type="rectangle" draw:enhanced-path="M 0 0 L 21600 0 21600 21600 0 21600 0 0 Z N"/>
        </draw:custom-shape>
        <draw:custom-shape draw:name="Rectangle 54" draw:style-name="gr34" draw:text-style-name="P2" draw:layer="layout" svg:width="2.962cm" svg:height="1.057cm" svg:x="3.387cm" svg:y="8.043cm">
          <text:p text:style-name="P21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48" draw:style-name="gr8" draw:text-style-name="P2" draw:layer="layout" svg:width="2.962cm" svg:height="1.057cm" svg:x="3.387cm" svg:y="8.043cm">
          <text:p text:style-name="P21"><text:span text:style-name="T14">123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6.509cm" svg:height="4.819cm" svg:x="7.62cm" svg:y="12.488cm">
          <text:p text:style-name="P38"><text:span text:style-name="T14"><text:tab/></text:span><text:span text:style-name="T14">movl</text:span><text:span text:style-name="T14"><text:tab/></text:span><text:span text:style-name="T14">8(%ebp), %edx</text:span><text:span text:style-name="T14"><text:tab/></text:span><text:span text:style-name="T14"># edx = xp</text:span></text:p>
          <text:p text:style-name="P38"><text:span text:style-name="T14"><text:tab/></text:span><text:span text:style-name="T14">movl</text:span><text:span text:style-name="T14"><text:tab/></text:span><text:span text:style-name="T14">12(%ebp), %ecx</text:span><text:span text:style-name="T14"><text:tab/></text:span><text:span text:style-name="T14"># ecx = yp</text:span></text:p>
          <text:p text:style-name="P38"><text:span text:style-name="T14"><text:tab/></text:span><text:span text:style-name="T14">movl</text:span><text:span text:style-name="T14"><text:tab/></text:span><text:span text:style-name="T14">(%edx), %ebx</text:span><text:span text:style-name="T14"><text:tab/></text:span><text:span text:style-name="T14"># ebx = *xp (t0)</text:span></text:p>
          <text:p text:style-name="P38"><text:span text:style-name="T14"><text:tab/></text:span><text:span text:style-name="T14">movl</text:span><text:span text:style-name="T14"><text:tab/></text:span><text:span text:style-name="T14">(%ecx), %eax</text:span><text:span text:style-name="T14"><text:tab/></text:span><text:span text:style-name="T14"># eax = *yp (t1)</text:span></text:p>
          <text:p text:style-name="P38"><text:span text:style-name="T14"><text:tab/></text:span><text:span text:style-name="T14">movl</text:span><text:span text:style-name="T14"><text:tab/></text:span><text:span text:style-name="T14">%eax, (%edx)</text:span><text:span text:style-name="T14"><text:tab/></text:span><text:span text:style-name="T14"># *xp = t1</text:span></text:p>
          <text:p text:style-name="P38"><text:span text:style-name="T14"><text:tab/></text:span><text:span text:style-name="T14">movl</text:span><text:span text:style-name="T14"><text:tab/></text:span><text:span text:style-name="T14">%ebx, (%ecx)</text:span><text:span text:style-name="T14"><text:tab/></text:span><text:span text:style-name="T14"># *yp = t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25" presentation:class="page"/>
          <draw:frame draw:name="Rectangle 3" presentation:style-name="pr15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Machine Programming I: Basic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Machine Programming I: Basic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History of Intel processors and architectures</text:span></text:p>
              </text:list-item>
              <text:list-item>
                <text:p text:style-name="P3"><text:span text:style-name="T2">C, assembly, machine code</text:span></text:p>
              </text:list-item>
              <text:list-item>
                <text:p text:style-name="P3"><text:span text:style-name="T2">Assembly Basics: Registers, operands, move</text:span></text:p>
              </text:list-item>
            </text:list>
            <text:list text:style-name="L2">
              <text:list-item>
                <text:p text:style-name="P3"><text:span text:style-name="T2">Intro to x86-64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6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889cm" svg:height="1.269cm" svg:x="11.43cm" svg:y="25.4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x86-64 Integer Registers" draw:style-name="dp1" draw:master-page-name="Default" presentation:presentation-page-layout-name="AL1T11">
        <draw:custom-shape draw:name="Rectangle 1" draw:style-name="gr36" draw:text-style-name="P2" draw:layer="layout" svg:width="9.877cm" svg:height="1.481cm" svg:x="2.117cm" svg:y="13.335cm">
          <text:p text:style-name="P14"><text:span text:style-name="T25">%rsp</text:span></text:p>
          <draw:enhanced-geometry svg:viewBox="0 0 21600 21600" draw:type="rectangle" draw:enhanced-path="M 0 0 L 21600 0 21600 21600 0 21600 0 0 Z N"/>
        </draw:custom-shape>
        <draw:frame draw:name="Rectangle 4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x86-64 Integer Registers</text:span></text:p>
          </draw:text-box>
        </draw:frame>
        <draw:frame draw:name="Rectangle 5" presentation:style-name="pr16" draw:text-style-name="P2" draw:layer="layout" svg:width="20.359cm" svg:height="2.327cm" svg:x="0.807cm" svg:y="16.722cm" presentation:class="outline" presentation:user-transformed="true">
          <draw:text-box>
            <text:list text:style-name="L32">
              <text:list-item>
                <text:list>
                  <text:list-item>
                    <text:p text:style-name="P39"><text:span text:style-name="T4">Extend existing registers. <text:s/>Add 8 new ones.</text:span></text:p>
                  </text:list-item>
                </text:list>
              </text:list-item>
            </text:list>
          </draw:text-box>
        </draw:frame>
        <draw:custom-shape draw:name="Rectangle 6" draw:style-name="gr37" draw:text-style-name="P2" draw:layer="layout" svg:width="4.903cm" svg:height="1.234cm" svg:x="7.091cm" svg:y="3.281cm">
          <text:p text:style-name="P14"><text:span text:style-name="T26">%eax</text:span></text:p>
          <draw:enhanced-geometry svg:viewBox="0 0 21600 21600" draw:type="rectangle" draw:enhanced-path="M 0 0 L 21600 0 21600 21600 0 21600 0 0 Z N"/>
        </draw:custom-shape>
        <draw:custom-shape draw:name="Rectangle 7" draw:style-name="gr37" draw:text-style-name="P2" draw:layer="layout" svg:width="4.903cm" svg:height="1.234cm" svg:x="7.091cm" svg:y="4.974cm">
          <text:p text:style-name="P14"><text:span text:style-name="T26">%ebx</text:span></text:p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2" draw:layer="layout" svg:width="4.903cm" svg:height="1.234cm" svg:x="7.091cm" svg:y="6.668cm">
          <text:p text:style-name="P14"><text:span text:style-name="T26">%ecx</text:span></text:p>
          <draw:enhanced-geometry svg:viewBox="0 0 21600 21600" draw:type="rectangle" draw:enhanced-path="M 0 0 L 21600 0 21600 21600 0 21600 0 0 Z N"/>
        </draw:custom-shape>
        <draw:custom-shape draw:name="Rectangle 9" draw:style-name="gr37" draw:text-style-name="P2" draw:layer="layout" svg:width="4.903cm" svg:height="1.234cm" svg:x="7.091cm" svg:y="8.361cm">
          <text:p text:style-name="P14"><text:span text:style-name="T26">%edx</text:span></text:p>
          <draw:enhanced-geometry svg:viewBox="0 0 21600 21600" draw:type="rectangle" draw:enhanced-path="M 0 0 L 21600 0 21600 21600 0 21600 0 0 Z N"/>
        </draw:custom-shape>
        <draw:custom-shape draw:name="Rectangle 10" draw:style-name="gr37" draw:text-style-name="P2" draw:layer="layout" svg:width="4.903cm" svg:height="1.234cm" svg:x="7.091cm" svg:y="10.054cm">
          <text:p text:style-name="P14"><text:span text:style-name="T26">%esi</text:span></text:p>
          <draw:enhanced-geometry svg:viewBox="0 0 21600 21600" draw:type="rectangle" draw:enhanced-path="M 0 0 L 21600 0 21600 21600 0 21600 0 0 Z N"/>
        </draw:custom-shape>
        <draw:custom-shape draw:name="Rectangle 11" draw:style-name="gr37" draw:text-style-name="P2" draw:layer="layout" svg:width="4.903cm" svg:height="1.234cm" svg:x="7.091cm" svg:y="11.748cm">
          <text:p text:style-name="P14"><text:span text:style-name="T26">%edi</text:span></text:p>
          <draw:enhanced-geometry svg:viewBox="0 0 21600 21600" draw:type="rectangle" draw:enhanced-path="M 0 0 L 21600 0 21600 21600 0 21600 0 0 Z N"/>
        </draw:custom-shape>
        <draw:custom-shape draw:name="Rectangle 12" draw:style-name="gr38" draw:text-style-name="P2" draw:layer="layout" svg:width="4.867cm" svg:height="1.234cm" svg:x="7.091cm" svg:y="13.441cm">
          <text:p text:style-name="P14"><text:span text:style-name="T26">%esp</text:span></text:p>
          <draw:enhanced-geometry svg:viewBox="0 0 21600 21600" draw:type="rectangle" draw:enhanced-path="M 0 0 L 21600 0 21600 21600 0 21600 0 0 Z N"/>
        </draw:custom-shape>
        <draw:custom-shape draw:name="Rectangle 13" draw:style-name="gr37" draw:text-style-name="P2" draw:layer="layout" svg:width="4.903cm" svg:height="1.234cm" svg:x="7.091cm" svg:y="15.099cm">
          <text:p text:style-name="P14"><text:span text:style-name="T26">%ebp</text:span></text:p>
          <draw:enhanced-geometry svg:viewBox="0 0 21600 21600" draw:type="rectangle" draw:enhanced-path="M 0 0 L 21600 0 21600 21600 0 21600 0 0 Z N"/>
        </draw:custom-shape>
        <draw:custom-shape draw:name="Rectangle 14" draw:style-name="gr37" draw:text-style-name="P2" draw:layer="layout" svg:width="4.903cm" svg:height="1.234cm" svg:x="18.098cm" svg:y="3.281cm">
          <text:p text:style-name="P14"><text:span text:style-name="T26">%r8d</text:span></text:p>
          <draw:enhanced-geometry svg:viewBox="0 0 21600 21600" draw:type="rectangle" draw:enhanced-path="M 0 0 L 21600 0 21600 21600 0 21600 0 0 Z N"/>
        </draw:custom-shape>
        <draw:custom-shape draw:name="Rectangle 15" draw:style-name="gr37" draw:text-style-name="P2" draw:layer="layout" svg:width="4.903cm" svg:height="1.234cm" svg:x="18.098cm" svg:y="4.974cm">
          <text:p text:style-name="P14"><text:span text:style-name="T26">%r9d</text:span></text:p>
          <draw:enhanced-geometry svg:viewBox="0 0 21600 21600" draw:type="rectangle" draw:enhanced-path="M 0 0 L 21600 0 21600 21600 0 21600 0 0 Z N"/>
        </draw:custom-shape>
        <draw:custom-shape draw:name="Rectangle 16" draw:style-name="gr37" draw:text-style-name="P2" draw:layer="layout" svg:width="4.903cm" svg:height="1.234cm" svg:x="18.098cm" svg:y="6.668cm">
          <text:p text:style-name="P14"><text:span text:style-name="T26">%r10d</text:span></text:p>
          <draw:enhanced-geometry svg:viewBox="0 0 21600 21600" draw:type="rectangle" draw:enhanced-path="M 0 0 L 21600 0 21600 21600 0 21600 0 0 Z N"/>
        </draw:custom-shape>
        <draw:custom-shape draw:name="Rectangle 17" draw:style-name="gr37" draw:text-style-name="P2" draw:layer="layout" svg:width="4.903cm" svg:height="1.234cm" svg:x="18.098cm" svg:y="8.361cm">
          <text:p text:style-name="P14"><text:span text:style-name="T26">%r11d</text:span></text:p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2" draw:layer="layout" svg:width="4.903cm" svg:height="1.234cm" svg:x="18.098cm" svg:y="10.054cm">
          <text:p text:style-name="P14"><text:span text:style-name="T26">%r12d</text:span></text:p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2" draw:layer="layout" svg:width="4.903cm" svg:height="1.234cm" svg:x="18.098cm" svg:y="11.748cm">
          <text:p text:style-name="P14"><text:span text:style-name="T26">%r13d</text:span></text:p>
          <draw:enhanced-geometry svg:viewBox="0 0 21600 21600" draw:type="rectangle" draw:enhanced-path="M 0 0 L 21600 0 21600 21600 0 21600 0 0 Z N"/>
        </draw:custom-shape>
        <draw:custom-shape draw:name="Rectangle 20" draw:style-name="gr37" draw:text-style-name="P2" draw:layer="layout" svg:width="4.903cm" svg:height="1.234cm" svg:x="18.098cm" svg:y="13.441cm">
          <text:p text:style-name="P14"><text:span text:style-name="T26">%r14d</text:span></text:p>
          <draw:enhanced-geometry svg:viewBox="0 0 21600 21600" draw:type="rectangle" draw:enhanced-path="M 0 0 L 21600 0 21600 21600 0 21600 0 0 Z N"/>
        </draw:custom-shape>
        <draw:custom-shape draw:name="Rectangle 21" draw:style-name="gr37" draw:text-style-name="P2" draw:layer="layout" svg:width="4.903cm" svg:height="1.234cm" svg:x="18.098cm" svg:y="15.134cm">
          <text:p text:style-name="P14"><text:span text:style-name="T26">%r15d</text:span></text:p>
          <draw:enhanced-geometry svg:viewBox="0 0 21600 21600" draw:type="rectangle" draw:enhanced-path="M 0 0 L 21600 0 21600 21600 0 21600 0 0 Z N"/>
        </draw:custom-shape>
        <draw:custom-shape draw:name="Rectangle 22" draw:style-name="gr39" draw:text-style-name="P2" draw:layer="layout" svg:width="9.877cm" svg:height="1.481cm" svg:x="13.123cm" svg:y="3.175cm">
          <text:p text:style-name="P14"><text:span text:style-name="T25">%r8</text:span></text:p>
          <draw:enhanced-geometry svg:viewBox="0 0 21600 21600" draw:type="rectangle" draw:enhanced-path="M 0 0 L 21600 0 21600 21600 0 21600 0 0 Z N"/>
        </draw:custom-shape>
        <draw:custom-shape draw:name="Rectangle 23" draw:style-name="gr39" draw:text-style-name="P2" draw:layer="layout" svg:width="9.877cm" svg:height="1.481cm" svg:x="13.123cm" svg:y="4.868cm">
          <text:p text:style-name="P14"><text:span text:style-name="T25">%r9</text:span></text:p>
          <draw:enhanced-geometry svg:viewBox="0 0 21600 21600" draw:type="rectangle" draw:enhanced-path="M 0 0 L 21600 0 21600 21600 0 21600 0 0 Z N"/>
        </draw:custom-shape>
        <draw:custom-shape draw:name="Rectangle 24" draw:style-name="gr39" draw:text-style-name="P2" draw:layer="layout" svg:width="9.877cm" svg:height="1.481cm" svg:x="13.123cm" svg:y="6.562cm">
          <text:p text:style-name="P14"><text:span text:style-name="T25">%r10</text:span></text:p>
          <draw:enhanced-geometry svg:viewBox="0 0 21600 21600" draw:type="rectangle" draw:enhanced-path="M 0 0 L 21600 0 21600 21600 0 21600 0 0 Z N"/>
        </draw:custom-shape>
        <draw:custom-shape draw:name="Rectangle 25" draw:style-name="gr39" draw:text-style-name="P2" draw:layer="layout" svg:width="9.877cm" svg:height="1.481cm" svg:x="13.123cm" svg:y="8.255cm">
          <text:p text:style-name="P14"><text:span text:style-name="T25">%r11</text:span></text:p>
          <draw:enhanced-geometry svg:viewBox="0 0 21600 21600" draw:type="rectangle" draw:enhanced-path="M 0 0 L 21600 0 21600 21600 0 21600 0 0 Z N"/>
        </draw:custom-shape>
        <draw:custom-shape draw:name="Rectangle 26" draw:style-name="gr39" draw:text-style-name="P2" draw:layer="layout" svg:width="9.877cm" svg:height="1.481cm" svg:x="13.123cm" svg:y="9.948cm">
          <text:p text:style-name="P14"><text:span text:style-name="T25">%r12</text:span></text:p>
          <draw:enhanced-geometry svg:viewBox="0 0 21600 21600" draw:type="rectangle" draw:enhanced-path="M 0 0 L 21600 0 21600 21600 0 21600 0 0 Z N"/>
        </draw:custom-shape>
        <draw:custom-shape draw:name="Rectangle 27" draw:style-name="gr39" draw:text-style-name="P2" draw:layer="layout" svg:width="9.877cm" svg:height="1.481cm" svg:x="13.123cm" svg:y="11.642cm">
          <text:p text:style-name="P14"><text:span text:style-name="T25">%r13</text:span></text:p>
          <draw:enhanced-geometry svg:viewBox="0 0 21600 21600" draw:type="rectangle" draw:enhanced-path="M 0 0 L 21600 0 21600 21600 0 21600 0 0 Z N"/>
        </draw:custom-shape>
        <draw:custom-shape draw:name="Rectangle 28" draw:style-name="gr39" draw:text-style-name="P2" draw:layer="layout" svg:width="9.877cm" svg:height="1.481cm" svg:x="13.123cm" svg:y="13.335cm">
          <text:p text:style-name="P14"><text:span text:style-name="T25">%r14</text:span></text:p>
          <draw:enhanced-geometry svg:viewBox="0 0 21600 21600" draw:type="rectangle" draw:enhanced-path="M 0 0 L 21600 0 21600 21600 0 21600 0 0 Z N"/>
        </draw:custom-shape>
        <draw:custom-shape draw:name="Rectangle 29" draw:style-name="gr39" draw:text-style-name="P2" draw:layer="layout" svg:width="9.877cm" svg:height="1.481cm" svg:x="13.123cm" svg:y="15.028cm">
          <text:p text:style-name="P14"><text:span text:style-name="T25">%r15</text:span></text:p>
          <draw:enhanced-geometry svg:viewBox="0 0 21600 21600" draw:type="rectangle" draw:enhanced-path="M 0 0 L 21600 0 21600 21600 0 21600 0 0 Z N"/>
        </draw:custom-shape>
        <draw:custom-shape draw:name="Rectangle 30" draw:style-name="gr39" draw:text-style-name="P2" draw:layer="layout" svg:width="9.877cm" svg:height="1.481cm" svg:x="2.117cm" svg:y="3.175cm">
          <text:p text:style-name="P14"><text:span text:style-name="T25">%rax</text:span></text:p>
          <draw:enhanced-geometry svg:viewBox="0 0 21600 21600" draw:type="rectangle" draw:enhanced-path="M 0 0 L 21600 0 21600 21600 0 21600 0 0 Z N"/>
        </draw:custom-shape>
        <draw:custom-shape draw:name="Rectangle 31" draw:style-name="gr39" draw:text-style-name="P2" draw:layer="layout" svg:width="9.877cm" svg:height="1.481cm" svg:x="2.117cm" svg:y="4.868cm">
          <text:p text:style-name="P14"><text:span text:style-name="T25">%rbx</text:span></text:p>
          <draw:enhanced-geometry svg:viewBox="0 0 21600 21600" draw:type="rectangle" draw:enhanced-path="M 0 0 L 21600 0 21600 21600 0 21600 0 0 Z N"/>
        </draw:custom-shape>
        <draw:custom-shape draw:name="Rectangle 32" draw:style-name="gr39" draw:text-style-name="P2" draw:layer="layout" svg:width="9.877cm" svg:height="1.481cm" svg:x="2.117cm" svg:y="6.562cm">
          <text:p text:style-name="P14"><text:span text:style-name="T25">%rcx</text:span></text:p>
          <draw:enhanced-geometry svg:viewBox="0 0 21600 21600" draw:type="rectangle" draw:enhanced-path="M 0 0 L 21600 0 21600 21600 0 21600 0 0 Z N"/>
        </draw:custom-shape>
        <draw:custom-shape draw:name="Rectangle 33" draw:style-name="gr39" draw:text-style-name="P2" draw:layer="layout" svg:width="9.877cm" svg:height="1.481cm" svg:x="2.117cm" svg:y="8.255cm">
          <text:p text:style-name="P14"><text:span text:style-name="T25">%rdx</text:span></text:p>
          <draw:enhanced-geometry svg:viewBox="0 0 21600 21600" draw:type="rectangle" draw:enhanced-path="M 0 0 L 21600 0 21600 21600 0 21600 0 0 Z N"/>
        </draw:custom-shape>
        <draw:custom-shape draw:name="Rectangle 34" draw:style-name="gr39" draw:text-style-name="P2" draw:layer="layout" svg:width="9.877cm" svg:height="1.481cm" svg:x="2.117cm" svg:y="9.948cm">
          <text:p text:style-name="P14"><text:span text:style-name="T25">%rsi</text:span></text:p>
          <draw:enhanced-geometry svg:viewBox="0 0 21600 21600" draw:type="rectangle" draw:enhanced-path="M 0 0 L 21600 0 21600 21600 0 21600 0 0 Z N"/>
        </draw:custom-shape>
        <draw:custom-shape draw:name="Rectangle 35" draw:style-name="gr39" draw:text-style-name="P2" draw:layer="layout" svg:width="9.877cm" svg:height="1.481cm" svg:x="2.117cm" svg:y="11.642cm">
          <text:p text:style-name="P14"><text:span text:style-name="T25">%rdi</text:span></text:p>
          <draw:enhanced-geometry svg:viewBox="0 0 21600 21600" draw:type="rectangle" draw:enhanced-path="M 0 0 L 21600 0 21600 21600 0 21600 0 0 Z N"/>
        </draw:custom-shape>
        <draw:custom-shape draw:name="Rectangle 36" draw:style-name="gr39" draw:text-style-name="P2" draw:layer="layout" svg:width="9.877cm" svg:height="1.481cm" svg:x="2.117cm" svg:y="15.028cm">
          <text:p text:style-name="P14"><text:span text:style-name="T25">%rbp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27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ructions" draw:style-name="dp1" draw:master-page-name="Default" presentation:presentation-page-layout-name="AL1T11"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Instructions</text:span></text:p>
          </draw:text-box>
        </draw:fram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Long word </text:span><text:span text:style-name="T25">l</text:span><text:span text:style-name="T27"> (4 Bytes) ↔ Quad word </text:span><text:span text:style-name="T25">q</text:span><text:span text:style-name="T27"> (8 Bytes)</text:span></text:p>
              </text:list-item>
            </text:list>
            <text:p text:style-name="P3"><text:span text:style-name="T27"/></text:p>
            <text:list text:continue-numbering="true" text:style-name="L2">
              <text:list-item>
                <text:p text:style-name="P3"><text:span text:style-name="T27">New instructions:</text:span></text:p>
              </text:list-item>
            </text:list>
            <text:list text:style-name="L33">
              <text:list-item>
                <text:list>
                  <text:list-item>
                    <text:p text:style-name="P6"><text:span text:style-name="T28">movl</text:span><text:span text:style-name="T29"> ➙ </text:span><text:span text:style-name="T30">movq</text:span></text:p>
                  </text:list-item>
                  <text:list-item>
                    <text:p text:style-name="P6"><text:span text:style-name="T30">addl</text:span><text:span text:style-name="T29"> ➙ </text:span><text:span text:style-name="T30">addq</text:span></text:p>
                  </text:list-item>
                  <text:list-item>
                    <text:p text:style-name="P6"><text:span text:style-name="T30">sall</text:span><text:span text:style-name="T29"> ➙ </text:span><text:span text:style-name="T30">salq</text:span></text:p>
                  </text:list-item>
                  <text:list-item>
                    <text:p text:style-name="P6"><text:span text:style-name="T31">etc.</text:span></text:p>
                  </text:list-item>
                </text:list>
              </text:list-item>
            </text:list>
            <text:p text:style-name="P29"><text:span text:style-name="T31"/></text:p>
            <text:list text:continue-numbering="true" text:style-name="L33">
              <text:list-item>
                <text:p text:style-name="P3"><text:span text:style-name="T32">32-bit instructions that generate 32-bit results</text:span></text:p>
                <text:list>
                  <text:list-item>
                    <text:p text:style-name="P6"><text:span text:style-name="T31">Set higher order bits of destination register to </text:span><text:span text:style-name="T33">0</text:span></text:p>
                  </text:list-item>
                  <text:list-item>
                    <text:p text:style-name="P6"><text:span text:style-name="T34">Example: </text:span><text:span text:style-name="T35">add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28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4-bit code for swap" draw:style-name="dp1" draw:master-page-name="Default" presentation:presentation-page-layout-name="AL1T11"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64-bit code for swap</text:span></text:p>
          </draw:text-box>
        </draw:frame>
        <draw:frame draw:name="Content Placeholder 11" presentation:style-name="pr2" draw:text-style-name="P2" draw:layer="layout" svg:width="21.933cm" svg:height="4.97cm" svg:x="1.102cm" svg:y="11.218cm" presentation:class="outline" presentation:user-transformed="true">
          <draw:text-box>
            <text:list text:style-name="L2">
              <text:list-item>
                <text:p text:style-name="P3"><text:span text:style-name="T2">32-bit data</text:span></text:p>
              </text:list-item>
            </text:list>
            <text:list text:style-name="L33">
              <text:list-item>
                <text:list>
                  <text:list-item>
                    <text:p text:style-name="P6"><text:span text:style-name="T4">Data held in registers </text:span><text:span text:style-name="T28">%eax</text:span><text:span text:style-name="T36"> and </text:span><text:span text:style-name="T28">%edx</text:span></text:p>
                  </text:list-item>
                  <text:list-item>
                    <text:p text:style-name="P6"><text:span text:style-name="T36"><text:s/></text:span><text:span text:style-name="T28">movl</text:span><text:span text:style-name="T36"> operation</text:span></text:p>
                  </text:list-item>
                </text:list>
              </text:list-item>
            </text:list>
            <text:p text:style-name="P3"><text:span text:style-name="T27"/></text:p>
          </draw:text-box>
        </draw:frame>
        <draw:custom-shape draw:name="Rectangle 3" draw:style-name="gr19" draw:text-style-name="P2" draw:layer="layout" svg:width="11.006cm" svg:height="5.581cm" svg:x="0.635cm" svg:y="4.295cm">
          <text:p text:style-name="P23"><text:span text:style-name="T14">void swap(int *xp, int *yp) </text:span></text:p>
          <text:p text:style-name="P23"><text:span text:style-name="T14">{</text:span></text:p>
          <text:p text:style-name="P23"><text:span text:style-name="T14"><text:s text:c="2"/></text:span><text:span text:style-name="T14">int t0 = *xp;</text:span></text:p>
          <text:p text:style-name="P23"><text:span text:style-name="T14"><text:s text:c="2"/></text:span><text:span text:style-name="T14">int t1 = *yp;</text:span></text:p>
          <text:p text:style-name="P23"><text:span text:style-name="T14"><text:s text:c="2"/></text:span><text:span text:style-name="T14">*xp = t1;</text:span></text:p>
          <text:p text:style-name="P23"><text:span text:style-name="T14"><text:s text:c="2"/></text:span><text:span text:style-name="T14">*yp = t0;</text:span></text:p>
          <text:p text:style-name="P23"><text:span text:style-name="T14">}</text:span></text:p>
          <draw:enhanced-geometry svg:viewBox="0 0 21600 21600" draw:type="rectangle" draw:enhanced-path="M 0 0 L 21600 0 21600 21600 0 21600 0 0 Z N"/>
        </draw:custom-shape>
        <draw:custom-shape draw:name="AutoShape 5" draw:style-name="gr29" draw:text-style-name="P2" draw:layer="layout" svg:width="0.753cm" svg:height="3.174cm" svg:x="21.63cm" svg:y="5.927cm">
          <text:p/>
          <draw:enhanced-geometry svg:viewBox="0 0 21600 21600" draw:glue-points="0 0 0 21600 21600 10800" draw:text-areas="0 ?f9 7800 ?f10" draw:type="right-brace" draw:modifiers="58480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8" draw:text-style-name="P2" draw:layer="layout" svg:width="1.844cm" svg:height="1.013cm" svg:x="22.83cm" svg:y="6.773cm">
          <text:p text:style-name="P15"><text:span text:style-name="T7">Body</text:span></text:p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2" draw:layer="layout" svg:width="0.775cm" svg:height="1.269cm" svg:x="21.608cm" svg:y="4.022cm">
          <text:p/>
          <draw:enhanced-geometry svg:viewBox="0 0 21600 21600" draw:glue-points="0 0 0 21600 21600 10800" draw:text-areas="0 ?f9 7800 ?f10" draw:type="right-brace" draw:modifiers="25000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8" draw:text-style-name="P2" draw:layer="layout" svg:width="1.34cm" svg:height="1.775cm" svg:x="22.746cm" svg:y="3.598cm">
          <text:p text:style-name="P15"><text:span text:style-name="T7">Set</text:span></text:p>
          <text:p text:style-name="P15"><text:span text:style-name="T7">Up</text:span></text:p>
          <draw:enhanced-geometry svg:viewBox="0 0 21600 21600" draw:type="rectangle" draw:enhanced-path="M 0 0 L 21600 0 21600 21600 0 21600 0 0 Z N"/>
        </draw:custom-shape>
        <draw:custom-shape draw:name="AutoShape 9" draw:style-name="gr29" draw:text-style-name="P2" draw:layer="layout" svg:width="0.78cm" svg:height="1.057cm" svg:x="21.603cm" svg:y="9.737cm">
          <text:p/>
          <draw:enhanced-geometry svg:viewBox="0 0 21600 21600" draw:glue-points="0 0 0 21600 21600 10800" draw:text-areas="0 ?f9 7800 ?f10" draw:type="right-brace" draw:modifiers="36158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10" draw:style-name="gr28" draw:text-style-name="P2" draw:layer="layout" svg:width="2.047cm" svg:height="1.013cm" svg:x="22.863cm" svg:y="9.737cm">
          <text:p text:style-name="P15"><text:span text:style-name="T7">Finish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1.641cm" svg:height="7.87cm" svg:x="11.642cm" svg:y="2.963cm">
          <text:p text:style-name="P40"><text:span text:style-name="T12">swap:</text:span></text:p>
          <text:p text:style-name="P40"><text:span text:style-name="T12"><text:tab/></text:span></text:p>
          <text:p text:style-name="P40"><text:span text:style-name="T12"/></text:p>
          <text:p text:style-name="P40"><text:span text:style-name="T12"><text:tab/></text:span><text:span text:style-name="T12">movl</text:span><text:span text:style-name="T12"><text:tab/></text:span><text:span text:style-name="T12">(%rdi), %edx</text:span></text:p>
          <text:p text:style-name="P40"><text:span text:style-name="T12"><text:tab/></text:span><text:span text:style-name="T12">movl</text:span><text:span text:style-name="T12"><text:tab/></text:span><text:span text:style-name="T12">(%rsi), %eax</text:span></text:p>
          <text:p text:style-name="P40"><text:span text:style-name="T12"><text:tab/></text:span><text:span text:style-name="T12">movl</text:span><text:span text:style-name="T12"><text:tab/></text:span><text:span text:style-name="T12">%eax, (%rdi)</text:span></text:p>
          <text:p text:style-name="P40"><text:span text:style-name="T12"><text:tab/></text:span><text:span text:style-name="T12">movl</text:span><text:span text:style-name="T12"><text:tab/></text:span><text:span text:style-name="T12">%edx, (%rsi)</text:span></text:p>
          <text:p text:style-name="P40"><text:span text:style-name="T12"><text:tab/></text:span></text:p>
          <text:p text:style-name="P40"><text:span text:style-name="T12"><text:tab/></text:span><text:span text:style-name="T12">r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29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64-bit code for long int swap" draw:style-name="dp1" draw:master-page-name="Default" presentation:presentation-page-layout-name="AL1T11"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64-bit code for long int swap</text:span></text:p>
          </draw:text-box>
        </draw:frame>
        <draw:frame draw:name="Content Placeholder 11" presentation:style-name="pr2" draw:text-style-name="P2" draw:layer="layout" svg:width="21.933cm" svg:height="4.97cm" svg:x="1.138cm" svg:y="11.218cm" presentation:class="outline" presentation:user-transformed="true">
          <draw:text-box>
            <text:list text:style-name="L2">
              <text:list-item>
                <text:p text:style-name="P3"><text:span text:style-name="T2">64-bit data</text:span></text:p>
              </text:list-item>
            </text:list>
            <text:list text:style-name="L33">
              <text:list-item>
                <text:list>
                  <text:list-item>
                    <text:p text:style-name="P6"><text:span text:style-name="T4">Data held in registers </text:span><text:span text:style-name="T28">%rax</text:span><text:span text:style-name="T36"> and </text:span><text:span text:style-name="T28">%rdx</text:span></text:p>
                  </text:list-item>
                  <text:list-item>
                    <text:p text:style-name="P6"><text:span text:style-name="T36"><text:s/></text:span><text:span text:style-name="T28">mov</text:span><text:span text:style-name="T37">q</text:span><text:span text:style-name="T38"> operation</text:span></text:p>
                  </text:list-item>
                </text:list>
              </text:list-item>
            </text:list>
          </draw:text-box>
        </draw:frame>
        <draw:custom-shape draw:name="Rectangle 3" draw:style-name="gr19" draw:text-style-name="P2" draw:layer="layout" svg:width="11.641cm" svg:height="5.581cm" svg:x="0.423cm" svg:y="4.295cm">
          <text:p text:style-name="P23"><text:span text:style-name="T14">void swap(long *xp, long *yp) </text:span></text:p>
          <text:p text:style-name="P23"><text:span text:style-name="T14">{</text:span></text:p>
          <text:p text:style-name="P23"><text:span text:style-name="T14"><text:s text:c="2"/></text:span><text:span text:style-name="T14">long t0 = *xp;</text:span></text:p>
          <text:p text:style-name="P23"><text:span text:style-name="T14"><text:s text:c="2"/></text:span><text:span text:style-name="T14">long t1 = *yp;</text:span></text:p>
          <text:p text:style-name="P23"><text:span text:style-name="T14"><text:s text:c="2"/></text:span><text:span text:style-name="T14">*xp = t1;</text:span></text:p>
          <text:p text:style-name="P23"><text:span text:style-name="T14"><text:s text:c="2"/></text:span><text:span text:style-name="T14">*yp = t0;</text:span></text:p>
          <text:p text:style-name="P23"><text:span text:style-name="T14">}</text:span></text:p>
          <draw:enhanced-geometry svg:viewBox="0 0 21600 21600" draw:type="rectangle" draw:enhanced-path="M 0 0 L 21600 0 21600 21600 0 21600 0 0 Z N"/>
        </draw:custom-shape>
        <draw:custom-shape draw:name="AutoShape 5" draw:style-name="gr29" draw:text-style-name="P2" draw:layer="layout" svg:width="0.753cm" svg:height="3.174cm" svg:x="21.63cm" svg:y="5.927cm">
          <text:p/>
          <draw:enhanced-geometry svg:viewBox="0 0 21600 21600" draw:glue-points="0 0 0 21600 21600 10800" draw:text-areas="0 ?f9 7800 ?f10" draw:type="right-brace" draw:modifiers="58480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8" draw:text-style-name="P2" draw:layer="layout" svg:width="1.844cm" svg:height="1.013cm" svg:x="22.83cm" svg:y="6.773cm">
          <text:p text:style-name="P15"><text:span text:style-name="T7">Body</text:span></text:p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2" draw:layer="layout" svg:width="0.775cm" svg:height="1.269cm" svg:x="21.608cm" svg:y="4.022cm">
          <text:p/>
          <draw:enhanced-geometry svg:viewBox="0 0 21600 21600" draw:glue-points="0 0 0 21600 21600 10800" draw:text-areas="0 ?f9 7800 ?f10" draw:type="right-brace" draw:modifiers="25000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8" draw:text-style-name="P2" draw:layer="layout" svg:width="1.34cm" svg:height="1.775cm" svg:x="22.746cm" svg:y="3.598cm">
          <text:p text:style-name="P15"><text:span text:style-name="T7">Set</text:span></text:p>
          <text:p text:style-name="P15"><text:span text:style-name="T7">Up</text:span></text:p>
          <draw:enhanced-geometry svg:viewBox="0 0 21600 21600" draw:type="rectangle" draw:enhanced-path="M 0 0 L 21600 0 21600 21600 0 21600 0 0 Z N"/>
        </draw:custom-shape>
        <draw:custom-shape draw:name="AutoShape 9" draw:style-name="gr29" draw:text-style-name="P2" draw:layer="layout" svg:width="0.78cm" svg:height="1.057cm" svg:x="21.603cm" svg:y="9.737cm">
          <text:p/>
          <draw:enhanced-geometry svg:viewBox="0 0 21600 21600" draw:glue-points="0 0 0 21600 21600 10800" draw:text-areas="0 ?f9 7800 ?f10" draw:type="right-brace" draw:modifiers="36158 500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10" draw:style-name="gr28" draw:text-style-name="P2" draw:layer="layout" svg:width="2.047cm" svg:height="1.013cm" svg:x="22.863cm" svg:y="9.737cm">
          <text:p text:style-name="P15"><text:span text:style-name="T7">Finish</text:span></text:p>
          <draw:enhanced-geometry svg:viewBox="0 0 21600 21600" draw:type="rectangle" draw:enhanced-path="M 0 0 L 21600 0 21600 21600 0 21600 0 0 Z N"/>
        </draw:custom-shape>
        <draw:custom-shape draw:name="Rectangle 4" draw:style-name="gr10" draw:text-style-name="P2" draw:layer="layout" svg:width="11.641cm" svg:height="7.87cm" svg:x="11.642cm" svg:y="2.963cm">
          <text:p text:style-name="P40"><text:span text:style-name="T12">swap_l:</text:span></text:p>
          <text:p text:style-name="P40"><text:span text:style-name="T12"><text:tab/></text:span></text:p>
          <text:p text:style-name="P40"><text:span text:style-name="T12"/></text:p>
          <text:p text:style-name="P40"><text:span text:style-name="T12"><text:tab/></text:span><text:span text:style-name="T12">movq <text:s text:c="3"/>(%rdi), %rdx</text:span></text:p>
          <text:p text:style-name="P40"><text:span text:style-name="T12"><text:tab/></text:span><text:span text:style-name="T12">movq <text:s text:c="3"/>(%rsi), %rax</text:span></text:p>
          <text:p text:style-name="P40"><text:span text:style-name="T12"><text:tab/></text:span><text:span text:style-name="T12">movq <text:s text:c="3"/>%rax, (%rdi)</text:span></text:p>
          <text:p text:style-name="P40"><text:span text:style-name="T12"><text:tab/></text:span><text:span text:style-name="T12">movq <text:s text:c="3"/>%rdx, (%rsi)</text:span></text:p>
          <text:p text:style-name="P40"><text:span text:style-name="T12"/></text:p>
          <text:p text:style-name="P40"><text:span text:style-name="T12"><text:tab/></text:span><text:span text:style-name="T12">r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30" presentation:class="page"/>
          <draw:frame draw:name="Rectangle 3" presentation:style-name="pr7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Complete addressing mode, address computation (leal)</text:span></text:p>
              </text:list-item>
            </text:list>
            <text:list text:style-name="L3">
              <text:list-item>
                <text:p text:style-name="P3"><text:span text:style-name="T2">Arithmetic operations</text:span></text:p>
              </text:list-item>
              <text:list-item>
                <text:p text:style-name="P3"><text:span text:style-name="T2">Control: Condition codes</text:span></text:p>
              </text:list-item>
              <text:list-item>
                <text:p text:style-name="P3"><text:span text:style-name="T2">Conditional branches</text:span></text:p>
              </text:list-item>
              <text:list-item>
                <text:p text:style-name="P3"><text:span text:style-name="T2">While loop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31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ete Memory Addressing Modes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mplete Memory Addressing Modes</text:span></text:p>
          </draw:text-box>
        </draw:frame>
        <draw:frame draw:name="Rectangle 4" presentation:style-name="pr16" draw:text-style-name="P2" draw:layer="layout" svg:width="21.933cm" svg:height="15.08cm" svg:x="1.102cm" svg:y="3.334cm" presentation:class="outline" presentation:user-transformed="true">
          <draw:text-box>
            <text:list text:style-name="L2">
              <text:list-item>
                <text:p text:style-name="P41"><text:span text:style-name="T2">D(Rb,Ri,S)</text:span><text:span text:style-name="T2"><text:tab/></text:span><text:span text:style-name="T2">Mem[Reg[Rb]+S*Reg[Ri]+ D]</text:span></text:p>
              </text:list-item>
            </text:list>
            <text:list text:style-name="L33">
              <text:list-item>
                <text:list>
                  <text:list-item>
                    <text:p text:style-name="P42"><text:span text:style-name="T4">D: </text:span><text:span text:style-name="T4"><text:tab/></text:span><text:span text:style-name="T4">Constant “displacement” 1, 2, 4, etc…</text:span></text:p>
                  </text:list-item>
                  <text:list-item>
                    <text:p text:style-name="P42"><text:span text:style-name="T4">Rb: Base register: Any of 8 integer registers</text:span></text:p>
                  </text:list-item>
                  <text:list-item>
                    <text:p text:style-name="P42"><text:span text:style-name="T4">Ri:</text:span><text:span text:style-name="T4"><text:tab/></text:span><text:span text:style-name="T4">Index register: Any, except for </text:span><text:span text:style-name="T28">%esp</text:span></text:p>
                  </text:list-item>
                </text:list>
              </text:list-item>
            </text:list>
            <text:list text:style-name="L34">
              <text:list-item>
                <text:list>
                  <text:list-item>
                    <text:list>
                      <text:list-item>
                        <text:p text:style-name="P42"><text:span text:style-name="T36">Unlikely you’d use </text:span><text:span text:style-name="T28">%ebp</text:span><text:span text:style-name="T36">, either</text:span></text:p>
                      </text:list-item>
                    </text:list>
                  </text:list-item>
                  <text:list-item>
                    <text:p text:style-name="P42"><text:span text:style-name="T36">S: </text:span><text:span text:style-name="T36"><text:tab/></text:span><text:span text:style-name="T36">Scale: 1, 2, 4, or 8 (</text:span><text:span text:style-name="T40">why these numbers?</text:span><text:span text:style-name="T41">)</text:span></text:p>
                  </text:list-item>
                  <text:list-item>
                    <text:p text:style-name="P42"><text:span text:style-name="T41">Rb + S*Ri + D</text:span></text:p>
                  </text:list-item>
                </text:list>
              </text:list-item>
              <text:list-item>
                <text:p text:style-name="P41"><text:span text:style-name="T42">Special Cases</text:span></text:p>
              </text:list-item>
              <text:list-item>
                <text:p text:style-name="P41"><text:span text:style-name="T42">(Rb)</text:span><text:span text:style-name="T42"><text:tab/></text:span><text:span text:style-name="T42"><text:tab/></text:span><text:span text:style-name="T42">Mem[Reg[Rb]]</text:span></text:p>
              </text:list-item>
              <text:list-item>
                <text:p text:style-name="P41"><text:span text:style-name="T42">D(Rb)</text:span><text:span text:style-name="T42"><text:tab/></text:span><text:span text:style-name="T42">Mem[Reg[Rb] + D]</text:span></text:p>
              </text:list-item>
              <text:list-item>
                <text:p text:style-name="P41"><text:span text:style-name="T42">(Rb,Ri)</text:span><text:span text:style-name="T42"><text:tab/></text:span><text:span text:style-name="T42">Mem[Reg[Rb]+Reg[Ri]]</text:span></text:p>
              </text:list-item>
              <text:list-item>
                <text:p text:style-name="P41"><text:span text:style-name="T42">D(Rb,Ri)</text:span><text:span text:style-name="T42"><text:tab/></text:span><text:span text:style-name="T42">Mem[Reg[Rb]+Reg[Ri]+D]</text:span></text:p>
              </text:list-item>
              <text:list-item>
                <text:p text:style-name="P41"><text:span text:style-name="T42">(Rb,Ri,S)</text:span><text:span text:style-name="T42"><text:tab/></text:span><text:span text:style-name="T42">Mem[Reg[Rb]+S*Reg[Ri]]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32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ress Computation Instruction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Address Computation Instruction</text:span></text:p>
          </draw:text-box>
        </draw:fram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5">leal</text:span><text:span text:style-name="T27"> </text:span><text:span text:style-name="T43">Src</text:span><text:span text:style-name="T42">,</text:span><text:span text:style-name="T43">Dest</text:span></text:p>
              </text:list-item>
            </text:list>
            <text:list text:style-name="L33">
              <text:list-item>
                <text:list>
                  <text:list-item>
                    <text:p text:style-name="P6"><text:span text:style-name="T44">Src</text:span><text:span text:style-name="T45"> is address mode expression</text:span></text:p>
                  </text:list-item>
                  <text:list-item>
                    <text:p text:style-name="P6"><text:span text:style-name="T45">Set </text:span><text:span text:style-name="T44">Dest</text:span><text:span text:style-name="T45"> to address denoted by expression</text:span></text:p>
                  </text:list-item>
                </text:list>
              </text:list-item>
              <text:list-item>
                <text:p text:style-name="P43"><text:span text:style-name="T46">Uses</text:span></text:p>
                <text:list>
                  <text:list-item>
                    <text:p text:style-name="P6"><text:span text:style-name="T45">Computing addresses without a memory reference</text:span></text:p>
                  </text:list-item>
                </text:list>
              </text:list-item>
            </text:list>
            <text:list text:style-name="L34">
              <text:list-item>
                <text:list>
                  <text:list-item>
                    <text:list>
                      <text:list-item>
                        <text:p text:style-name="P6"><text:span text:style-name="T45">E.g., translation of </text:span><text:span text:style-name="T47">p = &amp;x[i];</text:span></text:p>
                      </text:list-item>
                    </text:list>
                  </text:list-item>
                  <text:list-item>
                    <text:p text:style-name="P6"><text:span text:style-name="T48">Computing arithmetic expressions of the form x + k*y</text:span></text:p>
                    <text:list>
                      <text:list-item>
                        <text:p text:style-name="P6"><text:span text:style-name="T48">k = 1, 2, 4, or 8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9">Example</text:span></text:p>
              </text:list-item>
            </text:list>
          </draw:text-box>
        </draw:frame>
        <draw:custom-shape draw:name="Rectangle 5" draw:style-name="gr42" draw:text-style-name="P2" draw:layer="layout" svg:width="6.984cm" svg:height="3.738cm" svg:x="0.847cm" svg:y="14.499cm">
          <text:p text:style-name="P14"><text:span text:style-name="T50">int mul12(int x)</text:span></text:p>
          <text:p text:style-name="P14"><text:span text:style-name="T50">{</text:span></text:p>
          <text:p text:style-name="P14"><text:span text:style-name="T50"><text:s text:c="2"/></text:span><text:span text:style-name="T50">return x*12;</text:span></text:p>
          <text:p text:style-name="P14"><text:span text:style-name="T50">}</text:span></text:p>
          <draw:enhanced-geometry svg:viewBox="0 0 21600 21600" draw:type="rectangle" draw:enhanced-path="M 0 0 L 21600 0 21600 21600 0 21600 0 0 Z N"/>
        </draw:custom-shape>
        <draw:custom-shape draw:name="Rectangle 6" draw:style-name="gr43" draw:text-style-name="P2" draw:layer="layout" svg:width="15.345cm" svg:height="1.904cm" svg:x="9.278cm" svg:y="15.946cm">
          <text:p text:style-name="P44"><text:span text:style-name="T51">leal (%eax,%eax,2), %eax <text:s/>;t &lt;- x+x*2</text:span></text:p>
          <text:p text:style-name="P44"><text:span text:style-name="T51">sall $2, %eax <text:s text:c="12"/>;return t&lt;&lt;2</text:span></text:p>
          <draw:enhanced-geometry svg:viewBox="0 0 21600 21600" draw:type="rectangle" draw:enhanced-path="M 0 0 L 21600 0 21600 21600 0 21600 0 0 Z N"/>
        </draw:custom-shape>
        <draw:custom-shape draw:name="Rectangle 7" draw:style-name="gr44" draw:text-style-name="P2" draw:layer="layout" svg:width="10.971cm" svg:height="1.017cm" svg:x="9.159cm" svg:y="14.711cm">
          <text:p text:style-name="P14"><text:span text:style-name="T52">Converted to ASM by compiler: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33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35">
              <text:list-item>
                <text:p text:style-name="P3"><text:span text:style-name="T2">Complete addressing mode, address computation (leal)</text:span></text:p>
              </text:list-item>
            </text:list>
            <text:list text:style-name="L2">
              <text:list-item>
                <text:p text:style-name="P3"><text:span text:style-name="T2">Arithmetic operations</text:span></text:p>
              </text:list-item>
            </text:list>
            <text:list text:style-name="L35">
              <text:list-item>
                <text:p text:style-name="P3"><text:span text:style-name="T2">Control: Condition codes</text:span></text:p>
              </text:list-item>
              <text:list-item>
                <text:p text:style-name="P3"><text:span text:style-name="T2">Conditional branches</text:span></text:p>
              </text:list-item>
              <text:list-item>
                <text:p text:style-name="P3"><text:span text:style-name="T2">While loop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34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Arithmetic Operations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Some Arithmetic Operations</text:span></text:p>
          </draw:text-box>
        </draw:fram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45"><text:span text:style-name="T2">Two Operand Instructions:</text:span></text:p>
              </text:list-item>
            </text:list>
            <text:p text:style-name="P46"><text:span text:style-name="T40">Format</text:span><text:span text:style-name="T53"><text:tab/></text:span><text:span text:style-name="T40">Computation</text:span></text:p>
            <text:p text:style-name="P47"><text:span text:style-name="T54">addl</text:span><text:span text:style-name="T53"><text:tab/></text:span><text:span text:style-name="T44">Src,Dest</text:span><text:span text:style-name="T45"><text:tab/></text:span><text:span text:style-name="T45">Dest = Dest + Src</text:span></text:p>
            <text:p text:style-name="P47"><text:span text:style-name="T55">subl</text:span><text:span text:style-name="T53"><text:tab/></text:span><text:span text:style-name="T44">Src,Dest</text:span><text:span text:style-name="T45"><text:tab/></text:span><text:span text:style-name="T45">Dest = Dest </text:span><text:span text:style-name="T56"></text:span><text:span text:style-name="T45"> Src</text:span></text:p>
            <text:p text:style-name="P47"><text:span text:style-name="T55">imull</text:span><text:span text:style-name="T53"><text:tab/></text:span><text:span text:style-name="T44">Src,Dest</text:span><text:span text:style-name="T45"><text:tab/></text:span><text:span text:style-name="T45">Dest = Dest * Src</text:span></text:p>
            <text:p text:style-name="P47"><text:span text:style-name="T55">shll</text:span><text:span text:style-name="T53"><text:tab/></text:span><text:span text:style-name="T44">Src,Dest</text:span><text:span text:style-name="T45"><text:tab/></text:span><text:span text:style-name="T45">Dest = Dest &lt;&lt; Src</text:span><text:span text:style-name="T45"><text:tab/></text:span></text:p>
            <text:p text:style-name="P47"><text:span text:style-name="T55">sarl</text:span><text:span text:style-name="T53"><text:tab/></text:span><text:span text:style-name="T44">Src,Dest</text:span><text:span text:style-name="T45"><text:tab/></text:span><text:span text:style-name="T45">Dest = Dest &gt;&gt; Src</text:span><text:span text:style-name="T45"><text:tab/></text:span><text:span text:style-name="T40">Arithmetic</text:span></text:p>
            <text:p text:style-name="P47"><text:span text:style-name="T54">shrl</text:span><text:span text:style-name="T53"><text:tab/></text:span><text:span text:style-name="T44">Src,Dest</text:span><text:span text:style-name="T45"><text:tab/></text:span><text:span text:style-name="T45">Dest = Dest &gt;&gt; Src</text:span><text:span text:style-name="T45"><text:tab/></text:span><text:span text:style-name="T40">Logical</text:span></text:p>
            <text:p text:style-name="P47"><text:span text:style-name="T54">xorl</text:span><text:span text:style-name="T53"><text:tab/></text:span><text:span text:style-name="T44">Src,Dest</text:span><text:span text:style-name="T45"><text:tab/></text:span><text:span text:style-name="T45">Dest = Dest ^ Src</text:span></text:p>
            <text:p text:style-name="P47"><text:span text:style-name="T55">andl</text:span><text:span text:style-name="T53"><text:tab/></text:span><text:span text:style-name="T44">Src,Dest</text:span><text:span text:style-name="T45"><text:tab/></text:span><text:span text:style-name="T45">Dest = Dest &amp; Src</text:span></text:p>
            <text:p text:style-name="P47"><text:span text:style-name="T55">orl</text:span><text:span text:style-name="T53"><text:tab/></text:span><text:span text:style-name="T44">Src,Dest</text:span><text:span text:style-name="T45"><text:tab/></text:span><text:span text:style-name="T45">Dest = Dest | Src</text:span></text:p>
            <text:list text:style-name="L37">
              <text:list-item>
                <text:p text:style-name="P48"><text:span text:style-name="T46">See book for more instruction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35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ithmetic Expression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Arithmetic Expression Example</text:span></text:p>
          </draw:text-box>
        </draw:frame>
        <draw:custom-shape draw:name="Rectangle 4" draw:style-name="gr45" draw:text-style-name="P2" draw:layer="layout" svg:width="11.641cm" svg:height="8.254cm" svg:x="0.423cm" svg:y="4.868cm">
          <text:p text:style-name="P28"><text:span text:style-name="T50">int arith(int x, int y, int z)</text:span></text:p>
          <text:p text:style-name="P28"><text:span text:style-name="T50">{</text:span></text:p>
          <text:p text:style-name="P28"><text:span text:style-name="T50"><text:s text:c="2"/></text:span><text:span text:style-name="T50">int t1 = x+y;</text:span></text:p>
          <text:p text:style-name="P28"><text:span text:style-name="T50"><text:s text:c="2"/></text:span><text:span text:style-name="T50">int t2 = z+t1;</text:span></text:p>
          <text:p text:style-name="P28"><text:span text:style-name="T50"><text:s text:c="2"/></text:span><text:span text:style-name="T50">int t3 = x+4;</text:span></text:p>
          <text:p text:style-name="P28"><text:span text:style-name="T50"><text:s text:c="2"/></text:span><text:span text:style-name="T50">int t4 = y * 48; </text:span></text:p>
          <text:p text:style-name="P28"><text:span text:style-name="T50"><text:s text:c="2"/></text:span><text:span text:style-name="T50">int t5 = t3 + t4;</text:span></text:p>
          <text:p text:style-name="P28"><text:span text:style-name="T50"><text:s text:c="2"/></text:span><text:span text:style-name="T50">int rval = t2 * t5;</text:span></text:p>
          <text:p text:style-name="P28"><text:span text:style-name="T50"><text:s text:c="2"/></text:span><text:span text:style-name="T50">return rval;</text:span></text:p>
          <text:p text:style-name="P28"><text:span text:style-name="T50">}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11.464cm" svg:height="14.251cm" svg:x="11.805cm" svg:y="3.316cm">
          <text:p text:style-name="P49"><text:span text:style-name="T50">arith:</text:span></text:p>
          <text:p text:style-name="P49"><text:span text:style-name="T50"><text:tab/></text:span><text:span text:style-name="T50">pushl</text:span><text:span text:style-name="T50"><text:tab/></text:span><text:span text:style-name="T50">%ebp</text:span></text:p>
          <text:p text:style-name="P49"><text:span text:style-name="T50"><text:tab/></text:span><text:span text:style-name="T50">movl</text:span><text:span text:style-name="T50"><text:tab/></text:span><text:span text:style-name="T50">%esp, %ebp</text:span></text:p>
          <text:p text:style-name="P49"><text:span text:style-name="T50"/></text:p>
          <text:p text:style-name="P49"><text:span text:style-name="T50"><text:tab/></text:span><text:span text:style-name="T50">movl</text:span><text:span text:style-name="T50"><text:tab/></text:span><text:span text:style-name="T50">8(%ebp), %ecx</text:span></text:p>
          <text:p text:style-name="P49"><text:span text:style-name="T50"><text:tab/></text:span><text:span text:style-name="T50">movl</text:span><text:span text:style-name="T50"><text:tab/></text:span><text:span text:style-name="T50">12(%ebp), %edx</text:span></text:p>
          <text:p text:style-name="P49"><text:span text:style-name="T50"><text:tab/></text:span><text:span text:style-name="T50">leal</text:span><text:span text:style-name="T50"><text:tab/></text:span><text:span text:style-name="T50">(%edx,%edx,2), %eax</text:span></text:p>
          <text:p text:style-name="P49"><text:span text:style-name="T50"><text:tab/></text:span><text:span text:style-name="T50">sall</text:span><text:span text:style-name="T50"><text:tab/></text:span><text:span text:style-name="T50">$4, %eax</text:span></text:p>
          <text:p text:style-name="P49"><text:span text:style-name="T50"><text:tab/></text:span><text:span text:style-name="T50">leal</text:span><text:span text:style-name="T50"><text:tab/></text:span><text:span text:style-name="T50">4(%ecx,%eax), %eax</text:span></text:p>
          <text:p text:style-name="P49"><text:span text:style-name="T50"><text:tab/></text:span><text:span text:style-name="T50">addl</text:span><text:span text:style-name="T50"><text:tab/></text:span><text:span text:style-name="T50">%ecx, %edx</text:span></text:p>
          <text:p text:style-name="P49"><text:span text:style-name="T50"><text:tab/></text:span><text:span text:style-name="T50">addl</text:span><text:span text:style-name="T50"><text:tab/></text:span><text:span text:style-name="T50">16(%ebp), %edx</text:span></text:p>
          <text:p text:style-name="P49"><text:span text:style-name="T50"><text:tab/></text:span><text:span text:style-name="T50">imull</text:span><text:span text:style-name="T50"><text:tab/></text:span><text:span text:style-name="T50">%edx, %eax</text:span></text:p>
          <text:p text:style-name="P49"><text:span text:style-name="T50"/></text:p>
          <text:p text:style-name="P49"><text:span text:style-name="T50"><text:tab/></text:span><text:span text:style-name="T50">popl</text:span><text:span text:style-name="T50"><text:tab/></text:span><text:span text:style-name="T50">%ebp</text:span></text:p>
          <text:p text:style-name="P49"><text:span text:style-name="T50"><text:tab/></text:span><text:span text:style-name="T50">ret</text:span></text:p>
          <draw:enhanced-geometry svg:viewBox="0 0 21600 21600" draw:type="rectangle" draw:enhanced-path="M 0 0 L 21600 0 21600 21600 0 21600 0 0 Z N"/>
        </draw:custom-shape>
        <draw:custom-shape draw:name="AutoShape 6" draw:style-name="gr47" draw:text-style-name="P2" draw:layer="layout" svg:width="0.846cm" svg:height="5.82cm" svg:x="22.423cm" svg:y="6.879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7" draw:style-name="gr48" draw:text-style-name="P2" draw:layer="layout" svg:width="1.556cm" svg:height="0.975cm" svg:x="23.548cm" svg:y="9.313cm">
          <text:p text:style-name="P14"><text:span text:style-name="T57">Body</text:span></text:p>
          <draw:enhanced-geometry svg:viewBox="0 0 21600 21600" draw:type="rectangle" draw:enhanced-path="M 0 0 L 21600 0 21600 21600 0 21600 0 0 Z N"/>
        </draw:custom-shape>
        <draw:custom-shape draw:name="AutoShape 8" draw:style-name="gr47" draw:text-style-name="P2" draw:layer="layout" svg:width="0.634cm" svg:height="1.269cm" svg:x="22.423cm" svg:y="4.48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9" draw:style-name="gr48" draw:text-style-name="P2" draw:layer="layout" svg:width="1.052cm" svg:height="1.737cm" svg:x="23.275cm" svg:y="4.233cm">
          <text:p text:style-name="P14"><text:span text:style-name="T57">Set</text:span></text:p>
          <text:p text:style-name="P14"><text:span text:style-name="T57">Up</text:span></text:p>
          <draw:enhanced-geometry svg:viewBox="0 0 21600 21600" draw:type="rectangle" draw:enhanced-path="M 0 0 L 21600 0 21600 21600 0 21600 0 0 Z N"/>
        </draw:custom-shape>
        <draw:custom-shape draw:name="AutoShape 10" draw:style-name="gr47" draw:text-style-name="P2" draw:layer="layout" svg:width="0.846cm" svg:height="1.481cm" svg:x="22.423cm" svg:y="13.758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1" draw:style-name="gr48" draw:text-style-name="P2" draw:layer="layout" svg:width="1.759cm" svg:height="0.975cm" svg:x="23.437cm" svg:y="13.97cm">
          <text:p text:style-name="P14"><text:span text:style-name="T57">Finish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36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ervations about arith" draw:style-name="dp1" draw:master-page-name="Default" presentation:presentation-page-layout-name="AL1T11">
        <draw:custom-shape draw:name="Rectangle 60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1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6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Observations about </text:span><text:span text:style-name="T58">arith</text:span></text:p>
          </draw:text-box>
        </draw:frame>
        <draw:frame draw:name="Content Placeholder 11" presentation:style-name="pr18" draw:text-style-name="P2" draw:layer="layout" svg:width="11.006cm" svg:height="8.677cm" svg:x="13.758cm" svg:y="3.387cm" presentation:class="outline" presentation:user-transformed="true">
          <draw:text-box>
            <text:list text:style-name="L32">
              <text:list-item>
                <text:list>
                  <text:list-item>
                    <text:p text:style-name="P6"><text:span text:style-name="T4">Instructions in different order from C code</text:span></text:p>
                  </text:list-item>
                  <text:list-item>
                    <text:p text:style-name="P6"><text:span text:style-name="T4">Some expressions require multiple instructions</text:span></text:p>
                  </text:list-item>
                  <text:list-item>
                    <text:p text:style-name="P6"><text:span text:style-name="T4">Some instructions cover multiple expressions</text:span></text:p>
                  </text:list-item>
                  <text:list-item>
                    <text:p text:style-name="P6"><text:span text:style-name="T4">Get exact same code when compile:</text:span></text:p>
                  </text:list-item>
                  <text:list-item>
                    <text:p text:style-name="P6"><text:span text:style-name="T59">(x+y+z)*(x+4+48*y)</text:span></text:p>
                  </text:list-item>
                </text:list>
              </text:list-item>
            </text:list>
          </draw:text-box>
        </draw:frame>
        <draw:custom-shape draw:name="Rectangle 67" draw:style-name="gr46" draw:text-style-name="P2" draw:layer="layout" svg:width="20.107cm" svg:height="5.855cm" svg:x="0.847cm" svg:y="12.277cm">
          <text:p text:style-name="P50"><text:span text:style-name="T60"><text:tab/></text:span><text:span text:style-name="T50">movl</text:span><text:span text:style-name="T50"><text:tab/></text:span><text:span text:style-name="T50">8(%ebp), %ecx</text:span><text:span text:style-name="T50"><text:tab/></text:span><text:span text:style-name="T50"># ecx = x</text:span></text:p>
          <text:p text:style-name="P50"><text:span text:style-name="T50"><text:tab/></text:span><text:span text:style-name="T50">movl</text:span><text:span text:style-name="T50"><text:tab/></text:span><text:span text:style-name="T50">12(%ebp), %edx</text:span><text:span text:style-name="T50"><text:tab/></text:span><text:span text:style-name="T50"># edx = y</text:span></text:p>
          <text:p text:style-name="P50"><text:span text:style-name="T50"><text:tab/></text:span><text:span text:style-name="T50">leal</text:span><text:span text:style-name="T50"><text:tab/></text:span><text:span text:style-name="T50">(%edx,%edx,2), %eax</text:span><text:span text:style-name="T50"><text:tab/></text:span><text:span text:style-name="T50"># eax = y*3</text:span></text:p>
          <text:p text:style-name="P50"><text:span text:style-name="T50"><text:tab/></text:span><text:span text:style-name="T50">sall</text:span><text:span text:style-name="T50"><text:tab/></text:span><text:span text:style-name="T50">$4, %eax</text:span><text:span text:style-name="T50"><text:tab/></text:span><text:span text:style-name="T50"># eax *= 16 (t4)</text:span></text:p>
          <text:p text:style-name="P50"><text:span text:style-name="T50"><text:tab/></text:span><text:span text:style-name="T50">leal</text:span><text:span text:style-name="T50"><text:tab/></text:span><text:span text:style-name="T50">4(%ecx,%eax), %eax</text:span><text:span text:style-name="T50"><text:tab/></text:span><text:span text:style-name="T50"># eax = t4 +x+4 (t5)</text:span></text:p>
          <text:p text:style-name="P50"><text:span text:style-name="T50"><text:tab/></text:span><text:span text:style-name="T50">addl</text:span><text:span text:style-name="T50"><text:tab/></text:span><text:span text:style-name="T50">%ecx, %edx</text:span><text:span text:style-name="T50"><text:tab/></text:span><text:span text:style-name="T50"># edx = x+y (t1)</text:span></text:p>
          <text:p text:style-name="P50"><text:span text:style-name="T50"><text:tab/></text:span><text:span text:style-name="T50">addl</text:span><text:span text:style-name="T50"><text:tab/></text:span><text:span text:style-name="T50">16(%ebp), %edx</text:span><text:span text:style-name="T50"><text:tab/></text:span><text:span text:style-name="T50"># edx += z (t2)</text:span></text:p>
          <text:p text:style-name="P50"><text:span text:style-name="T50"><text:tab/></text:span><text:span text:style-name="T50">imull</text:span><text:span text:style-name="T50"><text:tab/></text:span><text:span text:style-name="T50">%edx, %eax</text:span><text:span text:style-name="T50"><text:tab/></text:span><text:span text:style-name="T50"># eax = t2 * t5 (rval)</text:span></text:p>
          <draw:enhanced-geometry svg:viewBox="0 0 21600 21600" draw:type="rectangle" draw:enhanced-path="M 0 0 L 21600 0 21600 21600 0 21600 0 0 Z N"/>
        </draw:custom-shape>
        <draw:custom-shape draw:name="Rectangle 68" draw:style-name="gr49" draw:text-style-name="P2" draw:layer="layout" svg:width="12.276cm" svg:height="8.042cm" svg:x="1.058cm" svg:y="4.022cm">
          <text:p text:style-name="P28"><text:span text:style-name="T17">int arith(int x, int y, int z)</text:span></text:p>
          <text:p text:style-name="P28"><text:span text:style-name="T17">{</text:span></text:p>
          <text:p text:style-name="P28"><text:span text:style-name="T17"><text:s text:c="2"/></text:span><text:span text:style-name="T17">int t1 = x+y;</text:span></text:p>
          <text:p text:style-name="P28"><text:span text:style-name="T17"><text:s text:c="2"/></text:span><text:span text:style-name="T17">int t2 = z+t1;</text:span></text:p>
          <text:p text:style-name="P28"><text:span text:style-name="T17"><text:s text:c="2"/></text:span><text:span text:style-name="T17">int t3 = x+4;</text:span></text:p>
          <text:p text:style-name="P28"><text:span text:style-name="T17"><text:s text:c="2"/></text:span><text:span text:style-name="T17">int t4 = y * 48; </text:span></text:p>
          <text:p text:style-name="P28"><text:span text:style-name="T17"><text:s text:c="2"/></text:span><text:span text:style-name="T17">int t5 = t3 + t4;</text:span></text:p>
          <text:p text:style-name="P28"><text:span text:style-name="T17"><text:s text:c="2"/></text:span><text:span text:style-name="T17">int rval = t2 * t5;</text:span></text:p>
          <text:p text:style-name="P28"><text:span text:style-name="T17"><text:s text:c="2"/></text:span><text:span text:style-name="T17">return rval;</text:span></text:p>
          <text:p text:style-name="P28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37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Another Example</text:span></text:p>
          </draw:text-box>
        </draw:frame>
        <draw:custom-shape draw:name="Rectangle 4" draw:style-name="gr50" draw:text-style-name="P2" draw:layer="layout" svg:width="10.406cm" svg:height="6.561cm" svg:x="1.058cm" svg:y="4.022cm">
          <text:p text:style-name="P28"><text:span text:style-name="T17">int logical(int x, int y)</text:span></text:p>
          <text:p text:style-name="P28"><text:span text:style-name="T17">{</text:span></text:p>
          <text:p text:style-name="P28"><text:span text:style-name="T17"><text:s text:c="2"/></text:span><text:span text:style-name="T17">int t1 = x^y;</text:span></text:p>
          <text:p text:style-name="P28"><text:span text:style-name="T17"><text:s text:c="2"/></text:span><text:span text:style-name="T17">int t2 = t1 &gt;&gt; 17;</text:span></text:p>
          <text:p text:style-name="P28"><text:span text:style-name="T17"><text:s text:c="2"/></text:span><text:span text:style-name="T17">int mask = (1&lt;&lt;13) - 7;</text:span></text:p>
          <text:p text:style-name="P28"><text:span text:style-name="T17"><text:s text:c="2"/></text:span><text:span text:style-name="T17">int rval = t2 &amp; mask;</text:span></text:p>
          <text:p text:style-name="P28"><text:span text:style-name="T17"><text:s text:c="2"/></text:span><text:span text:style-name="T17">return rval;</text:span></text:p>
          <text:p text:style-name="P28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11.464cm" svg:height="10.723cm" svg:x="12.312cm" svg:y="2.293cm">
          <text:p text:style-name="P28"><text:span text:style-name="T50">logical:</text:span></text:p>
          <text:p text:style-name="P28"><text:span text:style-name="T50"><text:tab/></text:span><text:span text:style-name="T50">pushl %ebp</text:span></text:p>
          <text:p text:style-name="P28"><text:span text:style-name="T50"><text:tab/></text:span><text:span text:style-name="T50">movl %esp,%ebp</text:span></text:p>
          <text:p text:style-name="P28"><text:span text:style-name="T50"/></text:p>
          <text:p text:style-name="P28"><text:span text:style-name="T50"><text:tab/></text:span><text:span text:style-name="T50">movl 12(%ebp),%eax</text:span></text:p>
          <text:p text:style-name="P28"><text:span text:style-name="T50"><text:tab/></text:span><text:span text:style-name="T50">xorl 8(%ebp),%eax</text:span></text:p>
          <text:p text:style-name="P28"><text:span text:style-name="T50"><text:tab/></text:span><text:span text:style-name="T50">sarl $17,%eax</text:span></text:p>
          <text:p text:style-name="P28"><text:span text:style-name="T50"><text:tab/></text:span><text:span text:style-name="T50">andl $8185,%eax</text:span></text:p>
          <text:p text:style-name="P28"><text:span text:style-name="T50"/></text:p>
          <text:p text:style-name="P28"><text:span text:style-name="T50"><text:tab/></text:span><text:span text:style-name="T50">popl %ebp</text:span></text:p>
          <text:p text:style-name="P28"><text:span text:style-name="T50"><text:tab/></text:span><text:span text:style-name="T50">ret</text:span></text:p>
          <draw:enhanced-geometry svg:viewBox="0 0 21600 21600" draw:type="rectangle" draw:enhanced-path="M 0 0 L 21600 0 21600 21600 0 21600 0 0 Z N"/>
        </draw:custom-shape>
        <draw:custom-shape draw:name="AutoShape 6" draw:style-name="gr47" draw:text-style-name="P2" draw:layer="layout" svg:width="0.846cm" svg:height="3.315cm" svg:x="21.308cm" svg:y="5.997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7" draw:style-name="gr48" draw:text-style-name="P2" draw:layer="layout" svg:width="1.556cm" svg:height="0.975cm" svg:x="22.433cm" svg:y="7.161cm">
          <text:p text:style-name="P14"><text:span text:style-name="T57">Body</text:span></text:p>
          <draw:enhanced-geometry svg:viewBox="0 0 21600 21600" draw:type="rectangle" draw:enhanced-path="M 0 0 L 21600 0 21600 21600 0 21600 0 0 Z N"/>
        </draw:custom-shape>
        <draw:custom-shape draw:name="AutoShape 8" draw:style-name="gr47" draw:text-style-name="P2" draw:layer="layout" svg:width="0.634cm" svg:height="1.269cm" svg:x="21.308cm" svg:y="3.563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9" draw:style-name="gr48" draw:text-style-name="P2" draw:layer="layout" svg:width="1.052cm" svg:height="1.737cm" svg:x="22.265cm" svg:y="3.316cm">
          <text:p text:style-name="P14"><text:span text:style-name="T57">Set</text:span></text:p>
          <text:p text:style-name="P14"><text:span text:style-name="T57">Up</text:span></text:p>
          <draw:enhanced-geometry svg:viewBox="0 0 21600 21600" draw:type="rectangle" draw:enhanced-path="M 0 0 L 21600 0 21600 21600 0 21600 0 0 Z N"/>
        </draw:custom-shape>
        <draw:custom-shape draw:name="AutoShape 10" draw:style-name="gr47" draw:text-style-name="P2" draw:layer="layout" svg:width="0.846cm" svg:height="1.904cm" svg:x="21.308cm" svg:y="9.525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1" draw:style-name="gr48" draw:text-style-name="P2" draw:layer="layout" svg:width="1.759cm" svg:height="0.975cm" svg:x="22.428cm" svg:y="9.984cm">
          <text:p text:style-name="P14"><text:span text:style-name="T57">Finish</text:span></text:p>
          <draw:enhanced-geometry svg:viewBox="0 0 21600 21600" draw:type="rectangle" draw:enhanced-path="M 0 0 L 21600 0 21600 21600 0 21600 0 0 Z N"/>
        </draw:custom-shape>
        <draw:custom-shape draw:name="Rectangle 12" draw:style-name="gr46" draw:text-style-name="P2" draw:layer="layout" svg:width="19.543cm" svg:height="3.668cm" svg:x="2.469cm" svg:y="14.041cm">
          <text:p text:style-name="P51"><text:span text:style-name="T50"><text:tab/></text:span><text:span text:style-name="T50">movl 12(%ebp),%eax</text:span><text:span text:style-name="T50"><text:tab/></text:span><text:span text:style-name="T50"># eax = y</text:span></text:p>
          <text:p text:style-name="P51"><text:span text:style-name="T50"><text:tab/></text:span><text:span text:style-name="T50">xorl 8(%ebp),%eax</text:span><text:span text:style-name="T50"><text:tab/></text:span><text:span text:style-name="T50"># eax = x^y <text:s text:c="6"/>(t1)</text:span></text:p>
          <text:p text:style-name="P51"><text:span text:style-name="T50"><text:tab/></text:span><text:span text:style-name="T50">sarl $17,%eax</text:span><text:span text:style-name="T50"><text:tab/></text:span><text:span text:style-name="T50"># eax = t1&gt;&gt;17 <text:s text:c="3"/>(t2)</text:span></text:p>
          <text:p text:style-name="P51"><text:span text:style-name="T50"><text:tab/></text:span><text:span text:style-name="T50">andl $8185,%eax</text:span><text:span text:style-name="T50"><text:tab/></text:span><text:span text:style-name="T50"># eax = t2 &amp; mask (rval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38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Another Example</text:span></text:p>
          </draw:text-box>
        </draw:frame>
        <draw:custom-shape draw:name="Rectangle 4" draw:style-name="gr50" draw:text-style-name="P2" draw:layer="layout" svg:width="10.406cm" svg:height="6.561cm" svg:x="1.058cm" svg:y="4.022cm">
          <text:p text:style-name="P28"><text:span text:style-name="T17">int logical(int x, int y)</text:span></text:p>
          <text:p text:style-name="P28"><text:span text:style-name="T17">{</text:span></text:p>
          <text:p text:style-name="P28"><text:span text:style-name="T17"><text:s text:c="2"/></text:span><text:span text:style-name="T17">int t1 = x^y;</text:span></text:p>
          <text:p text:style-name="P28"><text:span text:style-name="T17"><text:s text:c="2"/></text:span><text:span text:style-name="T17">int t2 = t1 &gt;&gt; 17;</text:span></text:p>
          <text:p text:style-name="P28"><text:span text:style-name="T17"><text:s text:c="2"/></text:span><text:span text:style-name="T17">int mask = (1&lt;&lt;13) - 7;</text:span></text:p>
          <text:p text:style-name="P28"><text:span text:style-name="T17"><text:s text:c="2"/></text:span><text:span text:style-name="T17">int rval = t2 &amp; mask;</text:span></text:p>
          <text:p text:style-name="P28"><text:span text:style-name="T17"><text:s text:c="2"/></text:span><text:span text:style-name="T17">return rval;</text:span></text:p>
          <text:p text:style-name="P28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11.464cm" svg:height="10.723cm" svg:x="12.312cm" svg:y="2.293cm">
          <text:p text:style-name="P28"><text:span text:style-name="T50">logical:</text:span></text:p>
          <text:p text:style-name="P28"><text:span text:style-name="T50"><text:tab/></text:span><text:span text:style-name="T50">pushl %ebp</text:span></text:p>
          <text:p text:style-name="P28"><text:span text:style-name="T50"><text:tab/></text:span><text:span text:style-name="T50">movl %esp,%ebp</text:span></text:p>
          <text:p text:style-name="P28"><text:span text:style-name="T50"/></text:p>
          <text:p text:style-name="P28"><text:span text:style-name="T50"><text:tab/></text:span><text:span text:style-name="T50">movl 12(%ebp),%eax</text:span></text:p>
          <text:p text:style-name="P28"><text:span text:style-name="T50"><text:tab/></text:span><text:span text:style-name="T50">xorl 8(%ebp),%eax</text:span></text:p>
          <text:p text:style-name="P28"><text:span text:style-name="T50"><text:tab/></text:span><text:span text:style-name="T50">sarl $17,%eax</text:span></text:p>
          <text:p text:style-name="P28"><text:span text:style-name="T50"><text:tab/></text:span><text:span text:style-name="T50">andl $8185,%eax</text:span></text:p>
          <text:p text:style-name="P28"><text:span text:style-name="T50"/></text:p>
          <text:p text:style-name="P28"><text:span text:style-name="T50"><text:tab/></text:span><text:span text:style-name="T50">popl %ebp</text:span></text:p>
          <text:p text:style-name="P28"><text:span text:style-name="T50"><text:tab/></text:span><text:span text:style-name="T50">ret</text:span></text:p>
          <draw:enhanced-geometry svg:viewBox="0 0 21600 21600" draw:type="rectangle" draw:enhanced-path="M 0 0 L 21600 0 21600 21600 0 21600 0 0 Z N"/>
        </draw:custom-shape>
        <draw:custom-shape draw:name="AutoShape 6" draw:style-name="gr47" draw:text-style-name="P2" draw:layer="layout" svg:width="0.846cm" svg:height="3.315cm" svg:x="21.308cm" svg:y="5.997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7" draw:style-name="gr48" draw:text-style-name="P2" draw:layer="layout" svg:width="1.556cm" svg:height="0.975cm" svg:x="22.433cm" svg:y="7.161cm">
          <text:p text:style-name="P14"><text:span text:style-name="T57">Body</text:span></text:p>
          <draw:enhanced-geometry svg:viewBox="0 0 21600 21600" draw:type="rectangle" draw:enhanced-path="M 0 0 L 21600 0 21600 21600 0 21600 0 0 Z N"/>
        </draw:custom-shape>
        <draw:custom-shape draw:name="AutoShape 8" draw:style-name="gr47" draw:text-style-name="P2" draw:layer="layout" svg:width="0.634cm" svg:height="1.269cm" svg:x="21.308cm" svg:y="3.563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9" draw:style-name="gr48" draw:text-style-name="P2" draw:layer="layout" svg:width="1.052cm" svg:height="1.737cm" svg:x="22.265cm" svg:y="3.316cm">
          <text:p text:style-name="P14"><text:span text:style-name="T57">Set</text:span></text:p>
          <text:p text:style-name="P14"><text:span text:style-name="T57">Up</text:span></text:p>
          <draw:enhanced-geometry svg:viewBox="0 0 21600 21600" draw:type="rectangle" draw:enhanced-path="M 0 0 L 21600 0 21600 21600 0 21600 0 0 Z N"/>
        </draw:custom-shape>
        <draw:custom-shape draw:name="AutoShape 10" draw:style-name="gr47" draw:text-style-name="P2" draw:layer="layout" svg:width="0.846cm" svg:height="1.904cm" svg:x="21.308cm" svg:y="9.525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1" draw:style-name="gr48" draw:text-style-name="P2" draw:layer="layout" svg:width="1.759cm" svg:height="0.975cm" svg:x="22.428cm" svg:y="9.984cm">
          <text:p text:style-name="P14"><text:span text:style-name="T57">Finish</text:span></text:p>
          <draw:enhanced-geometry svg:viewBox="0 0 21600 21600" draw:type="rectangle" draw:enhanced-path="M 0 0 L 21600 0 21600 21600 0 21600 0 0 Z N"/>
        </draw:custom-shape>
        <draw:custom-shape draw:name="Rectangle 12" draw:style-name="gr46" draw:text-style-name="P2" draw:layer="layout" svg:width="19.543cm" svg:height="3.668cm" svg:x="2.469cm" svg:y="14.041cm">
          <text:p text:style-name="P51"><text:span text:style-name="T50"><text:tab/></text:span><text:span text:style-name="T50">movl 12(%ebp),%eax</text:span><text:span text:style-name="T50"><text:tab/></text:span><text:span text:style-name="T50"># eax = y</text:span></text:p>
          <text:p text:style-name="P51"><text:span text:style-name="T50"><text:tab/></text:span><text:span text:style-name="T50">xorl 8(%ebp),%eax</text:span><text:span text:style-name="T50"><text:tab/></text:span><text:span text:style-name="T50"># eax = x^y <text:s text:c="6"/>(t1)</text:span></text:p>
          <text:p text:style-name="P51"><text:span text:style-name="T50"><text:tab/></text:span><text:span text:style-name="T50">sarl $17,%eax</text:span><text:span text:style-name="T50"><text:tab/></text:span><text:span text:style-name="T50"># eax = t1&gt;&gt;17 <text:s text:c="3"/>(t2)</text:span></text:p>
          <text:p text:style-name="P51"><text:span text:style-name="T50"><text:tab/></text:span><text:span text:style-name="T50">andl $8185,%eax</text:span><text:span text:style-name="T50"><text:tab/></text:span><text:span text:style-name="T50"># eax = t2 &amp; mask (rval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39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Another Example</text:span></text:p>
          </draw:text-box>
        </draw:frame>
        <draw:custom-shape draw:name="Rectangle 4" draw:style-name="gr50" draw:text-style-name="P2" draw:layer="layout" svg:width="10.406cm" svg:height="6.561cm" svg:x="1.023cm" svg:y="4.022cm">
          <text:p text:style-name="P28"><text:span text:style-name="T17">int logical(int x, int y)</text:span></text:p>
          <text:p text:style-name="P28"><text:span text:style-name="T17">{</text:span></text:p>
          <text:p text:style-name="P28"><text:span text:style-name="T17"><text:s text:c="2"/></text:span><text:span text:style-name="T17">int t1 = x^y;</text:span></text:p>
          <text:p text:style-name="P28"><text:span text:style-name="T17"><text:s text:c="2"/></text:span><text:span text:style-name="T17">int t2 = t1 &gt;&gt; 17;</text:span></text:p>
          <text:p text:style-name="P28"><text:span text:style-name="T17"><text:s text:c="2"/></text:span><text:span text:style-name="T17">int mask = (1&lt;&lt;13) - 7;</text:span></text:p>
          <text:p text:style-name="P28"><text:span text:style-name="T17"><text:s text:c="2"/></text:span><text:span text:style-name="T17">int rval = t2 &amp; mask;</text:span></text:p>
          <text:p text:style-name="P28"><text:span text:style-name="T17"><text:s text:c="2"/></text:span><text:span text:style-name="T17">return rval;</text:span></text:p>
          <text:p text:style-name="P28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11.464cm" svg:height="10.723cm" svg:x="12.277cm" svg:y="2.293cm">
          <text:p text:style-name="P28"><text:span text:style-name="T50">logical:</text:span></text:p>
          <text:p text:style-name="P28"><text:span text:style-name="T50"><text:tab/></text:span><text:span text:style-name="T50">pushl %ebp</text:span></text:p>
          <text:p text:style-name="P28"><text:span text:style-name="T50"><text:tab/></text:span><text:span text:style-name="T50">movl %esp,%ebp</text:span></text:p>
          <text:p text:style-name="P28"><text:span text:style-name="T50"/></text:p>
          <text:p text:style-name="P28"><text:span text:style-name="T50"><text:tab/></text:span><text:span text:style-name="T50">movl 12(%ebp),%eax</text:span></text:p>
          <text:p text:style-name="P28"><text:span text:style-name="T50"><text:tab/></text:span><text:span text:style-name="T50">xorl 8(%ebp),%eax</text:span></text:p>
          <text:p text:style-name="P28"><text:span text:style-name="T50"><text:tab/></text:span><text:span text:style-name="T50">sarl $17,%eax</text:span></text:p>
          <text:p text:style-name="P28"><text:span text:style-name="T50"><text:tab/></text:span><text:span text:style-name="T50">andl $8185,%eax</text:span></text:p>
          <text:p text:style-name="P28"><text:span text:style-name="T50"/></text:p>
          <text:p text:style-name="P28"><text:span text:style-name="T50"><text:tab/></text:span><text:span text:style-name="T50">popl %ebp</text:span></text:p>
          <text:p text:style-name="P28"><text:span text:style-name="T50"><text:tab/></text:span><text:span text:style-name="T50">ret</text:span></text:p>
          <draw:enhanced-geometry svg:viewBox="0 0 21600 21600" draw:type="rectangle" draw:enhanced-path="M 0 0 L 21600 0 21600 21600 0 21600 0 0 Z N"/>
        </draw:custom-shape>
        <draw:custom-shape draw:name="AutoShape 6" draw:style-name="gr47" draw:text-style-name="P2" draw:layer="layout" svg:width="0.846cm" svg:height="3.315cm" svg:x="21.308cm" svg:y="5.997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7" draw:style-name="gr48" draw:text-style-name="P2" draw:layer="layout" svg:width="1.556cm" svg:height="0.975cm" svg:x="22.433cm" svg:y="7.161cm">
          <text:p text:style-name="P14"><text:span text:style-name="T57">Body</text:span></text:p>
          <draw:enhanced-geometry svg:viewBox="0 0 21600 21600" draw:type="rectangle" draw:enhanced-path="M 0 0 L 21600 0 21600 21600 0 21600 0 0 Z N"/>
        </draw:custom-shape>
        <draw:custom-shape draw:name="AutoShape 8" draw:style-name="gr47" draw:text-style-name="P2" draw:layer="layout" svg:width="0.634cm" svg:height="1.269cm" svg:x="21.308cm" svg:y="3.563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9" draw:style-name="gr48" draw:text-style-name="P2" draw:layer="layout" svg:width="1.052cm" svg:height="1.737cm" svg:x="22.265cm" svg:y="3.316cm">
          <text:p text:style-name="P14"><text:span text:style-name="T57">Set</text:span></text:p>
          <text:p text:style-name="P14"><text:span text:style-name="T57">Up</text:span></text:p>
          <draw:enhanced-geometry svg:viewBox="0 0 21600 21600" draw:type="rectangle" draw:enhanced-path="M 0 0 L 21600 0 21600 21600 0 21600 0 0 Z N"/>
        </draw:custom-shape>
        <draw:custom-shape draw:name="AutoShape 10" draw:style-name="gr47" draw:text-style-name="P2" draw:layer="layout" svg:width="0.846cm" svg:height="1.904cm" svg:x="21.308cm" svg:y="9.525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1" draw:style-name="gr48" draw:text-style-name="P2" draw:layer="layout" svg:width="1.759cm" svg:height="0.975cm" svg:x="22.428cm" svg:y="9.984cm">
          <text:p text:style-name="P14"><text:span text:style-name="T57">Finish</text:span></text:p>
          <draw:enhanced-geometry svg:viewBox="0 0 21600 21600" draw:type="rectangle" draw:enhanced-path="M 0 0 L 21600 0 21600 21600 0 21600 0 0 Z N"/>
        </draw:custom-shape>
        <draw:custom-shape draw:name="Rectangle 12" draw:style-name="gr46" draw:text-style-name="P2" draw:layer="layout" svg:width="19.543cm" svg:height="3.668cm" svg:x="2.469cm" svg:y="14.041cm">
          <text:p text:style-name="P51"><text:span text:style-name="T50"><text:tab/></text:span><text:span text:style-name="T50">movl 12(%ebp),%eax</text:span><text:span text:style-name="T50"><text:tab/></text:span><text:span text:style-name="T50"># eax = y</text:span></text:p>
          <text:p text:style-name="P51"><text:span text:style-name="T50"><text:tab/></text:span><text:span text:style-name="T50">xorl 8(%ebp),%eax</text:span><text:span text:style-name="T50"><text:tab/></text:span><text:span text:style-name="T50"># eax = x^y <text:s text:c="6"/>(t1)</text:span></text:p>
          <text:p text:style-name="P51"><text:span text:style-name="T50"><text:tab/></text:span><text:span text:style-name="T50">sarl $17,%eax</text:span><text:span text:style-name="T50"><text:tab/></text:span><text:span text:style-name="T50"># eax = t1&gt;&gt;17 <text:s text:c="3"/>(t2)</text:span></text:p>
          <text:p text:style-name="P51"><text:span text:style-name="T50"><text:tab/></text:span><text:span text:style-name="T50">andl $8185,%eax</text:span><text:span text:style-name="T50"><text:tab/></text:span><text:span text:style-name="T50"># eax = t2 &amp; mask (rval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40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Another Example</text:span></text:p>
          </draw:text-box>
        </draw:frame>
        <draw:custom-shape draw:name="Rectangle 4" draw:style-name="gr50" draw:text-style-name="P2" draw:layer="layout" svg:width="10.406cm" svg:height="6.561cm" svg:x="1.058cm" svg:y="4.022cm">
          <text:p text:style-name="P28"><text:span text:style-name="T17">int logical(int x, int y)</text:span></text:p>
          <text:p text:style-name="P28"><text:span text:style-name="T17">{</text:span></text:p>
          <text:p text:style-name="P28"><text:span text:style-name="T17"><text:s text:c="2"/></text:span><text:span text:style-name="T17">int t1 = x^y;</text:span></text:p>
          <text:p text:style-name="P28"><text:span text:style-name="T17"><text:s text:c="2"/></text:span><text:span text:style-name="T17">int t2 = t1 &gt;&gt; 17;</text:span></text:p>
          <text:p text:style-name="P28"><text:span text:style-name="T17"><text:s text:c="2"/></text:span><text:span text:style-name="T17">int mask = (1&lt;&lt;13) - 7;</text:span></text:p>
          <text:p text:style-name="P28"><text:span text:style-name="T17"><text:s text:c="2"/></text:span><text:span text:style-name="T17">int rval = t2 &amp; mask;</text:span></text:p>
          <text:p text:style-name="P28"><text:span text:style-name="T17"><text:s text:c="2"/></text:span><text:span text:style-name="T17">return rval;</text:span></text:p>
          <text:p text:style-name="P28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11.464cm" svg:height="10.723cm" svg:x="12.312cm" svg:y="2.293cm">
          <text:p text:style-name="P28"><text:span text:style-name="T50">logical:</text:span></text:p>
          <text:p text:style-name="P28"><text:span text:style-name="T50"><text:tab/></text:span><text:span text:style-name="T50">pushl %ebp</text:span></text:p>
          <text:p text:style-name="P28"><text:span text:style-name="T50"><text:tab/></text:span><text:span text:style-name="T50">movl %esp,%ebp</text:span></text:p>
          <text:p text:style-name="P28"><text:span text:style-name="T50"/></text:p>
          <text:p text:style-name="P28"><text:span text:style-name="T50"><text:tab/></text:span><text:span text:style-name="T50">movl 12(%ebp),%eax</text:span></text:p>
          <text:p text:style-name="P28"><text:span text:style-name="T50"><text:tab/></text:span><text:span text:style-name="T50">xorl 8(%ebp),%eax</text:span></text:p>
          <text:p text:style-name="P28"><text:span text:style-name="T50"><text:tab/></text:span><text:span text:style-name="T50">sarl $17,%eax</text:span></text:p>
          <text:p text:style-name="P28"><text:span text:style-name="T50"><text:tab/></text:span><text:span text:style-name="T50">andl $8185,%eax</text:span></text:p>
          <text:p text:style-name="P28"><text:span text:style-name="T50"/></text:p>
          <text:p text:style-name="P28"><text:span text:style-name="T50"><text:tab/></text:span><text:span text:style-name="T50">popl %ebp</text:span></text:p>
          <text:p text:style-name="P28"><text:span text:style-name="T50"><text:tab/></text:span><text:span text:style-name="T50">ret</text:span></text:p>
          <draw:enhanced-geometry svg:viewBox="0 0 21600 21600" draw:type="rectangle" draw:enhanced-path="M 0 0 L 21600 0 21600 21600 0 21600 0 0 Z N"/>
        </draw:custom-shape>
        <draw:custom-shape draw:name="AutoShape 6" draw:style-name="gr47" draw:text-style-name="P2" draw:layer="layout" svg:width="0.846cm" svg:height="3.315cm" svg:x="21.308cm" svg:y="5.997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7" draw:style-name="gr48" draw:text-style-name="P2" draw:layer="layout" svg:width="1.556cm" svg:height="0.975cm" svg:x="22.433cm" svg:y="7.161cm">
          <text:p text:style-name="P14"><text:span text:style-name="T57">Body</text:span></text:p>
          <draw:enhanced-geometry svg:viewBox="0 0 21600 21600" draw:type="rectangle" draw:enhanced-path="M 0 0 L 21600 0 21600 21600 0 21600 0 0 Z N"/>
        </draw:custom-shape>
        <draw:custom-shape draw:name="AutoShape 8" draw:style-name="gr47" draw:text-style-name="P2" draw:layer="layout" svg:width="0.634cm" svg:height="1.269cm" svg:x="21.308cm" svg:y="3.563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9" draw:style-name="gr48" draw:text-style-name="P2" draw:layer="layout" svg:width="1.052cm" svg:height="1.737cm" svg:x="22.265cm" svg:y="3.316cm">
          <text:p text:style-name="P14"><text:span text:style-name="T57">Set</text:span></text:p>
          <text:p text:style-name="P14"><text:span text:style-name="T57">Up</text:span></text:p>
          <draw:enhanced-geometry svg:viewBox="0 0 21600 21600" draw:type="rectangle" draw:enhanced-path="M 0 0 L 21600 0 21600 21600 0 21600 0 0 Z N"/>
        </draw:custom-shape>
        <draw:custom-shape draw:name="AutoShape 10" draw:style-name="gr47" draw:text-style-name="P2" draw:layer="layout" svg:width="0.846cm" svg:height="1.904cm" svg:x="21.308cm" svg:y="9.525cm">
          <text:p/>
          <draw:enhanced-geometry draw:mirror-horizontal="false" draw:mirror-vertical="false" svg:viewBox="0 0 21600 21600" draw:type="non-primitive" draw:enhanced-path="M 0 0 C 5965 0 10800 806 10800 1800 L 10800 9000 C 10800 9994 15635 10800 21600 10800 15635 10800 10800 11606 10800 12600 L 10800 19800 C 10800 2079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1" draw:style-name="gr48" draw:text-style-name="P2" draw:layer="layout" svg:width="1.759cm" svg:height="0.975cm" svg:x="22.428cm" svg:y="9.984cm">
          <text:p text:style-name="P14"><text:span text:style-name="T57">Finish</text:span></text:p>
          <draw:enhanced-geometry svg:viewBox="0 0 21600 21600" draw:type="rectangle" draw:enhanced-path="M 0 0 L 21600 0 21600 21600 0 21600 0 0 Z N"/>
        </draw:custom-shape>
        <draw:custom-shape draw:name="Rectangle 12" draw:style-name="gr46" draw:text-style-name="P2" draw:layer="layout" svg:width="19.543cm" svg:height="3.668cm" svg:x="2.469cm" svg:y="14.041cm">
          <text:p text:style-name="P51"><text:span text:style-name="T50"><text:tab/></text:span><text:span text:style-name="T50">movl 12(%ebp),%eax</text:span><text:span text:style-name="T50"><text:tab/></text:span><text:span text:style-name="T50"># eax = y</text:span></text:p>
          <text:p text:style-name="P51"><text:span text:style-name="T50"><text:tab/></text:span><text:span text:style-name="T50">xorl 8(%ebp),%eax</text:span><text:span text:style-name="T50"><text:tab/></text:span><text:span text:style-name="T50"># eax = x^y <text:s text:c="6"/>(t1)</text:span></text:p>
          <text:p text:style-name="P51"><text:span text:style-name="T50"><text:tab/></text:span><text:span text:style-name="T50">sarl $17,%eax</text:span><text:span text:style-name="T50"><text:tab/></text:span><text:span text:style-name="T50"># eax = t1&gt;&gt;17 <text:s text:c="3"/>(t2)</text:span></text:p>
          <text:p text:style-name="P51"><text:span text:style-name="T50"><text:tab/></text:span><text:span text:style-name="T50">andl $8185,%eax</text:span><text:span text:style-name="T50"><text:tab/></text:span><text:span text:style-name="T50"># eax = t2 &amp; mask (rval)</text:span></text:p>
          <draw:enhanced-geometry svg:viewBox="0 0 21600 21600" draw:type="rectangle" draw:enhanced-path="M 0 0 L 21600 0 21600 21600 0 21600 0 0 Z N"/>
        </draw:custom-shape>
        <draw:custom-shape draw:name="Rectangle 13" draw:style-name="gr51" draw:text-style-name="P2" draw:layer="layout" svg:width="8.677cm" svg:height="0.763cm" svg:x="1.482cm" svg:y="11.853cm">
          <text:p text:style-name="P14"><text:span text:style-name="T57">213 = 8192, 213 – 7 = 8185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41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35">
              <text:list-item>
                <text:p text:style-name="P3"><text:span text:style-name="T2">Complete addressing mode, address computation (leal)</text:span></text:p>
              </text:list-item>
              <text:list-item>
                <text:p text:style-name="P3"><text:span text:style-name="T2">Arithmetic operations</text:span></text:p>
              </text:list-item>
            </text:list>
            <text:list text:style-name="L2">
              <text:list-item>
                <text:p text:style-name="P3"><text:span text:style-name="T2">Control: Condition codes</text:span></text:p>
              </text:list-item>
            </text:list>
            <text:list text:style-name="L35">
              <text:list-item>
                <text:p text:style-name="P3"><text:span text:style-name="T2">Conditional branches</text:span></text:p>
              </text:list-item>
              <text:list-item>
                <text:p text:style-name="P3"><text:span text:style-name="T2">Loop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42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sor State (IA32, Partial)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Processor State (IA32, Partial)</text:span></text:p>
          </draw:text-box>
        </draw:frame>
        <draw:frame draw:name="Rectangle 4" presentation:style-name="pr16" draw:text-style-name="P2" draw:layer="layout" svg:width="9.277cm" svg:height="15.098cm" svg:x="1.058cm" svg:y="3.881cm" presentation:class="outline" presentation:user-transformed="true">
          <draw:text-box>
            <text:list text:style-name="L2">
              <text:list-item>
                <text:p text:style-name="P3"><text:span text:style-name="T2">Information about currently executing program</text:span></text:p>
              </text:list-item>
            </text:list>
            <text:list text:style-name="L33">
              <text:list-item>
                <text:list>
                  <text:list-item>
                    <text:p text:style-name="P6"><text:span text:style-name="T4">Temporary data</text:span><text:span text:style-name="T4"><text:line-break/></text:span><text:span text:style-name="T4">( </text:span><text:span text:style-name="T28">%eax</text:span><text:span text:style-name="T36">, … )</text:span></text:p>
                  </text:list-item>
                  <text:list-item>
                    <text:p text:style-name="P6"><text:span text:style-name="T36">Location of runtime stack</text:span><text:span text:style-name="T36"><text:line-break/></text:span><text:span text:style-name="T36">( </text:span><text:span text:style-name="T28">%ebp</text:span><text:span text:style-name="T36">,</text:span><text:span text:style-name="T28">%esp</text:span><text:span text:style-name="T36"> )</text:span></text:p>
                  </text:list-item>
                  <text:list-item>
                    <text:p text:style-name="P6"><text:span text:style-name="T36">Location of current code control point</text:span><text:span text:style-name="T36"><text:line-break/></text:span><text:span text:style-name="T36">( </text:span><text:span text:style-name="T28">%eip</text:span><text:span text:style-name="T36">, … )</text:span></text:p>
                  </text:list-item>
                  <text:list-item>
                    <text:p text:style-name="P6"><text:span text:style-name="T36">Status of recent tests</text:span><text:span text:style-name="T36"><text:line-break/></text:span><text:span text:style-name="T36">( </text:span><text:span text:style-name="T61">CF, ZF, SF, OF</text:span><text:span text:style-name="T62"> )</text:span></text:p>
                  </text:list-item>
                </text:list>
              </text:list-item>
            </text:list>
          </draw:text-box>
        </draw:frame>
        <draw:custom-shape draw:name="Rectangle 5" draw:style-name="gr52" draw:text-style-name="P2" draw:layer="layout" svg:width="7.055cm" svg:height="1.057cm" svg:x="10.866cm" svg:y="14.817cm">
          <text:p text:style-name="P52"><text:span text:style-name="T25">%eip</text:span></text:p>
          <draw:enhanced-geometry svg:viewBox="0 0 21600 21600" draw:type="rectangle" draw:enhanced-path="M 0 0 L 21600 0 21600 21600 0 21600 0 0 Z N"/>
        </draw:custom-shape>
        <draw:custom-shape draw:name="Rectangle 6" draw:style-name="gr53" draw:text-style-name="P2" draw:layer="layout" svg:width="5.832cm" svg:height="1.907cm" svg:x="19.069cm" svg:y="6.562cm">
          <text:p text:style-name="P14"><text:span text:style-name="T63">General purpose</text:span></text:p>
          <text:p text:style-name="P14"><text:span text:style-name="T63">registers</text:span></text:p>
          <draw:enhanced-geometry svg:viewBox="0 0 21600 21600" draw:type="rectangle" draw:enhanced-path="M 0 0 L 21600 0 21600 21600 0 21600 0 0 Z N"/>
        </draw:custom-shape>
        <draw:custom-shape draw:name="Rectangle 7" draw:style-name="gr53" draw:text-style-name="P2" draw:layer="layout" svg:width="6.073cm" svg:height="1.06cm" svg:x="17.808cm" svg:y="11.395cm">
          <text:p text:style-name="P14"><text:span text:style-name="T63">Current stack top</text:span></text:p>
          <draw:enhanced-geometry svg:viewBox="0 0 21600 21600" draw:type="rectangle" draw:enhanced-path="M 0 0 L 21600 0 21600 21600 0 21600 0 0 Z N"/>
        </draw:custom-shape>
        <draw:custom-shape draw:name="Rectangle 8" draw:style-name="gr53" draw:text-style-name="P2" draw:layer="layout" svg:width="6.898cm" svg:height="1.06cm" svg:x="17.812cm" svg:y="12.651cm">
          <text:p text:style-name="P14"><text:span text:style-name="T63">Current stack frame</text:span></text:p>
          <draw:enhanced-geometry svg:viewBox="0 0 21600 21600" draw:type="rectangle" draw:enhanced-path="M 0 0 L 21600 0 21600 21600 0 21600 0 0 Z N"/>
        </draw:custom-shape>
        <draw:custom-shape draw:name="Rectangle 9" draw:style-name="gr53" draw:text-style-name="P2" draw:layer="layout" svg:width="6.458cm" svg:height="1.06cm" svg:x="17.889cm" svg:y="14.759cm">
          <text:p text:style-name="P14"><text:span text:style-name="T63">Instruction pointer</text:span></text:p>
          <draw:enhanced-geometry svg:viewBox="0 0 21600 21600" draw:type="rectangle" draw:enhanced-path="M 0 0 L 21600 0 21600 21600 0 21600 0 0 Z N"/>
        </draw:custom-shape>
        <draw:custom-shape draw:name="Rectangle 10" draw:style-name="gr54" draw:text-style-name="P2" draw:layer="layout" svg:width="1.481cm" svg:height="1.481cm" svg:x="10.848cm" svg:y="16.722cm">
          <text:p text:style-name="P52"><text:span text:style-name="T25">CF</text:span></text:p>
          <draw:enhanced-geometry svg:viewBox="0 0 21600 21600" draw:type="rectangle" draw:enhanced-path="M 0 0 L 21600 0 21600 21600 0 21600 0 0 Z N"/>
        </draw:custom-shape>
        <draw:custom-shape draw:name="Rectangle 11" draw:style-name="gr54" draw:text-style-name="P2" draw:layer="layout" svg:width="1.481cm" svg:height="1.481cm" svg:x="12.718cm" svg:y="16.722cm">
          <text:p text:style-name="P52"><text:span text:style-name="T25">ZF</text:span></text:p>
          <draw:enhanced-geometry svg:viewBox="0 0 21600 21600" draw:type="rectangle" draw:enhanced-path="M 0 0 L 21600 0 21600 21600 0 21600 0 0 Z N"/>
        </draw:custom-shape>
        <draw:custom-shape draw:name="Rectangle 12" draw:style-name="gr54" draw:text-style-name="P2" draw:layer="layout" svg:width="1.481cm" svg:height="1.481cm" svg:x="14.587cm" svg:y="16.722cm">
          <text:p text:style-name="P52"><text:span text:style-name="T25">SF</text:span></text:p>
          <draw:enhanced-geometry svg:viewBox="0 0 21600 21600" draw:type="rectangle" draw:enhanced-path="M 0 0 L 21600 0 21600 21600 0 21600 0 0 Z N"/>
        </draw:custom-shape>
        <draw:custom-shape draw:name="Rectangle 13" draw:style-name="gr54" draw:text-style-name="P2" draw:layer="layout" svg:width="1.481cm" svg:height="1.481cm" svg:x="16.457cm" svg:y="16.722cm">
          <text:p text:style-name="P52"><text:span text:style-name="T25">OF</text:span></text:p>
          <draw:enhanced-geometry svg:viewBox="0 0 21600 21600" draw:type="rectangle" draw:enhanced-path="M 0 0 L 21600 0 21600 21600 0 21600 0 0 Z N"/>
        </draw:custom-shape>
        <draw:custom-shape draw:name="Rectangle 14" draw:style-name="gr55" draw:text-style-name="P2" draw:layer="layout" svg:width="7.372cm" svg:height="1.234cm" svg:x="18.278cm" svg:y="16.722cm">
          <text:p text:style-name="P14"><text:span text:style-name="T64">Condition codes</text:span></text:p>
          <draw:enhanced-geometry svg:viewBox="0 0 21600 21600" draw:type="rectangle" draw:enhanced-path="M 0 0 L 21600 0 21600 21600 0 21600 0 0 Z N"/>
        </draw:custom-shape>
        <draw:g draw:name="Group 15">
          <draw:custom-shape draw:name="Rectangle 16" draw:style-name="gr56" draw:text-style-name="P2" draw:layer="layout" svg:width="7.055cm" svg:height="1.058cm" svg:x="10.866cm" svg:y="3.806cm">
            <text:p text:style-name="P53"><text:span text:style-name="T65">%eax</text:span></text:p>
            <draw:enhanced-geometry svg:viewBox="0 0 21600 21600" draw:type="rectangle" draw:enhanced-path="M 0 0 L 21600 0 21600 21600 0 21600 0 0 Z N"/>
          </draw:custom-shape>
          <draw:custom-shape draw:name="Rectangle 17" draw:style-name="gr56" draw:text-style-name="P2" draw:layer="layout" svg:width="7.055cm" svg:height="1.058cm" svg:x="10.866cm" svg:y="5.076cm">
            <text:p text:style-name="P53"><text:span text:style-name="T65">%ecx</text:span></text:p>
            <draw:enhanced-geometry svg:viewBox="0 0 21600 21600" draw:type="rectangle" draw:enhanced-path="M 0 0 L 21600 0 21600 21600 0 21600 0 0 Z N"/>
          </draw:custom-shape>
          <draw:custom-shape draw:name="Rectangle 18" draw:style-name="gr56" draw:text-style-name="P2" draw:layer="layout" svg:width="7.055cm" svg:height="1.058cm" svg:x="10.866cm" svg:y="6.347cm">
            <text:p text:style-name="P53"><text:span text:style-name="T65">%edx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56" draw:text-style-name="P2" draw:layer="layout" svg:width="7.055cm" svg:height="1.058cm" svg:x="10.866cm" svg:y="7.617cm">
            <text:p text:style-name="P53"><text:span text:style-name="T65">%ebx</text:span></text:p>
            <draw:enhanced-geometry svg:viewBox="0 0 21600 21600" draw:type="rectangle" draw:enhanced-path="M 0 0 L 21600 0 21600 21600 0 21600 0 0 Z N"/>
          </draw:custom-shape>
          <draw:custom-shape draw:name="Rectangle 20" draw:style-name="gr56" draw:text-style-name="P2" draw:layer="layout" svg:width="7.055cm" svg:height="1.058cm" svg:x="10.866cm" svg:y="8.888cm">
            <text:p text:style-name="P53"><text:span text:style-name="T65">%esi</text:span></text:p>
            <draw:enhanced-geometry svg:viewBox="0 0 21600 21600" draw:type="rectangle" draw:enhanced-path="M 0 0 L 21600 0 21600 21600 0 21600 0 0 Z N"/>
          </draw:custom-shape>
          <draw:custom-shape draw:name="Rectangle 21" draw:style-name="gr56" draw:text-style-name="P2" draw:layer="layout" svg:width="7.055cm" svg:height="1.058cm" svg:x="10.866cm" svg:y="10.158cm">
            <text:p text:style-name="P53"><text:span text:style-name="T65">%edi</text:span></text:p>
            <draw:enhanced-geometry svg:viewBox="0 0 21600 21600" draw:type="rectangle" draw:enhanced-path="M 0 0 L 21600 0 21600 21600 0 21600 0 0 Z N"/>
          </draw:custom-shape>
          <draw:custom-shape draw:name="Rectangle 22" draw:style-name="gr36" draw:text-style-name="P2" draw:layer="layout" svg:width="7.055cm" svg:height="1.058cm" svg:x="10.866cm" svg:y="11.429cm">
            <text:p text:style-name="P53"><text:span text:style-name="T65">%esp</text:span></text:p>
            <draw:enhanced-geometry svg:viewBox="0 0 21600 21600" draw:type="rectangle" draw:enhanced-path="M 0 0 L 21600 0 21600 21600 0 21600 0 0 Z N"/>
          </draw:custom-shape>
          <draw:custom-shape draw:name="Rectangle 23" draw:style-name="gr36" draw:text-style-name="P2" draw:layer="layout" svg:width="7.055cm" svg:height="1.058cm" svg:x="10.866cm" svg:y="12.695cm">
            <text:p text:style-name="P53"><text:span text:style-name="T65">%ebp</text:span></text:p>
            <draw:enhanced-geometry svg:viewBox="0 0 21600 21600" draw:type="rectangle" draw:enhanced-path="M 0 0 L 21600 0 21600 21600 0 21600 0 0 Z N"/>
          </draw:custom-shape>
        </draw:g>
        <draw:custom-shape draw:name="AutoShape 24" draw:style-name="gr47" draw:text-style-name="P2" draw:layer="layout" svg:width="0.749cm" svg:height="7.407cm" svg:x="18.203cm" svg:y="3.81cm">
          <text:p/>
          <draw:enhanced-geometry draw:mirror-horizontal="false" draw:mirror-vertical="false" svg:viewBox="0 0 21600 21600" draw:type="non-primitive" draw:enhanced-path="M 0 0 C 5965 0 10800 576 10800 1286 L 10800 9514 C 10800 10224 15635 10800 21600 10800 15635 10800 10800 11376 10800 12086 L 10800 20314 C 10800 21024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presentation:notes draw:style-name="dp3">
          <draw:page-thumbnail draw:style-name="gr1" draw:layer="layout" svg:width="13.968cm" svg:height="10.476cm" svg:x="3.81cm" svg:y="2.123cm" draw:page-number="43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 Codes (Implicit Setting)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dition Codes (Implicit Setting)</text:span></text:p>
          </draw:text-box>
        </draw:frame>
        <draw:frame draw:name="Rectangle 4" presentation:style-name="pr16" draw:text-style-name="P2" draw:layer="layout" svg:width="21.933cm" svg:height="14.816cm" svg:x="1.102cm" svg:y="3.387cm" presentation:class="outline" presentation:user-transformed="true">
          <draw:text-box>
            <text:list text:style-name="L2">
              <text:list-item>
                <text:p text:style-name="P54"><text:span text:style-name="T2">Single bit registers</text:span></text:p>
              </text:list-item>
            </text:list>
            <text:list text:style-name="L40">
              <text:list-item>
                <text:list>
                  <text:list-item>
                    <text:p text:style-name="P55"><text:span text:style-name="T61">CF</text:span><text:span text:style-name="T62"><text:tab/></text:span><text:span text:style-name="T62"> Carry Flag (for unsigned)</text:span><text:span text:style-name="T62"><text:tab/></text:span><text:span text:style-name="T61">SF</text:span><text:span text:style-name="T62"> <text:s/>Sign Flag (for signed)</text:span></text:p>
                  </text:list-item>
                  <text:list-item>
                    <text:p text:style-name="P55"><text:span text:style-name="T61">ZF</text:span><text:span text:style-name="T62"><text:tab/></text:span><text:span text:style-name="T62"> Zero Flag</text:span><text:span text:style-name="T62"><text:tab/></text:span><text:span text:style-name="T61">OF</text:span><text:span text:style-name="T62"> <text:s/>Overflow Flag (for signed)</text:span></text:p>
                  </text:list-item>
                </text:list>
              </text:list-item>
              <text:list-item>
                <text:p text:style-name="P54"><text:span text:style-name="T66">Explicit Setting by Compare Instruction</text:span></text:p>
                <text:list>
                  <text:list-item>
                    <text:p text:style-name="P55"><text:span text:style-name="T67">cmpl/cmpq</text:span><text:span text:style-name="T68"> </text:span><text:span text:style-name="T44">Src2</text:span><text:span text:style-name="T45">, </text:span><text:span text:style-name="T44">Src1</text:span></text:p>
                  </text:list-item>
                  <text:list-item>
                    <text:p text:style-name="P55"><text:span text:style-name="T47">cmpl b,a</text:span><text:span text:style-name="T48"> like computing </text:span><text:span text:style-name="T47">a-b</text:span><text:span text:style-name="T48"> without setting destination</text:span></text:p>
                  </text:list-item>
                </text:list>
              </text:list-item>
              <text:list-item>
                <text:p text:style-name="P54"><text:span text:style-name="T49">Implicitly set (think of it as side effect) by arithmetic operations</text:span></text:p>
              </text:list-item>
            </text:list>
            <text:p text:style-name="P56"><text:span text:style-name="T48">Example: </text:span><text:span text:style-name="T47">addl/addq</text:span><text:span text:style-name="T48"> </text:span><text:span text:style-name="T44">Src</text:span><text:span text:style-name="T45">,</text:span><text:span text:style-name="T44">Dest</text:span><text:span text:style-name="T45"> ↔ </text:span><text:span text:style-name="T47">t = a+b</text:span></text:p>
            <text:p text:style-name="P56"><text:span text:style-name="T61">CF set</text:span><text:span text:style-name="T62"> if carry out from most significant bit (unsigned overflow)</text:span></text:p>
            <text:p text:style-name="P56"><text:span text:style-name="T61">ZF set</text:span><text:span text:style-name="T62"> if </text:span><text:span text:style-name="T67">t == 0</text:span></text:p>
            <text:p text:style-name="P56"><text:span text:style-name="T61">SF set</text:span><text:span text:style-name="T62"> if </text:span><text:span text:style-name="T67">t &lt; 0</text:span><text:span text:style-name="T68"> (as signed)</text:span></text:p>
            <text:p text:style-name="P56"><text:span text:style-name="T61">OF set</text:span><text:span text:style-name="T62"> if two’s-complement (signed) overflow</text:span><text:span text:style-name="T62"><text:line-break/></text:span><text:span text:style-name="T67">(a&gt;0 &amp;&amp; b&gt;0 &amp;&amp; t&lt;0) || (a&lt;0 &amp;&amp; b&lt;0 &amp;&amp; t&gt;=0)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44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35">
              <text:list-item>
                <text:p text:style-name="P3"><text:span text:style-name="T2">Complete addressing mode, address computation (leal)</text:span></text:p>
              </text:list-item>
              <text:list-item>
                <text:p text:style-name="P3"><text:span text:style-name="T2">Arithmetic operations</text:span></text:p>
              </text:list-item>
              <text:list-item>
                <text:p text:style-name="P3"><text:span text:style-name="T2">x86-64</text:span></text:p>
              </text:list-item>
              <text:list-item>
                <text:p text:style-name="P3"><text:span text:style-name="T2">Control: Condition codes</text:span></text:p>
              </text:list-item>
            </text:list>
            <text:list text:style-name="L2">
              <text:list-item>
                <text:p text:style-name="P3"><text:span text:style-name="T2">Conditional branches &amp; Moves</text:span></text:p>
              </text:list-item>
            </text:list>
            <text:list text:style-name="L35">
              <text:list-item>
                <text:p text:style-name="P3"><text:span text:style-name="T2">Loop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45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umping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Jumping</text:span></text:p>
          </draw:text-box>
        </draw:frame>
        <draw:frame draw:name="Rectangle 4" presentation:style-name="pr16" draw:text-style-name="P2" draw:layer="layout" svg:width="23.282cm" svg:height="2.398cm" svg:x="1.058cm" svg:y="3.881cm" presentation:class="outline" presentation:user-transformed="true">
          <draw:text-box>
            <text:list text:style-name="L2">
              <text:list-item>
                <text:p text:style-name="P3"><text:span text:style-name="T2">jX Instructions</text:span></text:p>
              </text:list-item>
            </text:list>
            <text:list text:style-name="L33">
              <text:list-item>
                <text:list>
                  <text:list-item>
                    <text:p text:style-name="P6"><text:span text:style-name="T4">Jump to different part of code depending on condition codes</text:span></text:p>
                  </text:list-item>
                </text:list>
              </text:list-item>
            </text:list>
          </draw:text-box>
        </draw:frame>
        <draw:frame draw:name="Group 5" draw:style-name="standard" draw:layer="layout" svg:width="16.931cm" svg:height="7.279cm" svg:x="4.198cm" svg:y="6.7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7"><text:span text:style-name="T69">jX</text:span></text:p>
              </table:table-cell>
              <table:table-cell table:style-name="ce2">
                <text:p text:style-name="P57"><text:span text:style-name="T69">Condition</text:span></text:p>
              </table:table-cell>
              <table:table-cell table:style-name="ce3">
                <text:p text:style-name="P57"><text:span text:style-name="T69">Description</text:span></text:p>
              </table:table-cell>
            </table:table-row>
            <table:table-row table:style-name="ro2">
              <table:table-cell table:style-name="ce4">
                <text:p text:style-name="P58"><text:span text:style-name="T70">jmp</text:span></text:p>
              </table:table-cell>
              <table:table-cell table:style-name="ce5">
                <text:p text:style-name="P57"><text:span text:style-name="T70">1</text:span></text:p>
              </table:table-cell>
              <table:table-cell table:style-name="ce6">
                <text:p text:style-name="P57"><text:span text:style-name="T71">Unconditional</text:span></text:p>
              </table:table-cell>
            </table:table-row>
            <table:table-row table:style-name="ro2">
              <table:table-cell table:style-name="ce7">
                <text:p text:style-name="P58"><text:span text:style-name="T70">je</text:span></text:p>
              </table:table-cell>
              <table:table-cell table:style-name="ce8">
                <text:p text:style-name="P57"><text:span text:style-name="T70">ZF</text:span></text:p>
              </table:table-cell>
              <table:table-cell table:style-name="ce9">
                <text:p text:style-name="P57"><text:span text:style-name="T71">Equal / Zero</text:span></text:p>
              </table:table-cell>
            </table:table-row>
            <table:table-row table:style-name="ro2">
              <table:table-cell table:style-name="ce10">
                <text:p text:style-name="P57"><text:span text:style-name="T70">jne</text:span></text:p>
              </table:table-cell>
              <table:table-cell table:style-name="ce11">
                <text:p text:style-name="P57"><text:span text:style-name="T70">~ZF</text:span></text:p>
              </table:table-cell>
              <table:table-cell table:style-name="ce12">
                <text:p text:style-name="P57"><text:span text:style-name="T71">Not Equal / Not Zero</text:span></text:p>
              </table:table-cell>
            </table:table-row>
            <table:table-row table:style-name="ro2">
              <table:table-cell table:style-name="ce13">
                <text:p text:style-name="P57"><text:span text:style-name="T70">jg</text:span></text:p>
              </table:table-cell>
              <table:table-cell table:style-name="ce14">
                <text:p text:style-name="P57"><text:span text:style-name="T70">~(SF^OF)&amp;~ZF</text:span></text:p>
              </table:table-cell>
              <table:table-cell table:style-name="ce15">
                <text:p text:style-name="P57"><text:span text:style-name="T71">Greater (Signed)</text:span></text:p>
              </table:table-cell>
            </table:table-row>
            <table:table-row table:style-name="ro2">
              <table:table-cell table:style-name="ce16">
                <text:p text:style-name="P57"><text:span text:style-name="T70">jge</text:span></text:p>
              </table:table-cell>
              <table:table-cell table:style-name="ce17">
                <text:p text:style-name="P57"><text:span text:style-name="T70">~(SF^OF)</text:span></text:p>
              </table:table-cell>
              <table:table-cell table:style-name="ce18">
                <text:p text:style-name="P57"><text:span text:style-name="T71">Greater or Equal (Signed)</text:span></text:p>
              </table:table-cell>
            </table:table-row>
            <table:table-row table:style-name="ro2">
              <table:table-cell table:style-name="ce19">
                <text:p text:style-name="P57"><text:span text:style-name="T70">jl</text:span></text:p>
              </table:table-cell>
              <table:table-cell table:style-name="ce20">
                <text:p text:style-name="P57"><text:span text:style-name="T70">(SF^OF)</text:span></text:p>
              </table:table-cell>
              <table:table-cell table:style-name="ce21">
                <text:p text:style-name="P57"><text:span text:style-name="T71">Less (Signed)</text:span></text:p>
              </table:table-cell>
            </table:table-row>
            <table:table-row table:style-name="ro3">
              <table:table-cell table:style-name="ce22">
                <text:p text:style-name="P57"><text:span text:style-name="T70">jle</text:span></text:p>
              </table:table-cell>
              <table:table-cell table:style-name="ce23">
                <text:p text:style-name="P57"><text:span text:style-name="T70">(SF^OF)|ZF</text:span></text:p>
              </table:table-cell>
              <table:table-cell table:style-name="ce24">
                <text:p text:style-name="P57"><text:span text:style-name="T71">Less or Equal (Signed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3.968cm" svg:height="10.476cm" svg:x="3.81cm" svg:y="2.123cm" draw:page-number="46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al Branch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ditional Branch Example</text:span></text:p>
          </draw:text-box>
        </draw:frame>
        <draw:custom-shape draw:name="Rectangle 4" draw:style-name="gr45" draw:text-style-name="P2" draw:layer="layout" svg:width="10.194cm" svg:height="8.183cm" svg:x="1.411cm" svg:y="3.881cm">
          <text:p text:style-name="P14"><text:span text:style-name="T17">int absdiff(int x, int y)</text:span></text:p>
          <text:p text:style-name="P14"><text:span text:style-name="T17">{</text:span></text:p>
          <text:p text:style-name="P14"><text:span text:style-name="T17"><text:s text:c="4"/></text:span><text:span text:style-name="T17">int result;</text:span></text:p>
          <text:p text:style-name="P14"><text:span text:style-name="T17"><text:s text:c="4"/></text:span><text:span text:style-name="T17">if (x &gt; y) {</text:span></text:p>
          <text:p text:style-name="P14"><text:span text:style-name="T17"><text:s text:c="6"/></text:span><text:span text:style-name="T17">result = x-y;</text:span></text:p>
          <text:p text:style-name="P14"><text:span text:style-name="T17"><text:s text:c="4"/></text:span><text:span text:style-name="T17">} else {</text:span></text:p>
          <text:p text:style-name="P14"><text:span text:style-name="T17"><text:s text:c="6"/></text:span><text:span text:style-name="T17">result = y-x;</text:span></text:p>
          <text:p text:style-name="P14"><text:span text:style-name="T17"><text:s text:c="4"/></text:span><text:span text:style-name="T17">}</text:span></text:p>
          <text:p text:style-name="P14"><text:span text:style-name="T17"><text:s text:c="4"/></text:span><text:span text:style-name="T17">return result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12.205cm" svg:height="13.369cm" svg:x="12.347cm" svg:y="3.881cm">
          <text:p text:style-name="P59"><text:span text:style-name="T50">absdiff:</text:span></text:p>
          <text:p text:style-name="P59"><text:span text:style-name="T50"><text:tab/></text:span><text:span text:style-name="T50">pushl <text:s/>%ebp</text:span></text:p>
          <text:p text:style-name="P59"><text:span text:style-name="T50"><text:tab/></text:span><text:span text:style-name="T50">movl <text:s text:c="2"/>%esp, %ebp</text:span></text:p>
          <text:p text:style-name="P59"><text:span text:style-name="T50"><text:tab/></text:span><text:span text:style-name="T50">movl <text:s text:c="2"/>8(%ebp), %edx</text:span></text:p>
          <text:p text:style-name="P59"><text:span text:style-name="T50"><text:tab/></text:span><text:span text:style-name="T50">movl <text:s text:c="2"/>12(%ebp), %eax</text:span></text:p>
          <text:p text:style-name="P59"><text:span text:style-name="T50"><text:tab/></text:span><text:span text:style-name="T50">cmpl <text:s text:c="2"/>%eax, %edx</text:span></text:p>
          <text:p text:style-name="P59"><text:span text:style-name="T50"><text:tab/></text:span><text:span text:style-name="T50">jle <text:s text:c="3"/>.L6</text:span></text:p>
          <text:p text:style-name="P59"><text:span text:style-name="T50"><text:tab/></text:span><text:span text:style-name="T50">subl <text:s text:c="2"/>%eax, %edx</text:span></text:p>
          <text:p text:style-name="P59"><text:span text:style-name="T50"><text:tab/></text:span><text:span text:style-name="T50">movl <text:s text:c="2"/>%edx, %eax</text:span></text:p>
          <text:p text:style-name="P59"><text:span text:style-name="T50"><text:tab/></text:span><text:span text:style-name="T50">jmp .L7</text:span></text:p>
          <text:p text:style-name="P59"><text:span text:style-name="T50">.L6:</text:span></text:p>
          <text:p text:style-name="P59"><text:span text:style-name="T50"><text:tab/></text:span><text:span text:style-name="T50">subl %edx, %eax</text:span></text:p>
          <text:p text:style-name="P59"><text:span text:style-name="T50">.L7:</text:span></text:p>
          <text:p text:style-name="P59"><text:span text:style-name="T50"><text:tab/></text:span><text:span text:style-name="T50">popl %ebp</text:span></text:p>
          <text:p text:style-name="P59"><text:span text:style-name="T50"><text:tab/></text:span><text:span text:style-name="T50">ret</text:span></text:p>
          <draw:enhanced-geometry svg:viewBox="0 0 21600 21600" draw:type="rectangle" draw:enhanced-path="M 0 0 L 21600 0 21600 21600 0 21600 0 0 Z N"/>
        </draw:custom-shape>
        <draw:custom-shape draw:name="AutoShape 6" draw:style-name="gr47" draw:text-style-name="P2" draw:layer="layout" svg:width="0.846cm" svg:height="2.539cm" svg:x="21.802cm" svg:y="6.562cm">
          <text:p/>
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7" draw:style-name="gr48" draw:text-style-name="P2" draw:layer="layout" svg:width="1.878cm" svg:height="0.975cm" svg:x="22.818cm" svg:y="8.171cm">
          <text:p text:style-name="P14"><text:span text:style-name="T57">Body1</text:span></text:p>
          <draw:enhanced-geometry svg:viewBox="0 0 21600 21600" draw:type="rectangle" draw:enhanced-path="M 0 0 L 21600 0 21600 21600 0 21600 0 0 Z N"/>
        </draw:custom-shape>
        <draw:custom-shape draw:name="AutoShape 8" draw:style-name="gr47" draw:text-style-name="P2" draw:layer="layout" svg:width="0.634cm" svg:height="1.481cm" svg:x="21.802cm" svg:y="4.868cm">
          <text:p/>
          <draw:enhanced-geometry draw:mirror-horizontal="false" draw:mirror-vertical="false" svg:viewBox="0 0 21600 21600" draw:type="non-primitive" draw:enhanced-path="M 0 0 C 5965 0 10800 1957 10800 4371 L 10800 6429 C 10800 8843 15635 10800 21600 10800 15635 10800 10800 12757 10800 15171 L 10800 17229 C 10800 19643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9" draw:style-name="gr48" draw:text-style-name="P2" draw:layer="layout" svg:width="1.738cm" svg:height="0.975cm" svg:x="22.815cm" svg:y="5.08cm">
          <text:p text:style-name="P14"><text:span text:style-name="T57">Setup</text:span></text:p>
          <draw:enhanced-geometry svg:viewBox="0 0 21600 21600" draw:type="rectangle" draw:enhanced-path="M 0 0 L 21600 0 21600 21600 0 21600 0 0 Z N"/>
        </draw:custom-shape>
        <draw:custom-shape draw:name="AutoShape 10" draw:style-name="gr47" draw:text-style-name="P2" draw:layer="layout" svg:width="0.846cm" svg:height="1.269cm" svg:x="21.802cm" svg:y="12.277cm">
          <text:p/>
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1" draw:style-name="gr48" draw:text-style-name="P2" draw:layer="layout" svg:width="1.759cm" svg:height="0.975cm" svg:x="22.813cm" svg:y="14.464cm">
          <text:p text:style-name="P14"><text:span text:style-name="T57">Finish</text:span></text:p>
          <draw:enhanced-geometry svg:viewBox="0 0 21600 21600" draw:type="rectangle" draw:enhanced-path="M 0 0 L 21600 0 21600 21600 0 21600 0 0 Z N"/>
        </draw:custom-shape>
        <draw:custom-shape draw:name="AutoShape 12" draw:style-name="gr47" draw:text-style-name="P2" draw:layer="layout" svg:width="0.846cm" svg:height="1.269cm" svg:x="21.802cm" svg:y="14.182cm">
          <text:p/>
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3" draw:style-name="gr48" draw:text-style-name="P2" draw:layer="layout" svg:width="2.221cm" svg:height="0.975cm" svg:x="22.805cm" svg:y="12.488cm">
          <text:p text:style-name="P14"><text:span text:style-name="T57">Body2b</text:span></text:p>
          <draw:enhanced-geometry svg:viewBox="0 0 21600 21600" draw:type="rectangle" draw:enhanced-path="M 0 0 L 21600 0 21600 21600 0 21600 0 0 Z N"/>
        </draw:custom-shape>
        <draw:custom-shape draw:name="AutoShape 6" draw:style-name="gr47" draw:text-style-name="P2" draw:layer="layout" svg:width="0.846cm" svg:height="2.539cm" svg:x="21.802cm" svg:y="9.102cm">
          <text:p/>
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13" draw:style-name="gr48" draw:text-style-name="P2" draw:layer="layout" svg:width="2.191cm" svg:height="0.975cm" svg:x="22.844cm" svg:y="9.807cm">
          <text:p text:style-name="P14"><text:span text:style-name="T57">Body2a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47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al Branch Example (Cont.)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ditional Branch Example (Cont.)</text:span></text:p>
          </draw:text-box>
        </draw:frame>
        <draw:custom-shape draw:name="Rectangle 4" draw:style-name="gr57" draw:text-style-name="P2" draw:layer="layout" svg:width="10.194cm" svg:height="8.677cm" svg:x="1.411cm" svg:y="3.175cm">
          <text:p text:style-name="P14"><text:span text:style-name="T17">int goto_ad(int x, int y)</text:span></text:p>
          <text:p text:style-name="P14"><text:span text:style-name="T17">{</text:span></text:p>
          <text:p text:style-name="P14"><text:span text:style-name="T17"><text:s text:c="2"/></text:span><text:span text:style-name="T17">int result;</text:span></text:p>
          <text:p text:style-name="P14"><text:span text:style-name="T17"><text:s text:c="2"/></text:span><text:span text:style-name="T17">if (x &lt;= y) goto Else;</text:span></text:p>
          <text:p text:style-name="P14"><text:span text:style-name="T17"><text:s text:c="2"/></text:span><text:span text:style-name="T17">result = x-y;</text:span></text:p>
          <text:p text:style-name="P14"><text:span text:style-name="T72"><text:s text:c="2"/></text:span><text:span text:style-name="T72">goto Exit;</text:span></text:p>
          <text:p text:style-name="P14"><text:span text:style-name="T72">Else:</text:span></text:p>
          <text:p text:style-name="P14"><text:span text:style-name="T72"><text:s text:c="2"/></text:span><text:span text:style-name="T72">result = y-x;</text:span></text:p>
          <text:p text:style-name="P14"><text:span text:style-name="T72">Exit:</text:span></text:p>
          <text:p text:style-name="P14"><text:span text:style-name="T72"><text:s text:c="2"/></text:span><text:span text:style-name="T72">return result;</text:span></text:p>
          <text:p text:style-name="P14"><text:span text:style-name="T72">}</text:span></text:p>
          <draw:enhanced-geometry svg:viewBox="0 0 21600 21600" draw:type="rectangle" draw:enhanced-path="M 0 0 L 21600 0 21600 21600 0 21600 0 0 Z N"/>
        </draw:custom-shape>
        <draw:frame draw:name="Rectangle 5" presentation:style-name="pr16" draw:text-style-name="P2" draw:layer="layout" svg:width="11.041cm" svg:height="6.314cm" svg:x="1.058cm" svg:y="12.065cm" presentation:class="outline" presentation:user-transformed="true">
          <draw:text-box>
            <text:list text:style-name="L2">
              <text:list-item>
                <text:p text:style-name="P3"><text:span text:style-name="T2">C allows “goto” as means of transferring control</text:span></text:p>
              </text:list-item>
            </text:list>
            <text:list text:style-name="L33">
              <text:list-item>
                <text:list>
                  <text:list-item>
                    <text:p text:style-name="P6"><text:span text:style-name="T4">Closer to machine-level programming style</text:span></text:p>
                  </text:list-item>
                </text:list>
              </text:list-item>
              <text:list-item>
                <text:p text:style-name="P3"><text:span text:style-name="T2">Generally considered bad coding style</text:span></text:p>
              </text:list-item>
            </text:list>
          </draw:text-box>
        </draw:frame>
        <draw:g draw:name="Group 28">
          <draw:custom-shape draw:name="Rectangle 5" draw:style-name="gr46" draw:text-style-name="P2" draw:layer="layout" svg:width="12.205cm" svg:height="13.369cm" svg:x="12.347cm" svg:y="3.881cm">
            <text:p text:style-name="P60"><text:span text:style-name="T50">absdiff:</text:span></text:p>
            <text:p text:style-name="P60"><text:span text:style-name="T50"><text:tab/></text:span><text:span text:style-name="T50">pushl <text:s/>%ebp</text:span></text:p>
            <text:p text:style-name="P60"><text:span text:style-name="T50"><text:tab/></text:span><text:span text:style-name="T50">movl <text:s text:c="2"/>%esp, %ebp</text:span></text:p>
            <text:p text:style-name="P60"><text:span text:style-name="T50"><text:tab/></text:span><text:span text:style-name="T50">movl <text:s text:c="2"/>8(%ebp), %edx</text:span></text:p>
            <text:p text:style-name="P60"><text:span text:style-name="T50"><text:tab/></text:span><text:span text:style-name="T50">movl <text:s text:c="2"/>12(%ebp), %eax</text:span></text:p>
            <text:p text:style-name="P60"><text:span text:style-name="T50"><text:tab/></text:span><text:span text:style-name="T50">cmpl <text:s text:c="2"/>%eax, %edx</text:span></text:p>
            <text:p text:style-name="P60"><text:span text:style-name="T50"><text:tab/></text:span><text:span text:style-name="T73">jle <text:s text:c="3"/>.L6</text:span></text:p>
            <text:p text:style-name="P60"><text:span text:style-name="T50"><text:tab/></text:span><text:span text:style-name="T50">subl <text:s text:c="2"/>%eax, %edx</text:span></text:p>
            <text:p text:style-name="P60"><text:span text:style-name="T50"><text:tab/></text:span><text:span text:style-name="T50">movl <text:s text:c="2"/>%edx, %eax</text:span></text:p>
            <text:p text:style-name="P60"><text:span text:style-name="T50"><text:tab/></text:span><text:span text:style-name="T73">jmp .L7</text:span></text:p>
            <text:p text:style-name="P60"><text:span text:style-name="T74">.L6:</text:span></text:p>
            <text:p text:style-name="P60"><text:span text:style-name="T50"><text:tab/></text:span><text:span text:style-name="T50">subl %edx, %eax</text:span></text:p>
            <text:p text:style-name="P60"><text:span text:style-name="T74">.L7:</text:span></text:p>
            <text:p text:style-name="P60"><text:span text:style-name="T50"><text:tab/></text:span><text:span text:style-name="T50">popl %ebp</text:span></text:p>
            <text:p text:style-name="P60"><text:span text:style-name="T50"><text:tab/></text:span><text:span text:style-name="T50">ret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6.56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7" draw:style-name="gr48" draw:text-style-name="P2" draw:layer="layout" svg:width="1.84cm" svg:height="0.975cm" svg:x="22.836cm" svg:y="8.171cm">
            <text:p text:style-name="P61"><text:span text:style-name="T75">Body1</text:span></text:p>
            <draw:enhanced-geometry svg:viewBox="0 0 21600 21600" draw:type="rectangle" draw:enhanced-path="M 0 0 L 21600 0 21600 21600 0 21600 0 0 Z N"/>
          </draw:custom-shape>
          <draw:custom-shape draw:name="AutoShape 8" draw:style-name="gr47" draw:text-style-name="P2" draw:layer="layout" svg:width="0.634cm" svg:height="1.481cm" svg:x="21.802cm" svg:y="4.868cm">
            <text:p/>
            <draw:enhanced-geometry draw:mirror-horizontal="false" draw:mirror-vertical="false" svg:viewBox="0 0 21600 21600" draw:type="non-primitive" draw:enhanced-path="M 0 0 C 5965 0 10800 1957 10800 4371 L 10800 6429 C 10800 8843 15635 10800 21600 10800 15635 10800 10800 12757 10800 15171 L 10800 17229 C 10800 19643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9" draw:style-name="gr48" draw:text-style-name="P2" draw:layer="layout" svg:width="1.7cm" svg:height="0.975cm" svg:x="22.834cm" svg:y="5.08cm">
            <text:p text:style-name="P61"><text:span text:style-name="T75">Setup</text:span></text:p>
            <draw:enhanced-geometry svg:viewBox="0 0 21600 21600" draw:type="rectangle" draw:enhanced-path="M 0 0 L 21600 0 21600 21600 0 21600 0 0 Z N"/>
          </draw:custom-shape>
          <draw:custom-shape draw:name="AutoShape 10" draw:style-name="gr47" draw:text-style-name="P2" draw:layer="layout" svg:width="0.846cm" svg:height="1.269cm" svg:x="21.802cm" svg:y="12.277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1" draw:style-name="gr48" draw:text-style-name="P2" draw:layer="layout" svg:width="1.713cm" svg:height="0.975cm" svg:x="22.836cm" svg:y="14.464cm">
            <text:p text:style-name="P61"><text:span text:style-name="T75">Finish</text:span></text:p>
            <draw:enhanced-geometry svg:viewBox="0 0 21600 21600" draw:type="rectangle" draw:enhanced-path="M 0 0 L 21600 0 21600 21600 0 21600 0 0 Z N"/>
          </draw:custom-shape>
          <draw:custom-shape draw:name="AutoShape 12" draw:style-name="gr47" draw:text-style-name="P2" draw:layer="layout" svg:width="0.846cm" svg:height="1.269cm" svg:x="21.802cm" svg:y="14.182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174cm" svg:height="0.975cm" svg:x="22.828cm" svg:y="12.488cm">
            <text:p text:style-name="P61"><text:span text:style-name="T75">Body2b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9.10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144cm" svg:height="0.975cm" svg:x="22.867cm" svg:y="9.807cm">
            <text:p text:style-name="P61"><text:span text:style-name="T75">Body2a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3.968cm" svg:height="10.476cm" svg:x="3.81cm" svg:y="2.123cm" draw:page-number="48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al Branch Example (Cont.)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ditional Branch Example (Cont.)</text:span></text:p>
          </draw:text-box>
        </draw:frame>
        <draw:custom-shape draw:name="Rectangle 4" draw:style-name="gr57" draw:text-style-name="P2" draw:layer="layout" svg:width="10.194cm" svg:height="8.677cm" svg:x="1.411cm" svg:y="3.175cm">
          <text:p text:style-name="P14"><text:span text:style-name="T17">int goto_ad(int x, int y)</text:span></text:p>
          <text:p text:style-name="P14"><text:span text:style-name="T17">{</text:span></text:p>
          <text:p text:style-name="P14"><text:span text:style-name="T17"><text:s text:c="2"/></text:span><text:span text:style-name="T17">int result;</text:span></text:p>
          <text:p text:style-name="P14"><text:span text:style-name="T17"><text:s text:c="2"/></text:span><text:span text:style-name="T17">if (x &lt;= y) goto Else;</text:span></text:p>
          <text:p text:style-name="P14"><text:span text:style-name="T17"><text:s text:c="2"/></text:span><text:span text:style-name="T17">result = x-y;</text:span></text:p>
          <text:p text:style-name="P14"><text:span text:style-name="T72"><text:s text:c="2"/></text:span><text:span text:style-name="T72">goto Exit;</text:span></text:p>
          <text:p text:style-name="P14"><text:span text:style-name="T72">Else:</text:span></text:p>
          <text:p text:style-name="P14"><text:span text:style-name="T72"><text:s text:c="2"/></text:span><text:span text:style-name="T72">result = y-x;</text:span></text:p>
          <text:p text:style-name="P14"><text:span text:style-name="T72">Exit:</text:span></text:p>
          <text:p text:style-name="P14"><text:span text:style-name="T72"><text:s text:c="2"/></text:span><text:span text:style-name="T72">return result;</text:span></text:p>
          <text:p text:style-name="P14"><text:span text:style-name="T72">}</text:span></text:p>
          <draw:enhanced-geometry svg:viewBox="0 0 21600 21600" draw:type="rectangle" draw:enhanced-path="M 0 0 L 21600 0 21600 21600 0 21600 0 0 Z N"/>
        </draw:custom-shape>
        <draw:g draw:name="Group 7">
          <draw:custom-shape draw:name="Rectangle 5" draw:style-name="gr46" draw:text-style-name="P2" draw:layer="layout" svg:width="12.205cm" svg:height="13.369cm" svg:x="12.347cm" svg:y="3.881cm">
            <text:p text:style-name="P60"><text:span text:style-name="T50">absdiff:</text:span></text:p>
            <text:p text:style-name="P60"><text:span text:style-name="T50"><text:tab/></text:span><text:span text:style-name="T50">pushl <text:s/>%ebp</text:span></text:p>
            <text:p text:style-name="P60"><text:span text:style-name="T50"><text:tab/></text:span><text:span text:style-name="T50">movl <text:s text:c="2"/>%esp, %ebp</text:span></text:p>
            <text:p text:style-name="P60"><text:span text:style-name="T50"><text:tab/></text:span><text:span text:style-name="T50">movl <text:s text:c="2"/>8(%ebp), %edx</text:span></text:p>
            <text:p text:style-name="P60"><text:span text:style-name="T50"><text:tab/></text:span><text:span text:style-name="T50">movl <text:s text:c="2"/>12(%ebp), %eax</text:span></text:p>
            <text:p text:style-name="P60"><text:span text:style-name="T73"><text:tab/></text:span><text:span text:style-name="T73">cmpl <text:s text:c="2"/>%eax, %edx</text:span></text:p>
            <text:p text:style-name="P60"><text:span text:style-name="T73"><text:tab/></text:span><text:span text:style-name="T73">jle <text:s text:c="3"/>.L6</text:span></text:p>
            <text:p text:style-name="P60"><text:span text:style-name="T50"><text:tab/></text:span><text:span text:style-name="T50">subl <text:s text:c="2"/>%eax, %edx</text:span></text:p>
            <text:p text:style-name="P60"><text:span text:style-name="T50"><text:tab/></text:span><text:span text:style-name="T50">movl <text:s text:c="2"/>%edx, %eax</text:span></text:p>
            <text:p text:style-name="P60"><text:span text:style-name="T50"><text:tab/></text:span><text:span text:style-name="T50">jmp .L7</text:span></text:p>
            <text:p text:style-name="P60"><text:span text:style-name="T50">.L6:</text:span></text:p>
            <text:p text:style-name="P60"><text:span text:style-name="T50"><text:tab/></text:span><text:span text:style-name="T50">subl %edx, %eax</text:span></text:p>
            <text:p text:style-name="P60"><text:span text:style-name="T50">.L7:</text:span></text:p>
            <text:p text:style-name="P60"><text:span text:style-name="T50"><text:tab/></text:span><text:span text:style-name="T50">popl %ebp</text:span></text:p>
            <text:p text:style-name="P60"><text:span text:style-name="T50"><text:tab/></text:span><text:span text:style-name="T50">ret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6.56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7" draw:style-name="gr48" draw:text-style-name="P2" draw:layer="layout" svg:width="1.878cm" svg:height="0.975cm" svg:x="22.818cm" svg:y="8.171cm">
            <text:p text:style-name="P61"><text:span text:style-name="T57">Body1</text:span></text:p>
            <draw:enhanced-geometry svg:viewBox="0 0 21600 21600" draw:type="rectangle" draw:enhanced-path="M 0 0 L 21600 0 21600 21600 0 21600 0 0 Z N"/>
          </draw:custom-shape>
          <draw:custom-shape draw:name="AutoShape 8" draw:style-name="gr47" draw:text-style-name="P2" draw:layer="layout" svg:width="0.634cm" svg:height="1.481cm" svg:x="21.802cm" svg:y="4.868cm">
            <text:p/>
            <draw:enhanced-geometry draw:mirror-horizontal="false" draw:mirror-vertical="false" svg:viewBox="0 0 21600 21600" draw:type="non-primitive" draw:enhanced-path="M 0 0 C 5965 0 10800 1957 10800 4371 L 10800 6429 C 10800 8843 15635 10800 21600 10800 15635 10800 10800 12757 10800 15171 L 10800 17229 C 10800 19643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9" draw:style-name="gr48" draw:text-style-name="P2" draw:layer="layout" svg:width="1.738cm" svg:height="0.975cm" svg:x="22.815cm" svg:y="5.08cm">
            <text:p text:style-name="P61"><text:span text:style-name="T57">Setup</text:span></text:p>
            <draw:enhanced-geometry svg:viewBox="0 0 21600 21600" draw:type="rectangle" draw:enhanced-path="M 0 0 L 21600 0 21600 21600 0 21600 0 0 Z N"/>
          </draw:custom-shape>
          <draw:custom-shape draw:name="AutoShape 10" draw:style-name="gr47" draw:text-style-name="P2" draw:layer="layout" svg:width="0.846cm" svg:height="1.269cm" svg:x="21.802cm" svg:y="12.277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1" draw:style-name="gr48" draw:text-style-name="P2" draw:layer="layout" svg:width="1.759cm" svg:height="0.975cm" svg:x="22.813cm" svg:y="14.464cm">
            <text:p text:style-name="P61"><text:span text:style-name="T57">Finish</text:span></text:p>
            <draw:enhanced-geometry svg:viewBox="0 0 21600 21600" draw:type="rectangle" draw:enhanced-path="M 0 0 L 21600 0 21600 21600 0 21600 0 0 Z N"/>
          </draw:custom-shape>
          <draw:custom-shape draw:name="AutoShape 12" draw:style-name="gr47" draw:text-style-name="P2" draw:layer="layout" svg:width="0.846cm" svg:height="1.269cm" svg:x="21.802cm" svg:y="14.182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221cm" svg:height="0.975cm" svg:x="22.824cm" svg:y="12.488cm">
            <text:p text:style-name="P61"><text:span text:style-name="T57">Body2b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9.10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191cm" svg:height="0.975cm" svg:x="22.866cm" svg:y="9.807cm">
            <text:p text:style-name="P61"><text:span text:style-name="T57">Body2a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3.968cm" svg:height="10.476cm" svg:x="3.81cm" svg:y="2.123cm" draw:page-number="49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al Branch Example (Cont.)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ditional Branch Example (Cont.)</text:span></text:p>
          </draw:text-box>
        </draw:frame>
        <draw:custom-shape draw:name="Rectangle 4" draw:style-name="gr57" draw:text-style-name="P2" draw:layer="layout" svg:width="10.194cm" svg:height="8.677cm" svg:x="1.411cm" svg:y="3.175cm">
          <text:p text:style-name="P14"><text:span text:style-name="T17">int goto_ad(int x, int y)</text:span></text:p>
          <text:p text:style-name="P14"><text:span text:style-name="T17">{</text:span></text:p>
          <text:p text:style-name="P14"><text:span text:style-name="T17"><text:s text:c="2"/></text:span><text:span text:style-name="T17">int result;</text:span></text:p>
          <text:p text:style-name="P14"><text:span text:style-name="T17"><text:s text:c="2"/></text:span><text:span text:style-name="T17">if (x &lt;= y) goto Else;</text:span></text:p>
          <text:p text:style-name="P14"><text:span text:style-name="T17"><text:s text:c="2"/></text:span><text:span text:style-name="T17">result = x-y;</text:span></text:p>
          <text:p text:style-name="P14"><text:span text:style-name="T72"><text:s text:c="2"/></text:span><text:span text:style-name="T72">goto Exit;</text:span></text:p>
          <text:p text:style-name="P14"><text:span text:style-name="T72">Else:</text:span></text:p>
          <text:p text:style-name="P14"><text:span text:style-name="T72"><text:s text:c="2"/></text:span><text:span text:style-name="T72">result = y-x;</text:span></text:p>
          <text:p text:style-name="P14"><text:span text:style-name="T72">Exit:</text:span></text:p>
          <text:p text:style-name="P14"><text:span text:style-name="T72"><text:s text:c="2"/></text:span><text:span text:style-name="T72">return result;</text:span></text:p>
          <text:p text:style-name="P14"><text:span text:style-name="T72">}</text:span></text:p>
          <draw:enhanced-geometry svg:viewBox="0 0 21600 21600" draw:type="rectangle" draw:enhanced-path="M 0 0 L 21600 0 21600 21600 0 21600 0 0 Z N"/>
        </draw:custom-shape>
        <draw:g draw:name="Group 7">
          <draw:custom-shape draw:name="Rectangle 5" draw:style-name="gr46" draw:text-style-name="P2" draw:layer="layout" svg:width="12.205cm" svg:height="13.369cm" svg:x="12.347cm" svg:y="3.881cm">
            <text:p text:style-name="P60"><text:span text:style-name="T50">absdiff:</text:span></text:p>
            <text:p text:style-name="P60"><text:span text:style-name="T50"><text:tab/></text:span><text:span text:style-name="T50">pushl <text:s/>%ebp</text:span></text:p>
            <text:p text:style-name="P60"><text:span text:style-name="T50"><text:tab/></text:span><text:span text:style-name="T50">movl <text:s text:c="2"/>%esp, %ebp</text:span></text:p>
            <text:p text:style-name="P60"><text:span text:style-name="T50"><text:tab/></text:span><text:span text:style-name="T50">movl <text:s text:c="2"/>8(%ebp), %edx</text:span></text:p>
            <text:p text:style-name="P60"><text:span text:style-name="T50"><text:tab/></text:span><text:span text:style-name="T50">movl <text:s text:c="2"/>12(%ebp), %eax</text:span></text:p>
            <text:p text:style-name="P60"><text:span text:style-name="T73"><text:tab/></text:span><text:span text:style-name="T73">cmpl <text:s text:c="2"/>%eax, %edx</text:span></text:p>
            <text:p text:style-name="P60"><text:span text:style-name="T73"><text:tab/></text:span><text:span text:style-name="T73">jle <text:s text:c="3"/>.L6</text:span></text:p>
            <text:p text:style-name="P60"><text:span text:style-name="T50"><text:tab/></text:span><text:span text:style-name="T76">subl <text:s text:c="2"/>%eax, %edx</text:span></text:p>
            <text:p text:style-name="P60"><text:span text:style-name="T76"><text:tab/></text:span><text:span text:style-name="T76">movl <text:s text:c="2"/>%edx, %eax</text:span></text:p>
            <text:p text:style-name="P60"><text:span text:style-name="T76"><text:tab/></text:span><text:span text:style-name="T76">jmp .L7</text:span></text:p>
            <text:p text:style-name="P60"><text:span text:style-name="T50">.L6:</text:span></text:p>
            <text:p text:style-name="P60"><text:span text:style-name="T50"><text:tab/></text:span><text:span text:style-name="T50">subl %edx, %eax</text:span></text:p>
            <text:p text:style-name="P60"><text:span text:style-name="T50">.L7:</text:span></text:p>
            <text:p text:style-name="P60"><text:span text:style-name="T50"><text:tab/></text:span><text:span text:style-name="T50">popl %ebp</text:span></text:p>
            <text:p text:style-name="P60"><text:span text:style-name="T50"><text:tab/></text:span><text:span text:style-name="T50">ret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6.56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7" draw:style-name="gr48" draw:text-style-name="P2" draw:layer="layout" svg:width="1.878cm" svg:height="0.975cm" svg:x="22.818cm" svg:y="8.171cm">
            <text:p text:style-name="P61"><text:span text:style-name="T57">Body1</text:span></text:p>
            <draw:enhanced-geometry svg:viewBox="0 0 21600 21600" draw:type="rectangle" draw:enhanced-path="M 0 0 L 21600 0 21600 21600 0 21600 0 0 Z N"/>
          </draw:custom-shape>
          <draw:custom-shape draw:name="AutoShape 8" draw:style-name="gr47" draw:text-style-name="P2" draw:layer="layout" svg:width="0.634cm" svg:height="1.481cm" svg:x="21.802cm" svg:y="4.868cm">
            <text:p/>
            <draw:enhanced-geometry draw:mirror-horizontal="false" draw:mirror-vertical="false" svg:viewBox="0 0 21600 21600" draw:type="non-primitive" draw:enhanced-path="M 0 0 C 5965 0 10800 1957 10800 4371 L 10800 6429 C 10800 8843 15635 10800 21600 10800 15635 10800 10800 12757 10800 15171 L 10800 17229 C 10800 19643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9" draw:style-name="gr48" draw:text-style-name="P2" draw:layer="layout" svg:width="1.738cm" svg:height="0.975cm" svg:x="22.815cm" svg:y="5.08cm">
            <text:p text:style-name="P61"><text:span text:style-name="T57">Setup</text:span></text:p>
            <draw:enhanced-geometry svg:viewBox="0 0 21600 21600" draw:type="rectangle" draw:enhanced-path="M 0 0 L 21600 0 21600 21600 0 21600 0 0 Z N"/>
          </draw:custom-shape>
          <draw:custom-shape draw:name="AutoShape 10" draw:style-name="gr47" draw:text-style-name="P2" draw:layer="layout" svg:width="0.846cm" svg:height="1.269cm" svg:x="21.802cm" svg:y="12.277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1" draw:style-name="gr48" draw:text-style-name="P2" draw:layer="layout" svg:width="1.759cm" svg:height="0.975cm" svg:x="22.813cm" svg:y="14.464cm">
            <text:p text:style-name="P61"><text:span text:style-name="T57">Finish</text:span></text:p>
            <draw:enhanced-geometry svg:viewBox="0 0 21600 21600" draw:type="rectangle" draw:enhanced-path="M 0 0 L 21600 0 21600 21600 0 21600 0 0 Z N"/>
          </draw:custom-shape>
          <draw:custom-shape draw:name="AutoShape 12" draw:style-name="gr47" draw:text-style-name="P2" draw:layer="layout" svg:width="0.846cm" svg:height="1.269cm" svg:x="21.802cm" svg:y="14.182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221cm" svg:height="0.975cm" svg:x="22.824cm" svg:y="12.488cm">
            <text:p text:style-name="P61"><text:span text:style-name="T57">Body2b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9.10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191cm" svg:height="0.975cm" svg:x="22.866cm" svg:y="9.807cm">
            <text:p text:style-name="P61"><text:span text:style-name="T57">Body2a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3.968cm" svg:height="10.476cm" svg:x="3.81cm" svg:y="2.123cm" draw:page-number="50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al Branch Example (Cont.)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3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ditional Branch Example (Cont.)</text:span></text:p>
          </draw:text-box>
        </draw:frame>
        <draw:custom-shape draw:name="Rectangle 4" draw:style-name="gr57" draw:text-style-name="P2" draw:layer="layout" svg:width="10.194cm" svg:height="8.677cm" svg:x="1.411cm" svg:y="3.175cm">
          <text:p text:style-name="P14"><text:span text:style-name="T17">int goto_ad(int x, int y)</text:span></text:p>
          <text:p text:style-name="P14"><text:span text:style-name="T17">{</text:span></text:p>
          <text:p text:style-name="P14"><text:span text:style-name="T17"><text:s text:c="2"/></text:span><text:span text:style-name="T17">int result;</text:span></text:p>
          <text:p text:style-name="P14"><text:span text:style-name="T17"><text:s text:c="2"/></text:span><text:span text:style-name="T17">if (x &lt;= y) goto Else;</text:span></text:p>
          <text:p text:style-name="P14"><text:span text:style-name="T17"><text:s text:c="2"/></text:span><text:span text:style-name="T17">result = x-y;</text:span></text:p>
          <text:p text:style-name="P14"><text:span text:style-name="T72"><text:s text:c="2"/></text:span><text:span text:style-name="T72">goto Exit;</text:span></text:p>
          <text:p text:style-name="P14"><text:span text:style-name="T72">Else:</text:span></text:p>
          <text:p text:style-name="P14"><text:span text:style-name="T72"><text:s text:c="2"/></text:span><text:span text:style-name="T72">result = y-x;</text:span></text:p>
          <text:p text:style-name="P14"><text:span text:style-name="T72">Exit:</text:span></text:p>
          <text:p text:style-name="P14"><text:span text:style-name="T72"><text:s text:c="2"/></text:span><text:span text:style-name="T72">return result;</text:span></text:p>
          <text:p text:style-name="P14"><text:span text:style-name="T72">}</text:span></text:p>
          <draw:enhanced-geometry svg:viewBox="0 0 21600 21600" draw:type="rectangle" draw:enhanced-path="M 0 0 L 21600 0 21600 21600 0 21600 0 0 Z N"/>
        </draw:custom-shape>
        <draw:g draw:name="Group 7">
          <draw:custom-shape draw:name="Rectangle 5" draw:style-name="gr46" draw:text-style-name="P2" draw:layer="layout" svg:width="12.205cm" svg:height="13.369cm" svg:x="12.347cm" svg:y="3.881cm">
            <text:p text:style-name="P60"><text:span text:style-name="T50">absdiff:</text:span></text:p>
            <text:p text:style-name="P60"><text:span text:style-name="T50"><text:tab/></text:span><text:span text:style-name="T50">pushl <text:s/>%ebp</text:span></text:p>
            <text:p text:style-name="P60"><text:span text:style-name="T50"><text:tab/></text:span><text:span text:style-name="T50">movl <text:s text:c="2"/>%esp, %ebp</text:span></text:p>
            <text:p text:style-name="P60"><text:span text:style-name="T50"><text:tab/></text:span><text:span text:style-name="T50">movl <text:s text:c="2"/>8(%ebp), %edx</text:span></text:p>
            <text:p text:style-name="P60"><text:span text:style-name="T50"><text:tab/></text:span><text:span text:style-name="T50">movl <text:s text:c="2"/>12(%ebp), %eax</text:span></text:p>
            <text:p text:style-name="P60"><text:span text:style-name="T73"><text:tab/></text:span><text:span text:style-name="T73">cmpl <text:s text:c="2"/>%eax, %edx</text:span></text:p>
            <text:p text:style-name="P60"><text:span text:style-name="T73"><text:tab/></text:span><text:span text:style-name="T73">jle <text:s text:c="3"/>.L6</text:span></text:p>
            <text:p text:style-name="P60"><text:span text:style-name="T50"><text:tab/></text:span><text:span text:style-name="T76">subl <text:s text:c="2"/>%eax, %edx</text:span></text:p>
            <text:p text:style-name="P60"><text:span text:style-name="T76"><text:tab/></text:span><text:span text:style-name="T76">movl <text:s text:c="2"/>%edx, %eax</text:span></text:p>
            <text:p text:style-name="P60"><text:span text:style-name="T76"><text:tab/></text:span><text:span text:style-name="T76">jmp .L7</text:span></text:p>
            <text:p text:style-name="P60"><text:span text:style-name="T50">.L6:</text:span></text:p>
            <text:p text:style-name="P60"><text:span text:style-name="T50"><text:tab/></text:span><text:span text:style-name="T74">subl %edx, %eax</text:span></text:p>
            <text:p text:style-name="P60"><text:span text:style-name="T50">.L7:</text:span></text:p>
            <text:p text:style-name="P60"><text:span text:style-name="T50"><text:tab/></text:span><text:span text:style-name="T50">popl %ebp</text:span></text:p>
            <text:p text:style-name="P60"><text:span text:style-name="T50"><text:tab/></text:span><text:span text:style-name="T50">ret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6.56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7" draw:style-name="gr48" draw:text-style-name="P2" draw:layer="layout" svg:width="1.878cm" svg:height="0.975cm" svg:x="22.818cm" svg:y="8.171cm">
            <text:p text:style-name="P61"><text:span text:style-name="T57">Body1</text:span></text:p>
            <draw:enhanced-geometry svg:viewBox="0 0 21600 21600" draw:type="rectangle" draw:enhanced-path="M 0 0 L 21600 0 21600 21600 0 21600 0 0 Z N"/>
          </draw:custom-shape>
          <draw:custom-shape draw:name="AutoShape 8" draw:style-name="gr47" draw:text-style-name="P2" draw:layer="layout" svg:width="0.634cm" svg:height="1.481cm" svg:x="21.802cm" svg:y="4.868cm">
            <text:p/>
            <draw:enhanced-geometry draw:mirror-horizontal="false" draw:mirror-vertical="false" svg:viewBox="0 0 21600 21600" draw:type="non-primitive" draw:enhanced-path="M 0 0 C 5965 0 10800 1957 10800 4371 L 10800 6429 C 10800 8843 15635 10800 21600 10800 15635 10800 10800 12757 10800 15171 L 10800 17229 C 10800 19643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9" draw:style-name="gr48" draw:text-style-name="P2" draw:layer="layout" svg:width="1.738cm" svg:height="0.975cm" svg:x="22.815cm" svg:y="5.08cm">
            <text:p text:style-name="P61"><text:span text:style-name="T57">Setup</text:span></text:p>
            <draw:enhanced-geometry svg:viewBox="0 0 21600 21600" draw:type="rectangle" draw:enhanced-path="M 0 0 L 21600 0 21600 21600 0 21600 0 0 Z N"/>
          </draw:custom-shape>
          <draw:custom-shape draw:name="AutoShape 10" draw:style-name="gr47" draw:text-style-name="P2" draw:layer="layout" svg:width="0.846cm" svg:height="1.269cm" svg:x="21.802cm" svg:y="12.277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1" draw:style-name="gr48" draw:text-style-name="P2" draw:layer="layout" svg:width="1.759cm" svg:height="0.975cm" svg:x="22.813cm" svg:y="14.464cm">
            <text:p text:style-name="P61"><text:span text:style-name="T57">Finish</text:span></text:p>
            <draw:enhanced-geometry svg:viewBox="0 0 21600 21600" draw:type="rectangle" draw:enhanced-path="M 0 0 L 21600 0 21600 21600 0 21600 0 0 Z N"/>
          </draw:custom-shape>
          <draw:custom-shape draw:name="AutoShape 12" draw:style-name="gr47" draw:text-style-name="P2" draw:layer="layout" svg:width="0.846cm" svg:height="1.269cm" svg:x="21.802cm" svg:y="14.182cm">
            <text:p/>
            <draw:enhanced-geometry draw:mirror-horizontal="false" draw:mirror-vertical="false" svg:viewBox="0 0 21600 21600" draw:type="non-primitive" draw:enhanced-path="M 0 0 C 5965 0 10800 1612 10800 3600 L 10800 7200 C 10800 9188 15635 10800 21600 10800 15635 10800 10800 12412 10800 14400 L 10800 18000 C 10800 19988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221cm" svg:height="0.975cm" svg:x="22.824cm" svg:y="12.488cm">
            <text:p text:style-name="P61"><text:span text:style-name="T57">Body2b</text:span></text:p>
            <draw:enhanced-geometry svg:viewBox="0 0 21600 21600" draw:type="rectangle" draw:enhanced-path="M 0 0 L 21600 0 21600 21600 0 21600 0 0 Z N"/>
          </draw:custom-shape>
          <draw:custom-shape draw:name="AutoShape 6" draw:style-name="gr47" draw:text-style-name="P2" draw:layer="layout" svg:width="0.846cm" svg:height="2.539cm" svg:x="21.802cm" svg:y="9.102cm">
            <text:p/>
            <draw:enhanced-geometry draw:mirror-horizontal="false" draw:mirror-vertical="false" svg:viewBox="0 0 21600 21600" draw:type="non-primitive" draw:enhanced-path="M 0 0 C 5965 0 10800 604 10800 1350 L 10800 9450 C 10800 10196 15635 10800 21600 10800 15635 10800 10800 11404 10800 12150 L 10800 20250 C 10800 20996 5965 21600 0 21600 N">
              <draw:equation draw:name="f0" draw:formula="10800*width/21600"/>
              <draw:equation draw:name="f1" draw:formula="10800*height/21600"/>
              <draw:equation draw:name="f2" draw:formula="width"/>
              <draw:equation draw:name="f3" draw:formula="height"/>
            </draw:enhanced-geometry>
          </draw:custom-shape>
          <draw:custom-shape draw:name="Rectangle 13" draw:style-name="gr48" draw:text-style-name="P2" draw:layer="layout" svg:width="2.191cm" svg:height="0.975cm" svg:x="22.866cm" svg:y="9.807cm">
            <text:p text:style-name="P61"><text:span text:style-name="T57">Body2a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3.968cm" svg:height="10.476cm" svg:x="3.81cm" svg:y="2.123cm" draw:page-number="51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Conditional Moves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custom-shape draw:name="Rectangle 3" draw:style-name="gr46" draw:text-style-name="P2" draw:layer="layout" svg:width="8.148cm" svg:height="1.234cm" svg:x="14.393cm" svg:y="6.562cm">
          <text:p text:style-name="P62"><text:span text:style-name="T64">C Code</text:span></text:p>
          <draw:enhanced-geometry svg:viewBox="0 0 21600 21600" draw:type="rectangle" draw:enhanced-path="M 0 0 L 21600 0 21600 21600 0 21600 0 0 Z N"/>
        </draw:custom-shape>
        <draw:custom-shape draw:name="Rectangle 4" draw:style-name="gr45" draw:text-style-name="P2" draw:layer="layout" svg:width="6.984cm" svg:height="3.223cm" svg:x="14.393cm" svg:y="7.832cm">
          <text:p text:style-name="P14"><text:span text:style-name="T59">val = </text:span><text:span text:style-name="T77">Test </text:span></text:p>
          <text:p text:style-name="P14"><text:span text:style-name="T77"><text:s text:c="3"/></text:span><text:span text:style-name="T77">? Then_Expr </text:span></text:p>
          <text:p text:style-name="P14"><text:span text:style-name="T77"><text:s text:c="3"/></text:span><text:span text:style-name="T77">: Else_Expr;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6.42cm" svg:height="1.234cm" svg:x="14.182cm" svg:y="11.218cm">
          <text:p text:style-name="P62"><text:span text:style-name="T64">Goto Version</text:span></text:p>
          <draw:enhanced-geometry svg:viewBox="0 0 21600 21600" draw:type="rectangle" draw:enhanced-path="M 0 0 L 21600 0 21600 21600 0 21600 0 0 Z N"/>
        </draw:custom-shape>
        <draw:custom-shape draw:name="Rectangle 6" draw:style-name="gr57" draw:text-style-name="P2" draw:layer="layout" svg:width="10.406cm" svg:height="4.426cm" svg:x="14.182cm" svg:y="12.488cm">
          <text:p text:style-name="P63"><text:span text:style-name="T50"><text:tab/></text:span><text:span text:style-name="T50">tval = Then_Expr</text:span><text:span text:style-name="T78">;</text:span></text:p>
          <text:p text:style-name="P63"><text:span text:style-name="T50"><text:s text:c="2"/></text:span><text:span text:style-name="T50">result = Else_Expr;</text:span></text:p>
          <text:p text:style-name="P63"><text:span text:style-name="T50"><text:s text:c="2"/></text:span><text:span text:style-name="T50">t = Test;</text:span></text:p>
          <text:p text:style-name="P63"><text:span text:style-name="T50"><text:s text:c="2"/></text:span><text:span text:style-name="T50">if (t) result = tval;</text:span></text:p>
          <text:p text:style-name="P63"><text:span text:style-name="T50"><text:s text:c="2"/></text:span><text:span text:style-name="T50">return result;</text:span></text:p>
          <draw:enhanced-geometry svg:viewBox="0 0 21600 21600" draw:type="rectangle" draw:enhanced-path="M 0 0 L 21600 0 21600 21600 0 21600 0 0 Z N"/>
        </draw:custom-shape>
        <draw:frame draw:name="Rectangle 7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Using Conditional Moves</text:span></text:p>
          </draw:text-box>
        </draw:frame>
        <draw:frame draw:name="Rectangle 8" presentation:style-name="pr16" draw:text-style-name="P2" draw:layer="layout" svg:width="13.581cm" svg:height="11.217cm" svg:x="0.176cm" svg:y="3.387cm" presentation:class="outline" presentation:user-transformed="true">
          <draw:text-box>
            <text:list text:style-name="L44">
              <text:list-item>
                <text:p text:style-name="P3"><text:span text:style-name="T2">Conditional Move Instructions</text:span></text:p>
              </text:list-item>
            </text:list>
            <text:list text:style-name="L45">
              <text:list-item>
                <text:list>
                  <text:list-item>
                    <text:p text:style-name="P6"><text:span text:style-name="T4">Instruction supports:</text:span></text:p>
                  </text:list-item>
                </text:list>
              </text:list-item>
            </text:list>
            <text:p text:style-name="P64"><text:span text:style-name="T4">if (Test) Dest </text:span><text:span text:style-name="T79"></text:span><text:span text:style-name="T4"> Src</text:span></text:p>
            <text:list text:style-name="L46">
              <text:list-item>
                <text:list>
                  <text:list-item>
                    <text:p text:style-name="P6"><text:span text:style-name="T4">Supported in post-1995 x86 processors</text:span></text:p>
                  </text:list-item>
                  <text:list-item>
                    <text:p text:style-name="P6"><text:span text:style-name="T4">GCC does not always use them</text:span></text:p>
                  </text:list-item>
                </text:list>
              </text:list-item>
            </text:list>
            <text:list text:style-name="L47">
              <text:list-item>
                <text:list>
                  <text:list-item>
                    <text:list>
                      <text:list-item>
                        <text:p text:style-name="P6"><text:span text:style-name="T4">Wants to preserve compatibility with ancient processors</text:span></text:p>
                      </text:list-item>
                      <text:list-item>
                        <text:p text:style-name="P6"><text:span text:style-name="T4">Enabled for x86-64</text:span></text:p>
                      </text:list-item>
                      <text:list-item>
                        <text:p text:style-name="P6"><text:span text:style-name="T4">Use switch </text:span><text:span text:style-name="T80">–march=686</text:span><text:span text:style-name="T81"> for IA32</text:span></text:p>
                      </text:list-item>
                    </text:list>
                  </text:list-item>
                </text:list>
              </text:list-item>
              <text:list-item>
                <text:p xml:id="id52" text:id="id52" text:style-name="P3"><text:span text:style-name="T82">Why?</text:span></text:p>
                <text:list>
                  <text:list-item>
                    <text:p xml:id="id53" text:id="id53" text:style-name="P6"><text:span text:style-name="T81">Branches are very disruptive to instruction flow through pipelines</text:span></text:p>
                  </text:list-item>
                  <text:list-item>
                    <text:p xml:id="id54" text:id="id54" text:style-name="P6"><text:span text:style-name="T81">Conditional move do not require control transfer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52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al Move Example: x86-64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7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ditional Move Example: x86-64</text:span></text:p>
          </draw:text-box>
        </draw:frame>
        <draw:custom-shape draw:name="Rectangle 9" draw:style-name="gr45" draw:text-style-name="P2" draw:layer="layout" svg:width="10.653cm" svg:height="7.548cm" svg:x="0.635cm" svg:y="3.387cm">
          <text:p text:style-name="P14"><text:span text:style-name="T17">int absdiff(int x, int y)</text:span><text:span text:style-name="T83"> </text:span><text:span text:style-name="T17">{</text:span></text:p>
          <text:p text:style-name="P14"><text:span text:style-name="T17"><text:s text:c="4"/></text:span><text:span text:style-name="T17">int result;</text:span></text:p>
          <text:p text:style-name="P14"><text:span text:style-name="T17"><text:s text:c="4"/></text:span><text:span text:style-name="T17">if (x &gt; y) {</text:span></text:p>
          <text:p text:style-name="P14"><text:span text:style-name="T17"><text:s text:c="8"/></text:span><text:span text:style-name="T17">result = x-y;</text:span></text:p>
          <text:p text:style-name="P14"><text:span text:style-name="T17"><text:s text:c="4"/></text:span><text:span text:style-name="T17">} else {</text:span></text:p>
          <text:p text:style-name="P14"><text:span text:style-name="T17"><text:s text:c="8"/></text:span><text:span text:style-name="T17">result = y-x;</text:span></text:p>
          <text:p text:style-name="P14"><text:span text:style-name="T17"><text:s text:c="4"/></text:span><text:span text:style-name="T17">}</text:span></text:p>
          <text:p text:style-name="P14"><text:span text:style-name="T17"><text:s text:c="4"/></text:span><text:span text:style-name="T17">return result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10" draw:style-name="gr58" draw:text-style-name="P2" draw:layer="layout" svg:width="6.349cm" svg:height="5.502cm" svg:x="18.38cm" svg:y="4.868cm">
          <text:p/>
          <draw:enhanced-geometry svg:viewBox="0 0 21600 21600" draw:type="rectangle" draw:enhanced-path="M 0 0 L 21600 0 21600 21600 0 21600 0 0 Z N"/>
        </draw:custom-shape>
        <draw:custom-shape draw:name="Rectangle 8" draw:style-name="gr46" draw:text-style-name="P2" draw:layer="layout" svg:width="16.333cm" svg:height="7.196cm" svg:x="8.467cm" svg:y="11.218cm">
          <text:p text:style-name="P65"><text:span text:style-name="T50">absdiff:</text:span></text:p>
          <text:p text:style-name="P65"><text:span text:style-name="T50"><text:tab/></text:span><text:span text:style-name="T50">movl</text:span><text:span text:style-name="T50"><text:tab/></text:span><text:span text:style-name="T50">%edi, %edx</text:span><text:span text:style-name="T50"><text:tab/></text:span></text:p>
          <text:p text:style-name="P65"><text:span text:style-name="T50"><text:tab/></text:span><text:span text:style-name="T50">subl</text:span><text:span text:style-name="T50"><text:tab/></text:span><text:span text:style-name="T50">%esi, %edx</text:span><text:span text:style-name="T50"><text:tab/></text:span><text:span text:style-name="T50"># tval = x-y <text:s/></text:span></text:p>
          <text:p text:style-name="P65"><text:span text:style-name="T50"><text:tab/></text:span><text:span text:style-name="T50">movl</text:span><text:span text:style-name="T50"><text:tab/></text:span><text:span text:style-name="T50">%esi, %eax</text:span></text:p>
          <text:p text:style-name="P65"><text:span text:style-name="T50"><text:tab/></text:span><text:span text:style-name="T50">subl</text:span><text:span text:style-name="T50"><text:tab/></text:span><text:span text:style-name="T50">%edi, %eax</text:span><text:span text:style-name="T50"><text:tab/></text:span><text:span text:style-name="T50"># result = y-x</text:span></text:p>
          <text:p text:style-name="P65"><text:span text:style-name="T50"><text:tab/></text:span><text:span text:style-name="T50">cmpl</text:span><text:span text:style-name="T50"><text:tab/></text:span><text:span text:style-name="T50">%esi, %edi</text:span><text:span text:style-name="T50"><text:tab/></text:span><text:span text:style-name="T50"># Compare x:y</text:span></text:p>
          <text:p text:style-name="P65"><text:span text:style-name="T50"><text:tab/></text:span><text:span text:style-name="T50">cmovg</text:span><text:span text:style-name="T50"><text:tab/></text:span><text:span text:style-name="T50">%edx, %eax </text:span><text:span text:style-name="T50"><text:tab/></text:span><text:span text:style-name="T50"># If &gt;, result = tval</text:span></text:p>
          <text:p text:style-name="P65"><text:span text:style-name="T50"><text:tab/></text:span><text:span text:style-name="T50">ret</text:span></text:p>
          <draw:enhanced-geometry svg:viewBox="0 0 21600 21600" draw:type="rectangle" draw:enhanced-path="M 0 0 L 21600 0 21600 21600 0 21600 0 0 Z N"/>
        </draw:custom-shape>
        <draw:custom-shape draw:name="Rectangle 3" draw:style-name="gr46" draw:text-style-name="P2" draw:layer="layout" svg:width="3.597cm" svg:height="2.715cm" svg:x="0.847cm" svg:y="11.889cm">
          <text:p text:style-name="P62"><text:span text:style-name="T63">x in %edi</text:span></text:p>
          <text:p text:style-name="P62"><text:span text:style-name="T63">y in %esi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53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4" presentation:style-name="pr16" draw:text-style-name="P2" draw:layer="layout" svg:width="21.933cm" svg:height="13.81cm" svg:x="1.102cm" svg:y="3.784cm" presentation:class="outline" presentation:user-transformed="true">
          <draw:text-box>
            <text:list text:style-name="L35">
              <text:list-item>
                <text:p text:style-name="P3"><text:span text:style-name="T2">Complete addressing mode, address computation (leal)</text:span></text:p>
              </text:list-item>
              <text:list-item>
                <text:p text:style-name="P3"><text:span text:style-name="T2">Arithmetic operations</text:span></text:p>
              </text:list-item>
              <text:list-item>
                <text:p text:style-name="P3"><text:span text:style-name="T2">x86-64</text:span></text:p>
              </text:list-item>
              <text:list-item>
                <text:p text:style-name="P3"><text:span text:style-name="T2">Control: Condition codes</text:span></text:p>
              </text:list-item>
              <text:list-item>
                <text:p text:style-name="P3"><text:span text:style-name="T2">Conditional branches and moves</text:span></text:p>
              </text:list-item>
            </text:list>
            <text:list text:style-name="L2">
              <text:list-item>
                <text:p text:style-name="P3"><text:span text:style-name="T2">Loop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54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“Do-While” Loop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custom-shape draw:name="Rectangle 3" draw:style-name="gr46" draw:text-style-name="P2" draw:layer="layout" svg:width="7.266cm" svg:height="1.234cm" svg:x="1.27cm" svg:y="4.022cm">
          <text:p text:style-name="P62"><text:span text:style-name="T64">C Code</text:span></text:p>
          <draw:enhanced-geometry svg:viewBox="0 0 21600 21600" draw:type="rectangle" draw:enhanced-path="M 0 0 L 21600 0 21600 21600 0 21600 0 0 Z N"/>
        </draw:custom-shape>
        <draw:custom-shape draw:name="Rectangle 4" draw:style-name="gr45" draw:text-style-name="P2" draw:layer="layout" svg:width="10.379cm" svg:height="7.31cm" svg:x="1.473cm" svg:y="5.177cm">
          <text:p text:style-name="P14"><text:span text:style-name="T17">int pcount_do(unsigned x) {</text:span></text:p>
          <text:p text:style-name="P14"><text:span text:style-name="T17"><text:s text:c="2"/></text:span><text:span text:style-name="T17">int result = 0;</text:span></text:p>
          <text:p text:style-name="P14"><text:span text:style-name="T17"><text:s text:c="2"/></text:span><text:span text:style-name="T17">do {</text:span></text:p>
          <text:p text:style-name="P14"><text:span text:style-name="T17"><text:s text:c="4"/></text:span><text:span text:style-name="T17">result += x &amp; 0x1;</text:span></text:p>
          <text:p text:style-name="P14"><text:span text:style-name="T17"><text:s text:c="4"/></text:span><text:span text:style-name="T17">x &gt;&gt;= 1;</text:span></text:p>
          <text:p text:style-name="P14"><text:span text:style-name="T17"><text:s text:c="2"/></text:span><text:span text:style-name="T17">} while (x);</text:span></text:p>
          <text:p text:style-name="P14"><text:span text:style-name="T17"><text:s text:c="2"/></text:span><text:span text:style-name="T17">return result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6.42cm" svg:height="1.234cm" svg:x="13.123cm" svg:y="4.022cm">
          <text:p text:style-name="P62"><text:span text:style-name="T64">Goto Version</text:span></text:p>
          <draw:enhanced-geometry svg:viewBox="0 0 21600 21600" draw:type="rectangle" draw:enhanced-path="M 0 0 L 21600 0 21600 21600 0 21600 0 0 Z N"/>
        </draw:custom-shape>
        <draw:custom-shape draw:name="Rectangle 6" draw:style-name="gr57" draw:text-style-name="P2" draw:layer="layout" svg:width="11.226cm" svg:height="8.157cm" svg:x="13.326cm" svg:y="5.177cm">
          <text:p text:style-name="P14"><text:span text:style-name="T17">int pcount_do(unsigned x)</text:span></text:p>
          <text:p text:style-name="P14"><text:span text:style-name="T17">{</text:span></text:p>
          <text:p text:style-name="P14"><text:span text:style-name="T17"><text:s text:c="2"/></text:span><text:span text:style-name="T17">int result = 0;</text:span></text:p>
          <text:p text:style-name="P14"><text:span text:style-name="T17">loop:</text:span></text:p>
          <text:p text:style-name="P14"><text:span text:style-name="T72"><text:s text:c="2"/></text:span><text:span text:style-name="T72">result += x &amp; 0x1;</text:span></text:p>
          <text:p text:style-name="P14"><text:span text:style-name="T72"><text:s text:c="2"/></text:span><text:span text:style-name="T72">x &gt;&gt;= 1;</text:span></text:p>
          <text:p text:style-name="P14"><text:span text:style-name="T72"><text:s text:c="2"/></text:span><text:span text:style-name="T72">if (x)</text:span></text:p>
          <text:p text:style-name="P14"><text:span text:style-name="T72"><text:s text:c="4"/></text:span><text:span text:style-name="T72">goto loop;</text:span></text:p>
          <text:p text:style-name="P14"><text:span text:style-name="T72"><text:s text:c="2"/></text:span><text:span text:style-name="T72">return result;</text:span></text:p>
          <text:p text:style-name="P14"><text:span text:style-name="T72">}</text:span></text:p>
          <draw:enhanced-geometry svg:viewBox="0 0 21600 21600" draw:type="rectangle" draw:enhanced-path="M 0 0 L 21600 0 21600 21600 0 21600 0 0 Z N"/>
        </draw:custom-shape>
        <draw:frame draw:name="Rectangle 7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“</text:span><text:span text:style-name="T1">Do-While” Loop Example</text:span></text:p>
          </draw:text-box>
        </draw:frame>
        <draw:frame draw:name="Rectangle 8" presentation:style-name="pr16" draw:text-style-name="P2" draw:layer="layout" svg:width="23.282cm" svg:height="3.562cm" svg:x="1.058cm" svg:y="13.758cm" presentation:class="outline" presentation:user-transformed="true">
          <draw:text-box>
            <text:list text:style-name="L2">
              <text:list-item>
                <text:p text:style-name="P3"><text:span text:style-name="T2">Count number of 1’s in argument x (“popcount”)</text:span></text:p>
              </text:list-item>
              <text:list-item>
                <text:p text:style-name="P3"><text:span text:style-name="T2">Use conditional branch to either continue looping or to exit loop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55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“Do-While” Loop Compilation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custom-shape draw:name="Rectangle 7" draw:style-name="gr46" draw:text-style-name="P2" draw:layer="layout" svg:width="6.42cm" svg:height="1.234cm" svg:x="0.807cm" svg:y="2.963cm">
          <text:p text:style-name="P66"><text:span text:style-name="T64">Goto Version</text:span></text:p>
          <draw:enhanced-geometry svg:viewBox="0 0 21600 21600" draw:type="rectangle" draw:enhanced-path="M 0 0 L 21600 0 21600 21600 0 21600 0 0 Z N"/>
        </draw:custom-shape>
        <draw:frame draw:name="Rectangle 9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“</text:span><text:span text:style-name="T1">Do-While” Loop Compilation</text:span></text:p>
          </draw:text-box>
        </draw:frame>
        <draw:frame draw:name="Rectangle 10" presentation:style-name="pr19" draw:text-style-name="P2" draw:layer="layout" svg:width="6.349cm" svg:height="2.363cm" svg:x="0.423cm" svg:y="13.97cm" presentation:class="outline" presentation:user-transformed="true">
          <draw:text-box>
            <text:list text:style-name="L2">
              <text:list-item>
                <text:p text:style-name="P67"><text:span text:style-name="T84">Registers:</text:span></text:p>
              </text:list-item>
            </text:list>
            <text:p text:style-name="P68"><text:span text:style-name="T85">%edx</text:span><text:span text:style-name="T86"><text:tab/></text:span><text:span text:style-name="T87">x</text:span></text:p>
            <text:p text:style-name="P68"><text:span text:style-name="T87">%ecx</text:span><text:span text:style-name="T86"><text:tab/></text:span><text:span text:style-name="T87">result</text:span></text:p>
          </draw:text-box>
        </draw:frame>
        <draw:custom-shape draw:name="Rectangle 11" draw:style-name="gr46" draw:text-style-name="P2" draw:layer="layout" svg:width="16.086cm" svg:height="5.714cm" svg:x="7.62cm" svg:y="12.912cm">
          <text:p text:style-name="P69"><text:span text:style-name="T50"><text:tab/></text:span><text:span text:style-name="T50">movl</text:span><text:span text:style-name="T50"><text:tab/></text:span><text:span text:style-name="T50">$0, %ecx</text:span><text:span text:style-name="T50"><text:tab/></text:span><text:span text:style-name="T50"># <text:s text:c="2"/>result = 0</text:span></text:p>
          <text:p text:style-name="P69"><text:span text:style-name="T50">.L2:</text:span><text:span text:style-name="T50"><text:tab/></text:span><text:span text:style-name="T50"><text:tab/></text:span><text:span text:style-name="T50"># loop:</text:span></text:p>
          <text:p text:style-name="P69"><text:span text:style-name="T50"><text:tab/></text:span><text:span text:style-name="T50">movl</text:span><text:span text:style-name="T50"><text:tab/></text:span><text:span text:style-name="T50">%edx, %eax</text:span></text:p>
          <text:p text:style-name="P69"><text:span text:style-name="T50"><text:tab/></text:span><text:span text:style-name="T50">andl</text:span><text:span text:style-name="T50"><text:tab/></text:span><text:span text:style-name="T50">$1, %eax</text:span><text:span text:style-name="T50"><text:tab/></text:span><text:span text:style-name="T50"># <text:s text:c="2"/>t = x &amp; 1</text:span></text:p>
          <text:p text:style-name="P69"><text:span text:style-name="T50"><text:tab/></text:span><text:span text:style-name="T50">addl</text:span><text:span text:style-name="T50"><text:tab/></text:span><text:span text:style-name="T50">%eax, %ecx</text:span><text:span text:style-name="T50"><text:tab/></text:span><text:span text:style-name="T50"># <text:s text:c="2"/>result += t</text:span></text:p>
          <text:p text:style-name="P69"><text:span text:style-name="T50"><text:tab/></text:span><text:span text:style-name="T50">shrl</text:span><text:span text:style-name="T50"><text:tab/></text:span><text:span text:style-name="T50">%edx</text:span><text:span text:style-name="T50"><text:tab/></text:span><text:span text:style-name="T50"># <text:s text:c="2"/>x &gt;&gt;= 1</text:span></text:p>
          <text:p text:style-name="P69"><text:span text:style-name="T50"><text:tab/></text:span><text:span text:style-name="T50">jne</text:span><text:span text:style-name="T50"><text:tab/></text:span><text:span text:style-name="T50">.L2</text:span><text:span text:style-name="T50"><text:tab/></text:span><text:span text:style-name="T50"># <text:s text:c="2"/>If !0, goto loop</text:span></text:p>
          <draw:enhanced-geometry svg:viewBox="0 0 21600 21600" draw:type="rectangle" draw:enhanced-path="M 0 0 L 21600 0 21600 21600 0 21600 0 0 Z N"/>
        </draw:custom-shape>
        <draw:custom-shape draw:name="Rectangle 6" draw:style-name="gr57" draw:text-style-name="P2" draw:layer="layout" svg:width="11.226cm" svg:height="7.407cm" svg:x="0.635cm" svg:y="4.48cm">
          <text:p text:style-name="P14"><text:span text:style-name="T17">int pcount_do(unsigned x)</text:span><text:span text:style-name="T83"> </text:span><text:span text:style-name="T17">{</text:span></text:p>
          <text:p text:style-name="P14"><text:span text:style-name="T17"><text:s text:c="2"/></text:span><text:span text:style-name="T17">int result = 0;</text:span></text:p>
          <text:p text:style-name="P14"><text:span text:style-name="T17">loop:</text:span></text:p>
          <text:p text:style-name="P14"><text:span text:style-name="T72"><text:s text:c="2"/></text:span><text:span text:style-name="T72">result += x &amp; 0x1;</text:span></text:p>
          <text:p text:style-name="P14"><text:span text:style-name="T72"><text:s text:c="2"/></text:span><text:span text:style-name="T72">x &gt;&gt;= 1;</text:span></text:p>
          <text:p text:style-name="P14"><text:span text:style-name="T72"><text:s text:c="2"/></text:span><text:span text:style-name="T72">if (x)</text:span></text:p>
          <text:p text:style-name="P14"><text:span text:style-name="T72"><text:s text:c="4"/></text:span><text:span text:style-name="T72">goto loop;</text:span></text:p>
          <text:p text:style-name="P14"><text:span text:style-name="T72"><text:s text:c="2"/></text:span><text:span text:style-name="T72">return result;</text:span></text:p>
          <text:p text:style-name="P14"><text:span text:style-name="T72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56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“While” Loop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custom-shape draw:name="Rectangle 7" draw:style-name="gr46" draw:text-style-name="P2" draw:layer="layout" svg:width="7.266cm" svg:height="1.234cm" svg:x="1.058cm" svg:y="3.761cm">
          <text:p text:style-name="P62"><text:span text:style-name="T64">C Code</text:span></text:p>
          <draw:enhanced-geometry svg:viewBox="0 0 21600 21600" draw:type="rectangle" draw:enhanced-path="M 0 0 L 21600 0 21600 21600 0 21600 0 0 Z N"/>
        </draw:custom-shape>
        <draw:custom-shape draw:name="Rectangle 9" draw:style-name="gr46" draw:text-style-name="P2" draw:layer="layout" svg:width="8.713cm" svg:height="1.234cm" svg:x="12.7cm" svg:y="3.761cm">
          <text:p text:style-name="P62"><text:span text:style-name="T64">Goto Version</text:span></text:p>
          <draw:enhanced-geometry svg:viewBox="0 0 21600 21600" draw:type="rectangle" draw:enhanced-path="M 0 0 L 21600 0 21600 21600 0 21600 0 0 Z N"/>
        </draw:custom-shape>
        <draw:frame draw:name="Rectangle 1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“</text:span><text:span text:style-name="T1">While” Loop Example</text:span></text:p>
          </draw:text-box>
        </draw:frame>
        <draw:custom-shape draw:name="Rectangle 13" draw:style-name="gr58" draw:text-style-name="P2" draw:layer="layout" svg:width="11.464cm" svg:height="1.163cm" svg:x="1.905cm" svg:y="15.91cm">
          <text:p/>
          <draw:enhanced-geometry svg:viewBox="0 0 21600 21600" draw:type="rectangle" draw:enhanced-path="M 0 0 L 21600 0 21600 21600 0 21600 0 0 Z N"/>
        </draw:custom-shape>
        <draw:custom-shape draw:name="Rectangle 4" draw:style-name="gr45" draw:text-style-name="P2" draw:layer="layout" svg:width="11.852cm" svg:height="7.31cm" svg:x="0.635cm" svg:y="5.177cm">
          <text:p text:style-name="P14"><text:span text:style-name="T17">int pcount_while(unsigned x) {</text:span></text:p>
          <text:p text:style-name="P14"><text:span text:style-name="T17"><text:s text:c="2"/></text:span><text:span text:style-name="T17">int result = 0;</text:span></text:p>
          <text:p text:style-name="P14"><text:span text:style-name="T17"><text:s text:c="2"/></text:span><text:span text:style-name="T17">while (x) {</text:span></text:p>
          <text:p text:style-name="P14"><text:span text:style-name="T17"><text:s text:c="4"/></text:span><text:span text:style-name="T17">result += x &amp; 0x1;</text:span></text:p>
          <text:p text:style-name="P14"><text:span text:style-name="T17"><text:s text:c="4"/></text:span><text:span text:style-name="T17">x &gt;&gt;= 1;</text:span></text:p>
          <text:p text:style-name="P14"><text:span text:style-name="T17"><text:s text:c="2"/></text:span><text:span text:style-name="T17">}</text:span></text:p>
          <text:p text:style-name="P14"><text:span text:style-name="T17"><text:s text:c="2"/></text:span><text:span text:style-name="T17">return result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6" draw:style-name="gr57" draw:text-style-name="P2" draw:layer="layout" svg:width="11.226cm" svg:height="9.004cm" svg:x="13.326cm" svg:y="5.177cm">
          <text:p text:style-name="P14"><text:span text:style-name="T17">int pcount_do(unsigned x)</text:span><text:span text:style-name="T83"> </text:span><text:span text:style-name="T17">{</text:span></text:p>
          <text:p text:style-name="P14"><text:span text:style-name="T17"><text:s text:c="2"/></text:span><text:span text:style-name="T17">int result = 0;</text:span></text:p>
          <text:p text:style-name="P14"><text:span text:style-name="T72"><text:s text:c="2"/></text:span><text:span text:style-name="T72">if (!x) goto done;</text:span></text:p>
          <text:p text:style-name="P14"><text:span text:style-name="T72">loop:</text:span></text:p>
          <text:p text:style-name="P14"><text:span text:style-name="T72"><text:s text:c="2"/></text:span><text:span text:style-name="T72">result += x &amp; 0x1;</text:span></text:p>
          <text:p text:style-name="P14"><text:span text:style-name="T72"><text:s text:c="2"/></text:span><text:span text:style-name="T72">x &gt;&gt;= 1;</text:span></text:p>
          <text:p text:style-name="P14"><text:span text:style-name="T72"><text:s text:c="2"/></text:span><text:span text:style-name="T72">if (x)</text:span></text:p>
          <text:p text:style-name="P14"><text:span text:style-name="T72"><text:s text:c="4"/></text:span><text:span text:style-name="T72">goto loop;</text:span></text:p>
          <text:p text:style-name="P14"><text:span text:style-name="T72">done:</text:span></text:p>
          <text:p text:style-name="P14"><text:span text:style-name="T72"><text:s text:c="2"/></text:span><text:span text:style-name="T72">return result;</text:span></text:p>
          <text:p text:style-name="P14"><text:span text:style-name="T72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57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 “While” Translation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custom-shape draw:name="Rectangle 3" draw:style-name="gr46" draw:text-style-name="P2" draw:layer="layout" svg:width="7.266cm" svg:height="1.234cm" svg:x="1.482cm" svg:y="4.233cm">
          <text:p text:style-name="P62"><text:span text:style-name="T64">While version</text:span></text:p>
          <draw:enhanced-geometry svg:viewBox="0 0 21600 21600" draw:type="rectangle" draw:enhanced-path="M 0 0 L 21600 0 21600 21600 0 21600 0 0 Z N"/>
        </draw:custom-shape>
        <draw:custom-shape draw:name="Rectangle 4" draw:style-name="gr45" draw:text-style-name="P2" draw:layer="layout" svg:width="6.984cm" svg:height="2.222cm" svg:x="1.693cm" svg:y="5.398cm">
          <text:p text:style-name="P14"><text:span text:style-name="T83">while (</text:span><text:span text:style-name="T88">Test</text:span><text:span text:style-name="T89">)</text:span></text:p>
          <text:p text:style-name="P14"><text:span text:style-name="T89"><text:s text:c="2"/></text:span><text:span text:style-name="T88">Body</text:span></text:p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2" draw:layer="layout" svg:width="8.078cm" svg:height="1.234cm" svg:x="1.482cm" svg:y="10.067cm">
          <text:p text:style-name="P62"><text:span text:style-name="T64">Do-While Version</text:span></text:p>
          <draw:enhanced-geometry svg:viewBox="0 0 21600 21600" draw:type="rectangle" draw:enhanced-path="M 0 0 L 21600 0 21600 21600 0 21600 0 0 Z N"/>
        </draw:custom-shape>
        <draw:custom-shape draw:name="Rectangle 6" draw:style-name="gr45" draw:text-style-name="P2" draw:layer="layout" svg:width="8.466cm" svg:height="6.124cm" svg:x="1.27cm" svg:y="11.232cm">
          <text:p text:style-name="P14"><text:span text:style-name="T83"><text:s text:c="2"/></text:span><text:span text:style-name="T83">if (!</text:span><text:span text:style-name="T88">Test</text:span><text:span text:style-name="T89">) </text:span></text:p>
          <text:p text:style-name="P14"><text:span text:style-name="T89"><text:s text:c="4"/></text:span><text:span text:style-name="T89">goto done;</text:span></text:p>
          <text:p text:style-name="P14"><text:span text:style-name="T89"><text:s text:c="2"/></text:span><text:span text:style-name="T89">do</text:span></text:p>
          <text:p text:style-name="P14"><text:span text:style-name="T89"><text:s text:c="4"/></text:span><text:span text:style-name="T88">Body</text:span></text:p>
          <text:p text:style-name="P14"><text:span text:style-name="T89"><text:s text:c="4"/></text:span><text:span text:style-name="T89">while(</text:span><text:span text:style-name="T88">Test</text:span><text:span text:style-name="T89">);</text:span></text:p>
          <text:p text:style-name="P14"><text:span text:style-name="T89">done:</text:span></text:p>
          <draw:enhanced-geometry svg:viewBox="0 0 21600 21600" draw:type="rectangle" draw:enhanced-path="M 0 0 L 21600 0 21600 21600 0 21600 0 0 Z N"/>
        </draw:custom-shape>
        <draw:frame draw:name="Rectangle 7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General “While” Translation</text:span></text:p>
          </draw:text-box>
        </draw:frame>
        <draw:custom-shape draw:name="Rectangle 8" draw:style-name="gr46" draw:text-style-name="P2" draw:layer="layout" svg:width="8.078cm" svg:height="1.234cm" svg:x="14.605cm" svg:y="9.313cm">
          <text:p text:style-name="P62"><text:span text:style-name="T64">Goto Version</text:span></text:p>
          <draw:enhanced-geometry svg:viewBox="0 0 21600 21600" draw:type="rectangle" draw:enhanced-path="M 0 0 L 21600 0 21600 21600 0 21600 0 0 Z N"/>
        </draw:custom-shape>
        <draw:custom-shape draw:name="Rectangle 9" draw:style-name="gr57" draw:text-style-name="P2" draw:layer="layout" svg:width="9.524cm" svg:height="7.288cm" svg:x="14.817cm" svg:y="10.477cm">
          <text:p text:style-name="P14"><text:span text:style-name="T83"><text:s text:c="2"/></text:span><text:span text:style-name="T83">if (!</text:span><text:span text:style-name="T88">Test</text:span><text:span text:style-name="T89">)</text:span></text:p>
          <text:p text:style-name="P14"><text:span text:style-name="T89"><text:s text:c="4"/></text:span><text:span text:style-name="T89">goto done;</text:span></text:p>
          <text:p text:style-name="P14"><text:span text:style-name="T89">loop:</text:span></text:p>
          <text:p text:style-name="P14"><text:span text:style-name="T89"><text:s text:c="2"/></text:span><text:span text:style-name="T88">Body</text:span></text:p>
          <text:p text:style-name="P14"><text:span text:style-name="T89"><text:s text:c="2"/></text:span><text:span text:style-name="T89">if (</text:span><text:span text:style-name="T88">Test</text:span><text:span text:style-name="T89">)</text:span></text:p>
          <text:p text:style-name="P14"><text:span text:style-name="T89"><text:s text:c="4"/></text:span><text:span text:style-name="T89">goto loop;</text:span></text:p>
          <text:p text:style-name="P14"><text:span text:style-name="T89">done:</text:span></text:p>
          <draw:enhanced-geometry svg:viewBox="0 0 21600 21600" draw:type="rectangle" draw:enhanced-path="M 0 0 L 21600 0 21600 21600 0 21600 0 0 Z N"/>
        </draw:custom-shape>
        <draw:custom-shape draw:name="AutoShape 10" draw:style-name="gr59" draw:text-style-name="P2" draw:layer="layout" svg:width="2.116cm" svg:height="2.341cm" svg:x="3.81cm" svg:y="7.818cm">
          <text:p/>
          <draw:enhanced-geometry draw:mirror-horizontal="false" draw:mirror-vertical="false" svg:viewBox="0 0 21600 21600" draw:type="non-primitive" draw:enhanced-path="M 0 11842 L 5400 11842 5400 0 16200 0 16200 11842 21600 11842 10800 21600 Z M 0 11842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AutoShape 11" draw:style-name="gr59" draw:text-style-name="P2" draw:layer="layout" svg:width="2.116cm" svg:height="4.232cm" draw:transform="rotate (1.5707963267946) translate (10.16cm 14.605cm)">
          <text:p/>
          <draw:enhanced-geometry draw:mirror-horizontal="false" draw:mirror-vertical="false" svg:viewBox="0 0 21600 21600" draw:type="non-primitive" draw:enhanced-path="M 0 16200 L 5400 16200 5400 0 16200 0 16200 16200 21600 16200 10800 21600 Z M 0 162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presentation:notes draw:style-name="dp3">
          <draw:page-thumbnail draw:style-name="gr1" draw:layer="layout" svg:width="13.968cm" svg:height="10.476cm" svg:x="3.81cm" svg:y="2.123cm" draw:page-number="58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“For” Loop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custom-shape draw:name="Rectangle 7" draw:style-name="gr46" draw:text-style-name="P2" draw:layer="layout" svg:width="7.266cm" svg:height="1.234cm" svg:x="1.058cm" svg:y="3.761cm">
          <text:p text:style-name="P62"><text:span text:style-name="T64">C Code</text:span></text:p>
          <draw:enhanced-geometry svg:viewBox="0 0 21600 21600" draw:type="rectangle" draw:enhanced-path="M 0 0 L 21600 0 21600 21600 0 21600 0 0 Z N"/>
        </draw:custom-shape>
        <draw:frame draw:name="Rectangle 1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“</text:span><text:span text:style-name="T1">For” Loop Example</text:span></text:p>
          </draw:text-box>
        </draw:frame>
        <draw:custom-shape draw:name="Rectangle 4" draw:style-name="gr45" draw:text-style-name="P2" draw:layer="layout" svg:width="14.816cm" svg:height="8.58cm" svg:x="4.022cm" svg:y="5.08cm">
          <text:p text:style-name="P14"><text:span text:style-name="T17">#define WSIZE 8*sizeof(unsigned)</text:span></text:p>
          <text:p text:style-name="P14"><text:span text:style-name="T17">int pcount_for(unsigned x) {</text:span></text:p>
          <text:p text:style-name="P14"><text:span text:style-name="T17"><text:s text:c="2"/></text:span><text:span text:style-name="T17">int i;</text:span></text:p>
          <text:p text:style-name="P14"><text:span text:style-name="T17"><text:s text:c="2"/></text:span><text:span text:style-name="T17">int result = 0;</text:span></text:p>
          <text:p text:style-name="P14"><text:span text:style-name="T17"><text:s text:c="2"/></text:span><text:span text:style-name="T17">for (i = 0; i &lt; WSIZE; i++) {</text:span></text:p>
          <text:p text:style-name="P14"><text:span text:style-name="T17"><text:s text:c="4"/></text:span><text:span text:style-name="T17">unsigned mask = 1 &lt;&lt; i;</text:span></text:p>
          <text:p text:style-name="P14"><text:span text:style-name="T17"><text:s text:c="4"/></text:span><text:span text:style-name="T17">result += (x &amp; mask) != 0;</text:span></text:p>
          <text:p text:style-name="P14"><text:span text:style-name="T17"><text:s text:c="2"/></text:span><text:span text:style-name="T17">}</text:span></text:p>
          <text:p text:style-name="P14"><text:span text:style-name="T17"><text:s text:c="2"/></text:span><text:span text:style-name="T17">return result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59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“For” Loop Form" draw:style-name="dp1" draw:master-page-name="Default_20_2" presentation:presentation-page-layout-name="AL3T19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11" presentation:style-name="pr20" draw:text-style-name="P2" draw:layer="layout" svg:width="21.086cm" svg:height="2.116cm" svg:x="0.994cm" svg:y="1.236cm" presentation:class="title" presentation:user-transformed="true">
          <draw:text-box>
            <text:p text:style-name="P1"><text:span text:style-name="T1">“</text:span><text:span text:style-name="T1">For” Loop Form</text:span></text:p>
          </draw:text-box>
        </draw:frame>
        <draw:custom-shape draw:name="Rectangle 3" draw:style-name="gr60" draw:text-style-name="P2" draw:layer="layout" svg:width="12.276cm" svg:height="2.596cm" svg:x="1.058cm" svg:y="5.292cm">
          <text:p text:style-name="P26"><text:span text:style-name="T90">for (</text:span><text:span text:style-name="T91">Init</text:span><text:span text:style-name="T90">; </text:span><text:span text:style-name="T91">Test</text:span><text:span text:style-name="T90">; </text:span><text:span text:style-name="T91">Update </text:span><text:span text:style-name="T90">)</text:span></text:p>
          <text:p text:style-name="P26"><text:span text:style-name="T90"><text:s text:c="4"/></text:span><text:span text:style-name="T91">Body</text:span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.058cm" svg:y="3.81cm">
          <text:p text:style-name="P70"><text:span text:style-name="T92">General Form</text:span></text:p>
          <text:p text:style-name="P71"><text:span text:style-name="T92"/></text:p>
          <draw:enhanced-geometry svg:viewBox="0 0 21600 21600" draw:type="rectangle" draw:enhanced-path="M 0 0 L 21600 0 21600 21600 0 21600 0 0 Z N"/>
        </draw:custom-shape>
        <draw:custom-shape draw:name="Rectangle 4" draw:style-name="gr45" draw:text-style-name="P2" draw:layer="layout" svg:width="12.064cm" svg:height="3.174cm" svg:x="1.058cm" svg:y="9.525cm">
          <text:p text:style-name="P14"><text:span text:style-name="T17">for (i = 0; i &lt; WSIZE; i++) {</text:span></text:p>
          <text:p text:style-name="P14"><text:span text:style-name="T17"><text:s text:c="4"/></text:span><text:span text:style-name="T17">unsigned mask = 1 &lt;&lt; i;</text:span></text:p>
          <text:p text:style-name="P14"><text:span text:style-name="T17"><text:s text:c="4"/></text:span><text:span text:style-name="T17">result += (x &amp; mask) != 0;</text:span></text:p>
          <text:p text:style-name="P14"><text:span text:style-name="T17"><text:s text:c="2"/></text:span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4" draw:style-name="gr61" draw:text-style-name="P2" draw:layer="layout" svg:width="5.926cm" svg:height="1.057cm" svg:x="14.393cm" svg:y="3.598cm">
          <text:p text:style-name="P14"><text:span text:style-name="T17">i = 0</text:span></text:p>
          <draw:enhanced-geometry svg:viewBox="0 0 21600 21600" draw:type="rectangle" draw:enhanced-path="M 0 0 L 21600 0 21600 21600 0 21600 0 0 Z N"/>
        </draw:custom-shape>
        <draw:custom-shape draw:name="Rectangle 4" draw:style-name="gr61" draw:text-style-name="P2" draw:layer="layout" svg:width="5.926cm" svg:height="1.057cm" svg:x="14.393cm" svg:y="6.138cm">
          <text:p text:style-name="P14"><text:span text:style-name="T17">i &lt; WSIZE</text:span></text:p>
          <draw:enhanced-geometry svg:viewBox="0 0 21600 21600" draw:type="rectangle" draw:enhanced-path="M 0 0 L 21600 0 21600 21600 0 21600 0 0 Z N"/>
        </draw:custom-shape>
        <draw:custom-shape draw:name="Rectangle 4" draw:style-name="gr61" draw:text-style-name="P2" draw:layer="layout" svg:width="5.926cm" svg:height="1.057cm" svg:x="14.393cm" svg:y="8.89cm">
          <text:p text:style-name="P14"><text:span text:style-name="T17">i++</text:span></text:p>
          <draw:enhanced-geometry svg:viewBox="0 0 21600 21600" draw:type="rectangle" draw:enhanced-path="M 0 0 L 21600 0 21600 21600 0 21600 0 0 Z N"/>
        </draw:custom-shape>
        <draw:custom-shape draw:name="Rectangle 4" draw:style-name="gr61" draw:text-style-name="P2" draw:layer="layout" svg:width="11.006cm" svg:height="3.174cm" svg:x="14.393cm" svg:y="11.642cm">
          <text:p text:style-name="P14"><text:span text:style-name="T17">{</text:span></text:p>
          <text:p text:style-name="P14"><text:span text:style-name="T17"><text:s text:c="2"/></text:span><text:span text:style-name="T17">unsigned mask = 1 &lt;&lt; i;</text:span></text:p>
          <text:p text:style-name="P14"><text:span text:style-name="T17"><text:s text:c="2"/></text:span><text:span text:style-name="T17">result += (x &amp; mask) != 0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4.552cm" svg:y="2.328cm">
          <text:p text:style-name="P24"><text:span text:style-name="T92">Init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4.552cm" svg:y="4.992cm">
          <text:p text:style-name="P24"><text:span text:style-name="T92">Test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4.605cm" svg:y="7.743cm">
          <text:p text:style-name="P24"><text:span text:style-name="T92">Update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4.658cm" svg:y="10.495cm">
          <text:p text:style-name="P24"><text:span text:style-name="T92">Body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60" presentation:class="page"/>
          <draw:frame presentation:style-name="pr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“For” Loop  While Loop" draw:style-name="dp1" draw:master-page-name="Default_20_2" presentation:presentation-page-layout-name="AL3T19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11" presentation:style-name="pr20" draw:text-style-name="P2" draw:layer="layout" svg:width="21.086cm" svg:height="2.116cm" svg:x="0.994cm" svg:y="1.236cm" presentation:class="title" presentation:user-transformed="true">
          <draw:text-box>
            <text:p text:style-name="P1"><text:span text:style-name="T1">“</text:span><text:span text:style-name="T1">For” Loop </text:span><text:span text:style-name="T93"></text:span><text:span text:style-name="T1"> While Loop</text:span></text:p>
          </draw:text-box>
        </draw:frame>
        <draw:custom-shape draw:name="Rectangle 3" draw:style-name="gr60" draw:text-style-name="P2" draw:layer="layout" svg:width="12.276cm" svg:height="2.596cm" svg:x="1.058cm" svg:y="4.657cm">
          <text:p text:style-name="P26"><text:span text:style-name="T90">for (</text:span><text:span text:style-name="T91">Init</text:span><text:span text:style-name="T90">; </text:span><text:span text:style-name="T91">Test</text:span><text:span text:style-name="T90">; </text:span><text:span text:style-name="T91">Update </text:span><text:span text:style-name="T90">)</text:span></text:p>
          <text:p text:style-name="P26"><text:span text:style-name="T90"><text:s text:c="4"/></text:span><text:span text:style-name="T91">Body</text:span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.429cm" svg:y="3.175cm">
          <text:p text:style-name="P24"><text:span text:style-name="T92">For Version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draw:custom-shape draw:name="Rectangle 3" draw:style-name="gr60" draw:text-style-name="P2" draw:layer="layout" svg:width="7.831cm" svg:height="6.595cm" svg:x="1.27cm" svg:y="11.007cm">
          <text:p text:style-name="P26"><text:span text:style-name="T91">Init</text:span><text:span text:style-name="T94">;</text:span></text:p>
          <text:p text:style-name="P26"><text:span text:style-name="T90">while (</text:span><text:span text:style-name="T91">Test </text:span><text:span text:style-name="T90">) {</text:span></text:p>
          <text:p text:style-name="P26"><text:span text:style-name="T90"><text:s text:c="4"/></text:span><text:span text:style-name="T91">Body</text:span></text:p>
          <text:p text:style-name="P26"><text:span text:style-name="T95"><text:s text:c="4"/></text:span><text:span text:style-name="T96">Update</text:span><text:span text:style-name="T83">;</text:span></text:p>
          <text:p text:style-name="P26"><text:span text:style-name="T83">}</text:span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.217cm" svg:y="9.525cm">
          <text:p text:style-name="P24"><text:span text:style-name="T92">While Version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draw:custom-shape draw:name="AutoShape 10" draw:style-name="gr59" draw:text-style-name="P2" draw:layer="layout" svg:width="2.116cm" svg:height="2.341cm" svg:x="6.773cm" svg:y="8.043cm">
          <text:p/>
          <draw:enhanced-geometry draw:mirror-horizontal="false" draw:mirror-vertical="false" svg:viewBox="0 0 21600 21600" draw:type="non-primitive" draw:enhanced-path="M 0 11842 L 5400 11842 5400 0 16200 0 16200 11842 21600 11842 10800 21600 Z M 0 11842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61" presentation:class="page"/>
          <draw:frame presentation:style-name="pr22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“For” Loop  …  Goto" draw:style-name="dp1" draw:master-page-name="Default_20_2" presentation:presentation-page-layout-name="AL3T19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frame draw:name="Rectangle 11" presentation:style-name="pr20" draw:text-style-name="P2" draw:layer="layout" svg:width="21.086cm" svg:height="2.116cm" svg:x="0.994cm" svg:y="1.236cm" presentation:class="title" presentation:user-transformed="true">
          <draw:text-box>
            <text:p text:style-name="P1"><text:span text:style-name="T1">“</text:span><text:span text:style-name="T1">For” Loop </text:span><text:span text:style-name="T93"></text:span><text:span text:style-name="T1"> … </text:span><text:span text:style-name="T93"></text:span><text:span text:style-name="T1"> Goto</text:span></text:p>
          </draw:text-box>
        </draw:frame>
        <draw:custom-shape draw:name="Rectangle 3" draw:style-name="gr60" draw:text-style-name="P2" draw:layer="layout" svg:width="9.524cm" svg:height="3.105cm" svg:x="1.058cm" svg:y="4.657cm">
          <text:p text:style-name="P26"><text:span text:style-name="T97">for (</text:span><text:span text:style-name="T98">Init</text:span><text:span text:style-name="T97">; </text:span><text:span text:style-name="T98">Test</text:span><text:span text:style-name="T97">; </text:span><text:span text:style-name="T98">Update </text:span><text:span text:style-name="T97">)</text:span></text:p>
          <text:p text:style-name="P26"><text:span text:style-name="T97"><text:s text:c="4"/></text:span><text:span text:style-name="T98">Body</text:span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.429cm" svg:y="3.175cm">
          <text:p text:style-name="P24"><text:span text:style-name="T92">For Version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draw:custom-shape draw:name="Rectangle 3" draw:style-name="gr60" draw:text-style-name="P2" draw:layer="layout" svg:width="6.561cm" svg:height="5.75cm" svg:x="1.27cm" svg:y="11.007cm">
          <text:p text:style-name="P26"><text:span text:style-name="T98">Init</text:span><text:span text:style-name="T97">;</text:span></text:p>
          <text:p text:style-name="P26"><text:span text:style-name="T97">while (</text:span><text:span text:style-name="T98">Test </text:span><text:span text:style-name="T97">) {</text:span></text:p>
          <text:p text:style-name="P26"><text:span text:style-name="T97"><text:s text:c="4"/></text:span><text:span text:style-name="T98">Body</text:span></text:p>
          <text:p text:style-name="P26"><text:span text:style-name="T99"><text:s text:c="4"/></text:span><text:span text:style-name="T100">Update</text:span><text:span text:style-name="T59">;</text:span></text:p>
          <text:p text:style-name="P26"><text:span text:style-name="T59">}</text:span></text:p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2" draw:layer="layout" svg:width="9.577cm" svg:height="1.146cm" svg:x="1.217cm" svg:y="9.525cm">
          <text:p text:style-name="P24"><text:span text:style-name="T92">While Version</text:span></text:p>
          <text:p text:style-name="P25"><text:span text:style-name="T92"/></text:p>
          <draw:enhanced-geometry svg:viewBox="0 0 21600 21600" draw:type="rectangle" draw:enhanced-path="M 0 0 L 21600 0 21600 21600 0 21600 0 0 Z N"/>
        </draw:custom-shape>
        <draw:custom-shape draw:name="AutoShape 10" draw:style-name="gr59" draw:text-style-name="P2" draw:layer="layout" svg:width="2.116cm" svg:height="2.341cm" svg:x="4.022cm" svg:y="7.408cm">
          <text:p/>
          <draw:enhanced-geometry draw:mirror-horizontal="false" draw:mirror-vertical="false" svg:viewBox="0 0 21600 21600" draw:type="non-primitive" draw:enhanced-path="M 0 11842 L 5400 11842 5400 0 16200 0 16200 11842 21600 11842 10800 21600 Z M 0 11842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Rectangle 6" draw:style-name="gr45" draw:text-style-name="P2" draw:layer="layout" svg:width="7.619cm" svg:height="7.196cm" svg:x="12.488cm" svg:y="11.43cm">
          <text:p text:style-name="P14"><text:span text:style-name="T59"><text:s text:c="2"/></text:span><text:span text:style-name="T100">Init</text:span><text:span text:style-name="T101">;</text:span><text:span text:style-name="T59"> </text:span></text:p>
          <text:p text:style-name="P14"><text:span text:style-name="T59"><text:s text:c="2"/></text:span><text:span text:style-name="T59">if (!</text:span><text:span text:style-name="T102">Test</text:span><text:span text:style-name="T77">) </text:span></text:p>
          <text:p text:style-name="P14"><text:span text:style-name="T77"><text:s text:c="4"/></text:span><text:span text:style-name="T77">goto done;</text:span></text:p>
          <text:p text:style-name="P14"><text:span text:style-name="T77"><text:s text:c="2"/></text:span><text:span text:style-name="T77">do</text:span></text:p>
          <text:p text:style-name="P14"><text:span text:style-name="T77"><text:s text:c="4"/></text:span><text:span text:style-name="T102">Body</text:span></text:p>
          <text:p text:style-name="P14"><text:span text:style-name="T77"><text:s text:c="4"/></text:span><text:span text:style-name="T102">Update</text:span><text:span text:style-name="T77"> <text:s text:c="4"/></text:span></text:p>
          <text:p text:style-name="P14"><text:span text:style-name="T77"><text:s text:c="2"/></text:span><text:span text:style-name="T77">while(</text:span><text:span text:style-name="T102">Test</text:span><text:span text:style-name="T77">);</text:span></text:p>
          <text:p text:style-name="P14"><text:span text:style-name="T77">done:</text:span></text:p>
          <draw:enhanced-geometry svg:viewBox="0 0 21600 21600" draw:type="rectangle" draw:enhanced-path="M 0 0 L 21600 0 21600 21600 0 21600 0 0 Z N"/>
        </draw:custom-shape>
        <draw:custom-shape draw:name="Rectangle 9" draw:style-name="gr57" draw:text-style-name="P2" draw:layer="layout" svg:width="6.984cm" svg:height="8.042cm" svg:x="17.78cm" svg:y="1.905cm">
          <text:p text:style-name="P14"><text:span text:style-name="T59"><text:s text:c="2"/></text:span><text:span text:style-name="T100">Init</text:span><text:span text:style-name="T101">;</text:span></text:p>
          <text:p text:style-name="P14"><text:span text:style-name="T59"><text:s text:c="2"/></text:span><text:span text:style-name="T59">if (!</text:span><text:span text:style-name="T102">Test</text:span><text:span text:style-name="T77">)</text:span></text:p>
          <text:p text:style-name="P14"><text:span text:style-name="T77"><text:s text:c="4"/></text:span><text:span text:style-name="T77">goto done;</text:span></text:p>
          <text:p text:style-name="P14"><text:span text:style-name="T77">loop:</text:span></text:p>
          <text:p text:style-name="P14"><text:span text:style-name="T77"><text:s text:c="2"/></text:span><text:span text:style-name="T102">Body</text:span></text:p>
          <text:p text:style-name="P14"><text:span text:style-name="T77"><text:s text:c="2"/></text:span><text:span text:style-name="T102">Update</text:span></text:p>
          <text:p text:style-name="P14"><text:span text:style-name="T77"><text:s text:c="2"/></text:span><text:span text:style-name="T77">if (</text:span><text:span text:style-name="T102">Test</text:span><text:span text:style-name="T77">)</text:span></text:p>
          <text:p text:style-name="P14"><text:span text:style-name="T77"><text:s text:c="4"/></text:span><text:span text:style-name="T77">goto loop;</text:span></text:p>
          <text:p text:style-name="P14"><text:span text:style-name="T77">done:</text:span></text:p>
          <draw:enhanced-geometry svg:viewBox="0 0 21600 21600" draw:type="rectangle" draw:enhanced-path="M 0 0 L 21600 0 21600 21600 0 21600 0 0 Z N"/>
        </draw:custom-shape>
        <draw:custom-shape draw:name="AutoShape 11" draw:style-name="gr59" draw:text-style-name="P2" draw:layer="layout" svg:width="2.116cm" svg:height="4.232cm" draw:transform="rotate (1.5707963267946) translate (8.043cm 14.817cm)">
          <text:p/>
          <draw:enhanced-geometry draw:mirror-horizontal="false" draw:mirror-vertical="false" svg:viewBox="0 0 21600 21600" draw:type="non-primitive" draw:enhanced-path="M 0 16200 L 5400 16200 5400 0 16200 0 16200 16200 21600 16200 10800 21600 Z M 0 16200 N">
            <draw:equation draw:name="f0" draw:formula="10800*width/21600"/>
            <draw:equation draw:name="f1" draw:formula="10800*height/21600"/>
            <draw:equation draw:name="f2" draw:formula="width"/>
            <draw:equation draw:name="f3" draw:formula="height"/>
          </draw:enhanced-geometry>
        </draw:custom-shape>
        <draw:custom-shape draw:name="Bent-Up Arrow 32" draw:style-name="gr62" draw:text-style-name="P2" draw:layer="layout" svg:width="3.386cm" svg:height="4.232cm" svg:x="20.532cm" svg:y="10.16cm">
          <text:p/>
          <draw:enhanced-geometry svg:viewBox="0 0 21600 21600" draw:text-areas="?f2 ?f7 ?f1 ?f1 ?f7 ?f2 ?f1 ?f1" draw:type="mso-spt90" draw:modifiers="25000 33991 27398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62" presentation:class="page"/>
          <draw:frame presentation:style-name="pr22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“For” Loop Conversion Example" draw:style-name="dp1" draw:master-page-name="Default" presentation:presentation-page-layout-name="AL1T11">
        <draw:custom-shape draw:name="Rectangle 1" draw:style-name="gr40" draw:text-style-name="P2" draw:layer="layout" svg:width="25.434cm" svg:height="0.63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2" draw:layer="layout" svg:width="3.668cm" svg:height="0.493cm" svg:x="22.397cm" svg:y="0.062cm">
          <text:p text:style-name="P14"><text:span text:style-name="T39">Carnegie Mellon</text:span></text:p>
          <draw:enhanced-geometry svg:viewBox="0 0 21600 21600" draw:type="rectangle" draw:enhanced-path="M 0 0 L 21600 0 21600 21600 0 21600 0 0 Z N"/>
        </draw:custom-shape>
        <draw:custom-shape draw:name="Rectangle 7" draw:style-name="gr46" draw:text-style-name="P2" draw:layer="layout" svg:width="7.266cm" svg:height="1.234cm" svg:x="1.058cm" svg:y="3.761cm">
          <text:p text:style-name="P62"><text:span text:style-name="T64">C Code</text:span></text:p>
          <draw:enhanced-geometry svg:viewBox="0 0 21600 21600" draw:type="rectangle" draw:enhanced-path="M 0 0 L 21600 0 21600 21600 0 21600 0 0 Z N"/>
        </draw:custom-shape>
        <draw:frame draw:name="Rectangle 1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“</text:span><text:span text:style-name="T1">For” Loop Conversion Example</text:span></text:p>
          </draw:text-box>
        </draw:frame>
        <draw:frame draw:name="Rectangle 12" presentation:style-name="pr16" draw:text-style-name="P2" draw:layer="layout" svg:width="11.641cm" svg:height="2.433cm" svg:x="1.058cm" svg:y="14.711cm" presentation:class="outline" presentation:user-transformed="true">
          <draw:text-box>
            <text:list text:style-name="L2">
              <text:list-item>
                <text:p xml:id="id56" text:id="id56" text:style-name="P3"><text:span text:style-name="T2">Initial test can be optimized away</text:span></text:p>
              </text:list-item>
            </text:list>
          </draw:text-box>
        </draw:frame>
        <draw:custom-shape draw:name="Rectangle 4" draw:style-name="gr45" draw:text-style-name="P2" draw:layer="layout" svg:width="12.276cm" svg:height="8.58cm" svg:x="0.635cm" svg:y="5.292cm">
          <text:p text:style-name="P14"><text:span text:style-name="T17">#define WSIZE 8*sizeof(int)</text:span></text:p>
          <text:p text:style-name="P14"><text:span text:style-name="T17">int pcount_for(unsigned x) {</text:span></text:p>
          <text:p text:style-name="P14"><text:span text:style-name="T17"><text:s text:c="2"/></text:span><text:span text:style-name="T17">int i;</text:span></text:p>
          <text:p text:style-name="P14"><text:span text:style-name="T17"><text:s text:c="2"/></text:span><text:span text:style-name="T17">int result = 0;</text:span></text:p>
          <text:p text:style-name="P14"><text:span text:style-name="T17"><text:s text:c="2"/></text:span><text:span text:style-name="T17">for (i = 0; i &lt; WSIZE; i++) {</text:span></text:p>
          <text:p text:style-name="P14"><text:span text:style-name="T17"><text:s text:c="4"/></text:span><text:span text:style-name="T17">unsigned mask = 1 &lt;&lt; i;</text:span></text:p>
          <text:p text:style-name="P14"><text:span text:style-name="T17"><text:s text:c="4"/></text:span><text:span text:style-name="T17">result += (x &amp; mask) != 0;</text:span></text:p>
          <text:p text:style-name="P14"><text:span text:style-name="T17"><text:s text:c="2"/></text:span><text:span text:style-name="T17">}</text:span></text:p>
          <text:p text:style-name="P14"><text:span text:style-name="T17"><text:s text:c="2"/></text:span><text:span text:style-name="T17">return result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name="Rectangle 7" draw:style-name="gr46" draw:text-style-name="P2" draw:layer="layout" svg:width="7.266cm" svg:height="1.234cm" svg:x="13.123cm" svg:y="2.963cm">
          <text:p text:style-name="P62"><text:span text:style-name="T64">Goto Version</text:span></text:p>
          <draw:enhanced-geometry svg:viewBox="0 0 21600 21600" draw:type="rectangle" draw:enhanced-path="M 0 0 L 21600 0 21600 21600 0 21600 0 0 Z N"/>
        </draw:custom-shape>
        <draw:custom-shape draw:name="Rectangle 4" draw:style-name="gr45" draw:text-style-name="P2" draw:layer="layout" svg:width="12.064cm" svg:height="13.334cm" svg:x="13.123cm" svg:y="4.445cm">
          <text:p text:style-name="P14"><text:span text:style-name="T17">int pcount_for_gt(unsigned x) {</text:span></text:p>
          <text:p text:style-name="P14"><text:span text:style-name="T17"><text:s text:c="2"/></text:span><text:span text:style-name="T17">int i;</text:span></text:p>
          <text:p text:style-name="P14"><text:span text:style-name="T17"><text:s text:c="2"/></text:span><text:span text:style-name="T17">int result = 0;</text:span></text:p>
          <text:p text:style-name="P14"><text:span text:style-name="T17"><text:s text:c="2"/></text:span><text:span text:style-name="T17">i = 0;</text:span></text:p>
          <text:p text:style-name="P14"><text:span text:style-name="T17"><text:s text:c="2"/></text:span><text:span text:style-name="T17">if (!(i &lt; WSIZE))</text:span></text:p>
          <text:p text:style-name="P14"><text:span text:style-name="T17"><text:s text:c="4"/></text:span><text:span text:style-name="T17">goto done;</text:span></text:p>
          <text:p text:style-name="P14"><text:span text:style-name="T17"><text:s/></text:span><text:span text:style-name="T17">loop:</text:span></text:p>
          <text:p text:style-name="P14"><text:span text:style-name="T17"><text:s text:c="2"/></text:span><text:span text:style-name="T17">unsigned mask = 1 &lt;&lt; i;</text:span></text:p>
          <text:p text:style-name="P14"><text:span text:style-name="T17"><text:s text:c="2"/></text:span><text:span text:style-name="T17">result += (x &amp; mask) != 0;</text:span></text:p>
          <text:p text:style-name="P14"><text:span text:style-name="T17"><text:s text:c="2"/></text:span><text:span text:style-name="T17">i++;</text:span></text:p>
          <text:p text:style-name="P14"><text:span text:style-name="T17"><text:s text:c="2"/></text:span><text:span text:style-name="T17">if (i &lt; WSIZE)</text:span></text:p>
          <text:p text:style-name="P14"><text:span text:style-name="T17"><text:s text:c="4"/></text:span><text:span text:style-name="T17">goto loop;</text:span></text:p>
          <text:p text:style-name="P14"><text:span text:style-name="T17"><text:s/></text:span><text:span text:style-name="T17">done:</text:span></text:p>
          <text:p text:style-name="P14"><text:span text:style-name="T17"><text:s text:c="2"/></text:span><text:span text:style-name="T17">return result;</text:span></text:p>
          <text:p text:style-name="P14"><text:span text:style-name="T17">}</text:span></text:p>
          <draw:enhanced-geometry svg:viewBox="0 0 21600 21600" draw:type="rectangle" draw:enhanced-path="M 0 0 L 21600 0 21600 21600 0 21600 0 0 Z N"/>
        </draw:custom-shape>
        <draw:custom-shape draw:name="TextBox 9" draw:style-name="gr63" draw:text-style-name="P2" draw:layer="layout" svg:width="1.59cm" svg:height="1.013cm" svg:x="19.997cm" svg:y="6.35cm">
          <text:p text:style-name="P14"><text:span text:style-name="T103">Init</text:span></text:p>
          <draw:enhanced-geometry svg:viewBox="0 0 21600 21600" draw:type="rectangle" draw:enhanced-path="M 0 0 L 21600 0 21600 21600 0 21600 0 0 Z N"/>
        </draw:custom-shape>
        <draw:custom-shape draw:name="TextBox 10" draw:style-name="gr63" draw:text-style-name="P2" draw:layer="layout" svg:width="2.195cm" svg:height="1.013cm" svg:x="20.264cm" svg:y="7.62cm">
          <text:p text:style-name="P14"><text:span text:style-name="T17">!</text:span><text:span text:style-name="T104">Test</text:span></text:p>
          <draw:enhanced-geometry svg:viewBox="0 0 21600 21600" draw:type="rectangle" draw:enhanced-path="M 0 0 L 21600 0 21600 21600 0 21600 0 0 Z N"/>
        </draw:custom-shape>
        <draw:custom-shape draw:name="TextBox 12" draw:style-name="gr63" draw:text-style-name="P2" draw:layer="layout" svg:width="2.115cm" svg:height="1.013cm" svg:x="22.455cm" svg:y="9.557cm">
          <text:p text:style-name="P14"><text:span text:style-name="T103">Body</text:span></text:p>
          <draw:enhanced-geometry svg:viewBox="0 0 21600 21600" draw:type="rectangle" draw:enhanced-path="M 0 0 L 21600 0 21600 21600 0 21600 0 0 Z N"/>
        </draw:custom-shape>
        <draw:custom-shape draw:name="TextBox 13" draw:style-name="gr63" draw:text-style-name="P2" draw:layer="layout" svg:width="2.839cm" svg:height="1.013cm" svg:x="19.909cm" svg:y="11.623cm">
          <text:p text:style-name="P14"><text:span text:style-name="T103">Update</text:span></text:p>
          <draw:enhanced-geometry svg:viewBox="0 0 21600 21600" draw:type="rectangle" draw:enhanced-path="M 0 0 L 21600 0 21600 21600 0 21600 0 0 Z N"/>
        </draw:custom-shape>
        <draw:custom-shape draw:name="TextBox 15" draw:style-name="gr63" draw:text-style-name="P2" draw:layer="layout" svg:width="1.814cm" svg:height="1.013cm" svg:x="19.483cm" svg:y="12.774cm">
          <text:p text:style-name="P14"><text:span text:style-name="T103">Test</text:span></text:p>
          <draw:enhanced-geometry svg:viewBox="0 0 21600 21600" draw:type="rectangle" draw:enhanced-path="M 0 0 L 21600 0 21600 21600 0 21600 0 0 Z N"/>
        </draw:custom-shape>
        <draw:g draw:name="Group 19" xml:id="id55" draw:id="id55">
          <draw:line draw:name="Straight Connector 17" draw:style-name="gr64" draw:text-style-name="P12" draw:layer="layout" svg:x1="13.97cm" svg:y1="7.62cm" svg:x2="20.108cm" svg:y2="9.101cm">
            <text:p/>
          </draw:line>
          <draw:line draw:name="Straight Connector 18" draw:style-name="gr64" draw:text-style-name="P12" draw:layer="layout" svg:x1="20.108cm" svg:y1="7.62cm" svg:x2="13.97cm" svg:y2="9.101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" smil:attributeName="visibility" smil:to="visible"/>
                  <anim:transitionFilter smil:dur="2s" smil:targetElement="id55" anim:sub-item="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13cm" svg:height="9.985cm" svg:x="3.485cm" svg:y="2.023cm" draw:page-number="63" presentation:class="page"/>
          <draw:frame presentation:style-name="pr23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bold" style:font-family-complex="Arial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Arial Narrow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bold" style:font-family-complex="Arial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Arial Narrow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bold" style:font-family-complex="Arial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Arial Narrow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3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31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31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style:paragraph-properties fo:margin-left="0.331cm" fo:margin-right="0cm" fo:margin-top="0cm" fo:margin-bottom="0cm" fo:text-align="start" fo:text-indent="-0.33cm" style:punctuation-wrap="hanging" style:writing-mode="lr-tb"/>
      <style:text-properties fo:font-size="18pt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169cm" fo:margin-bottom="0cm" fo:text-align="start" fo:text-indent="0cm" style:punctuation-wrap="hanging" style:writing-mode="lr-tb"/>
      <style:text-properties fo:font-size="18pt"/>
    </style:style>
    <style:style style:name="MP9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/>
    </style:style>
    <style:style style:name="MP10" style:family="paragraph">
      <style:paragraph-properties fo:margin-left="0cm" fo:margin-right="0cm" fo:margin-top="0.197cm" fo:margin-bottom="0cm" fo:text-align="start" fo:text-indent="0cm" style:punctuation-wrap="hanging" style:writing-mode="lr-tb"/>
      <style:text-properties fo:font-size="18pt"/>
    </style:style>
    <style:style style:name="MP11" style:family="paragraph">
      <style:paragraph-properties fo:margin-left="0cm" fo:margin-right="0cm" fo:margin-top="0.127cm" fo:margin-bottom="0cm" fo:text-align="start" fo:text-indent="0cm" style:punctuation-wrap="hanging" style:writing-mode="lr-tb"/>
      <style:text-properties fo:font-size="18pt"/>
    </style:style>
    <style:style style:name="MT1" style:family="text">
      <style:text-properties fo:color="#000000" style:text-line-through-style="none" fo:font-family="'Times New Roman'" style:font-family-generic="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color="#000000" style:text-line-through-style="none" fo:font-family="'Arial Narrow'" fo:font-size="10pt" fo:letter-spacing="normal" fo:font-style="normal" style:text-underline-style="none" fo:font-weight="bold" style:font-family-asian="'ＭＳ Ｐゴシック'" style:font-size-asian="10pt" style:font-style-asian="normal" style:font-weight-asian="bold" style:font-family-complex="'ＭＳ Ｐゴシック'" style:font-size-complex="10pt" style:font-style-complex="normal" style:font-weight-complex="bold"/>
    </style:style>
    <style:style style:name="MT3" style:family="text">
      <style:text-properties fo:color="#000000" style:text-line-through-style="none" fo:font-family="Calibri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8" draw:style-name="Mgr3" draw:text-style-name="MP3" draw:layer="backgroundobjects" svg:width="25.399cm" svg:height="0.634cm" svg:x="0cm" svg:y="0cm">
        <text:p/>
        <draw:enhanced-geometry svg:viewBox="0 0 21600 21600" draw:type="rectangle" draw:enhanced-path="M 0 0 L 21600 0 21600 21600 0 21600 0 0 Z N"/>
      </draw:custom-shape>
      <draw:custom-shape draw:name="Text Box 5" draw:style-name="Mgr4" draw:text-style-name="MP3" draw:layer="backgroundobjects" svg:width="3.637cm" svg:height="0.758cm" svg:x="21.938cm" svg:y="-0.075cm">
        <text:p text:style-name="MP4"><text:span text:style-name="MT1">Carnegie Mellon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3" draw:layer="backgroundobjects" svg:width="0.512cm" svg:height="1.025cm" svg:x="25.098cm" svg:y="18.68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3" draw:layer="backgroundobjects" svg:width="2.411cm" svg:height="0.674cm" svg:x="23.759cm" svg:y="18.338cm">
        <text:p text:style-name="MP5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1.088cm" svg:height="2.116cm" svg:x="0.992cm" svg:y="1.21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2" draw:text-style-name="MP3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4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8" draw:style-name="Mgr3" draw:text-style-name="MP3" draw:layer="backgroundobjects" svg:width="25.399cm" svg:height="0.634cm" svg:x="0cm" svg:y="0cm">
        <text:p/>
        <draw:enhanced-geometry svg:viewBox="0 0 21600 21600" draw:type="rectangle" draw:enhanced-path="M 0 0 L 21600 0 21600 21600 0 21600 0 0 Z N"/>
      </draw:custom-shape>
      <draw:custom-shape draw:name="Text Box 5" draw:style-name="Mgr4" draw:text-style-name="MP3" draw:layer="backgroundobjects" svg:width="3.637cm" svg:height="0.758cm" svg:x="21.938cm" svg:y="-0.075cm">
        <text:p text:style-name="MP4"><text:span text:style-name="MT1">Carnegie Mellon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3" draw:layer="backgroundobjects" svg:width="0.512cm" svg:height="1.025cm" svg:x="25.098cm" svg:y="18.68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3" draw:layer="backgroundobjects" svg:width="2.411cm" svg:height="0.674cm" svg:x="23.759cm" svg:y="18.338cm">
        <text:p text:style-name="MP5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1.086cm" svg:height="2.116cm" svg:x="1.039cm" svg:y="1.031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 text:style-name="MP7"><text:span text:style-name="MT6">Seventh Outline Level</text:span></text:p>
                                      <text:list>
                                        <text:list-item>
                                          <text:p text:style-name="MP7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6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3" draw:layer="backgroundobjects" svg:width="10.754cm" svg:height="13.81cm" svg:x="12.951cm" svg:y="3.784cm" presentation:class="outline" presentation:user-transformed="true">
        <draw:text-box>
          <text:list text:style-name="ML5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 text:style-name="MP7"><text:span text:style-name="MT6">Seventh Outline Level</text:span></text:p>
                                      <text:list>
                                        <text:list-item>
                                          <text:p text:style-name="MP7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6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3.313cm" svg:height="9.985cm" svg:x="3.485cm" svg:y="2.023cm" presentation:class="page"/>
        <draw:frame presentation:style-name="Default_20_1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1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802cm" svg:height="1.33cm" svg:x="11.48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802cm" svg:height="1.33cm" svg:x="11.482cm" svg:y="25.29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8" draw:style-name="Mgr3" draw:text-style-name="MP3" draw:layer="backgroundobjects" svg:width="25.399cm" svg:height="0.634cm" svg:x="0cm" svg:y="0cm">
        <text:p/>
        <draw:enhanced-geometry svg:viewBox="0 0 21600 21600" draw:type="rectangle" draw:enhanced-path="M 0 0 L 21600 0 21600 21600 0 21600 0 0 Z N"/>
      </draw:custom-shape>
      <draw:custom-shape draw:name="Text Box 5" draw:style-name="Mgr4" draw:text-style-name="MP3" draw:layer="backgroundobjects" svg:width="3.637cm" svg:height="0.758cm" svg:x="21.938cm" svg:y="-0.075cm">
        <text:p text:style-name="MP4"><text:span text:style-name="MT1">Carnegie Mellon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3" draw:layer="backgroundobjects" svg:width="0.512cm" svg:height="1.025cm" svg:x="25.098cm" svg:y="18.68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3" draw:layer="backgroundobjects" svg:width="2.411cm" svg:height="0.674cm" svg:x="23.759cm" svg:y="18.338cm">
        <text:p text:style-name="MP5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1.086cm" svg:height="2.116cm" svg:x="0.994cm" svg:y="1.236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313cm" svg:height="9.985cm" svg:x="3.485cm" svg:y="2.023cm" presentation:class="page"/>
        <draw:frame presentation:style-name="Default_20_2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1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802cm" svg:height="1.33cm" svg:x="11.48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802cm" svg:height="1.33cm" svg:x="11.482cm" svg:y="25.299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0-26T15:20:42.28</dc:date>
    <dc:creator>Amber Straub</dc:creator>
    <meta:document-statistic meta:object-count="1097"/>
    <meta:generator>OpenOffice/4.1.0$Win32 OpenOffice.org_project/410m18$Build-9764</meta:generator>
  </office:meta>
</office:document-meta>
</file>